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1.27cm" fo:line-height="100%" style:writing-mode="lr-tb"/>
    </style:style>
    <style:style style:name="T1_1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2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3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4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5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6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7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8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9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0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1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2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3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4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5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6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2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3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4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5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Georgia" fo:font-size="13pt" style:font-name-asian="Georgia" style:font-size-asian="13pt" style:font-name-complex="Georgia" style:font-size-complex="13pt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T5_2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T5_3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Georgia" fo:font-size="10pt" style:font-name-asian="Georgia" style:font-size-asian="10pt" style:font-name-complex="Georgia" style:font-size-complex="10pt"/>
    </style:style>
    <style:style style:name="T7_2" style:family="text">
      <style:text-properties style:font-name="Georgia" fo:font-size="10pt" style:font-name-asian="Georgia" style:font-size-asian="10pt" style:font-name-complex="Georgia" style:font-size-complex="10pt"/>
    </style:style>
    <style:style style:name="T7_3" style:family="text">
      <style:text-properties style:font-name="Georgia" fo:font-size="10pt" style:font-name-asian="Georgia" style:font-size-asian="10pt" style:font-name-complex="Georgia" style:font-size-complex="10pt"/>
    </style:style>
    <style:style style:name="T7_4" style:family="text">
      <style:text-properties style:font-name="Georgia" fo:font-size="10pt" style:font-name-asian="Georgia" style:font-size-asian="10pt" style:font-name-complex="Georgia" style:font-size-complex="10pt"/>
    </style:style>
    <style:style style:name="T7_5" style:family="text">
      <style:text-properties style:font-name="Georgia" fo:font-size="10pt" style:font-name-asian="Georgia" style:font-size-asian="10pt" style:font-name-complex="Georgia" style:font-size-complex="10pt"/>
    </style:style>
    <style:style style:name="T7_6" style:family="text">
      <style:text-properties style:font-name="Georgia" fo:font-size="10pt" style:font-name-asian="Georgia" style:font-size-asian="10pt" style:font-name-complex="Georgia" style:font-size-complex="10pt"/>
    </style:style>
    <style:style style:name="T7_7" style:family="text">
      <style:text-properties style:font-name="Georgia" fo:font-size="10pt" style:font-name-asian="Georgia" style:font-size-asian="10pt" style:font-name-complex="Georgia" style:font-size-complex="10pt"/>
    </style:style>
    <style:style style:name="T7_8" style:family="text">
      <style:text-properties style:font-name="Georgia" fo:font-size="10pt" style:font-name-asian="Georgia" style:font-size-asian="10pt" style:font-name-complex="Georgia" style:font-size-complex="10pt"/>
    </style:style>
    <style:style style:name="T7_9" style:family="text">
      <style:text-properties style:font-name="Georgia" fo:font-size="10pt" style:font-name-asian="Georgia" style:font-size-asian="10pt" style:font-name-complex="Georgia" style:font-size-complex="10pt"/>
    </style:style>
    <style:style style:name="T7_10" style:family="text">
      <style:text-properties style:font-name="Georgia" fo:font-size="10pt" style:font-name-asian="Georgia" style:font-size-asian="10pt" style:font-name-complex="Georgia" style:font-size-complex="10pt"/>
    </style:style>
    <style:style style:name="T7_11" style:family="text">
      <style:text-properties style:font-name="Georgia" fo:font-size="10pt" style:font-name-asian="Georgia" style:font-size-asian="10pt" style:font-name-complex="Georgia" style:font-size-complex="10pt"/>
    </style:style>
    <style:style style:name="T7_12" style:family="text">
      <style:text-properties style:font-name="Georgia" fo:font-size="10pt" style:font-name-asian="Georgia" style:font-size-asian="10pt" style:font-name-complex="Georgia" style:font-size-complex="10pt"/>
    </style:style>
    <style:style style:name="T7_13" style:family="text">
      <style:text-properties style:font-name="Georgia" fo:font-size="10pt" style:font-name-asian="Georgia" style:font-size-asian="10pt" style:font-name-complex="Georgia" style:font-size-complex="10pt"/>
    </style:style>
    <style:style style:name="T7_14" style:family="text">
      <style:text-properties style:font-name="Georgia" fo:font-size="10pt" style:font-name-asian="Georgia" style:font-size-asian="10pt" style:font-name-complex="Georgia" style:font-size-complex="10pt"/>
    </style:style>
    <style:style style:name="T7_15" style:family="text">
      <style:text-properties style:font-name="Georgia" fo:font-size="10pt" style:font-name-asian="Georgia" style:font-size-asian="10pt" style:font-name-complex="Georgia" style:font-size-complex="10pt"/>
    </style:style>
    <style:style style:name="T7_16" style:family="text">
      <style:text-properties style:font-name="Georgia" fo:font-size="10pt" style:font-name-asian="Georgia" style:font-size-asian="10pt" style:font-name-complex="Georgia" style:font-size-complex="10pt"/>
    </style:style>
    <style:style style:name="T7_17" style:family="text">
      <style:text-properties style:font-name="Georgia" fo:font-size="10pt" style:font-name-asian="Georgia" style:font-size-asian="10pt" style:font-name-complex="Georgia" style:font-size-complex="10pt"/>
    </style:style>
    <style:style style:name="T7_18" style:family="text">
      <style:text-properties style:font-name="Georgia" fo:font-size="10pt" style:font-name-asian="Georgia" style:font-size-asian="10pt" style:font-name-complex="Georgia" style:font-size-complex="10pt"/>
    </style:style>
    <style:style style:name="T7_19" style:family="text">
      <style:text-properties style:font-name="Georgia" fo:font-size="10pt" style:font-name-asian="Georgia" style:font-size-asian="10pt" style:font-name-complex="Georgia" style:font-size-complex="10pt"/>
    </style:style>
    <style:style style:name="T7_20" style:family="text">
      <style:text-properties style:font-name="Georgia" fo:font-size="10pt" style:font-name-asian="Georgia" style:font-size-asian="10pt" style:font-name-complex="Georgia" style:font-size-complex="10pt"/>
    </style:style>
    <style:style style:name="T7_21" style:family="text">
      <style:text-properties style:font-name="Georgia" fo:font-size="10pt" style:font-name-asian="Georgia" style:font-size-asian="10pt" style:font-name-complex="Georgia" style:font-size-complex="10pt"/>
    </style:style>
    <style:style style:name="T7_22" style:family="text">
      <style:text-properties style:font-name="Georgia" fo:font-size="10pt" style:font-name-asian="Georgia" style:font-size-asian="10pt" style:font-name-complex="Georgia" style:font-size-complex="10pt"/>
    </style:style>
    <style:style style:name="T7_23" style:family="text">
      <style:text-properties style:font-name="Georgia" fo:font-size="10pt" style:font-name-asian="Georgia" style:font-size-asian="10pt" style:font-name-complex="Georgia" style:font-size-complex="10pt"/>
    </style:style>
    <style:style style:name="T7_24" style:family="text">
      <style:text-properties style:font-name="Georgia" fo:font-size="10pt" style:font-name-asian="Georgia" style:font-size-asian="10pt" style:font-name-complex="Georgia" style:font-size-complex="10pt"/>
    </style:style>
    <style:style style:name="T7_25" style:family="text">
      <style:text-properties style:font-name="Georgia" fo:font-size="10pt" style:font-name-asian="Georgia" style:font-size-asian="10pt" style:font-name-complex="Georgia" style:font-size-complex="10pt"/>
    </style:style>
    <style:style style:name="T7_26" style:family="text">
      <style:text-properties style:font-name="Georgia" fo:font-size="10pt" style:font-name-asian="Georgia" style:font-size-asian="10pt" style:font-name-complex="Georgia" style:font-size-complex="10pt"/>
    </style:style>
    <style:style style:name="T7_27" style:family="text">
      <style:text-properties style:font-name="Georgia" fo:font-size="10pt" style:font-name-asian="Georgia" style:font-size-asian="10pt" style:font-name-complex="Georgia" style:font-size-complex="10pt"/>
    </style:style>
    <style:style style:name="T7_28" style:family="text">
      <style:text-properties style:font-name="Georgia" fo:font-size="10pt" style:font-name-asian="Georgia" style:font-size-asian="10pt" style:font-name-complex="Georgia" style:font-size-complex="10pt"/>
    </style:style>
    <style:style style:name="T7_29" style:family="text">
      <style:text-properties style:font-name="Georgia" fo:font-size="10pt" style:font-name-asian="Georgia" style:font-size-asian="10pt" style:font-name-complex="Georgia" style:font-size-complex="10pt"/>
    </style:style>
    <style:style style:name="T7_30" style:family="text">
      <style:text-properties style:font-name="Georgia" fo:font-size="10pt" style:font-name-asian="Georgia" style:font-size-asian="10pt" style:font-name-complex="Georgia" style:font-size-complex="10pt"/>
    </style:style>
    <style:style style:name="T7_31" style:family="text">
      <style:text-properties style:font-name="Georgia" fo:font-size="10pt" style:font-name-asian="Georgia" style:font-size-asian="10pt" style:font-name-complex="Georgia" style:font-size-complex="10pt"/>
    </style:style>
    <style:style style:name="T7_32" style:family="text">
      <style:text-properties style:font-name="Georgia" fo:font-size="10pt" style:font-name-asian="Georgia" style:font-size-asian="10pt" style:font-name-complex="Georgia" style:font-size-complex="10pt"/>
    </style:style>
    <style:style style:name="T7_33" style:family="text">
      <style:text-properties style:font-name="Georgia" fo:font-size="10pt" style:font-name-asian="Georgia" style:font-size-asian="10pt" style:font-name-complex="Georgia" style:font-size-complex="10pt"/>
    </style:style>
    <style:style style:name="T7_34" style:family="text">
      <style:text-properties style:font-name="Georgia" fo:font-size="10pt" style:font-name-asian="Georgia" style:font-size-asian="10pt" style:font-name-complex="Georgia" style:font-size-complex="10pt"/>
    </style:style>
    <style:style style:name="T7_35" style:family="text">
      <style:text-properties style:font-name="Georgia" fo:font-size="10pt" style:font-name-asian="Georgia" style:font-size-asian="10pt" style:font-name-complex="Georgia" style:font-size-complex="10pt"/>
    </style:style>
    <style:style style:name="T7_36" style:family="text">
      <style:text-properties style:font-name="Georgia" fo:font-size="10pt" style:font-name-asian="Georgia" style:font-size-asian="10pt" style:font-name-complex="Georgia" style:font-size-complex="10pt"/>
    </style:style>
    <style:style style:name="T7_37" style:family="text">
      <style:text-properties style:font-name="Georgia" fo:font-size="10pt" style:font-name-asian="Georgia" style:font-size-asian="10pt" style:font-name-complex="Georgia" style:font-size-complex="10pt"/>
    </style:style>
    <style:style style:name="T7_38" style:family="text">
      <style:text-properties style:font-name="Georgia" fo:font-size="10pt" style:font-name-asian="Georgia" style:font-size-asian="10pt" style:font-name-complex="Georgia" style:font-size-complex="10pt"/>
    </style:style>
    <style:style style:name="T7_39" style:family="text">
      <style:text-properties style:font-name="Georgia" fo:font-size="10pt" style:font-name-asian="Georgia" style:font-size-asian="10pt" style:font-name-complex="Georgia" style:font-size-complex="10pt"/>
    </style:style>
    <style:style style:name="T7_40" style:family="text">
      <style:text-properties style:font-name="Georgia" fo:font-size="10pt" style:font-name-asian="Georgia" style:font-size-asian="10pt" style:font-name-complex="Georgia" style:font-size-complex="10pt"/>
    </style:style>
    <style:style style:name="T7_41" style:family="text">
      <style:text-properties style:font-name="Georgia" fo:font-size="10pt" style:font-name-asian="Georgia" style:font-size-asian="10pt" style:font-name-complex="Georgia" style:font-size-complex="10pt"/>
    </style:style>
    <style:style style:name="T7_42" style:family="text">
      <style:text-properties style:font-name="Georgia" fo:font-size="10pt" style:font-name-asian="Georgia" style:font-size-asian="10pt" style:font-name-complex="Georgia" style:font-size-complex="10pt"/>
    </style:style>
    <style:style style:name="T7_43" style:family="text">
      <style:text-properties style:font-name="Georgia" fo:font-size="10pt" style:font-name-asian="Georgia" style:font-size-asian="10pt" style:font-name-complex="Georgia" style:font-size-complex="10pt"/>
    </style:style>
    <style:style style:name="T7_44" style:family="text">
      <style:text-properties style:font-name="Georgia" fo:font-size="10pt" style:font-name-asian="Georgia" style:font-size-asian="10pt" style:font-name-complex="Georgia" style:font-size-complex="10pt"/>
    </style:style>
    <style:style style:name="T7_45" style:family="text">
      <style:text-properties style:font-name="Georgia" fo:font-size="10pt" style:font-name-asian="Georgia" style:font-size-asian="10pt" style:font-name-complex="Georgia" style:font-size-complex="10pt"/>
    </style:style>
    <style:style style:name="T7_46" style:family="text">
      <style:text-properties style:font-name="Georgia" fo:font-size="10pt" style:font-name-asian="Georgia" style:font-size-asian="10pt" style:font-name-complex="Georgia" style:font-size-complex="10pt"/>
    </style:style>
    <style:style style:name="T7_47" style:family="text">
      <style:text-properties style:font-name="Georgia" fo:font-size="10pt" style:font-name-asian="Georgia" style:font-size-asian="10pt" style:font-name-complex="Georgia" style:font-size-complex="10pt"/>
    </style:style>
    <style:style style:name="T7_48" style:family="text">
      <style:text-properties style:font-name="Georgia" fo:font-size="10pt" style:font-name-asian="Georgia" style:font-size-asian="10pt" style:font-name-complex="Georgia" style:font-size-complex="10pt"/>
    </style:style>
    <style:style style:name="T7_49" style:family="text">
      <style:text-properties style:font-name="Georgia" fo:font-size="10pt" style:font-name-asian="Georgia" style:font-size-asian="10pt" style:font-name-complex="Georgia" style:font-size-complex="10pt"/>
    </style:style>
    <style:style style:name="T7_50" style:family="text">
      <style:text-properties style:font-name="Georgia" fo:font-size="10pt" style:font-name-asian="Georgia" style:font-size-asian="10pt" style:font-name-complex="Georgia" style:font-size-complex="10pt"/>
    </style:style>
    <style:style style:name="T7_51" style:family="text">
      <style:text-properties style:font-name="Georgia" fo:font-size="10pt" style:font-name-asian="Georgia" style:font-size-asian="10pt" style:font-name-complex="Georgia" style:font-size-complex="10pt"/>
    </style:style>
    <style:style style:name="T7_52" style:family="text">
      <style:text-properties style:font-name="Georgia" fo:font-size="10pt" style:font-name-asian="Georgia" style:font-size-asian="10pt" style:font-name-complex="Georgia" style:font-size-complex="10pt"/>
    </style:style>
    <style:style style:name="T7_53" style:family="text">
      <style:text-properties style:font-name="Georgia" fo:font-size="10pt" style:font-name-asian="Georgia" style:font-size-asian="10pt" style:font-name-complex="Georgia" style:font-size-complex="10pt"/>
    </style:style>
    <style:style style:name="T7_54" style:family="text">
      <style:text-properties style:font-name="Georgia" fo:font-size="10pt" style:font-name-asian="Georgia" style:font-size-asian="10pt" style:font-name-complex="Georgia" style:font-size-complex="10pt"/>
    </style:style>
    <style:style style:name="T7_55" style:family="text">
      <style:text-properties style:font-name="Georgia" fo:font-size="10pt" style:font-name-asian="Georgia" style:font-size-asian="10pt" style:font-name-complex="Georgia" style:font-size-complex="10pt"/>
    </style:style>
    <style:style style:name="T7_56" style:family="text">
      <style:text-properties style:font-name="Georgia" fo:font-size="10pt" style:font-name-asian="Georgia" style:font-size-asian="10pt" style:font-name-complex="Georgia" style:font-size-complex="10pt"/>
    </style:style>
    <style:style style:name="T7_57" style:family="text">
      <style:text-properties style:font-name="Georgia" fo:font-size="10pt" style:font-name-asian="Georgia" style:font-size-asian="10pt" style:font-name-complex="Georgia" style:font-size-complex="10pt"/>
    </style:style>
    <style:style style:name="T7_58" style:family="text">
      <style:text-properties style:font-name="Georgia" fo:font-size="10pt" style:font-name-asian="Georgia" style:font-size-asian="10pt" style:font-name-complex="Georgia" style:font-size-complex="10pt"/>
    </style:style>
    <style:style style:name="T7_59" style:family="text">
      <style:text-properties style:font-name="Georgia" fo:font-size="10pt" style:font-name-asian="Georgia" style:font-size-asian="10pt" style:font-name-complex="Georgia" style:font-size-complex="10pt"/>
    </style:style>
    <style:style style:name="T7_60" style:family="text">
      <style:text-properties style:font-name="Georgia" fo:font-size="10pt" style:font-name-asian="Georgia" style:font-size-asian="10pt" style:font-name-complex="Georgia" style:font-size-complex="10pt"/>
    </style:style>
    <style:style style:name="T7_61" style:family="text">
      <style:text-properties style:font-name="Georgia" fo:font-size="10pt" style:font-name-asian="Georgia" style:font-size-asian="10pt" style:font-name-complex="Georgia" style:font-size-complex="10pt"/>
    </style:style>
    <style:style style:name="T7_62" style:family="text">
      <style:text-properties style:font-name="Georgia" fo:font-size="10pt" style:font-name-asian="Georgia" style:font-size-asian="10pt" style:font-name-complex="Georgia" style:font-size-complex="10pt"/>
    </style:style>
    <style:style style:name="T7_63" style:family="text">
      <style:text-properties style:font-name="Georgia" fo:font-size="10pt" style:font-name-asian="Georgia" style:font-size-asian="10pt" style:font-name-complex="Georgia" style:font-size-complex="10pt"/>
    </style:style>
    <style:style style:name="T7_64" style:family="text">
      <style:text-properties style:font-name="Georgia" fo:font-size="10pt" style:font-name-asian="Georgia" style:font-size-asian="10pt" style:font-name-complex="Georgia" style:font-size-complex="10pt"/>
    </style:style>
    <style:style style:name="T7_65" style:family="text">
      <style:text-properties style:font-name="Georgia" fo:font-size="10pt" style:font-name-asian="Georgia" style:font-size-asian="10pt" style:font-name-complex="Georgia" style:font-size-complex="10pt"/>
    </style:style>
    <style:style style:name="T7_66" style:family="text">
      <style:text-properties style:font-name="Georgia" fo:font-size="10pt" style:font-name-asian="Georgia" style:font-size-asian="10pt" style:font-name-complex="Georgia" style:font-size-complex="10pt"/>
    </style:style>
    <style:style style:name="T7_67" style:family="text">
      <style:text-properties style:font-name="Georgia" fo:font-size="10pt" style:font-name-asian="Georgia" style:font-size-asian="10pt" style:font-name-complex="Georgia" style:font-size-complex="10pt"/>
    </style:style>
    <style:style style:name="T7_68" style:family="text">
      <style:text-properties style:font-name="Georgia" fo:font-size="10pt" style:font-name-asian="Georgia" style:font-size-asian="10pt" style:font-name-complex="Georgia" style:font-size-complex="10pt"/>
    </style:style>
    <style:style style:name="T7_69" style:family="text">
      <style:text-properties style:font-name="Georgia" fo:font-size="10pt" style:font-name-asian="Georgia" style:font-size-asian="10pt" style:font-name-complex="Georgia" style:font-size-complex="10pt"/>
    </style:style>
    <style:style style:name="T7_70" style:family="text">
      <style:text-properties style:font-name="Georgia" fo:font-size="10pt" style:font-name-asian="Georgia" style:font-size-asian="10pt" style:font-name-complex="Georgia" style:font-size-complex="10pt"/>
    </style:style>
    <style:style style:name="T7_71" style:family="text">
      <style:text-properties style:font-name="Georgia" fo:font-size="10pt" style:font-name-asian="Georgia" style:font-size-asian="10pt" style:font-name-complex="Georgia" style:font-size-complex="10pt"/>
    </style:style>
    <style:style style:name="T7_72" style:family="text">
      <style:text-properties style:font-name="Georgia" fo:font-size="10pt" style:font-name-asian="Georgia" style:font-size-asian="10pt" style:font-name-complex="Georgia" style:font-size-complex="10pt"/>
    </style:style>
    <style:style style:name="T7_73" style:family="text">
      <style:text-properties style:font-name="Georgia" fo:font-size="10pt" style:font-name-asian="Georgia" style:font-size-asian="10pt" style:font-name-complex="Georgia" style:font-size-complex="10pt"/>
    </style:style>
    <style:style style:name="T7_74" style:family="text">
      <style:text-properties style:font-name="Georgia" fo:font-size="10pt" style:font-name-asian="Georgia" style:font-size-asian="10pt" style:font-name-complex="Georgia" style:font-size-complex="10pt"/>
    </style:style>
    <style:style style:name="T7_75" style:family="text">
      <style:text-properties style:font-name="Georgia" fo:font-size="10pt" style:font-name-asian="Georgia" style:font-size-asian="10pt" style:font-name-complex="Georgia" style:font-size-complex="10pt"/>
    </style:style>
    <style:style style:name="T7_76" style:family="text">
      <style:text-properties style:font-name="Georgia" fo:font-size="10pt" style:font-name-asian="Georgia" style:font-size-asian="10pt" style:font-name-complex="Georgia" style:font-size-complex="10pt"/>
    </style:style>
    <style:style style:name="T7_77" style:family="text">
      <style:text-properties style:font-name="Georgia" fo:font-size="10pt" style:font-name-asian="Georgia" style:font-size-asian="10pt" style:font-name-complex="Georgia" style:font-size-complex="10pt"/>
    </style:style>
    <style:style style:name="T7_78" style:family="text">
      <style:text-properties style:font-name="Georgia" fo:font-size="10pt" style:font-name-asian="Georgia" style:font-size-asian="10pt" style:font-name-complex="Georgia" style:font-size-complex="10pt"/>
    </style:style>
    <style:style style:name="T7_79" style:family="text">
      <style:text-properties style:font-name="Georgia" fo:font-size="10pt" style:font-name-asian="Georgia" style:font-size-asian="10pt" style:font-name-complex="Georgia" style:font-size-complex="10pt"/>
    </style:style>
    <style:style style:name="T7_80" style:family="text">
      <style:text-properties style:font-name="Georgia" fo:font-size="10pt" style:font-name-asian="Georgia" style:font-size-asian="10pt" style:font-name-complex="Georgia" style:font-size-complex="10pt"/>
    </style:style>
    <style:style style:name="T7_81" style:family="text">
      <style:text-properties style:font-name="Georgia" fo:font-size="10pt" style:font-name-asian="Georgia" style:font-size-asian="10pt" style:font-name-complex="Georgia" style:font-size-complex="10pt"/>
    </style:style>
    <style:style style:name="T7_82" style:family="text">
      <style:text-properties style:font-name="Georgia" fo:font-size="10pt" style:font-name-asian="Georgia" style:font-size-asian="10pt" style:font-name-complex="Georgia" style:font-size-complex="10pt"/>
    </style:style>
    <style:style style:name="T7_83" style:family="text">
      <style:text-properties style:font-name="Georgia" fo:font-size="10pt" style:font-name-asian="Georgia" style:font-size-asian="10pt" style:font-name-complex="Georgia" style:font-size-complex="10pt"/>
    </style:style>
    <style:style style:name="T7_84" style:family="text">
      <style:text-properties style:font-name="Georgia" fo:font-size="10pt" style:font-name-asian="Georgia" style:font-size-asian="10pt" style:font-name-complex="Georgia" style:font-size-complex="10pt"/>
    </style:style>
    <style:style style:name="T7_85" style:family="text">
      <style:text-properties style:font-name="Georgia" fo:font-size="10pt" style:font-name-asian="Georgia" style:font-size-asian="10pt" style:font-name-complex="Georgia" style:font-size-complex="10pt"/>
    </style:style>
    <style:style style:name="T7_86" style:family="text">
      <style:text-properties style:font-name="Georgia" fo:font-size="10pt" style:font-name-asian="Georgia" style:font-size-asian="10pt" style:font-name-complex="Georgia" style:font-size-complex="10pt"/>
    </style:style>
    <style:style style:name="T7_87" style:family="text">
      <style:text-properties style:font-name="Georgia" fo:font-size="10pt" style:font-name-asian="Georgia" style:font-size-asian="10pt" style:font-name-complex="Georgia" style:font-size-complex="10pt"/>
    </style:style>
    <style:style style:name="T7_88" style:family="text">
      <style:text-properties style:font-name="Georgia" fo:font-size="10pt" style:font-name-asian="Georgia" style:font-size-asian="10pt" style:font-name-complex="Georgia" style:font-size-complex="10pt"/>
    </style:style>
    <style:style style:name="T7_89" style:family="text">
      <style:text-properties style:font-name="Georgia" fo:font-size="10pt" style:font-name-asian="Georgia" style:font-size-asian="10pt" style:font-name-complex="Georgia" style:font-size-complex="10pt"/>
    </style:style>
    <style:style style:name="T7_90" style:family="text">
      <style:text-properties style:font-name="Georgia" fo:font-size="10pt" style:font-name-asian="Georgia" style:font-size-asian="10pt" style:font-name-complex="Georgia" style:font-size-complex="10pt"/>
    </style:style>
    <style:style style:name="T7_91" style:family="text">
      <style:text-properties style:font-name="Georgia" fo:font-size="10pt" style:font-name-asian="Georgia" style:font-size-asian="10pt" style:font-name-complex="Georgia" style:font-size-complex="10pt"/>
    </style:style>
    <style:style style:name="T7_92" style:family="text">
      <style:text-properties style:font-name="Georgia" fo:font-size="10pt" style:font-name-asian="Georgia" style:font-size-asian="10pt" style:font-name-complex="Georgia" style:font-size-complex="10pt"/>
    </style:style>
    <style:style style:name="T7_93" style:family="text">
      <style:text-properties style:font-name="Georgia" fo:font-size="10pt" style:font-name-asian="Georgia" style:font-size-asian="10pt" style:font-name-complex="Georgia" style:font-size-complex="10pt"/>
    </style:style>
    <style:style style:name="T7_94" style:family="text">
      <style:text-properties style:font-name="Georgia" fo:font-size="10pt" style:font-name-asian="Georgia" style:font-size-asian="10pt" style:font-name-complex="Georgia" style:font-size-complex="10pt"/>
    </style:style>
    <style:style style:name="T7_95" style:family="text">
      <style:text-properties style:font-name="Georgia" fo:font-size="10pt" style:font-name-asian="Georgia" style:font-size-asian="10pt" style:font-name-complex="Georgia" style:font-size-complex="10pt"/>
    </style:style>
    <style:style style:name="T7_96" style:family="text">
      <style:text-properties style:font-name="Georgia" fo:font-size="10pt" style:font-name-asian="Georgia" style:font-size-asian="10pt" style:font-name-complex="Georgia" style:font-size-complex="10pt"/>
    </style:style>
    <style:style style:name="T7_97" style:family="text">
      <style:text-properties style:font-name="Georgia" fo:font-size="10pt" style:font-name-asian="Georgia" style:font-size-asian="10pt" style:font-name-complex="Georgia" style:font-size-complex="10pt"/>
    </style:style>
    <style:style style:name="T7_98" style:family="text">
      <style:text-properties style:font-name="Georgia" fo:font-size="10pt" style:font-name-asian="Georgia" style:font-size-asian="10pt" style:font-name-complex="Georgia" style:font-size-complex="10pt"/>
    </style:style>
    <style:style style:name="T7_99" style:family="text">
      <style:text-properties style:font-name="Georgia" fo:font-size="10pt" style:font-name-asian="Georgia" style:font-size-asian="10pt" style:font-name-complex="Georgia" style:font-size-complex="10pt"/>
    </style:style>
    <style:style style:name="T7_100" style:family="text">
      <style:text-properties style:font-name="Georgia" fo:font-size="10pt" style:font-name-asian="Georgia" style:font-size-asian="10pt" style:font-name-complex="Georgia" style:font-size-complex="10pt"/>
    </style:style>
    <style:style style:name="T7_101" style:family="text">
      <style:text-properties style:font-name="Georgia" fo:font-size="10pt" style:font-name-asian="Georgia" style:font-size-asian="10pt" style:font-name-complex="Georgia" style:font-size-complex="10pt"/>
    </style:style>
    <style:style style:name="T7_102" style:family="text">
      <style:text-properties style:font-name="Georgia" fo:font-size="10pt" style:font-name-asian="Georgia" style:font-size-asian="10pt" style:font-name-complex="Georgia" style:font-size-complex="10pt"/>
    </style:style>
    <style:style style:name="T7_103" style:family="text">
      <style:text-properties style:font-name="Georgia" fo:font-size="10pt" style:font-name-asian="Georgia" style:font-size-asian="10pt" style:font-name-complex="Georgia" style:font-size-complex="10pt"/>
    </style:style>
    <style:style style:name="T7_104" style:family="text">
      <style:text-properties style:font-name="Georgia" fo:font-size="10pt" style:font-name-asian="Georgia" style:font-size-asian="10pt" style:font-name-complex="Georgia" style:font-size-complex="10pt"/>
    </style:style>
    <style:style style:name="T7_105" style:family="text">
      <style:text-properties style:font-name="Georgia" fo:font-size="10pt" style:font-name-asian="Georgia" style:font-size-asian="10pt" style:font-name-complex="Georgia" style:font-size-complex="10pt"/>
    </style:style>
    <style:style style:name="T7_106" style:family="text">
      <style:text-properties style:font-name="Georgia" fo:font-size="10pt" style:font-name-asian="Georgia" style:font-size-asian="10pt" style:font-name-complex="Georgia" style:font-size-complex="10pt"/>
    </style:style>
    <style:style style:name="T7_107" style:family="text">
      <style:text-properties style:font-name="Georgia" fo:font-size="10pt" style:font-name-asian="Georgia" style:font-size-asian="10pt" style:font-name-complex="Georgia" style:font-size-complex="10pt"/>
    </style:style>
    <style:style style:name="T7_108" style:family="text">
      <style:text-properties style:font-name="Georgia" fo:font-size="10pt" style:font-name-asian="Georgia" style:font-size-asian="10pt" style:font-name-complex="Georgia" style:font-size-complex="10pt"/>
    </style:style>
    <style:style style:name="T7_109" style:family="text">
      <style:text-properties style:font-name="Georgia" fo:font-size="10pt" style:font-name-asian="Georgia" style:font-size-asian="10pt" style:font-name-complex="Georgia" style:font-size-complex="10pt"/>
    </style:style>
    <style:style style:name="T7_110" style:family="text">
      <style:text-properties style:font-name="Georgia" fo:font-size="10pt" style:font-name-asian="Georgia" style:font-size-asian="10pt" style:font-name-complex="Georgia" style:font-size-complex="10pt"/>
    </style:style>
    <style:style style:name="T7_111" style:family="text">
      <style:text-properties style:font-name="Georgia" fo:font-size="10pt" style:font-name-asian="Georgia" style:font-size-asian="10pt" style:font-name-complex="Georgia" style:font-size-complex="10pt"/>
    </style:style>
    <style:style style:name="T7_112" style:family="text">
      <style:text-properties style:font-name="Georgia" fo:font-size="10pt" style:font-name-asian="Georgia" style:font-size-asian="10pt" style:font-name-complex="Georgia" style:font-size-complex="10pt"/>
    </style:style>
    <style:style style:name="T7_113" style:family="text">
      <style:text-properties style:font-name="Georgia" fo:font-size="10pt" style:font-name-asian="Georgia" style:font-size-asian="10pt" style:font-name-complex="Georgia" style:font-size-complex="10pt"/>
    </style:style>
    <style:style style:name="T7_114" style:family="text">
      <style:text-properties style:font-name="Georgia" fo:font-size="10pt" style:font-name-asian="Georgia" style:font-size-asian="10pt" style:font-name-complex="Georgia" style:font-size-complex="10pt"/>
    </style:style>
    <style:style style:name="T7_115" style:family="text">
      <style:text-properties style:font-name="Georgia" fo:font-size="10pt" style:font-name-asian="Georgia" style:font-size-asian="10pt" style:font-name-complex="Georgia" style:font-size-complex="10pt"/>
    </style:style>
    <style:style style:name="T7_116" style:family="text">
      <style:text-properties style:font-name="Georgia" fo:font-size="10pt" style:font-name-asian="Georgia" style:font-size-asian="10pt" style:font-name-complex="Georgia" style:font-size-complex="10pt"/>
    </style:style>
    <style:style style:name="T7_117" style:family="text">
      <style:text-properties style:font-name="Georgia" fo:font-size="10pt" style:font-name-asian="Georgia" style:font-size-asian="10pt" style:font-name-complex="Georgia" style:font-size-complex="10pt"/>
    </style:style>
    <style:style style:name="T7_118" style:family="text">
      <style:text-properties style:font-name="Georgia" fo:font-size="10pt" style:font-name-asian="Georgia" style:font-size-asian="10pt" style:font-name-complex="Georgia" style:font-size-complex="10pt"/>
    </style:style>
    <style:style style:name="T7_119" style:family="text">
      <style:text-properties style:font-name="Georgia" fo:font-size="10pt" style:font-name-asian="Georgia" style:font-size-asian="10pt" style:font-name-complex="Georgia" style:font-size-complex="10pt"/>
    </style:style>
    <style:style style:name="T7_120" style:family="text">
      <style:text-properties style:font-name="Georgia" fo:font-size="10pt" style:font-name-asian="Georgia" style:font-size-asian="10pt" style:font-name-complex="Georgia" style:font-size-complex="10pt"/>
    </style:style>
    <style:style style:name="T7_121" style:family="text">
      <style:text-properties style:font-name="Georgia" fo:font-size="10pt" style:font-name-asian="Georgia" style:font-size-asian="10pt" style:font-name-complex="Georgia" style:font-size-complex="10pt"/>
    </style:style>
    <style:style style:name="T7_122" style:family="text">
      <style:text-properties style:font-name="Georgia" fo:font-size="10pt" style:font-name-asian="Georgia" style:font-size-asian="10pt" style:font-name-complex="Georgia" style:font-size-complex="10pt"/>
    </style:style>
    <style:style style:name="T7_123" style:family="text">
      <style:text-properties style:font-name="Georgia" fo:font-size="10pt" style:font-name-asian="Georgia" style:font-size-asian="10pt" style:font-name-complex="Georgia" style:font-size-complex="10pt"/>
    </style:style>
    <style:style style:name="T7_124" style:family="text">
      <style:text-properties style:font-name="Georgia" fo:font-size="10pt" style:font-name-asian="Georgia" style:font-size-asian="10pt" style:font-name-complex="Georgia" style:font-size-complex="10pt"/>
    </style:style>
    <style:style style:name="T7_125" style:family="text">
      <style:text-properties style:font-name="Georgia" fo:font-size="10pt" style:font-name-asian="Georgia" style:font-size-asian="10pt" style:font-name-complex="Georgia" style:font-size-complex="10pt"/>
    </style:style>
    <style:style style:name="T7_126" style:family="text">
      <style:text-properties style:font-name="Georgia" fo:font-size="10pt" style:font-name-asian="Georgia" style:font-size-asian="10pt" style:font-name-complex="Georgia" style:font-size-complex="10pt"/>
    </style:style>
    <style:style style:name="T7_127" style:family="text">
      <style:text-properties style:font-name="Georgia" fo:font-size="10pt" style:font-name-asian="Georgia" style:font-size-asian="10pt" style:font-name-complex="Georgia" style:font-size-complex="10pt"/>
    </style:style>
    <style:style style:name="T7_128" style:family="text">
      <style:text-properties style:font-name="Georgia" fo:font-size="10pt" style:font-name-asian="Georgia" style:font-size-asian="10pt" style:font-name-complex="Georgia" style:font-size-complex="10pt"/>
    </style:style>
    <style:style style:name="T7_129" style:family="text">
      <style:text-properties style:font-name="Georgia" fo:font-size="10pt" style:font-name-asian="Georgia" style:font-size-asian="10pt" style:font-name-complex="Georgia" style:font-size-complex="10pt"/>
    </style:style>
    <style:style style:name="T7_130" style:family="text">
      <style:text-properties style:font-name="Georgia" fo:font-size="10pt" style:font-name-asian="Georgia" style:font-size-asian="10pt" style:font-name-complex="Georgia" style:font-size-complex="10pt"/>
    </style:style>
    <style:style style:name="T7_131" style:family="text">
      <style:text-properties style:font-name="Georgia" fo:font-size="10pt" style:font-name-asian="Georgia" style:font-size-asian="10pt" style:font-name-complex="Georgia" style:font-size-complex="10pt"/>
    </style:style>
    <style:style style:name="T7_132" style:family="text">
      <style:text-properties style:font-name="Georgia" fo:font-size="10pt" style:font-name-asian="Georgia" style:font-size-asian="10pt" style:font-name-complex="Georgia" style:font-size-complex="10pt"/>
    </style:style>
    <style:style style:name="T7_133" style:family="text">
      <style:text-properties style:font-name="Georgia" fo:font-size="10pt" style:font-name-asian="Georgia" style:font-size-asian="10pt" style:font-name-complex="Georgia" style:font-size-complex="10pt"/>
    </style:style>
    <style:style style:name="T7_134" style:family="text">
      <style:text-properties style:font-name="Georgia" fo:font-size="10pt" style:font-name-asian="Georgia" style:font-size-asian="10pt" style:font-name-complex="Georgia" style:font-size-complex="10pt"/>
    </style:style>
    <style:style style:name="T7_135" style:family="text">
      <style:text-properties style:font-name="Georgia" fo:font-size="10pt" style:font-name-asian="Georgia" style:font-size-asian="10pt" style:font-name-complex="Georgia" style:font-size-complex="10pt"/>
    </style:style>
    <style:style style:name="T7_136" style:family="text">
      <style:text-properties style:font-name="Georgia" fo:font-size="10pt" style:font-name-asian="Georgia" style:font-size-asian="10pt" style:font-name-complex="Georgia" style:font-size-complex="10pt"/>
    </style:style>
    <style:style style:name="T7_137" style:family="text">
      <style:text-properties style:font-name="Georgia" fo:font-size="10pt" style:font-name-asian="Georgia" style:font-size-asian="10pt" style:font-name-complex="Georgia" style:font-size-complex="10pt"/>
    </style:style>
    <style:style style:name="T7_138" style:family="text">
      <style:text-properties style:font-name="Georgia" fo:font-size="10pt" style:font-name-asian="Georgia" style:font-size-asian="10pt" style:font-name-complex="Georgia" style:font-size-complex="10pt"/>
    </style:style>
    <style:style style:name="T7_139" style:family="text">
      <style:text-properties style:font-name="Georgia" fo:font-size="10pt" style:font-name-asian="Georgia" style:font-size-asian="10pt" style:font-name-complex="Georgia" style:font-size-complex="10pt"/>
    </style:style>
    <style:style style:name="T7_140" style:family="text">
      <style:text-properties style:font-name="Georgia" fo:font-size="10pt" style:font-name-asian="Georgia" style:font-size-asian="10pt" style:font-name-complex="Georgia" style:font-size-complex="10pt"/>
    </style:style>
    <style:style style:name="T7_141" style:family="text">
      <style:text-properties style:font-name="Georgia" fo:font-size="10pt" style:font-name-asian="Georgia" style:font-size-asian="10pt" style:font-name-complex="Georgia" style:font-size-complex="10pt"/>
    </style:style>
    <style:style style:name="T7_142" style:family="text">
      <style:text-properties style:font-name="Georgia" fo:font-size="10pt" style:font-name-asian="Georgia" style:font-size-asian="10pt" style:font-name-complex="Georgia" style:font-size-complex="10pt"/>
    </style:style>
    <style:style style:name="T7_143" style:family="text">
      <style:text-properties style:font-name="Georgia" fo:font-size="10pt" style:font-name-asian="Georgia" style:font-size-asian="10pt" style:font-name-complex="Georgia" style:font-size-complex="10pt"/>
    </style:style>
    <style:style style:name="T7_144" style:family="text">
      <style:text-properties style:font-name="Georgia" fo:font-size="10pt" style:font-name-asian="Georgia" style:font-size-asian="10pt" style:font-name-complex="Georgia" style:font-size-complex="10pt"/>
    </style:style>
    <style:style style:name="T7_145" style:family="text">
      <style:text-properties style:font-name="Georgia" fo:font-size="10pt" style:font-name-asian="Georgia" style:font-size-asian="10pt" style:font-name-complex="Georgia" style:font-size-complex="10pt"/>
    </style:style>
    <style:style style:name="T7_146" style:family="text">
      <style:text-properties style:font-name="Georgia" fo:font-size="10pt" style:font-name-asian="Georgia" style:font-size-asian="10pt" style:font-name-complex="Georgia" style:font-size-complex="10pt"/>
    </style:style>
    <style:style style:name="T7_147" style:family="text">
      <style:text-properties style:font-name="Georgia" fo:font-size="10pt" style:font-name-asian="Georgia" style:font-size-asian="10pt" style:font-name-complex="Georgia" style:font-size-complex="10pt"/>
    </style:style>
    <style:style style:name="T7_148" style:family="text">
      <style:text-properties style:font-name="Georgia" fo:font-size="10pt" style:font-name-asian="Georgia" style:font-size-asian="10pt" style:font-name-complex="Georgia" style:font-size-complex="10pt"/>
    </style:style>
    <style:style style:name="T7_149" style:family="text">
      <style:text-properties style:font-name="Georgia" fo:font-size="10pt" style:font-name-asian="Georgia" style:font-size-asian="10pt" style:font-name-complex="Georgia" style:font-size-complex="10pt"/>
    </style:style>
    <style:style style:name="T7_150" style:family="text">
      <style:text-properties style:font-name="Georgia" fo:font-size="10pt" style:font-name-asian="Georgia" style:font-size-asian="10pt" style:font-name-complex="Georgia" style:font-size-complex="10pt"/>
    </style:style>
    <style:style style:name="T7_151" style:family="text">
      <style:text-properties style:font-name="Georgia" fo:font-size="10pt" style:font-name-asian="Georgia" style:font-size-asian="10pt" style:font-name-complex="Georgia" style:font-size-complex="10pt"/>
    </style:style>
    <style:style style:name="T7_152" style:family="text">
      <style:text-properties style:font-name="Georgia" fo:font-size="10pt" style:font-name-asian="Georgia" style:font-size-asian="10pt" style:font-name-complex="Georgia" style:font-size-complex="10pt"/>
    </style:style>
    <style:style style:name="T7_153" style:family="text">
      <style:text-properties style:font-name="Georgia" fo:font-size="10pt" style:font-name-asian="Georgia" style:font-size-asian="10pt" style:font-name-complex="Georgia" style:font-size-complex="10pt"/>
    </style:style>
    <style:style style:name="T7_154" style:family="text">
      <style:text-properties style:font-name="Georgia" fo:font-size="10pt" style:font-name-asian="Georgia" style:font-size-asian="10pt" style:font-name-complex="Georgia" style:font-size-complex="10pt"/>
    </style:style>
    <style:style style:name="T7_155" style:family="text">
      <style:text-properties style:font-name="Georgia" fo:font-size="10pt" style:font-name-asian="Georgia" style:font-size-asian="10pt" style:font-name-complex="Georgia" style:font-size-complex="10pt"/>
    </style:style>
    <style:style style:name="T7_156" style:family="text">
      <style:text-properties style:font-name="Georgia" fo:font-size="10pt" style:font-name-asian="Georgia" style:font-size-asian="10pt" style:font-name-complex="Georgia" style:font-size-complex="10pt"/>
    </style:style>
    <style:style style:name="T7_157" style:family="text">
      <style:text-properties style:font-name="Georgia" fo:font-size="10pt" style:font-name-asian="Georgia" style:font-size-asian="10pt" style:font-name-complex="Georgia" style:font-size-complex="10pt"/>
    </style:style>
    <style:style style:name="T7_158" style:family="text">
      <style:text-properties style:font-name="Georgia" fo:font-size="10pt" style:font-name-asian="Georgia" style:font-size-asian="10pt" style:font-name-complex="Georgia" style:font-size-complex="10pt"/>
    </style:style>
    <style:style style:name="T7_159" style:family="text">
      <style:text-properties style:font-name="Georgia" fo:font-size="10pt" style:font-name-asian="Georgia" style:font-size-asian="10pt" style:font-name-complex="Georgia" style:font-size-complex="10pt"/>
    </style:style>
    <style:style style:name="T7_160" style:family="text">
      <style:text-properties style:font-name="Georgia" fo:font-size="10pt" style:font-name-asian="Georgia" style:font-size-asian="10pt" style:font-name-complex="Georgia" style:font-size-complex="10pt"/>
    </style:style>
    <style:style style:name="P8" style:family="paragraph" style:parent-style-name="Standard">
      <style:paragraph-properties fo:break-before="auto" fo:line-height="115%" style:writing-mode="lr-tb"/>
      <style:text-properties style:font-name="Georgia" fo:font-size="10pt" style:font-name-asian="Georgia" style:font-size-asian="10pt" style:font-name-complex="Georgia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Georgia" fo:font-size="10pt" style:font-name-asian="Georgia" style:font-size-asian="10pt" style:font-name-complex="Georgia" style:font-size-complex="10pt"/>
    </style:style>
    <style:style style:name="T9_2" style:family="text">
      <style:text-properties style:font-name="Georgia" fo:font-size="10pt" style:font-name-asian="Georgia" style:font-size-asian="10pt" style:font-name-complex="Georgia" style:font-size-complex="10pt"/>
    </style:style>
    <style:style style:name="T9_3" style:family="text">
      <style:text-properties style:font-name="Georgia" fo:font-size="10pt" style:font-name-asian="Georgia" style:font-size-asian="10pt" style:font-name-complex="Georgia" style:font-size-complex="10pt"/>
    </style:style>
    <style:style style:name="T9_4" style:family="text">
      <style:text-properties style:font-name="Georgia" fo:font-size="10pt" style:font-name-asian="Georgia" style:font-size-asian="10pt" style:font-name-complex="Georgia" style:font-size-complex="10pt"/>
    </style:style>
    <style:style style:name="T9_5" style:family="text">
      <style:text-properties style:font-name="Georgia" fo:font-size="10pt" style:font-name-asian="Georgia" style:font-size-asian="10pt" style:font-name-complex="Georgia" style:font-size-complex="10pt"/>
    </style:style>
    <style:style style:name="T9_6" style:family="text">
      <style:text-properties style:font-name="Georgia" fo:font-size="10pt" style:font-name-asian="Georgia" style:font-size-asian="10pt" style:font-name-complex="Georgia" style:font-size-complex="10pt"/>
    </style:style>
    <style:style style:name="T9_7" style:family="text">
      <style:text-properties style:font-name="Georgia" fo:font-size="10pt" style:font-name-asian="Georgia" style:font-size-asian="10pt" style:font-name-complex="Georgia" style:font-size-complex="10pt"/>
    </style:style>
    <style:style style:name="T9_8" style:family="text">
      <style:text-properties style:font-name="Georgia" fo:font-size="10pt" style:font-name-asian="Georgia" style:font-size-asian="10pt" style:font-name-complex="Georgia" style:font-size-complex="10pt"/>
    </style:style>
    <style:style style:name="T9_9" style:family="text">
      <style:text-properties style:font-name="Georgia" fo:font-size="10pt" style:font-name-asian="Georgia" style:font-size-asian="10pt" style:font-name-complex="Georgia" style:font-size-complex="10pt"/>
    </style:style>
    <style:style style:name="T9_10" style:family="text">
      <style:text-properties style:font-name="Georgia" fo:font-size="10pt" style:font-name-asian="Georgia" style:font-size-asian="10pt" style:font-name-complex="Georgia" style:font-size-complex="10pt"/>
    </style:style>
    <style:style style:name="T9_11" style:family="text">
      <style:text-properties style:font-name="Georgia" fo:font-size="10pt" style:font-name-asian="Georgia" style:font-size-asian="10pt" style:font-name-complex="Georgia" style:font-size-complex="10pt"/>
    </style:style>
    <style:style style:name="T9_12" style:family="text">
      <style:text-properties style:font-name="Georgia" fo:font-size="10pt" style:font-name-asian="Georgia" style:font-size-asian="10pt" style:font-name-complex="Georgia" style:font-size-complex="10pt"/>
    </style:style>
    <style:style style:name="T9_13" style:family="text">
      <style:text-properties style:font-name="Georgia" fo:font-size="10pt" style:font-name-asian="Georgia" style:font-size-asian="10pt" style:font-name-complex="Georgia" style:font-size-complex="10pt"/>
    </style:style>
    <style:style style:name="T9_14" style:family="text">
      <style:text-properties style:font-name="Georgia" fo:font-size="10pt" style:font-name-asian="Georgia" style:font-size-asian="10pt" style:font-name-complex="Georgia" style:font-size-complex="10pt"/>
    </style:style>
    <style:style style:name="T9_15" style:family="text">
      <style:text-properties style:font-name="Georgia" fo:font-size="10pt" style:font-name-asian="Georgia" style:font-size-asian="10pt" style:font-name-complex="Georgia" style:font-size-complex="10pt"/>
    </style:style>
    <style:style style:name="T9_16" style:family="text">
      <style:text-properties style:font-name="Georgia" fo:font-size="10pt" style:font-name-asian="Georgia" style:font-size-asian="10pt" style:font-name-complex="Georgia" style:font-size-complex="10pt"/>
    </style:style>
    <style:style style:name="T9_17" style:family="text">
      <style:text-properties style:font-name="Georgia" fo:font-size="10pt" style:font-name-asian="Georgia" style:font-size-asian="10pt" style:font-name-complex="Georgia" style:font-size-complex="10pt"/>
    </style:style>
    <style:style style:name="T9_18" style:family="text">
      <style:text-properties style:font-name="Georgia" fo:font-size="10pt" style:font-name-asian="Georgia" style:font-size-asian="10pt" style:font-name-complex="Georgia" style:font-size-complex="10pt"/>
    </style:style>
    <style:style style:name="T9_19" style:family="text">
      <style:text-properties style:font-name="Georgia" fo:font-size="10pt" style:font-name-asian="Georgia" style:font-size-asian="10pt" style:font-name-complex="Georgia" style:font-size-complex="10pt"/>
    </style:style>
    <style:style style:name="T9_20" style:family="text">
      <style:text-properties style:font-name="Georgia" fo:font-size="10pt" style:font-name-asian="Georgia" style:font-size-asian="10pt" style:font-name-complex="Georgia" style:font-size-complex="10pt"/>
    </style:style>
    <style:style style:name="T9_21" style:family="text">
      <style:text-properties style:font-name="Georgia" fo:font-size="10pt" style:font-name-asian="Georgia" style:font-size-asian="10pt" style:font-name-complex="Georgia" style:font-size-complex="10pt"/>
    </style:style>
    <style:style style:name="T9_22" style:family="text">
      <style:text-properties style:font-name="Georgia" fo:font-size="10pt" style:font-name-asian="Georgia" style:font-size-asian="10pt" style:font-name-complex="Georgia" style:font-size-complex="10pt"/>
    </style:style>
    <style:style style:name="T9_23" style:family="text">
      <style:text-properties style:font-name="Georgia" fo:font-size="10pt" style:font-name-asian="Georgia" style:font-size-asian="10pt" style:font-name-complex="Georgia" style:font-size-complex="10pt"/>
    </style:style>
    <style:style style:name="T9_24" style:family="text">
      <style:text-properties style:font-name="Georgia" fo:font-size="10pt" style:font-name-asian="Georgia" style:font-size-asian="10pt" style:font-name-complex="Georgia" style:font-size-complex="10pt"/>
    </style:style>
    <style:style style:name="T9_25" style:family="text">
      <style:text-properties style:font-name="Georgia" fo:font-size="10pt" style:font-name-asian="Georgia" style:font-size-asian="10pt" style:font-name-complex="Georgia" style:font-size-complex="10pt"/>
    </style:style>
    <style:style style:name="T9_26" style:family="text">
      <style:text-properties style:font-name="Georgia" fo:font-size="10pt" style:font-name-asian="Georgia" style:font-size-asian="10pt" style:font-name-complex="Georgia" style:font-size-complex="10pt"/>
    </style:style>
    <style:style style:name="T9_27" style:family="text">
      <style:text-properties style:font-name="Georgia" fo:font-size="10pt" style:font-name-asian="Georgia" style:font-size-asian="10pt" style:font-name-complex="Georgia" style:font-size-complex="10pt"/>
    </style:style>
    <style:style style:name="T9_28" style:family="text">
      <style:text-properties style:font-name="Georgia" fo:font-size="10pt" style:font-name-asian="Georgia" style:font-size-asian="10pt" style:font-name-complex="Georgia" style:font-size-complex="10pt"/>
    </style:style>
    <style:style style:name="T9_29" style:family="text">
      <style:text-properties style:font-name="Georgia" fo:font-size="10pt" style:font-name-asian="Georgia" style:font-size-asian="10pt" style:font-name-complex="Georgia" style:font-size-complex="10pt"/>
    </style:style>
    <style:style style:name="T9_30" style:family="text">
      <style:text-properties style:font-name="Georgia" fo:font-size="10pt" style:font-name-asian="Georgia" style:font-size-asian="10pt" style:font-name-complex="Georgia" style:font-size-complex="10pt"/>
    </style:style>
    <style:style style:name="T9_31" style:family="text">
      <style:text-properties style:font-name="Georgia" fo:font-size="10pt" style:font-name-asian="Georgia" style:font-size-asian="10pt" style:font-name-complex="Georgia" style:font-size-complex="10pt"/>
    </style:style>
    <style:style style:name="T9_32" style:family="text">
      <style:text-properties style:font-name="Georgia" fo:font-size="10pt" style:font-name-asian="Georgia" style:font-size-asian="10pt" style:font-name-complex="Georgia" style:font-size-complex="10pt"/>
    </style:style>
    <style:style style:name="T9_33" style:family="text">
      <style:text-properties style:font-name="Georgia" fo:font-size="10pt" style:font-name-asian="Georgia" style:font-size-asian="10pt" style:font-name-complex="Georgia" style:font-size-complex="10pt"/>
    </style:style>
    <style:style style:name="T9_34" style:family="text">
      <style:text-properties style:font-name="Georgia" fo:font-size="10pt" style:font-name-asian="Georgia" style:font-size-asian="10pt" style:font-name-complex="Georgia" style:font-size-complex="10pt"/>
    </style:style>
    <style:style style:name="T9_35" style:family="text">
      <style:text-properties style:font-name="Georgia" fo:font-size="10pt" style:font-name-asian="Georgia" style:font-size-asian="10pt" style:font-name-complex="Georgia" style:font-size-complex="10pt"/>
    </style:style>
    <style:style style:name="T9_36" style:family="text">
      <style:text-properties style:font-name="Georgia" fo:font-size="10pt" style:font-name-asian="Georgia" style:font-size-asian="10pt" style:font-name-complex="Georgia" style:font-size-complex="10pt"/>
    </style:style>
    <style:style style:name="T9_37" style:family="text">
      <style:text-properties style:font-name="Georgia" fo:font-size="10pt" style:font-name-asian="Georgia" style:font-size-asian="10pt" style:font-name-complex="Georgia" style:font-size-complex="10pt"/>
    </style:style>
    <style:style style:name="T9_38" style:family="text">
      <style:text-properties style:font-name="Georgia" fo:font-size="10pt" style:font-name-asian="Georgia" style:font-size-asian="10pt" style:font-name-complex="Georgia" style:font-size-complex="10pt"/>
    </style:style>
    <style:style style:name="T9_39" style:family="text">
      <style:text-properties style:font-name="Georgia" fo:font-size="10pt" style:font-name-asian="Georgia" style:font-size-asian="10pt" style:font-name-complex="Georgia" style:font-size-complex="10pt"/>
    </style:style>
    <style:style style:name="T9_40" style:family="text">
      <style:text-properties style:font-name="Georgia" fo:font-size="10pt" style:font-name-asian="Georgia" style:font-size-asian="10pt" style:font-name-complex="Georgia" style:font-size-complex="10pt"/>
    </style:style>
    <style:style style:name="T9_41" style:family="text">
      <style:text-properties style:font-name="Georgia" fo:font-size="10pt" style:font-name-asian="Georgia" style:font-size-asian="10pt" style:font-name-complex="Georgia" style:font-size-complex="10pt"/>
    </style:style>
    <style:style style:name="T9_42" style:family="text">
      <style:text-properties style:font-name="Georgia" fo:font-size="10pt" style:font-name-asian="Georgia" style:font-size-asian="10pt" style:font-name-complex="Georgia" style:font-size-complex="10pt"/>
    </style:style>
    <style:style style:name="T9_43" style:family="text">
      <style:text-properties style:font-name="Georgia" fo:font-size="10pt" style:font-name-asian="Georgia" style:font-size-asian="10pt" style:font-name-complex="Georgia" style:font-size-complex="10pt"/>
    </style:style>
    <style:style style:name="T9_44" style:family="text">
      <style:text-properties style:font-name="Georgia" fo:font-size="10pt" style:font-name-asian="Georgia" style:font-size-asian="10pt" style:font-name-complex="Georgia" style:font-size-complex="10pt"/>
    </style:style>
    <style:style style:name="T9_45" style:family="text">
      <style:text-properties style:font-name="Georgia" fo:font-size="10pt" style:font-name-asian="Georgia" style:font-size-asian="10pt" style:font-name-complex="Georgia" style:font-size-complex="10pt"/>
    </style:style>
    <style:style style:name="T9_46" style:family="text">
      <style:text-properties style:font-name="Georgia" fo:font-size="10pt" style:font-name-asian="Georgia" style:font-size-asian="10pt" style:font-name-complex="Georgia" style:font-size-complex="10pt"/>
    </style:style>
    <style:style style:name="T9_47" style:family="text">
      <style:text-properties style:font-name="Georgia" fo:font-size="10pt" style:font-name-asian="Georgia" style:font-size-asian="10pt" style:font-name-complex="Georgia" style:font-size-complex="10pt"/>
    </style:style>
    <style:style style:name="T9_48" style:family="text">
      <style:text-properties style:font-name="Georgia" fo:font-size="10pt" style:font-name-asian="Georgia" style:font-size-asian="10pt" style:font-name-complex="Georgia" style:font-size-complex="10pt"/>
    </style:style>
    <style:style style:name="T9_49" style:family="text">
      <style:text-properties style:font-name="Georgia" fo:font-size="10pt" style:font-name-asian="Georgia" style:font-size-asian="10pt" style:font-name-complex="Georgia" style:font-size-complex="10pt"/>
    </style:style>
    <style:style style:name="T9_50" style:family="text">
      <style:text-properties style:font-name="Georgia" fo:font-size="10pt" style:font-name-asian="Georgia" style:font-size-asian="10pt" style:font-name-complex="Georgia" style:font-size-complex="10pt"/>
    </style:style>
    <style:style style:name="T9_51" style:family="text">
      <style:text-properties style:font-name="Georgia" fo:font-size="10pt" style:font-name-asian="Georgia" style:font-size-asian="10pt" style:font-name-complex="Georgia" style:font-size-complex="10pt"/>
    </style:style>
    <style:style style:name="T9_52" style:family="text">
      <style:text-properties style:font-name="Georgia" fo:font-size="10pt" style:font-name-asian="Georgia" style:font-size-asian="10pt" style:font-name-complex="Georgia" style:font-size-complex="10pt"/>
    </style:style>
    <style:style style:name="T9_53" style:family="text">
      <style:text-properties style:font-name="Georgia" fo:font-size="10pt" style:font-name-asian="Georgia" style:font-size-asian="10pt" style:font-name-complex="Georgia" style:font-size-complex="10pt"/>
    </style:style>
    <style:style style:name="T9_54" style:family="text">
      <style:text-properties style:font-name="Georgia" fo:font-size="10pt" style:font-name-asian="Georgia" style:font-size-asian="10pt" style:font-name-complex="Georgia" style:font-size-complex="10pt"/>
    </style:style>
    <style:style style:name="T9_55" style:family="text">
      <style:text-properties style:font-name="Georgia" fo:font-size="10pt" style:font-name-asian="Georgia" style:font-size-asian="10pt" style:font-name-complex="Georgia" style:font-size-complex="10pt"/>
    </style:style>
    <style:style style:name="T9_56" style:family="text">
      <style:text-properties style:font-name="Georgia" fo:font-size="10pt" style:font-name-asian="Georgia" style:font-size-asian="10pt" style:font-name-complex="Georgia" style:font-size-complex="10pt"/>
    </style:style>
    <style:style style:name="T9_57" style:family="text">
      <style:text-properties style:font-name="Georgia" fo:font-size="10pt" style:font-name-asian="Georgia" style:font-size-asian="10pt" style:font-name-complex="Georgia" style:font-size-complex="10pt"/>
    </style:style>
    <style:style style:name="T9_58" style:family="text">
      <style:text-properties style:font-name="Georgia" fo:font-size="10pt" style:font-name-asian="Georgia" style:font-size-asian="10pt" style:font-name-complex="Georgia" style:font-size-complex="10pt"/>
    </style:style>
    <style:style style:name="T9_59" style:family="text">
      <style:text-properties style:font-name="Georgia" fo:font-size="10pt" style:font-name-asian="Georgia" style:font-size-asian="10pt" style:font-name-complex="Georgia" style:font-size-complex="10pt"/>
    </style:style>
    <style:style style:name="T9_60" style:family="text">
      <style:text-properties style:font-name="Georgia" fo:font-size="10pt" style:font-name-asian="Georgia" style:font-size-asian="10pt" style:font-name-complex="Georgia" style:font-size-complex="10pt"/>
    </style:style>
    <style:style style:name="T9_61" style:family="text">
      <style:text-properties style:font-name="Georgia" fo:font-size="10pt" style:font-name-asian="Georgia" style:font-size-asian="10pt" style:font-name-complex="Georgia" style:font-size-complex="10pt"/>
    </style:style>
    <style:style style:name="T9_62" style:family="text">
      <style:text-properties style:font-name="Georgia" fo:font-size="10pt" style:font-name-asian="Georgia" style:font-size-asian="10pt" style:font-name-complex="Georgia" style:font-size-complex="10pt"/>
    </style:style>
    <style:style style:name="T9_63" style:family="text">
      <style:text-properties style:font-name="Georgia" fo:font-size="10pt" style:font-name-asian="Georgia" style:font-size-asian="10pt" style:font-name-complex="Georgia" style:font-size-complex="10pt"/>
    </style:style>
    <style:style style:name="T9_64" style:family="text">
      <style:text-properties style:font-name="Georgia" fo:font-size="10pt" style:font-name-asian="Georgia" style:font-size-asian="10pt" style:font-name-complex="Georgia" style:font-size-complex="10pt"/>
    </style:style>
    <style:style style:name="T9_65" style:family="text">
      <style:text-properties style:font-name="Georgia" fo:font-size="10pt" style:font-name-asian="Georgia" style:font-size-asian="10pt" style:font-name-complex="Georgia" style:font-size-complex="10pt"/>
    </style:style>
    <style:style style:name="T9_66" style:family="text">
      <style:text-properties style:font-name="Georgia" fo:font-size="10pt" style:font-name-asian="Georgia" style:font-size-asian="10pt" style:font-name-complex="Georgia" style:font-size-complex="10pt"/>
    </style:style>
    <style:style style:name="T9_67" style:family="text">
      <style:text-properties style:font-name="Georgia" fo:font-size="10pt" style:font-name-asian="Georgia" style:font-size-asian="10pt" style:font-name-complex="Georgia" style:font-size-complex="10pt"/>
    </style:style>
    <style:style style:name="T9_68" style:family="text">
      <style:text-properties style:font-name="Georgia" fo:font-size="10pt" style:font-name-asian="Georgia" style:font-size-asian="10pt" style:font-name-complex="Georgia" style:font-size-complex="10pt"/>
    </style:style>
    <style:style style:name="T9_69" style:family="text">
      <style:text-properties style:font-name="Georgia" fo:font-size="10pt" style:font-name-asian="Georgia" style:font-size-asian="10pt" style:font-name-complex="Georgia" style:font-size-complex="10pt"/>
    </style:style>
    <style:style style:name="T9_70" style:family="text">
      <style:text-properties style:font-name="Georgia" fo:font-size="10pt" style:font-name-asian="Georgia" style:font-size-asian="10pt" style:font-name-complex="Georgia" style:font-size-complex="10pt"/>
    </style:style>
    <style:style style:name="T9_71" style:family="text">
      <style:text-properties style:font-name="Georgia" fo:font-size="10pt" style:font-name-asian="Georgia" style:font-size-asian="10pt" style:font-name-complex="Georgia" style:font-size-complex="10pt"/>
    </style:style>
    <style:style style:name="T9_72" style:family="text">
      <style:text-properties style:font-name="Georgia" fo:font-size="10pt" style:font-name-asian="Georgia" style:font-size-asian="10pt" style:font-name-complex="Georgia" style:font-size-complex="10pt"/>
    </style:style>
    <style:style style:name="T9_73" style:family="text">
      <style:text-properties style:font-name="Georgia" fo:font-size="10pt" style:font-name-asian="Georgia" style:font-size-asian="10pt" style:font-name-complex="Georgia" style:font-size-complex="10pt"/>
    </style:style>
    <style:style style:name="T9_74" style:family="text">
      <style:text-properties style:font-name="Georgia" fo:font-size="10pt" style:font-name-asian="Georgia" style:font-size-asian="10pt" style:font-name-complex="Georgia" style:font-size-complex="10pt"/>
    </style:style>
    <style:style style:name="T9_75" style:family="text">
      <style:text-properties style:font-name="Georgia" fo:font-size="10pt" style:font-name-asian="Georgia" style:font-size-asian="10pt" style:font-name-complex="Georgia" style:font-size-complex="10pt"/>
    </style:style>
    <style:style style:name="T9_76" style:family="text">
      <style:text-properties style:font-name="Georgia" fo:font-size="10pt" style:font-name-asian="Georgia" style:font-size-asian="10pt" style:font-name-complex="Georgia" style:font-size-complex="10pt"/>
    </style:style>
    <style:style style:name="T9_77" style:family="text">
      <style:text-properties style:font-name="Georgia" fo:font-size="10pt" style:font-name-asian="Georgia" style:font-size-asian="10pt" style:font-name-complex="Georgia" style:font-size-complex="10pt"/>
    </style:style>
    <style:style style:name="T9_78" style:family="text">
      <style:text-properties style:font-name="Georgia" fo:font-size="10pt" style:font-name-asian="Georgia" style:font-size-asian="10pt" style:font-name-complex="Georgia" style:font-size-complex="10pt"/>
    </style:style>
    <style:style style:name="T9_79" style:family="text">
      <style:text-properties style:font-name="Georgia" fo:font-size="10pt" style:font-name-asian="Georgia" style:font-size-asian="10pt" style:font-name-complex="Georgia" style:font-size-complex="10pt"/>
    </style:style>
    <style:style style:name="T9_80" style:family="text">
      <style:text-properties style:font-name="Georgia" fo:font-size="10pt" style:font-name-asian="Georgia" style:font-size-asian="10pt" style:font-name-complex="Georgia" style:font-size-complex="10pt"/>
    </style:style>
    <style:style style:name="T9_81" style:family="text">
      <style:text-properties style:font-name="Georgia" fo:font-size="10pt" style:font-name-asian="Georgia" style:font-size-asian="10pt" style:font-name-complex="Georgia" style:font-size-complex="10pt"/>
    </style:style>
    <style:style style:name="T9_82" style:family="text">
      <style:text-properties style:font-name="Georgia" fo:font-size="10pt" style:font-name-asian="Georgia" style:font-size-asian="10pt" style:font-name-complex="Georgia" style:font-size-complex="10pt"/>
    </style:style>
    <style:style style:name="T9_83" style:family="text">
      <style:text-properties style:font-name="Georgia" fo:font-size="10pt" style:font-name-asian="Georgia" style:font-size-asian="10pt" style:font-name-complex="Georgia" style:font-size-complex="10pt"/>
    </style:style>
    <style:style style:name="T9_84" style:family="text">
      <style:text-properties style:font-name="Georgia" fo:font-size="10pt" style:font-name-asian="Georgia" style:font-size-asian="10pt" style:font-name-complex="Georgia" style:font-size-complex="10pt"/>
    </style:style>
    <style:style style:name="T9_85" style:family="text">
      <style:text-properties style:font-name="Georgia" fo:font-size="10pt" style:font-name-asian="Georgia" style:font-size-asian="10pt" style:font-name-complex="Georgia" style:font-size-complex="10pt"/>
    </style:style>
    <style:style style:name="T9_86" style:family="text">
      <style:text-properties style:font-name="Georgia" fo:font-size="10pt" style:font-name-asian="Georgia" style:font-size-asian="10pt" style:font-name-complex="Georgia" style:font-size-complex="10pt"/>
    </style:style>
    <style:style style:name="T9_87" style:family="text">
      <style:text-properties style:font-name="Georgia" fo:font-size="10pt" style:font-name-asian="Georgia" style:font-size-asian="10pt" style:font-name-complex="Georgia" style:font-size-complex="10pt"/>
    </style:style>
    <style:style style:name="T9_88" style:family="text">
      <style:text-properties style:font-name="Georgia" fo:font-size="10pt" style:font-name-asian="Georgia" style:font-size-asian="10pt" style:font-name-complex="Georgia" style:font-size-complex="10pt"/>
    </style:style>
    <style:style style:name="T9_89" style:family="text">
      <style:text-properties style:font-name="Georgia" fo:font-size="10pt" style:font-name-asian="Georgia" style:font-size-asian="10pt" style:font-name-complex="Georgia" style:font-size-complex="10pt"/>
    </style:style>
    <style:style style:name="T9_90" style:family="text">
      <style:text-properties style:font-name="Georgia" fo:font-size="10pt" style:font-name-asian="Georgia" style:font-size-asian="10pt" style:font-name-complex="Georgia" style:font-size-complex="10pt"/>
    </style:style>
    <style:style style:name="T9_91" style:family="text">
      <style:text-properties style:font-name="Georgia" fo:font-size="10pt" style:font-name-asian="Georgia" style:font-size-asian="10pt" style:font-name-complex="Georgia" style:font-size-complex="10pt"/>
    </style:style>
    <style:style style:name="T9_92" style:family="text">
      <style:text-properties style:font-name="Georgia" fo:font-size="10pt" style:font-name-asian="Georgia" style:font-size-asian="10pt" style:font-name-complex="Georgia" style:font-size-complex="10pt"/>
    </style:style>
    <style:style style:name="T9_93" style:family="text">
      <style:text-properties style:font-name="Georgia" fo:font-size="10pt" style:font-name-asian="Georgia" style:font-size-asian="10pt" style:font-name-complex="Georgia" style:font-size-complex="10pt"/>
    </style:style>
    <style:style style:name="T9_94" style:family="text">
      <style:text-properties style:font-name="Georgia" fo:font-size="10pt" style:font-name-asian="Georgia" style:font-size-asian="10pt" style:font-name-complex="Georgia" style:font-size-complex="10pt"/>
    </style:style>
    <style:style style:name="T9_95" style:family="text">
      <style:text-properties style:font-name="Georgia" fo:font-size="10pt" style:font-name-asian="Georgia" style:font-size-asian="10pt" style:font-name-complex="Georgia" style:font-size-complex="10pt"/>
    </style:style>
    <style:style style:name="T9_96" style:family="text">
      <style:text-properties style:font-name="Georgia" fo:font-size="10pt" style:font-name-asian="Georgia" style:font-size-asian="10pt" style:font-name-complex="Georgia" style:font-size-complex="10pt"/>
    </style:style>
    <style:style style:name="T9_97" style:family="text">
      <style:text-properties style:font-name="Georgia" fo:font-size="10pt" style:font-name-asian="Georgia" style:font-size-asian="10pt" style:font-name-complex="Georgia" style:font-size-complex="10pt"/>
    </style:style>
    <style:style style:name="T9_98" style:family="text">
      <style:text-properties style:font-name="Georgia" fo:font-size="10pt" style:font-name-asian="Georgia" style:font-size-asian="10pt" style:font-name-complex="Georgia" style:font-size-complex="10pt"/>
    </style:style>
    <style:style style:name="T9_99" style:family="text">
      <style:text-properties style:font-name="Georgia" fo:font-size="10pt" style:font-name-asian="Georgia" style:font-size-asian="10pt" style:font-name-complex="Georgia" style:font-size-complex="10pt"/>
    </style:style>
    <style:style style:name="T9_100" style:family="text">
      <style:text-properties style:font-name="Georgia" fo:font-size="10pt" style:font-name-asian="Georgia" style:font-size-asian="10pt" style:font-name-complex="Georgia" style:font-size-complex="10pt"/>
    </style:style>
    <style:style style:name="T9_101" style:family="text">
      <style:text-properties style:font-name="Georgia" fo:font-size="10pt" style:font-name-asian="Georgia" style:font-size-asian="10pt" style:font-name-complex="Georgia" style:font-size-complex="10pt"/>
    </style:style>
    <style:style style:name="T9_102" style:family="text">
      <style:text-properties style:font-name="Georgia" fo:font-size="10pt" style:font-name-asian="Georgia" style:font-size-asian="10pt" style:font-name-complex="Georgia" style:font-size-complex="10pt"/>
    </style:style>
    <style:style style:name="T9_103" style:family="text">
      <style:text-properties style:font-name="Georgia" fo:font-size="10pt" style:font-name-asian="Georgia" style:font-size-asian="10pt" style:font-name-complex="Georgia" style:font-size-complex="10pt"/>
    </style:style>
    <style:style style:name="T9_104" style:family="text">
      <style:text-properties style:font-name="Georgia" fo:font-size="10pt" style:font-name-asian="Georgia" style:font-size-asian="10pt" style:font-name-complex="Georgia" style:font-size-complex="10pt"/>
    </style:style>
    <style:style style:name="T9_105" style:family="text">
      <style:text-properties style:font-name="Georgia" fo:font-size="10pt" style:font-name-asian="Georgia" style:font-size-asian="10pt" style:font-name-complex="Georgia" style:font-size-complex="10pt"/>
    </style:style>
    <style:style style:name="T9_106" style:family="text">
      <style:text-properties style:font-name="Georgia" fo:font-size="10pt" style:font-name-asian="Georgia" style:font-size-asian="10pt" style:font-name-complex="Georgia" style:font-size-complex="10pt"/>
    </style:style>
    <style:style style:name="T9_107" style:family="text">
      <style:text-properties style:font-name="Georgia" fo:font-size="10pt" style:font-name-asian="Georgia" style:font-size-asian="10pt" style:font-name-complex="Georgia" style:font-size-complex="10pt"/>
    </style:style>
    <style:style style:name="T9_108" style:family="text">
      <style:text-properties style:font-name="Georgia" fo:font-size="10pt" style:font-name-asian="Georgia" style:font-size-asian="10pt" style:font-name-complex="Georgia" style:font-size-complex="10pt"/>
    </style:style>
    <style:style style:name="T9_109" style:family="text">
      <style:text-properties style:font-name="Georgia" fo:font-size="10pt" style:font-name-asian="Georgia" style:font-size-asian="10pt" style:font-name-complex="Georgia" style:font-size-complex="10pt"/>
    </style:style>
    <style:style style:name="T9_110" style:family="text">
      <style:text-properties style:font-name="Georgia" fo:font-size="10pt" style:font-name-asian="Georgia" style:font-size-asian="10pt" style:font-name-complex="Georgia" style:font-size-complex="10pt"/>
    </style:style>
    <style:style style:name="T9_111" style:family="text">
      <style:text-properties style:font-name="Georgia" fo:font-size="10pt" style:font-name-asian="Georgia" style:font-size-asian="10pt" style:font-name-complex="Georgia" style:font-size-complex="10pt"/>
    </style:style>
    <style:style style:name="T9_112" style:family="text">
      <style:text-properties style:font-name="Georgia" fo:font-size="10pt" style:font-name-asian="Georgia" style:font-size-asian="10pt" style:font-name-complex="Georgia" style:font-size-complex="10pt"/>
    </style:style>
    <style:style style:name="T9_113" style:family="text">
      <style:text-properties style:font-name="Georgia" fo:font-size="10pt" style:font-name-asian="Georgia" style:font-size-asian="10pt" style:font-name-complex="Georgia" style:font-size-complex="10pt"/>
    </style:style>
    <style:style style:name="T9_114" style:family="text">
      <style:text-properties style:font-name="Georgia" fo:font-size="10pt" style:font-name-asian="Georgia" style:font-size-asian="10pt" style:font-name-complex="Georgia" style:font-size-complex="10pt"/>
    </style:style>
    <style:style style:name="T9_115" style:family="text">
      <style:text-properties style:font-name="Georgia" fo:font-size="10pt" style:font-name-asian="Georgia" style:font-size-asian="10pt" style:font-name-complex="Georgia" style:font-size-complex="10pt"/>
    </style:style>
    <style:style style:name="T9_116" style:family="text">
      <style:text-properties style:font-name="Georgia" fo:font-size="10pt" style:font-name-asian="Georgia" style:font-size-asian="10pt" style:font-name-complex="Georgia" style:font-size-complex="10pt"/>
    </style:style>
    <style:style style:name="T9_117" style:family="text">
      <style:text-properties style:font-name="Georgia" fo:font-size="10pt" style:font-name-asian="Georgia" style:font-size-asian="10pt" style:font-name-complex="Georgia" style:font-size-complex="10pt"/>
    </style:style>
    <style:style style:name="T9_118" style:family="text">
      <style:text-properties style:font-name="Georgia" fo:font-size="10pt" style:font-name-asian="Georgia" style:font-size-asian="10pt" style:font-name-complex="Georgia" style:font-size-complex="10pt"/>
    </style:style>
    <style:style style:name="T9_119" style:family="text">
      <style:text-properties style:font-name="Georgia" fo:font-size="10pt" style:font-name-asian="Georgia" style:font-size-asian="10pt" style:font-name-complex="Georgia" style:font-size-complex="10pt"/>
    </style:style>
    <style:style style:name="T9_120" style:family="text">
      <style:text-properties style:font-name="Georgia" fo:font-size="10pt" style:font-name-asian="Georgia" style:font-size-asian="10pt" style:font-name-complex="Georgia" style:font-size-complex="10pt"/>
    </style:style>
    <style:style style:name="T9_121" style:family="text">
      <style:text-properties style:font-name="Georgia" fo:font-size="10pt" style:font-name-asian="Georgia" style:font-size-asian="10pt" style:font-name-complex="Georgia" style:font-size-complex="10pt"/>
    </style:style>
    <style:style style:name="T9_122" style:family="text">
      <style:text-properties style:font-name="Georgia" fo:font-size="10pt" style:font-name-asian="Georgia" style:font-size-asian="10pt" style:font-name-complex="Georgia" style:font-size-complex="10pt"/>
    </style:style>
    <style:style style:name="T9_123" style:family="text">
      <style:text-properties style:font-name="Georgia" fo:font-size="10pt" style:font-name-asian="Georgia" style:font-size-asian="10pt" style:font-name-complex="Georgia" style:font-size-complex="10pt"/>
    </style:style>
    <style:style style:name="T9_124" style:family="text">
      <style:text-properties style:font-name="Georgia" fo:font-size="10pt" style:font-name-asian="Georgia" style:font-size-asian="10pt" style:font-name-complex="Georgia" style:font-size-complex="10pt"/>
    </style:style>
    <style:style style:name="T9_125" style:family="text">
      <style:text-properties style:font-name="Georgia" fo:font-size="10pt" style:font-name-asian="Georgia" style:font-size-asian="10pt" style:font-name-complex="Georgia" style:font-size-complex="10pt"/>
    </style:style>
    <style:style style:name="T9_126" style:family="text">
      <style:text-properties style:font-name="Georgia" fo:font-size="10pt" style:font-name-asian="Georgia" style:font-size-asian="10pt" style:font-name-complex="Georgia" style:font-size-complex="10pt"/>
    </style:style>
    <style:style style:name="T9_127" style:family="text">
      <style:text-properties style:font-name="Georgia" fo:font-size="10pt" style:font-name-asian="Georgia" style:font-size-asian="10pt" style:font-name-complex="Georgia" style:font-size-complex="10pt"/>
    </style:style>
    <style:style style:name="T9_128" style:family="text">
      <style:text-properties style:font-name="Georgia" fo:font-size="10pt" style:font-name-asian="Georgia" style:font-size-asian="10pt" style:font-name-complex="Georgia" style:font-size-complex="10pt"/>
    </style:style>
    <style:style style:name="T9_129" style:family="text">
      <style:text-properties style:font-name="Georgia" fo:font-size="10pt" style:font-name-asian="Georgia" style:font-size-asian="10pt" style:font-name-complex="Georgia" style:font-size-complex="10pt"/>
    </style:style>
    <style:style style:name="T9_130" style:family="text">
      <style:text-properties style:font-name="Georgia" fo:font-size="10pt" style:font-name-asian="Georgia" style:font-size-asian="10pt" style:font-name-complex="Georgia" style:font-size-complex="10pt"/>
    </style:style>
    <style:style style:name="T9_131" style:family="text">
      <style:text-properties style:font-name="Georgia" fo:font-size="10pt" style:font-name-asian="Georgia" style:font-size-asian="10pt" style:font-name-complex="Georgia" style:font-size-complex="10pt"/>
    </style:style>
    <style:style style:name="T9_132" style:family="text">
      <style:text-properties style:font-name="Georgia" fo:font-size="10pt" style:font-name-asian="Georgia" style:font-size-asian="10pt" style:font-name-complex="Georgia" style:font-size-complex="10pt"/>
    </style:style>
    <style:style style:name="T9_133" style:family="text">
      <style:text-properties style:font-name="Georgia" fo:font-size="10pt" style:font-name-asian="Georgia" style:font-size-asian="10pt" style:font-name-complex="Georgia" style:font-size-complex="10pt"/>
    </style:style>
    <style:style style:name="T9_134" style:family="text">
      <style:text-properties style:font-name="Georgia" fo:font-size="10pt" style:font-name-asian="Georgia" style:font-size-asian="10pt" style:font-name-complex="Georgia" style:font-size-complex="10pt"/>
    </style:style>
    <style:style style:name="T9_135" style:family="text">
      <style:text-properties style:font-name="Georgia" fo:font-size="10pt" style:font-name-asian="Georgia" style:font-size-asian="10pt" style:font-name-complex="Georgia" style:font-size-complex="10pt"/>
    </style:style>
    <style:style style:name="T9_136" style:family="text">
      <style:text-properties style:font-name="Georgia" fo:font-size="10pt" style:font-name-asian="Georgia" style:font-size-asian="10pt" style:font-name-complex="Georgia" style:font-size-complex="10pt"/>
    </style:style>
    <style:style style:name="T9_137" style:family="text">
      <style:text-properties style:font-name="Georgia" fo:font-size="10pt" style:font-name-asian="Georgia" style:font-size-asian="10pt" style:font-name-complex="Georgia" style:font-size-complex="10pt"/>
    </style:style>
    <style:style style:name="T9_138" style:family="text">
      <style:text-properties style:font-name="Georgia" fo:font-size="10pt" style:font-name-asian="Georgia" style:font-size-asian="10pt" style:font-name-complex="Georgia" style:font-size-complex="10pt"/>
    </style:style>
    <style:style style:name="T9_139" style:family="text">
      <style:text-properties style:font-name="Georgia" fo:font-size="10pt" style:font-name-asian="Georgia" style:font-size-asian="10pt" style:font-name-complex="Georgia" style:font-size-complex="10pt"/>
    </style:style>
    <style:style style:name="T9_140" style:family="text">
      <style:text-properties style:font-name="Georgia" fo:font-size="10pt" style:font-name-asian="Georgia" style:font-size-asian="10pt" style:font-name-complex="Georgia" style:font-size-complex="10pt"/>
    </style:style>
    <style:style style:name="T9_141" style:family="text">
      <style:text-properties style:font-name="Georgia" fo:font-size="10pt" style:font-name-asian="Georgia" style:font-size-asian="10pt" style:font-name-complex="Georgia" style:font-size-complex="10pt"/>
    </style:style>
    <style:style style:name="T9_142" style:family="text">
      <style:text-properties style:font-name="Georgia" fo:font-size="10pt" style:font-name-asian="Georgia" style:font-size-asian="10pt" style:font-name-complex="Georgia" style:font-size-complex="10pt"/>
    </style:style>
    <style:style style:name="T9_143" style:family="text">
      <style:text-properties style:font-name="Georgia" fo:font-size="10pt" style:font-name-asian="Georgia" style:font-size-asian="10pt" style:font-name-complex="Georgia" style:font-size-complex="10pt"/>
    </style:style>
    <style:style style:name="T9_144" style:family="text">
      <style:text-properties style:font-name="Georgia" fo:font-size="10pt" style:font-name-asian="Georgia" style:font-size-asian="10pt" style:font-name-complex="Georgia" style:font-size-complex="10pt"/>
    </style:style>
    <style:style style:name="T9_145" style:family="text">
      <style:text-properties style:font-name="Georgia" fo:font-size="10pt" style:font-name-asian="Georgia" style:font-size-asian="10pt" style:font-name-complex="Georgia" style:font-size-complex="10pt"/>
    </style:style>
    <style:style style:name="T9_146" style:family="text">
      <style:text-properties style:font-name="Georgia" fo:font-size="10pt" style:font-name-asian="Georgia" style:font-size-asian="10pt" style:font-name-complex="Georgia" style:font-size-complex="10pt"/>
    </style:style>
    <style:style style:name="T9_147" style:family="text">
      <style:text-properties style:font-name="Georgia" fo:font-size="10pt" style:font-name-asian="Georgia" style:font-size-asian="10pt" style:font-name-complex="Georgia" style:font-size-complex="10pt"/>
    </style:style>
    <style:style style:name="T9_148" style:family="text">
      <style:text-properties style:font-name="Georgia" fo:font-size="10pt" style:font-name-asian="Georgia" style:font-size-asian="10pt" style:font-name-complex="Georgia" style:font-size-complex="10pt"/>
    </style:style>
    <style:style style:name="T9_149" style:family="text">
      <style:text-properties style:font-name="Georgia" fo:font-size="10pt" style:font-name-asian="Georgia" style:font-size-asian="10pt" style:font-name-complex="Georgia" style:font-size-complex="10pt"/>
    </style:style>
    <style:style style:name="T9_150" style:family="text">
      <style:text-properties style:font-name="Georgia" fo:font-size="10pt" style:font-name-asian="Georgia" style:font-size-asian="10pt" style:font-name-complex="Georgia" style:font-size-complex="10pt"/>
    </style:style>
    <style:style style:name="T9_151" style:family="text">
      <style:text-properties style:font-name="Georgia" fo:font-size="10pt" style:font-name-asian="Georgia" style:font-size-asian="10pt" style:font-name-complex="Georgia" style:font-size-complex="10pt"/>
    </style:style>
    <style:style style:name="T9_152" style:family="text">
      <style:text-properties style:font-name="Georgia" fo:font-size="10pt" style:font-name-asian="Georgia" style:font-size-asian="10pt" style:font-name-complex="Georgia" style:font-size-complex="10pt"/>
    </style:style>
    <style:style style:name="P10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T11_2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T11_3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style:font-name="Georgia" style:font-name-asian="Georgia" style:font-name-complex="Georgia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Georgia" fo:font-size="10pt" style:font-name-asian="Georgia" style:font-size-asian="10pt" style:font-name-complex="Georgia" style:font-size-complex="10pt"/>
    </style:style>
    <style:style style:name="T13_2" style:family="text">
      <style:text-properties style:font-name="Georgia" fo:font-size="10pt" style:font-name-asian="Georgia" style:font-size-asian="10pt" style:font-name-complex="Georgia" style:font-size-complex="10pt"/>
    </style:style>
    <style:style style:name="T13_3" style:family="text">
      <style:text-properties style:font-name="Georgia" fo:font-size="10pt" style:font-name-asian="Georgia" style:font-size-asian="10pt" style:font-name-complex="Georgia" style:font-size-complex="10pt"/>
    </style:style>
    <style:style style:name="T13_4" style:family="text">
      <style:text-properties style:font-name="Georgia" fo:font-size="10pt" style:font-name-asian="Georgia" style:font-size-asian="10pt" style:font-name-complex="Georgia" style:font-size-complex="10pt"/>
    </style:style>
    <style:style style:name="T13_5" style:family="text">
      <style:text-properties style:font-name="Georgia" fo:font-size="10pt" style:font-name-asian="Georgia" style:font-size-asian="10pt" style:font-name-complex="Georgia" style:font-size-complex="10pt"/>
    </style:style>
    <style:style style:name="T13_6" style:family="text">
      <style:text-properties style:font-name="Georgia" fo:font-size="10pt" style:font-name-asian="Georgia" style:font-size-asian="10pt" style:font-name-complex="Georgia" style:font-size-complex="10pt"/>
    </style:style>
    <style:style style:name="T13_7" style:family="text">
      <style:text-properties style:font-name="Georgia" fo:font-size="10pt" style:font-name-asian="Georgia" style:font-size-asian="10pt" style:font-name-complex="Georgia" style:font-size-complex="10pt"/>
    </style:style>
    <style:style style:name="T13_8" style:family="text">
      <style:text-properties style:font-name="Georgia" fo:font-size="10pt" style:font-name-asian="Georgia" style:font-size-asian="10pt" style:font-name-complex="Georgia" style:font-size-complex="10pt"/>
    </style:style>
    <style:style style:name="T13_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" style:family="text">
      <style:text-properties style:font-name="Georgia" fo:font-size="10pt" style:font-name-asian="Georgia" style:font-size-asian="10pt" style:font-name-complex="Georgia" style:font-size-complex="10pt"/>
    </style:style>
    <style:style style:name="T13_20" style:family="text">
      <style:text-properties style:font-name="Georgia" fo:font-size="10pt" style:font-name-asian="Georgia" style:font-size-asian="10pt" style:font-name-complex="Georgia" style:font-size-complex="10pt"/>
    </style:style>
    <style:style style:name="T13_21" style:family="text">
      <style:text-properties style:font-name="Georgia" fo:font-size="10pt" style:font-name-asian="Georgia" style:font-size-asian="10pt" style:font-name-complex="Georgia" style:font-size-complex="10pt"/>
    </style:style>
    <style:style style:name="T13_22" style:family="text">
      <style:text-properties style:font-name="Georgia" fo:font-size="10pt" style:font-name-asian="Georgia" style:font-size-asian="10pt" style:font-name-complex="Georgia" style:font-size-complex="10pt"/>
    </style:style>
    <style:style style:name="T13_23" style:family="text">
      <style:text-properties style:font-name="Georgia" fo:font-size="10pt" style:font-name-asian="Georgia" style:font-size-asian="10pt" style:font-name-complex="Georgia" style:font-size-complex="10pt"/>
    </style:style>
    <style:style style:name="T13_24" style:family="text">
      <style:text-properties style:font-name="Georgia" fo:font-size="10pt" style:font-name-asian="Georgia" style:font-size-asian="10pt" style:font-name-complex="Georgia" style:font-size-complex="10pt"/>
    </style:style>
    <style:style style:name="T13_25" style:family="text">
      <style:text-properties style:font-name="Georgia" fo:font-size="10pt" style:font-name-asian="Georgia" style:font-size-asian="10pt" style:font-name-complex="Georgia" style:font-size-complex="10pt"/>
    </style:style>
    <style:style style:name="T13_26" style:family="text">
      <style:text-properties style:font-name="Georgia" fo:font-size="10pt" style:font-name-asian="Georgia" style:font-size-asian="10pt" style:font-name-complex="Georgia" style:font-size-complex="10pt"/>
    </style:style>
    <style:style style:name="T13_27" style:family="text">
      <style:text-properties style:font-name="Georgia" fo:font-size="10pt" style:font-name-asian="Georgia" style:font-size-asian="10pt" style:font-name-complex="Georgia" style:font-size-complex="10pt"/>
    </style:style>
    <style:style style:name="T13_28" style:family="text">
      <style:text-properties style:font-name="Georgia" fo:font-size="10pt" style:font-name-asian="Georgia" style:font-size-asian="10pt" style:font-name-complex="Georgia" style:font-size-complex="10pt"/>
    </style:style>
    <style:style style:name="T13_29" style:family="text">
      <style:text-properties style:font-name="Georgia" fo:font-size="10pt" style:font-name-asian="Georgia" style:font-size-asian="10pt" style:font-name-complex="Georgia" style:font-size-complex="10pt"/>
    </style:style>
    <style:style style:name="T13_30" style:family="text">
      <style:text-properties style:font-name="Georgia" fo:font-size="10pt" style:font-name-asian="Georgia" style:font-size-asian="10pt" style:font-name-complex="Georgia" style:font-size-complex="10pt"/>
    </style:style>
    <style:style style:name="T13_31" style:family="text">
      <style:text-properties style:font-name="Georgia" fo:font-size="10pt" style:font-name-asian="Georgia" style:font-size-asian="10pt" style:font-name-complex="Georgia" style:font-size-complex="10pt"/>
    </style:style>
    <style:style style:name="T13_32" style:family="text">
      <style:text-properties style:font-name="Georgia" fo:font-size="10pt" style:font-name-asian="Georgia" style:font-size-asian="10pt" style:font-name-complex="Georgia" style:font-size-complex="10pt"/>
    </style:style>
    <style:style style:name="T13_33" style:family="text">
      <style:text-properties style:font-name="Georgia" fo:font-size="10pt" style:font-name-asian="Georgia" style:font-size-asian="10pt" style:font-name-complex="Georgia" style:font-size-complex="10pt"/>
    </style:style>
    <style:style style:name="T13_34" style:family="text">
      <style:text-properties style:font-name="Georgia" fo:font-size="10pt" style:font-name-asian="Georgia" style:font-size-asian="10pt" style:font-name-complex="Georgia" style:font-size-complex="10pt"/>
    </style:style>
    <style:style style:name="T13_35" style:family="text">
      <style:text-properties style:font-name="Georgia" fo:font-size="10pt" style:font-name-asian="Georgia" style:font-size-asian="10pt" style:font-name-complex="Georgia" style:font-size-complex="10pt"/>
    </style:style>
    <style:style style:name="T13_36" style:family="text">
      <style:text-properties style:font-name="Georgia" fo:font-size="10pt" style:font-name-asian="Georgia" style:font-size-asian="10pt" style:font-name-complex="Georgia" style:font-size-complex="10pt"/>
    </style:style>
    <style:style style:name="T13_37" style:family="text">
      <style:text-properties style:font-name="Georgia" fo:font-size="10pt" style:font-name-asian="Georgia" style:font-size-asian="10pt" style:font-name-complex="Georgia" style:font-size-complex="10pt"/>
    </style:style>
    <style:style style:name="T13_38" style:family="text">
      <style:text-properties style:font-name="Georgia" fo:font-size="10pt" style:font-name-asian="Georgia" style:font-size-asian="10pt" style:font-name-complex="Georgia" style:font-size-complex="10pt"/>
    </style:style>
    <style:style style:name="T13_39" style:family="text">
      <style:text-properties style:font-name="Georgia" fo:font-size="10pt" style:font-name-asian="Georgia" style:font-size-asian="10pt" style:font-name-complex="Georgia" style:font-size-complex="10pt"/>
    </style:style>
    <style:style style:name="T13_40" style:family="text">
      <style:text-properties style:font-name="Georgia" fo:font-size="10pt" style:font-name-asian="Georgia" style:font-size-asian="10pt" style:font-name-complex="Georgia" style:font-size-complex="10pt"/>
    </style:style>
    <style:style style:name="T13_41" style:family="text">
      <style:text-properties style:font-name="Georgia" fo:font-size="10pt" style:font-name-asian="Georgia" style:font-size-asian="10pt" style:font-name-complex="Georgia" style:font-size-complex="10pt"/>
    </style:style>
    <style:style style:name="T13_42" style:family="text">
      <style:text-properties style:font-name="Georgia" fo:font-size="10pt" style:font-name-asian="Georgia" style:font-size-asian="10pt" style:font-name-complex="Georgia" style:font-size-complex="10pt"/>
    </style:style>
    <style:style style:name="T13_43" style:family="text">
      <style:text-properties style:font-name="Georgia" fo:font-size="10pt" style:font-name-asian="Georgia" style:font-size-asian="10pt" style:font-name-complex="Georgia" style:font-size-complex="10pt"/>
    </style:style>
    <style:style style:name="T13_44" style:family="text">
      <style:text-properties style:font-name="Georgia" fo:font-size="10pt" style:font-name-asian="Georgia" style:font-size-asian="10pt" style:font-name-complex="Georgia" style:font-size-complex="10pt"/>
    </style:style>
    <style:style style:name="T13_45" style:family="text">
      <style:text-properties style:font-name="Georgia" fo:font-size="10pt" style:font-name-asian="Georgia" style:font-size-asian="10pt" style:font-name-complex="Georgia" style:font-size-complex="10pt"/>
    </style:style>
    <style:style style:name="T13_46" style:family="text">
      <style:text-properties style:font-name="Georgia" fo:font-size="10pt" style:font-name-asian="Georgia" style:font-size-asian="10pt" style:font-name-complex="Georgia" style:font-size-complex="10pt"/>
    </style:style>
    <style:style style:name="T13_47" style:family="text">
      <style:text-properties style:font-name="Georgia" fo:font-size="10pt" style:font-name-asian="Georgia" style:font-size-asian="10pt" style:font-name-complex="Georgia" style:font-size-complex="10pt"/>
    </style:style>
    <style:style style:name="T13_48" style:family="text">
      <style:text-properties style:font-name="Georgia" fo:font-size="10pt" style:font-name-asian="Georgia" style:font-size-asian="10pt" style:font-name-complex="Georgia" style:font-size-complex="10pt"/>
    </style:style>
    <style:style style:name="T13_49" style:family="text">
      <style:text-properties style:font-name="Georgia" fo:font-size="10pt" style:font-name-asian="Georgia" style:font-size-asian="10pt" style:font-name-complex="Georgia" style:font-size-complex="10pt"/>
    </style:style>
    <style:style style:name="T13_50" style:family="text">
      <style:text-properties style:font-name="Georgia" fo:font-size="10pt" style:font-name-asian="Georgia" style:font-size-asian="10pt" style:font-name-complex="Georgia" style:font-size-complex="10pt"/>
    </style:style>
    <style:style style:name="T13_51" style:family="text">
      <style:text-properties style:font-name="Georgia" fo:font-size="10pt" style:font-name-asian="Georgia" style:font-size-asian="10pt" style:font-name-complex="Georgia" style:font-size-complex="10pt"/>
    </style:style>
    <style:style style:name="T13_52" style:family="text">
      <style:text-properties style:font-name="Georgia" fo:font-size="10pt" style:font-name-asian="Georgia" style:font-size-asian="10pt" style:font-name-complex="Georgia" style:font-size-complex="10pt"/>
    </style:style>
    <style:style style:name="T13_53" style:family="text">
      <style:text-properties style:font-name="Georgia" fo:font-size="10pt" style:font-name-asian="Georgia" style:font-size-asian="10pt" style:font-name-complex="Georgia" style:font-size-complex="10pt"/>
    </style:style>
    <style:style style:name="T13_54" style:family="text">
      <style:text-properties style:font-name="Georgia" fo:font-size="10pt" style:font-name-asian="Georgia" style:font-size-asian="10pt" style:font-name-complex="Georgia" style:font-size-complex="10pt"/>
    </style:style>
    <style:style style:name="T13_55" style:family="text">
      <style:text-properties style:font-name="Georgia" fo:font-size="10pt" style:font-name-asian="Georgia" style:font-size-asian="10pt" style:font-name-complex="Georgia" style:font-size-complex="10pt"/>
    </style:style>
    <style:style style:name="T13_56" style:family="text">
      <style:text-properties style:font-name="Georgia" fo:font-size="10pt" style:font-name-asian="Georgia" style:font-size-asian="10pt" style:font-name-complex="Georgia" style:font-size-complex="10pt"/>
    </style:style>
    <style:style style:name="T13_57" style:family="text">
      <style:text-properties style:font-name="Georgia" fo:font-size="10pt" style:font-name-asian="Georgia" style:font-size-asian="10pt" style:font-name-complex="Georgia" style:font-size-complex="10pt"/>
    </style:style>
    <style:style style:name="T13_58" style:family="text">
      <style:text-properties style:font-name="Georgia" fo:font-size="10pt" style:font-name-asian="Georgia" style:font-size-asian="10pt" style:font-name-complex="Georgia" style:font-size-complex="10pt"/>
    </style:style>
    <style:style style:name="T13_59" style:family="text">
      <style:text-properties style:font-name="Georgia" fo:font-size="10pt" style:font-name-asian="Georgia" style:font-size-asian="10pt" style:font-name-complex="Georgia" style:font-size-complex="10pt"/>
    </style:style>
    <style:style style:name="T13_60" style:family="text">
      <style:text-properties style:font-name="Georgia" fo:font-size="10pt" style:font-name-asian="Georgia" style:font-size-asian="10pt" style:font-name-complex="Georgia" style:font-size-complex="10pt"/>
    </style:style>
    <style:style style:name="T13_61" style:family="text">
      <style:text-properties style:font-name="Georgia" fo:font-size="10pt" style:font-name-asian="Georgia" style:font-size-asian="10pt" style:font-name-complex="Georgia" style:font-size-complex="10pt"/>
    </style:style>
    <style:style style:name="T13_62" style:family="text">
      <style:text-properties style:font-name="Georgia" fo:font-size="10pt" style:font-name-asian="Georgia" style:font-size-asian="10pt" style:font-name-complex="Georgia" style:font-size-complex="10pt"/>
    </style:style>
    <style:style style:name="T13_63" style:family="text">
      <style:text-properties style:font-name="Georgia" fo:font-size="10pt" style:font-name-asian="Georgia" style:font-size-asian="10pt" style:font-name-complex="Georgia" style:font-size-complex="10pt"/>
    </style:style>
    <style:style style:name="T13_64" style:family="text">
      <style:text-properties style:font-name="Georgia" fo:font-size="10pt" style:font-name-asian="Georgia" style:font-size-asian="10pt" style:font-name-complex="Georgia" style:font-size-complex="10pt"/>
    </style:style>
    <style:style style:name="T13_65" style:family="text">
      <style:text-properties style:font-name="Georgia" fo:font-size="10pt" style:font-name-asian="Georgia" style:font-size-asian="10pt" style:font-name-complex="Georgia" style:font-size-complex="10pt"/>
    </style:style>
    <style:style style:name="T13_66" style:family="text">
      <style:text-properties style:font-name="Georgia" fo:font-size="10pt" style:font-name-asian="Georgia" style:font-size-asian="10pt" style:font-name-complex="Georgia" style:font-size-complex="10pt"/>
    </style:style>
    <style:style style:name="T13_67" style:family="text">
      <style:text-properties style:font-name="Georgia" fo:font-size="10pt" style:font-name-asian="Georgia" style:font-size-asian="10pt" style:font-name-complex="Georgia" style:font-size-complex="10pt"/>
    </style:style>
    <style:style style:name="T13_68" style:family="text">
      <style:text-properties style:font-name="Georgia" fo:font-size="10pt" style:font-name-asian="Georgia" style:font-size-asian="10pt" style:font-name-complex="Georgia" style:font-size-complex="10pt"/>
    </style:style>
    <style:style style:name="T13_69" style:family="text">
      <style:text-properties style:font-name="Georgia" fo:font-size="10pt" style:font-name-asian="Georgia" style:font-size-asian="10pt" style:font-name-complex="Georgia" style:font-size-complex="10pt"/>
    </style:style>
    <style:style style:name="T13_70" style:family="text">
      <style:text-properties style:font-name="Georgia" fo:font-size="10pt" style:font-name-asian="Georgia" style:font-size-asian="10pt" style:font-name-complex="Georgia" style:font-size-complex="10pt"/>
    </style:style>
    <style:style style:name="T13_71" style:family="text">
      <style:text-properties style:font-name="Georgia" fo:font-size="10pt" style:font-name-asian="Georgia" style:font-size-asian="10pt" style:font-name-complex="Georgia" style:font-size-complex="10pt"/>
    </style:style>
    <style:style style:name="T13_72" style:family="text">
      <style:text-properties style:font-name="Georgia" fo:font-size="10pt" style:font-name-asian="Georgia" style:font-size-asian="10pt" style:font-name-complex="Georgia" style:font-size-complex="10pt"/>
    </style:style>
    <style:style style:name="T13_73" style:family="text">
      <style:text-properties style:font-name="Georgia" fo:font-size="10pt" style:font-name-asian="Georgia" style:font-size-asian="10pt" style:font-name-complex="Georgia" style:font-size-complex="10pt"/>
    </style:style>
    <style:style style:name="T13_74" style:family="text">
      <style:text-properties style:font-name="Georgia" fo:font-size="10pt" style:font-name-asian="Georgia" style:font-size-asian="10pt" style:font-name-complex="Georgia" style:font-size-complex="10pt"/>
    </style:style>
    <style:style style:name="T13_75" style:family="text">
      <style:text-properties style:font-name="Georgia" fo:font-size="10pt" style:font-name-asian="Georgia" style:font-size-asian="10pt" style:font-name-complex="Georgia" style:font-size-complex="10pt"/>
    </style:style>
    <style:style style:name="T13_76" style:family="text">
      <style:text-properties style:font-name="Georgia" fo:font-size="10pt" style:font-name-asian="Georgia" style:font-size-asian="10pt" style:font-name-complex="Georgia" style:font-size-complex="10pt"/>
    </style:style>
    <style:style style:name="T13_77" style:family="text">
      <style:text-properties style:font-name="Georgia" fo:font-size="10pt" style:font-name-asian="Georgia" style:font-size-asian="10pt" style:font-name-complex="Georgia" style:font-size-complex="10pt"/>
    </style:style>
    <style:style style:name="T13_78" style:family="text">
      <style:text-properties style:font-name="Georgia" fo:font-size="10pt" style:font-name-asian="Georgia" style:font-size-asian="10pt" style:font-name-complex="Georgia" style:font-size-complex="10pt"/>
    </style:style>
    <style:style style:name="T13_79" style:family="text">
      <style:text-properties style:font-name="Georgia" fo:font-size="10pt" style:font-name-asian="Georgia" style:font-size-asian="10pt" style:font-name-complex="Georgia" style:font-size-complex="10pt"/>
    </style:style>
    <style:style style:name="T13_80" style:family="text">
      <style:text-properties style:font-name="Georgia" fo:font-size="10pt" style:font-name-asian="Georgia" style:font-size-asian="10pt" style:font-name-complex="Georgia" style:font-size-complex="10pt"/>
    </style:style>
    <style:style style:name="T13_81" style:family="text">
      <style:text-properties style:font-name="Georgia" fo:font-size="10pt" style:font-name-asian="Georgia" style:font-size-asian="10pt" style:font-name-complex="Georgia" style:font-size-complex="10pt"/>
    </style:style>
    <style:style style:name="T13_82" style:family="text">
      <style:text-properties style:font-name="Georgia" fo:font-size="10pt" style:font-name-asian="Georgia" style:font-size-asian="10pt" style:font-name-complex="Georgia" style:font-size-complex="10pt"/>
    </style:style>
    <style:style style:name="T13_83" style:family="text">
      <style:text-properties style:font-name="Georgia" fo:font-size="10pt" style:font-name-asian="Georgia" style:font-size-asian="10pt" style:font-name-complex="Georgia" style:font-size-complex="10pt"/>
    </style:style>
    <style:style style:name="T13_84" style:family="text">
      <style:text-properties style:font-name="Georgia" fo:font-size="10pt" style:font-name-asian="Georgia" style:font-size-asian="10pt" style:font-name-complex="Georgia" style:font-size-complex="10pt"/>
    </style:style>
    <style:style style:name="T13_85" style:family="text">
      <style:text-properties style:font-name="Georgia" fo:font-size="10pt" style:font-name-asian="Georgia" style:font-size-asian="10pt" style:font-name-complex="Georgia" style:font-size-complex="10pt"/>
    </style:style>
    <style:style style:name="T13_86" style:family="text">
      <style:text-properties style:font-name="Georgia" fo:font-size="10pt" style:font-name-asian="Georgia" style:font-size-asian="10pt" style:font-name-complex="Georgia" style:font-size-complex="10pt"/>
    </style:style>
    <style:style style:name="T13_87" style:family="text">
      <style:text-properties style:font-name="Georgia" fo:font-size="10pt" style:font-name-asian="Georgia" style:font-size-asian="10pt" style:font-name-complex="Georgia" style:font-size-complex="10pt"/>
    </style:style>
    <style:style style:name="T13_88" style:family="text">
      <style:text-properties style:font-name="Georgia" fo:font-size="10pt" style:font-name-asian="Georgia" style:font-size-asian="10pt" style:font-name-complex="Georgia" style:font-size-complex="10pt"/>
    </style:style>
    <style:style style:name="T13_89" style:family="text">
      <style:text-properties style:font-name="Georgia" fo:font-size="10pt" style:font-name-asian="Georgia" style:font-size-asian="10pt" style:font-name-complex="Georgia" style:font-size-complex="10pt"/>
    </style:style>
    <style:style style:name="T13_90" style:family="text">
      <style:text-properties style:font-name="Georgia" fo:font-size="10pt" style:font-name-asian="Georgia" style:font-size-asian="10pt" style:font-name-complex="Georgia" style:font-size-complex="10pt"/>
    </style:style>
    <style:style style:name="T13_91" style:family="text">
      <style:text-properties style:font-name="Georgia" fo:font-size="10pt" style:font-name-asian="Georgia" style:font-size-asian="10pt" style:font-name-complex="Georgia" style:font-size-complex="10pt"/>
    </style:style>
    <style:style style:name="T13_92" style:family="text">
      <style:text-properties style:font-name="Georgia" fo:font-size="10pt" style:font-name-asian="Georgia" style:font-size-asian="10pt" style:font-name-complex="Georgia" style:font-size-complex="10pt"/>
    </style:style>
    <style:style style:name="T13_93" style:family="text">
      <style:text-properties style:font-name="Georgia" fo:font-size="10pt" style:font-name-asian="Georgia" style:font-size-asian="10pt" style:font-name-complex="Georgia" style:font-size-complex="10pt"/>
    </style:style>
    <style:style style:name="T13_94" style:family="text">
      <style:text-properties style:font-name="Georgia" fo:font-size="10pt" style:font-name-asian="Georgia" style:font-size-asian="10pt" style:font-name-complex="Georgia" style:font-size-complex="10pt"/>
    </style:style>
    <style:style style:name="T13_95" style:family="text">
      <style:text-properties style:font-name="Georgia" fo:font-size="10pt" style:font-name-asian="Georgia" style:font-size-asian="10pt" style:font-name-complex="Georgia" style:font-size-complex="10pt"/>
    </style:style>
    <style:style style:name="T13_96" style:family="text">
      <style:text-properties style:font-name="Georgia" fo:font-size="10pt" style:font-name-asian="Georgia" style:font-size-asian="10pt" style:font-name-complex="Georgia" style:font-size-complex="10pt"/>
    </style:style>
    <style:style style:name="T13_97" style:family="text">
      <style:text-properties style:font-name="Georgia" fo:font-size="10pt" style:font-name-asian="Georgia" style:font-size-asian="10pt" style:font-name-complex="Georgia" style:font-size-complex="10pt"/>
    </style:style>
    <style:style style:name="T13_98" style:family="text">
      <style:text-properties style:font-name="Georgia" fo:font-size="10pt" style:font-name-asian="Georgia" style:font-size-asian="10pt" style:font-name-complex="Georgia" style:font-size-complex="10pt"/>
    </style:style>
    <style:style style:name="T13_9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7" style:family="text">
      <style:text-properties style:font-name="Georgia" fo:font-size="10pt" style:font-name-asian="Georgia" style:font-size-asian="10pt" style:font-name-complex="Georgia" style:font-size-complex="10pt"/>
    </style:style>
    <style:style style:name="P14" style:family="paragraph" style:parent-style-name="Standard">
      <style:paragraph-properties fo:break-before="auto" fo:line-height="115%" style:writing-mode="lr-tb"/>
      <style:text-properties style:font-name="Georgia" fo:font-size="10pt" style:font-name-asian="Georgia" style:font-size-asian="10pt" style:font-name-complex="Georgia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Georgia" fo:font-size="10pt" style:font-name-asian="Georgia" style:font-size-asian="10pt" style:font-name-complex="Georgia" style:font-size-complex="10pt"/>
    </style:style>
    <style:style style:name="T15_2" style:family="text">
      <style:text-properties style:font-name="Georgia" fo:font-size="10pt" style:font-name-asian="Georgia" style:font-size-asian="10pt" style:font-name-complex="Georgia" style:font-size-complex="10pt"/>
    </style:style>
    <style:style style:name="T15_3" style:family="text">
      <style:text-properties style:font-name="Georgia" fo:font-size="10pt" style:font-name-asian="Georgia" style:font-size-asian="10pt" style:font-name-complex="Georgia" style:font-size-complex="10pt"/>
    </style:style>
    <style:style style:name="T15_4" style:family="text">
      <style:text-properties style:font-name="Georgia" fo:font-size="10pt" style:font-name-asian="Georgia" style:font-size-asian="10pt" style:font-name-complex="Georgia" style:font-size-complex="10pt"/>
    </style:style>
    <style:style style:name="T15_5" style:family="text">
      <style:text-properties style:font-name="Georgia" fo:font-size="10pt" style:font-name-asian="Georgia" style:font-size-asian="10pt" style:font-name-complex="Georgia" style:font-size-complex="10pt"/>
    </style:style>
    <style:style style:name="T15_6" style:family="text">
      <style:text-properties style:font-name="Georgia" fo:font-size="10pt" style:font-name-asian="Georgia" style:font-size-asian="10pt" style:font-name-complex="Georgia" style:font-size-complex="10pt"/>
    </style:style>
    <style:style style:name="T15_7" style:family="text">
      <style:text-properties style:font-name="Georgia" fo:font-size="10pt" style:font-name-asian="Georgia" style:font-size-asian="10pt" style:font-name-complex="Georgia" style:font-size-complex="10pt"/>
    </style:style>
    <style:style style:name="T15_8" style:family="text">
      <style:text-properties style:font-name="Georgia" fo:font-size="10pt" style:font-name-asian="Georgia" style:font-size-asian="10pt" style:font-name-complex="Georgia" style:font-size-complex="10pt"/>
    </style:style>
    <style:style style:name="T15_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9" style:family="text">
      <style:text-properties style:font-name="Georgia" fo:font-size="10pt" style:font-name-asian="Georgia" style:font-size-asian="10pt" style:font-name-complex="Georgia" style:font-size-complex="10pt"/>
    </style:style>
    <style:style style:name="T15_20" style:family="text">
      <style:text-properties style:font-name="Georgia" fo:font-size="10pt" style:font-name-asian="Georgia" style:font-size-asian="10pt" style:font-name-complex="Georgia" style:font-size-complex="10pt"/>
    </style:style>
    <style:style style:name="T15_21" style:family="text">
      <style:text-properties style:font-name="Georgia" fo:font-size="10pt" style:font-name-asian="Georgia" style:font-size-asian="10pt" style:font-name-complex="Georgia" style:font-size-complex="10pt"/>
    </style:style>
    <style:style style:name="T15_22" style:family="text">
      <style:text-properties style:font-name="Georgia" fo:font-size="10pt" style:font-name-asian="Georgia" style:font-size-asian="10pt" style:font-name-complex="Georgia" style:font-size-complex="10pt"/>
    </style:style>
    <style:style style:name="T15_23" style:family="text">
      <style:text-properties style:font-name="Georgia" fo:font-size="10pt" style:font-name-asian="Georgia" style:font-size-asian="10pt" style:font-name-complex="Georgia" style:font-size-complex="10pt"/>
    </style:style>
    <style:style style:name="T15_24" style:family="text">
      <style:text-properties style:font-name="Georgia" fo:font-size="10pt" style:font-name-asian="Georgia" style:font-size-asian="10pt" style:font-name-complex="Georgia" style:font-size-complex="10pt"/>
    </style:style>
    <style:style style:name="T15_25" style:family="text">
      <style:text-properties style:font-name="Georgia" fo:font-size="10pt" style:font-name-asian="Georgia" style:font-size-asian="10pt" style:font-name-complex="Georgia" style:font-size-complex="10pt"/>
    </style:style>
    <style:style style:name="T15_26" style:family="text">
      <style:text-properties style:font-name="Georgia" fo:font-size="10pt" style:font-name-asian="Georgia" style:font-size-asian="10pt" style:font-name-complex="Georgia" style:font-size-complex="10pt"/>
    </style:style>
    <style:style style:name="T15_27" style:family="text">
      <style:text-properties style:font-name="Georgia" fo:font-size="10pt" style:font-name-asian="Georgia" style:font-size-asian="10pt" style:font-name-complex="Georgia" style:font-size-complex="10pt"/>
    </style:style>
    <style:style style:name="T15_28" style:family="text">
      <style:text-properties style:font-name="Georgia" fo:font-size="10pt" style:font-name-asian="Georgia" style:font-size-asian="10pt" style:font-name-complex="Georgia" style:font-size-complex="10pt"/>
    </style:style>
    <style:style style:name="T15_29" style:family="text">
      <style:text-properties style:font-name="Georgia" fo:font-size="10pt" style:font-name-asian="Georgia" style:font-size-asian="10pt" style:font-name-complex="Georgia" style:font-size-complex="10pt"/>
    </style:style>
    <style:style style:name="T15_30" style:family="text">
      <style:text-properties style:font-name="Georgia" fo:font-size="10pt" style:font-name-asian="Georgia" style:font-size-asian="10pt" style:font-name-complex="Georgia" style:font-size-complex="10pt"/>
    </style:style>
    <style:style style:name="T15_31" style:family="text">
      <style:text-properties style:font-name="Georgia" fo:font-size="10pt" style:font-name-asian="Georgia" style:font-size-asian="10pt" style:font-name-complex="Georgia" style:font-size-complex="10pt"/>
    </style:style>
    <style:style style:name="T15_32" style:family="text">
      <style:text-properties style:font-name="Georgia" fo:font-size="10pt" style:font-name-asian="Georgia" style:font-size-asian="10pt" style:font-name-complex="Georgia" style:font-size-complex="10pt"/>
    </style:style>
    <style:style style:name="T15_33" style:family="text">
      <style:text-properties style:font-name="Georgia" fo:font-size="10pt" style:font-name-asian="Georgia" style:font-size-asian="10pt" style:font-name-complex="Georgia" style:font-size-complex="10pt"/>
    </style:style>
    <style:style style:name="T15_34" style:family="text">
      <style:text-properties style:font-name="Georgia" fo:font-size="10pt" style:font-name-asian="Georgia" style:font-size-asian="10pt" style:font-name-complex="Georgia" style:font-size-complex="10pt"/>
    </style:style>
    <style:style style:name="T15_35" style:family="text">
      <style:text-properties style:font-name="Georgia" fo:font-size="10pt" style:font-name-asian="Georgia" style:font-size-asian="10pt" style:font-name-complex="Georgia" style:font-size-complex="10pt"/>
    </style:style>
    <style:style style:name="T15_36" style:family="text">
      <style:text-properties style:font-name="Georgia" fo:font-size="10pt" style:font-name-asian="Georgia" style:font-size-asian="10pt" style:font-name-complex="Georgia" style:font-size-complex="10pt"/>
    </style:style>
    <style:style style:name="T15_37" style:family="text">
      <style:text-properties style:font-name="Georgia" fo:font-size="10pt" style:font-name-asian="Georgia" style:font-size-asian="10pt" style:font-name-complex="Georgia" style:font-size-complex="10pt"/>
    </style:style>
    <style:style style:name="T15_38" style:family="text">
      <style:text-properties style:font-name="Georgia" fo:font-size="10pt" style:font-name-asian="Georgia" style:font-size-asian="10pt" style:font-name-complex="Georgia" style:font-size-complex="10pt"/>
    </style:style>
    <style:style style:name="T15_39" style:family="text">
      <style:text-properties style:font-name="Georgia" fo:font-size="10pt" style:font-name-asian="Georgia" style:font-size-asian="10pt" style:font-name-complex="Georgia" style:font-size-complex="10pt"/>
    </style:style>
    <style:style style:name="T15_40" style:family="text">
      <style:text-properties style:font-name="Georgia" fo:font-size="10pt" style:font-name-asian="Georgia" style:font-size-asian="10pt" style:font-name-complex="Georgia" style:font-size-complex="10pt"/>
    </style:style>
    <style:style style:name="T15_41" style:family="text">
      <style:text-properties style:font-name="Georgia" fo:font-size="10pt" style:font-name-asian="Georgia" style:font-size-asian="10pt" style:font-name-complex="Georgia" style:font-size-complex="10pt"/>
    </style:style>
    <style:style style:name="T15_42" style:family="text">
      <style:text-properties style:font-name="Georgia" fo:font-size="10pt" style:font-name-asian="Georgia" style:font-size-asian="10pt" style:font-name-complex="Georgia" style:font-size-complex="10pt"/>
    </style:style>
    <style:style style:name="T15_43" style:family="text">
      <style:text-properties style:font-name="Georgia" fo:font-size="10pt" style:font-name-asian="Georgia" style:font-size-asian="10pt" style:font-name-complex="Georgia" style:font-size-complex="10pt"/>
    </style:style>
    <style:style style:name="T15_44" style:family="text">
      <style:text-properties style:font-name="Georgia" fo:font-size="10pt" style:font-name-asian="Georgia" style:font-size-asian="10pt" style:font-name-complex="Georgia" style:font-size-complex="10pt"/>
    </style:style>
    <style:style style:name="T15_45" style:family="text">
      <style:text-properties style:font-name="Georgia" fo:font-size="10pt" style:font-name-asian="Georgia" style:font-size-asian="10pt" style:font-name-complex="Georgia" style:font-size-complex="10pt"/>
    </style:style>
    <style:style style:name="T15_46" style:family="text">
      <style:text-properties style:font-name="Georgia" fo:font-size="10pt" style:font-name-asian="Georgia" style:font-size-asian="10pt" style:font-name-complex="Georgia" style:font-size-complex="10pt"/>
    </style:style>
    <style:style style:name="T15_47" style:family="text">
      <style:text-properties style:font-name="Georgia" fo:font-size="10pt" style:font-name-asian="Georgia" style:font-size-asian="10pt" style:font-name-complex="Georgia" style:font-size-complex="10pt"/>
    </style:style>
    <style:style style:name="T15_48" style:family="text">
      <style:text-properties style:font-name="Georgia" fo:font-size="10pt" style:font-name-asian="Georgia" style:font-size-asian="10pt" style:font-name-complex="Georgia" style:font-size-complex="10pt"/>
    </style:style>
    <style:style style:name="T15_49" style:family="text">
      <style:text-properties style:font-name="Georgia" fo:font-size="10pt" style:font-name-asian="Georgia" style:font-size-asian="10pt" style:font-name-complex="Georgia" style:font-size-complex="10pt"/>
    </style:style>
    <style:style style:name="T15_50" style:family="text">
      <style:text-properties style:font-name="Georgia" fo:font-size="10pt" style:font-name-asian="Georgia" style:font-size-asian="10pt" style:font-name-complex="Georgia" style:font-size-complex="10pt"/>
    </style:style>
    <style:style style:name="T15_51" style:family="text">
      <style:text-properties style:font-name="Georgia" fo:font-size="10pt" style:font-name-asian="Georgia" style:font-size-asian="10pt" style:font-name-complex="Georgia" style:font-size-complex="10pt"/>
    </style:style>
    <style:style style:name="T15_52" style:family="text">
      <style:text-properties style:font-name="Georgia" fo:font-size="10pt" style:font-name-asian="Georgia" style:font-size-asian="10pt" style:font-name-complex="Georgia" style:font-size-complex="10pt"/>
    </style:style>
    <style:style style:name="T15_53" style:family="text">
      <style:text-properties style:font-name="Georgia" fo:font-size="10pt" style:font-name-asian="Georgia" style:font-size-asian="10pt" style:font-name-complex="Georgia" style:font-size-complex="10pt"/>
    </style:style>
    <style:style style:name="T15_54" style:family="text">
      <style:text-properties style:font-name="Georgia" fo:font-size="10pt" style:font-name-asian="Georgia" style:font-size-asian="10pt" style:font-name-complex="Georgia" style:font-size-complex="10pt"/>
    </style:style>
    <style:style style:name="T15_55" style:family="text">
      <style:text-properties style:font-name="Georgia" fo:font-size="10pt" style:font-name-asian="Georgia" style:font-size-asian="10pt" style:font-name-complex="Georgia" style:font-size-complex="10pt"/>
    </style:style>
    <style:style style:name="T15_56" style:family="text">
      <style:text-properties style:font-name="Georgia" fo:font-size="10pt" style:font-name-asian="Georgia" style:font-size-asian="10pt" style:font-name-complex="Georgia" style:font-size-complex="10pt"/>
    </style:style>
    <style:style style:name="T15_57" style:family="text">
      <style:text-properties style:font-name="Georgia" fo:font-size="10pt" style:font-name-asian="Georgia" style:font-size-asian="10pt" style:font-name-complex="Georgia" style:font-size-complex="10pt"/>
    </style:style>
    <style:style style:name="T15_58" style:family="text">
      <style:text-properties style:font-name="Georgia" fo:font-size="10pt" style:font-name-asian="Georgia" style:font-size-asian="10pt" style:font-name-complex="Georgia" style:font-size-complex="10pt"/>
    </style:style>
    <style:style style:name="T15_59" style:family="text">
      <style:text-properties style:font-name="Georgia" fo:font-size="10pt" style:font-name-asian="Georgia" style:font-size-asian="10pt" style:font-name-complex="Georgia" style:font-size-complex="10pt"/>
    </style:style>
    <style:style style:name="T15_60" style:family="text">
      <style:text-properties style:font-name="Georgia" fo:font-size="10pt" style:font-name-asian="Georgia" style:font-size-asian="10pt" style:font-name-complex="Georgia" style:font-size-complex="10pt"/>
    </style:style>
    <style:style style:name="T15_61" style:family="text">
      <style:text-properties style:font-name="Georgia" fo:font-size="10pt" style:font-name-asian="Georgia" style:font-size-asian="10pt" style:font-name-complex="Georgia" style:font-size-complex="10pt"/>
    </style:style>
    <style:style style:name="T15_62" style:family="text">
      <style:text-properties style:font-name="Georgia" fo:font-size="10pt" style:font-name-asian="Georgia" style:font-size-asian="10pt" style:font-name-complex="Georgia" style:font-size-complex="10pt"/>
    </style:style>
    <style:style style:name="T15_63" style:family="text">
      <style:text-properties style:font-name="Georgia" fo:font-size="10pt" style:font-name-asian="Georgia" style:font-size-asian="10pt" style:font-name-complex="Georgia" style:font-size-complex="10pt"/>
    </style:style>
    <style:style style:name="T15_64" style:family="text">
      <style:text-properties style:font-name="Georgia" fo:font-size="10pt" style:font-name-asian="Georgia" style:font-size-asian="10pt" style:font-name-complex="Georgia" style:font-size-complex="10pt"/>
    </style:style>
    <style:style style:name="T15_65" style:family="text">
      <style:text-properties style:font-name="Georgia" fo:font-size="10pt" style:font-name-asian="Georgia" style:font-size-asian="10pt" style:font-name-complex="Georgia" style:font-size-complex="10pt"/>
    </style:style>
    <style:style style:name="T15_66" style:family="text">
      <style:text-properties style:font-name="Georgia" fo:font-size="10pt" style:font-name-asian="Georgia" style:font-size-asian="10pt" style:font-name-complex="Georgia" style:font-size-complex="10pt"/>
    </style:style>
    <style:style style:name="T15_67" style:family="text">
      <style:text-properties style:font-name="Georgia" fo:font-size="10pt" style:font-name-asian="Georgia" style:font-size-asian="10pt" style:font-name-complex="Georgia" style:font-size-complex="10pt"/>
    </style:style>
    <style:style style:name="T15_68" style:family="text">
      <style:text-properties style:font-name="Georgia" fo:font-size="10pt" style:font-name-asian="Georgia" style:font-size-asian="10pt" style:font-name-complex="Georgia" style:font-size-complex="10pt"/>
    </style:style>
    <style:style style:name="T15_69" style:family="text">
      <style:text-properties style:font-name="Georgia" fo:font-size="10pt" style:font-name-asian="Georgia" style:font-size-asian="10pt" style:font-name-complex="Georgia" style:font-size-complex="10pt"/>
    </style:style>
    <style:style style:name="T15_70" style:family="text">
      <style:text-properties style:font-name="Georgia" fo:font-size="10pt" style:font-name-asian="Georgia" style:font-size-asian="10pt" style:font-name-complex="Georgia" style:font-size-complex="10pt"/>
    </style:style>
    <style:style style:name="T15_71" style:family="text">
      <style:text-properties style:font-name="Georgia" fo:font-size="10pt" style:font-name-asian="Georgia" style:font-size-asian="10pt" style:font-name-complex="Georgia" style:font-size-complex="10pt"/>
    </style:style>
    <style:style style:name="T15_72" style:family="text">
      <style:text-properties style:font-name="Georgia" fo:font-size="10pt" style:font-name-asian="Georgia" style:font-size-asian="10pt" style:font-name-complex="Georgia" style:font-size-complex="10pt"/>
    </style:style>
    <style:style style:name="T15_73" style:family="text">
      <style:text-properties style:font-name="Georgia" fo:font-size="10pt" style:font-name-asian="Georgia" style:font-size-asian="10pt" style:font-name-complex="Georgia" style:font-size-complex="10pt"/>
    </style:style>
    <style:style style:name="T15_74" style:family="text">
      <style:text-properties style:font-name="Georgia" fo:font-size="10pt" style:font-name-asian="Georgia" style:font-size-asian="10pt" style:font-name-complex="Georgia" style:font-size-complex="10pt"/>
    </style:style>
    <style:style style:name="T15_75" style:family="text">
      <style:text-properties style:font-name="Georgia" fo:font-size="10pt" style:font-name-asian="Georgia" style:font-size-asian="10pt" style:font-name-complex="Georgia" style:font-size-complex="10pt"/>
    </style:style>
    <style:style style:name="T15_76" style:family="text">
      <style:text-properties style:font-name="Georgia" fo:font-size="10pt" style:font-name-asian="Georgia" style:font-size-asian="10pt" style:font-name-complex="Georgia" style:font-size-complex="10pt"/>
    </style:style>
    <style:style style:name="T15_77" style:family="text">
      <style:text-properties style:font-name="Georgia" fo:font-size="10pt" style:font-name-asian="Georgia" style:font-size-asian="10pt" style:font-name-complex="Georgia" style:font-size-complex="10pt"/>
    </style:style>
    <style:style style:name="T15_78" style:family="text">
      <style:text-properties style:font-name="Georgia" fo:font-size="10pt" style:font-name-asian="Georgia" style:font-size-asian="10pt" style:font-name-complex="Georgia" style:font-size-complex="10pt"/>
    </style:style>
    <style:style style:name="T15_79" style:family="text">
      <style:text-properties style:font-name="Georgia" fo:font-size="10pt" style:font-name-asian="Georgia" style:font-size-asian="10pt" style:font-name-complex="Georgia" style:font-size-complex="10pt"/>
    </style:style>
    <style:style style:name="T15_80" style:family="text">
      <style:text-properties style:font-name="Georgia" fo:font-size="10pt" style:font-name-asian="Georgia" style:font-size-asian="10pt" style:font-name-complex="Georgia" style:font-size-complex="10pt"/>
    </style:style>
    <style:style style:name="T15_81" style:family="text">
      <style:text-properties style:font-name="Georgia" fo:font-size="10pt" style:font-name-asian="Georgia" style:font-size-asian="10pt" style:font-name-complex="Georgia" style:font-size-complex="10pt"/>
    </style:style>
    <style:style style:name="T15_82" style:family="text">
      <style:text-properties style:font-name="Georgia" fo:font-size="10pt" style:font-name-asian="Georgia" style:font-size-asian="10pt" style:font-name-complex="Georgia" style:font-size-complex="10pt"/>
    </style:style>
    <style:style style:name="T15_83" style:family="text">
      <style:text-properties style:font-name="Georgia" fo:font-size="10pt" style:font-name-asian="Georgia" style:font-size-asian="10pt" style:font-name-complex="Georgia" style:font-size-complex="10pt"/>
    </style:style>
    <style:style style:name="T15_84" style:family="text">
      <style:text-properties style:font-name="Georgia" fo:font-size="10pt" style:font-name-asian="Georgia" style:font-size-asian="10pt" style:font-name-complex="Georgia" style:font-size-complex="10pt"/>
    </style:style>
    <style:style style:name="T15_85" style:family="text">
      <style:text-properties style:font-name="Georgia" fo:font-size="10pt" style:font-name-asian="Georgia" style:font-size-asian="10pt" style:font-name-complex="Georgia" style:font-size-complex="10pt"/>
    </style:style>
    <style:style style:name="T15_86" style:family="text">
      <style:text-properties style:font-name="Georgia" fo:font-size="10pt" style:font-name-asian="Georgia" style:font-size-asian="10pt" style:font-name-complex="Georgia" style:font-size-complex="10pt"/>
    </style:style>
    <style:style style:name="T15_87" style:family="text">
      <style:text-properties style:font-name="Georgia" fo:font-size="10pt" style:font-name-asian="Georgia" style:font-size-asian="10pt" style:font-name-complex="Georgia" style:font-size-complex="10pt"/>
    </style:style>
    <style:style style:name="T15_88" style:family="text">
      <style:text-properties style:font-name="Georgia" fo:font-size="10pt" style:font-name-asian="Georgia" style:font-size-asian="10pt" style:font-name-complex="Georgia" style:font-size-complex="10pt"/>
    </style:style>
    <style:style style:name="T15_89" style:family="text">
      <style:text-properties style:font-name="Georgia" fo:font-size="10pt" style:font-name-asian="Georgia" style:font-size-asian="10pt" style:font-name-complex="Georgia" style:font-size-complex="10pt"/>
    </style:style>
    <style:style style:name="T15_90" style:family="text">
      <style:text-properties style:font-name="Georgia" fo:font-size="10pt" style:font-name-asian="Georgia" style:font-size-asian="10pt" style:font-name-complex="Georgia" style:font-size-complex="10pt"/>
    </style:style>
    <style:style style:name="T15_91" style:family="text">
      <style:text-properties style:font-name="Georgia" fo:font-size="10pt" style:font-name-asian="Georgia" style:font-size-asian="10pt" style:font-name-complex="Georgia" style:font-size-complex="10pt"/>
    </style:style>
    <style:style style:name="T15_92" style:family="text">
      <style:text-properties style:font-name="Georgia" fo:font-size="10pt" style:font-name-asian="Georgia" style:font-size-asian="10pt" style:font-name-complex="Georgia" style:font-size-complex="10pt"/>
    </style:style>
    <style:style style:name="T15_93" style:family="text">
      <style:text-properties style:font-name="Georgia" fo:font-size="10pt" style:font-name-asian="Georgia" style:font-size-asian="10pt" style:font-name-complex="Georgia" style:font-size-complex="10pt"/>
    </style:style>
    <style:style style:name="T15_94" style:family="text">
      <style:text-properties style:font-name="Georgia" fo:font-size="10pt" style:font-name-asian="Georgia" style:font-size-asian="10pt" style:font-name-complex="Georgia" style:font-size-complex="10pt"/>
    </style:style>
    <style:style style:name="T15_95" style:family="text">
      <style:text-properties style:font-name="Georgia" fo:font-size="10pt" style:font-name-asian="Georgia" style:font-size-asian="10pt" style:font-name-complex="Georgia" style:font-size-complex="10pt"/>
    </style:style>
    <style:style style:name="T15_96" style:family="text">
      <style:text-properties style:font-name="Georgia" fo:font-size="10pt" style:font-name-asian="Georgia" style:font-size-asian="10pt" style:font-name-complex="Georgia" style:font-size-complex="10pt"/>
    </style:style>
    <style:style style:name="T15_97" style:family="text">
      <style:text-properties style:font-name="Georgia" fo:font-size="10pt" style:font-name-asian="Georgia" style:font-size-asian="10pt" style:font-name-complex="Georgia" style:font-size-complex="10pt"/>
    </style:style>
    <style:style style:name="T15_98" style:family="text">
      <style:text-properties style:font-name="Georgia" fo:font-size="10pt" style:font-name-asian="Georgia" style:font-size-asian="10pt" style:font-name-complex="Georgia" style:font-size-complex="10pt"/>
    </style:style>
    <style:style style:name="T15_9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8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8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82" style:family="text">
      <style:text-properties style:font-name="Georgia" fo:font-size="10pt" style:font-name-asian="Georgia" style:font-size-asian="10pt" style:font-name-complex="Georgia" style:font-size-complex="10pt"/>
    </style:style>
    <style:style style:name="P16" style:family="paragraph" style:parent-style-name="Standard">
      <style:paragraph-properties fo:break-before="auto" fo:line-height="115%" style:writing-mode="lr-tb"/>
      <style:text-properties style:font-name="Georgia" fo:font-size="10pt" style:font-name-asian="Georgia" style:font-size-asian="10pt" style:font-name-complex="Georgia" style:font-size-complex="10pt"/>
    </style:style>
    <style:style style:name="P17" style:family="paragraph" style:parent-style-name="Standard">
      <style:paragraph-properties fo:text-align="center" fo:break-before="auto" fo:line-height="115%" style:writing-mode="lr-tb"/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center" fo:break-before="page" fo:line-height="115%" style:writing-mode="lr-tb"/>
    </style:style>
    <style:style style:name="T18_1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18_2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18_3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Georgia" style:font-name-asian="Georgia" style:font-name-complex="Georgia"/>
    </style:style>
    <style:style style:name="T20_2" style:family="text">
      <style:text-properties style:font-name="Georgia" style:font-name-asian="Georgia" style:font-name-complex="Georgia"/>
    </style:style>
    <style:style style:name="T20_3" style:family="text">
      <style:text-properties style:font-name="Georgia" style:font-name-asian="Georgia" style:font-name-complex="Georgia"/>
    </style:style>
    <style:style style:name="T20_4" style:family="text">
      <style:text-properties style:font-name="Georgia" style:font-name-asian="Georgia" style:font-name-complex="Georgia"/>
    </style:style>
    <style:style style:name="T20_5" style:family="text">
      <style:text-properties style:font-name="Georgia" style:font-name-asian="Georgia" style:font-name-complex="Georgia"/>
    </style:style>
    <style:style style:name="T20_6" style:family="text">
      <style:text-properties style:font-name="Georgia" style:font-name-asian="Georgia" style:font-name-complex="Georgia"/>
    </style:style>
    <style:style style:name="T20_7" style:family="text">
      <style:text-properties style:font-name="Georgia" style:font-name-asian="Georgia" style:font-name-complex="Georgia"/>
    </style:style>
    <style:style style:name="T20_8" style:family="text">
      <style:text-properties style:font-name="Georgia" style:font-name-asian="Georgia" style:font-name-complex="Georgia"/>
    </style:style>
    <style:style style:name="T20_9" style:family="text">
      <style:text-properties style:font-name="Georgia" style:font-name-asian="Georgia" style:font-name-complex="Georgia"/>
    </style:style>
    <style:style style:name="T20_10" style:family="text">
      <style:text-properties style:font-name="Georgia" style:font-name-asian="Georgia" style:font-name-complex="Georgia"/>
    </style:style>
    <style:style style:name="T20_11" style:family="text">
      <style:text-properties style:font-name="Georgia" style:font-name-asian="Georgia" style:font-name-complex="Georgia"/>
    </style:style>
    <style:style style:name="T20_12" style:family="text">
      <style:text-properties style:font-name="Georgia" style:font-name-asian="Georgia" style:font-name-complex="Georgia"/>
    </style:style>
    <style:style style:name="T20_13" style:family="text">
      <style:text-properties style:font-name="Georgia" style:font-name-asian="Georgia" style:font-name-complex="Georgia"/>
    </style:style>
    <style:style style:name="T20_14" style:family="text">
      <style:text-properties style:font-name="Georgia" style:font-name-asian="Georgia" style:font-name-complex="Georgia"/>
    </style:style>
    <style:style style:name="T20_15" style:family="text">
      <style:text-properties style:font-name="Georgia" style:font-name-asian="Georgia" style:font-name-complex="Georgia"/>
    </style:style>
    <style:style style:name="T20_16" style:family="text">
      <style:text-properties style:font-name="Georgia" style:font-name-asian="Georgia" style:font-name-complex="Georgia"/>
    </style:style>
    <style:style style:name="T20_17" style:family="text">
      <style:text-properties style:font-name="Georgia" style:font-name-asian="Georgia" style:font-name-complex="Georgia"/>
    </style:style>
    <style:style style:name="T20_18" style:family="text">
      <style:text-properties style:font-name="Georgia" style:font-name-asian="Georgia" style:font-name-complex="Georgia"/>
    </style:style>
    <style:style style:name="T20_19" style:family="text">
      <style:text-properties style:font-name="Georgia" style:font-name-asian="Georgia" style:font-name-complex="Georgia"/>
    </style:style>
    <style:style style:name="T20_20" style:family="text">
      <style:text-properties style:font-name="Georgia" style:font-name-asian="Georgia" style:font-name-complex="Georgia"/>
    </style:style>
    <style:style style:name="T20_21" style:family="text">
      <style:text-properties style:font-name="Georgia" style:font-name-asian="Georgia" style:font-name-complex="Georgia"/>
    </style:style>
    <style:style style:name="T20_22" style:family="text">
      <style:text-properties style:font-name="Georgia" style:font-name-asian="Georgia" style:font-name-complex="Georgia"/>
    </style:style>
    <style:style style:name="T20_23" style:family="text">
      <style:text-properties style:font-name="Georgia" style:font-name-asian="Georgia" style:font-name-complex="Georgia"/>
    </style:style>
    <style:style style:name="T20_24" style:family="text">
      <style:text-properties style:font-name="Georgia" style:font-name-asian="Georgia" style:font-name-complex="Georgia"/>
    </style:style>
    <style:style style:name="T20_25" style:family="text">
      <style:text-properties style:font-name="Georgia" style:font-name-asian="Georgia" style:font-name-complex="Georgia"/>
    </style:style>
    <style:style style:name="T20_26" style:family="text">
      <style:text-properties style:font-name="Georgia" style:font-name-asian="Georgia" style:font-name-complex="Georgia"/>
    </style:style>
    <style:style style:name="T20_27" style:family="text">
      <style:text-properties style:font-name="Georgia" style:font-name-asian="Georgia" style:font-name-complex="Georgia"/>
    </style:style>
    <style:style style:name="T20_28" style:family="text">
      <style:text-properties style:font-name="Georgia" style:font-name-asian="Georgia" style:font-name-complex="Georgia"/>
    </style:style>
    <style:style style:name="T20_29" style:family="text">
      <style:text-properties style:font-name="Georgia" style:font-name-asian="Georgia" style:font-name-complex="Georgia"/>
    </style:style>
    <style:style style:name="T20_30" style:family="text">
      <style:text-properties style:font-name="Georgia" style:font-name-asian="Georgia" style:font-name-complex="Georgia"/>
    </style:style>
    <style:style style:name="T20_31" style:family="text">
      <style:text-properties style:font-name="Georgia" style:font-name-asian="Georgia" style:font-name-complex="Georgia"/>
    </style:style>
    <style:style style:name="T20_32" style:family="text">
      <style:text-properties style:font-name="Georgia" style:font-name-asian="Georgia" style:font-name-complex="Georgia"/>
    </style:style>
    <style:style style:name="T20_33" style:family="text">
      <style:text-properties style:font-name="Georgia" style:font-name-asian="Georgia" style:font-name-complex="Georgia"/>
    </style:style>
    <style:style style:name="T20_34" style:family="text">
      <style:text-properties style:font-name="Georgia" style:font-name-asian="Georgia" style:font-name-complex="Georgia"/>
    </style:style>
    <style:style style:name="T20_35" style:family="text">
      <style:text-properties style:font-name="Georgia" style:font-name-asian="Georgia" style:font-name-complex="Georgia"/>
    </style:style>
    <style:style style:name="T20_36" style:family="text">
      <style:text-properties style:font-name="Georgia" style:font-name-asian="Georgia" style:font-name-complex="Georgia"/>
    </style:style>
    <style:style style:name="T20_37" style:family="text">
      <style:text-properties style:font-name="Georgia" style:font-name-asian="Georgia" style:font-name-complex="Georgia"/>
    </style:style>
    <style:style style:name="T20_38" style:family="text">
      <style:text-properties style:font-name="Georgia" style:font-name-asian="Georgia" style:font-name-complex="Georgia"/>
    </style:style>
    <style:style style:name="P21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Georgia" style:font-name-asian="Georgia" style:font-name-complex="Georgia"/>
    </style:style>
    <style:style style:name="T22_2" style:family="text">
      <style:text-properties style:font-name="Georgia" style:font-name-asian="Georgia" style:font-name-complex="Georgia"/>
    </style:style>
    <style:style style:name="T22_3" style:family="text">
      <style:text-properties style:font-name="Georgia" style:font-name-asian="Georgia" style:font-name-complex="Georgia"/>
    </style:style>
    <style:style style:name="T22_4" style:family="text">
      <style:text-properties style:font-name="Georgia" style:font-name-asian="Georgia" style:font-name-complex="Georgia"/>
    </style:style>
    <style:style style:name="T22_5" style:family="text">
      <style:text-properties style:font-name="Georgia" style:font-name-asian="Georgia" style:font-name-complex="Georgia"/>
    </style:style>
    <style:style style:name="T22_6" style:family="text">
      <style:text-properties style:font-name="Georgia" style:font-name-asian="Georgia" style:font-name-complex="Georgia"/>
    </style:style>
    <style:style style:name="T22_7" style:family="text">
      <style:text-properties style:font-name="Georgia" style:font-name-asian="Georgia" style:font-name-complex="Georgia"/>
    </style:style>
    <style:style style:name="T22_8" style:family="text">
      <style:text-properties style:font-name="Georgia" style:font-name-asian="Georgia" style:font-name-complex="Georgia"/>
    </style:style>
    <style:style style:name="T22_9" style:family="text">
      <style:text-properties style:font-name="Georgia" style:font-name-asian="Georgia" style:font-name-complex="Georgia"/>
    </style:style>
    <style:style style:name="T22_10" style:family="text">
      <style:text-properties style:font-name="Georgia" style:font-name-asian="Georgia" style:font-name-complex="Georgia"/>
    </style:style>
    <style:style style:name="T22_11" style:family="text">
      <style:text-properties style:font-name="Georgia" style:font-name-asian="Georgia" style:font-name-complex="Georgia"/>
    </style:style>
    <style:style style:name="T22_12" style:family="text">
      <style:text-properties style:font-name="Georgia" style:font-name-asian="Georgia" style:font-name-complex="Georgia"/>
    </style:style>
    <style:style style:name="T22_13" style:family="text">
      <style:text-properties style:font-name="Georgia" style:font-name-asian="Georgia" style:font-name-complex="Georgia"/>
    </style:style>
    <style:style style:name="T22_14" style:family="text">
      <style:text-properties style:font-name="Georgia" style:font-name-asian="Georgia" style:font-name-complex="Georgia"/>
    </style:style>
    <style:style style:name="T22_15" style:family="text">
      <style:text-properties style:font-name="Georgia" style:font-name-asian="Georgia" style:font-name-complex="Georgia"/>
    </style:style>
    <style:style style:name="T22_16" style:family="text">
      <style:text-properties style:font-name="Georgia" style:font-name-asian="Georgia" style:font-name-complex="Georgia"/>
    </style:style>
    <style:style style:name="T22_17" style:family="text">
      <style:text-properties style:font-name="Georgia" style:font-name-asian="Georgia" style:font-name-complex="Georgia"/>
    </style:style>
    <style:style style:name="T22_18" style:family="text">
      <style:text-properties style:font-name="Georgia" style:font-name-asian="Georgia" style:font-name-complex="Georgia"/>
    </style:style>
    <style:style style:name="T22_19" style:family="text">
      <style:text-properties style:font-name="Georgia" style:font-name-asian="Georgia" style:font-name-complex="Georgia"/>
    </style:style>
    <style:style style:name="T22_20" style:family="text">
      <style:text-properties style:font-name="Georgia" style:font-name-asian="Georgia" style:font-name-complex="Georgia"/>
    </style:style>
    <style:style style:name="T22_21" style:family="text">
      <style:text-properties style:font-name="Georgia" style:font-name-asian="Georgia" style:font-name-complex="Georgia"/>
    </style:style>
    <style:style style:name="T22_22" style:family="text">
      <style:text-properties style:font-name="Georgia" style:font-name-asian="Georgia" style:font-name-complex="Georgia"/>
    </style:style>
    <style:style style:name="T22_23" style:family="text">
      <style:text-properties style:font-name="Georgia" style:font-name-asian="Georgia" style:font-name-complex="Georgia"/>
    </style:style>
    <style:style style:name="T22_24" style:family="text">
      <style:text-properties style:font-name="Georgia" style:font-name-asian="Georgia" style:font-name-complex="Georgia"/>
    </style:style>
    <style:style style:name="T22_25" style:family="text">
      <style:text-properties style:font-name="Georgia" style:font-name-asian="Georgia" style:font-name-complex="Georgia"/>
    </style:style>
    <style:style style:name="T22_26" style:family="text">
      <style:text-properties style:font-name="Georgia" style:font-name-asian="Georgia" style:font-name-complex="Georgia"/>
    </style:style>
    <style:style style:name="T22_27" style:family="text">
      <style:text-properties style:font-name="Georgia" style:font-name-asian="Georgia" style:font-name-complex="Georgia"/>
    </style:style>
    <style:style style:name="T22_28" style:family="text">
      <style:text-properties style:font-name="Georgia" style:font-name-asian="Georgia" style:font-name-complex="Georgia"/>
    </style:style>
    <style:style style:name="T22_29" style:family="text">
      <style:text-properties style:font-name="Georgia" style:font-name-asian="Georgia" style:font-name-complex="Georgia"/>
    </style:style>
    <style:style style:name="T22_30" style:family="text">
      <style:text-properties style:font-name="Georgia" style:font-name-asian="Georgia" style:font-name-complex="Georgia"/>
    </style:style>
    <style:style style:name="T22_31" style:family="text">
      <style:text-properties style:font-name="Georgia" style:font-name-asian="Georgia" style:font-name-complex="Georgia"/>
    </style:style>
    <style:style style:name="T22_32" style:family="text">
      <style:text-properties style:font-name="Georgia" style:font-name-asian="Georgia" style:font-name-complex="Georgia"/>
    </style:style>
    <style:style style:name="T22_33" style:family="text">
      <style:text-properties style:font-name="Georgia" style:font-name-asian="Georgia" style:font-name-complex="Georgia"/>
    </style:style>
    <style:style style:name="T22_34" style:family="text">
      <style:text-properties style:font-name="Georgia" style:font-name-asian="Georgia" style:font-name-complex="Georgia"/>
    </style:style>
    <style:style style:name="T22_35" style:family="text">
      <style:text-properties style:font-name="Georgia" style:font-name-asian="Georgia" style:font-name-complex="Georgia"/>
    </style:style>
    <style:style style:name="T22_36" style:family="text">
      <style:text-properties style:font-name="Georgia" style:font-name-asian="Georgia" style:font-name-complex="Georgia"/>
    </style:style>
    <style:style style:name="T22_37" style:family="text">
      <style:text-properties style:font-name="Georgia" style:font-name-asian="Georgia" style:font-name-complex="Georgia"/>
    </style:style>
    <style:style style:name="T22_38" style:family="text">
      <style:text-properties style:font-name="Georgia" style:font-name-asian="Georgia" style:font-name-complex="Georgia"/>
    </style:style>
    <style:style style:name="T22_39" style:family="text">
      <style:text-properties style:font-name="Georgia" style:font-name-asian="Georgia" style:font-name-complex="Georgia"/>
    </style:style>
    <style:style style:name="T22_40" style:family="text">
      <style:text-properties style:font-name="Georgia" style:font-name-asian="Georgia" style:font-name-complex="Georgia"/>
    </style:style>
    <style:style style:name="T22_41" style:family="text">
      <style:text-properties style:font-name="Georgia" style:font-name-asian="Georgia" style:font-name-complex="Georgia"/>
    </style:style>
    <style:style style:name="T22_42" style:family="text">
      <style:text-properties style:font-name="Georgia" style:font-name-asian="Georgia" style:font-name-complex="Georgia"/>
    </style:style>
    <style:style style:name="P23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Georgia" style:font-name-asian="Georgia" style:font-name-complex="Georgia"/>
    </style:style>
    <style:style style:name="T24_2" style:family="text">
      <style:text-properties style:font-name="Georgia" style:font-name-asian="Georgia" style:font-name-complex="Georgia"/>
    </style:style>
    <style:style style:name="T24_3" style:family="text">
      <style:text-properties style:font-name="Georgia" style:font-name-asian="Georgia" style:font-name-complex="Georgia"/>
    </style:style>
    <style:style style:name="T24_4" style:family="text">
      <style:text-properties style:font-name="Georgia" style:font-name-asian="Georgia" style:font-name-complex="Georgia"/>
    </style:style>
    <style:style style:name="T24_5" style:family="text">
      <style:text-properties style:font-name="Georgia" style:font-name-asian="Georgia" style:font-name-complex="Georgia"/>
    </style:style>
    <style:style style:name="T24_6" style:family="text">
      <style:text-properties style:font-name="Georgia" style:font-name-asian="Georgia" style:font-name-complex="Georgia"/>
    </style:style>
    <style:style style:name="T24_7" style:family="text">
      <style:text-properties style:font-name="Georgia" style:font-name-asian="Georgia" style:font-name-complex="Georgia"/>
    </style:style>
    <style:style style:name="T24_8" style:family="text">
      <style:text-properties style:font-name="Georgia" style:font-name-asian="Georgia" style:font-name-complex="Georgia"/>
    </style:style>
    <style:style style:name="T24_9" style:family="text">
      <style:text-properties style:font-name="Georgia" style:font-name-asian="Georgia" style:font-name-complex="Georgia"/>
    </style:style>
    <style:style style:name="T24_10" style:family="text">
      <style:text-properties style:font-name="Georgia" style:font-name-asian="Georgia" style:font-name-complex="Georgia"/>
    </style:style>
    <style:style style:name="T24_11" style:family="text">
      <style:text-properties style:font-name="Georgia" style:font-name-asian="Georgia" style:font-name-complex="Georgia"/>
    </style:style>
    <style:style style:name="T24_12" style:family="text">
      <style:text-properties style:font-name="Georgia" style:font-name-asian="Georgia" style:font-name-complex="Georgia"/>
    </style:style>
    <style:style style:name="T24_13" style:family="text">
      <style:text-properties style:font-name="Georgia" style:font-name-asian="Georgia" style:font-name-complex="Georgia"/>
    </style:style>
    <style:style style:name="T24_14" style:family="text">
      <style:text-properties style:font-name="Georgia" style:font-name-asian="Georgia" style:font-name-complex="Georgia"/>
    </style:style>
    <style:style style:name="T24_15" style:family="text">
      <style:text-properties style:font-name="Georgia" style:font-name-asian="Georgia" style:font-name-complex="Georgia"/>
    </style:style>
    <style:style style:name="T24_16" style:family="text">
      <style:text-properties style:font-name="Georgia" style:font-name-asian="Georgia" style:font-name-complex="Georgia"/>
    </style:style>
    <style:style style:name="T24_17" style:family="text">
      <style:text-properties style:font-name="Georgia" style:font-name-asian="Georgia" style:font-name-complex="Georgia"/>
    </style:style>
    <style:style style:name="T24_18" style:family="text">
      <style:text-properties style:font-name="Georgia" style:font-name-asian="Georgia" style:font-name-complex="Georgia"/>
    </style:style>
    <style:style style:name="T24_19" style:family="text">
      <style:text-properties style:font-name="Georgia" style:font-name-asian="Georgia" style:font-name-complex="Georgia"/>
    </style:style>
    <style:style style:name="T24_20" style:family="text">
      <style:text-properties style:font-name="Georgia" style:font-name-asian="Georgia" style:font-name-complex="Georgia"/>
    </style:style>
    <style:style style:name="T24_21" style:family="text">
      <style:text-properties style:font-name="Georgia" style:font-name-asian="Georgia" style:font-name-complex="Georgia"/>
    </style:style>
    <style:style style:name="T24_22" style:family="text">
      <style:text-properties style:font-name="Georgia" style:font-name-asian="Georgia" style:font-name-complex="Georgia"/>
    </style:style>
    <style:style style:name="T24_23" style:family="text">
      <style:text-properties style:font-name="Georgia" style:font-name-asian="Georgia" style:font-name-complex="Georgia"/>
    </style:style>
    <style:style style:name="T24_24" style:family="text">
      <style:text-properties style:font-name="Georgia" style:font-name-asian="Georgia" style:font-name-complex="Georgia"/>
    </style:style>
    <style:style style:name="T24_25" style:family="text">
      <style:text-properties style:font-name="Georgia" style:font-name-asian="Georgia" style:font-name-complex="Georgia"/>
    </style:style>
    <style:style style:name="T24_26" style:family="text">
      <style:text-properties style:font-name="Georgia" style:font-name-asian="Georgia" style:font-name-complex="Georgia"/>
    </style:style>
    <style:style style:name="T24_27" style:family="text">
      <style:text-properties style:font-name="Georgia" style:font-name-asian="Georgia" style:font-name-complex="Georgia"/>
    </style:style>
    <style:style style:name="T24_28" style:family="text">
      <style:text-properties style:font-name="Georgia" style:font-name-asian="Georgia" style:font-name-complex="Georgia"/>
    </style:style>
    <style:style style:name="T24_29" style:family="text">
      <style:text-properties style:font-name="Georgia" style:font-name-asian="Georgia" style:font-name-complex="Georgia"/>
    </style:style>
    <style:style style:name="T24_30" style:family="text">
      <style:text-properties style:font-name="Georgia" style:font-name-asian="Georgia" style:font-name-complex="Georgia"/>
    </style:style>
    <style:style style:name="T24_31" style:family="text">
      <style:text-properties style:font-name="Georgia" style:font-name-asian="Georgia" style:font-name-complex="Georgia"/>
    </style:style>
    <style:style style:name="T24_32" style:family="text">
      <style:text-properties style:font-name="Georgia" style:font-name-asian="Georgia" style:font-name-complex="Georgia"/>
    </style:style>
    <style:style style:name="T24_33" style:family="text">
      <style:text-properties style:font-name="Georgia" style:font-name-asian="Georgia" style:font-name-complex="Georgia"/>
    </style:style>
    <style:style style:name="T24_34" style:family="text">
      <style:text-properties style:font-name="Georgia" style:font-name-asian="Georgia" style:font-name-complex="Georgia"/>
    </style:style>
    <style:style style:name="T24_35" style:family="text">
      <style:text-properties style:font-name="Georgia" style:font-name-asian="Georgia" style:font-name-complex="Georgia"/>
    </style:style>
    <style:style style:name="T24_36" style:family="text">
      <style:text-properties style:font-name="Georgia" style:font-name-asian="Georgia" style:font-name-complex="Georgia"/>
    </style:style>
    <style:style style:name="T24_37" style:family="text">
      <style:text-properties style:font-name="Georgia" style:font-name-asian="Georgia" style:font-name-complex="Georgia"/>
    </style:style>
    <style:style style:name="T24_38" style:family="text">
      <style:text-properties style:font-name="Georgia" style:font-name-asian="Georgia" style:font-name-complex="Georgia"/>
    </style:style>
    <style:style style:name="T24_39" style:family="text">
      <style:text-properties style:font-name="Georgia" style:font-name-asian="Georgia" style:font-name-complex="Georgia"/>
    </style:style>
    <style:style style:name="T24_40" style:family="text">
      <style:text-properties style:font-name="Georgia" style:font-name-asian="Georgia" style:font-name-complex="Georgia"/>
    </style:style>
    <style:style style:name="T24_41" style:family="text">
      <style:text-properties style:font-name="Georgia" style:font-name-asian="Georgia" style:font-name-complex="Georgia"/>
    </style:style>
    <style:style style:name="T24_42" style:family="text">
      <style:text-properties style:font-name="Georgia" style:font-name-asian="Georgia" style:font-name-complex="Georgia"/>
    </style:style>
    <style:style style:name="T24_43" style:family="text">
      <style:text-properties style:font-name="Georgia" style:font-name-asian="Georgia" style:font-name-complex="Georgia"/>
    </style:style>
    <style:style style:name="T24_44" style:family="text">
      <style:text-properties style:font-name="Georgia" style:font-name-asian="Georgia" style:font-name-complex="Georgia"/>
    </style:style>
    <style:style style:name="T24_45" style:family="text">
      <style:text-properties style:font-name="Georgia" style:font-name-asian="Georgia" style:font-name-complex="Georgia"/>
    </style:style>
    <style:style style:name="T24_46" style:family="text">
      <style:text-properties style:font-name="Georgia" style:font-name-asian="Georgia" style:font-name-complex="Georgia"/>
    </style:style>
    <style:style style:name="P25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Georgia" style:font-name-asian="Georgia" style:font-name-complex="Georgia"/>
    </style:style>
    <style:style style:name="T26_2" style:family="text">
      <style:text-properties style:font-name="Georgia" style:font-name-asian="Georgia" style:font-name-complex="Georgia"/>
    </style:style>
    <style:style style:name="T26_3" style:family="text">
      <style:text-properties style:font-name="Georgia" style:font-name-asian="Georgia" style:font-name-complex="Georgia"/>
    </style:style>
    <style:style style:name="T26_4" style:family="text">
      <style:text-properties style:font-name="Georgia" style:font-name-asian="Georgia" style:font-name-complex="Georgia"/>
    </style:style>
    <style:style style:name="T26_5" style:family="text">
      <style:text-properties style:font-name="Georgia" style:font-name-asian="Georgia" style:font-name-complex="Georgia"/>
    </style:style>
    <style:style style:name="T26_6" style:family="text">
      <style:text-properties style:font-name="Georgia" style:font-name-asian="Georgia" style:font-name-complex="Georgia"/>
    </style:style>
    <style:style style:name="T26_7" style:family="text">
      <style:text-properties style:font-name="Georgia" style:font-name-asian="Georgia" style:font-name-complex="Georgia"/>
    </style:style>
    <style:style style:name="T26_8" style:family="text">
      <style:text-properties style:font-name="Georgia" style:font-name-asian="Georgia" style:font-name-complex="Georgia"/>
    </style:style>
    <style:style style:name="T26_9" style:family="text">
      <style:text-properties style:font-name="Georgia" style:font-name-asian="Georgia" style:font-name-complex="Georgia"/>
    </style:style>
    <style:style style:name="T26_10" style:family="text">
      <style:text-properties style:font-name="Georgia" style:font-name-asian="Georgia" style:font-name-complex="Georgia"/>
    </style:style>
    <style:style style:name="T26_11" style:family="text">
      <style:text-properties style:font-name="Georgia" style:font-name-asian="Georgia" style:font-name-complex="Georgia"/>
    </style:style>
    <style:style style:name="T26_12" style:family="text">
      <style:text-properties style:font-name="Georgia" style:font-name-asian="Georgia" style:font-name-complex="Georgia"/>
    </style:style>
    <style:style style:name="T26_13" style:family="text">
      <style:text-properties style:font-name="Georgia" style:font-name-asian="Georgia" style:font-name-complex="Georgia"/>
    </style:style>
    <style:style style:name="T26_14" style:family="text">
      <style:text-properties style:font-name="Georgia" style:font-name-asian="Georgia" style:font-name-complex="Georgia"/>
    </style:style>
    <style:style style:name="T26_15" style:family="text">
      <style:text-properties style:font-name="Georgia" style:font-name-asian="Georgia" style:font-name-complex="Georgia"/>
    </style:style>
    <style:style style:name="T26_16" style:family="text">
      <style:text-properties style:font-name="Georgia" style:font-name-asian="Georgia" style:font-name-complex="Georgia"/>
    </style:style>
    <style:style style:name="T26_17" style:family="text">
      <style:text-properties style:font-name="Georgia" style:font-name-asian="Georgia" style:font-name-complex="Georgia"/>
    </style:style>
    <style:style style:name="T26_18" style:family="text">
      <style:text-properties style:font-name="Georgia" style:font-name-asian="Georgia" style:font-name-complex="Georgia"/>
    </style:style>
    <style:style style:name="T26_19" style:family="text">
      <style:text-properties style:font-name="Georgia" style:font-name-asian="Georgia" style:font-name-complex="Georgia"/>
    </style:style>
    <style:style style:name="T26_20" style:family="text">
      <style:text-properties style:font-name="Georgia" style:font-name-asian="Georgia" style:font-name-complex="Georgia"/>
    </style:style>
    <style:style style:name="T26_21" style:family="text">
      <style:text-properties style:font-name="Georgia" style:font-name-asian="Georgia" style:font-name-complex="Georgia"/>
    </style:style>
    <style:style style:name="T26_22" style:family="text">
      <style:text-properties style:font-name="Georgia" style:font-name-asian="Georgia" style:font-name-complex="Georgia"/>
    </style:style>
    <style:style style:name="T26_23" style:family="text">
      <style:text-properties style:font-name="Georgia" style:font-name-asian="Georgia" style:font-name-complex="Georgia"/>
    </style:style>
    <style:style style:name="T26_24" style:family="text">
      <style:text-properties style:font-name="Georgia" style:font-name-asian="Georgia" style:font-name-complex="Georgia"/>
    </style:style>
    <style:style style:name="T26_25" style:family="text">
      <style:text-properties style:font-name="Georgia" style:font-name-asian="Georgia" style:font-name-complex="Georgia"/>
    </style:style>
    <style:style style:name="T26_26" style:family="text">
      <style:text-properties style:font-name="Georgia" style:font-name-asian="Georgia" style:font-name-complex="Georgia"/>
    </style:style>
    <style:style style:name="T26_27" style:family="text">
      <style:text-properties style:font-name="Georgia" style:font-name-asian="Georgia" style:font-name-complex="Georgia"/>
    </style:style>
    <style:style style:name="T26_28" style:family="text">
      <style:text-properties style:font-name="Georgia" style:font-name-asian="Georgia" style:font-name-complex="Georgia"/>
    </style:style>
    <style:style style:name="T26_29" style:family="text">
      <style:text-properties style:font-name="Georgia" style:font-name-asian="Georgia" style:font-name-complex="Georgia"/>
    </style:style>
    <style:style style:name="T26_30" style:family="text">
      <style:text-properties style:font-name="Georgia" style:font-name-asian="Georgia" style:font-name-complex="Georgia"/>
    </style:style>
    <style:style style:name="T26_31" style:family="text">
      <style:text-properties style:font-name="Georgia" style:font-name-asian="Georgia" style:font-name-complex="Georgia"/>
    </style:style>
    <style:style style:name="T26_32" style:family="text">
      <style:text-properties style:font-name="Georgia" style:font-name-asian="Georgia" style:font-name-complex="Georgia"/>
    </style:style>
    <style:style style:name="T26_33" style:family="text">
      <style:text-properties style:font-name="Georgia" style:font-name-asian="Georgia" style:font-name-complex="Georgia"/>
    </style:style>
    <style:style style:name="T26_34" style:family="text">
      <style:text-properties style:font-name="Georgia" style:font-name-asian="Georgia" style:font-name-complex="Georgia"/>
    </style:style>
    <style:style style:name="T26_35" style:family="text">
      <style:text-properties style:font-name="Georgia" style:font-name-asian="Georgia" style:font-name-complex="Georgia"/>
    </style:style>
    <style:style style:name="T26_36" style:family="text">
      <style:text-properties style:font-name="Georgia" style:font-name-asian="Georgia" style:font-name-complex="Georgia"/>
    </style:style>
    <style:style style:name="T26_37" style:family="text">
      <style:text-properties style:font-name="Georgia" style:font-name-asian="Georgia" style:font-name-complex="Georgia"/>
    </style:style>
    <style:style style:name="T26_38" style:family="text">
      <style:text-properties style:font-name="Georgia" style:font-name-asian="Georgia" style:font-name-complex="Georgia"/>
    </style:style>
    <style:style style:name="T26_39" style:family="text">
      <style:text-properties style:font-name="Georgia" style:font-name-asian="Georgia" style:font-name-complex="Georgia"/>
    </style:style>
    <style:style style:name="T26_40" style:family="text">
      <style:text-properties style:font-name="Georgia" style:font-name-asian="Georgia" style:font-name-complex="Georgia"/>
    </style:style>
    <style:style style:name="T26_41" style:family="text">
      <style:text-properties style:font-name="Georgia" style:font-name-asian="Georgia" style:font-name-complex="Georgia"/>
    </style:style>
    <style:style style:name="T26_42" style:family="text">
      <style:text-properties style:font-name="Georgia" style:font-name-asian="Georgia" style:font-name-complex="Georgia"/>
    </style:style>
    <style:style style:name="T26_43" style:family="text">
      <style:text-properties style:font-name="Georgia" style:font-name-asian="Georgia" style:font-name-complex="Georgia"/>
    </style:style>
    <style:style style:name="T26_44" style:family="text">
      <style:text-properties style:font-name="Georgia" style:font-name-asian="Georgia" style:font-name-complex="Georgia"/>
    </style:style>
    <style:style style:name="T26_45" style:family="text">
      <style:text-properties style:font-name="Georgia" style:font-name-asian="Georgia" style:font-name-complex="Georgia"/>
    </style:style>
    <style:style style:name="T26_46" style:family="text">
      <style:text-properties style:font-name="Georgia" style:font-name-asian="Georgia" style:font-name-complex="Georgia"/>
    </style:style>
    <style:style style:name="T26_47" style:family="text">
      <style:text-properties style:font-name="Georgia" style:font-name-asian="Georgia" style:font-name-complex="Georgia"/>
    </style:style>
    <style:style style:name="T26_48" style:family="text">
      <style:text-properties style:font-name="Georgia" style:font-name-asian="Georgia" style:font-name-complex="Georgia"/>
    </style:style>
    <style:style style:name="T26_49" style:family="text">
      <style:text-properties style:font-name="Georgia" style:font-name-asian="Georgia" style:font-name-complex="Georgia"/>
    </style:style>
    <style:style style:name="T26_50" style:family="text">
      <style:text-properties style:font-name="Georgia" style:font-name-asian="Georgia" style:font-name-complex="Georgia"/>
    </style:style>
    <style:style style:name="T26_51" style:family="text">
      <style:text-properties style:font-name="Georgia" style:font-name-asian="Georgia" style:font-name-complex="Georgia"/>
    </style:style>
    <style:style style:name="T26_52" style:family="text">
      <style:text-properties style:font-name="Georgia" style:font-name-asian="Georgia" style:font-name-complex="Georgia"/>
    </style:style>
    <style:style style:name="T26_53" style:family="text">
      <style:text-properties style:font-name="Georgia" style:font-name-asian="Georgia" style:font-name-complex="Georgia"/>
    </style:style>
    <style:style style:name="T26_54" style:family="text">
      <style:text-properties style:font-name="Georgia" style:font-name-asian="Georgia" style:font-name-complex="Georgia"/>
    </style:style>
    <style:style style:name="T26_55" style:family="text">
      <style:text-properties style:font-name="Georgia" style:font-name-asian="Georgia" style:font-name-complex="Georgia"/>
    </style:style>
    <style:style style:name="T26_56" style:family="text">
      <style:text-properties style:font-name="Georgia" style:font-name-asian="Georgia" style:font-name-complex="Georgia"/>
    </style:style>
    <style:style style:name="T26_57" style:family="text">
      <style:text-properties style:font-name="Georgia" style:font-name-asian="Georgia" style:font-name-complex="Georgia"/>
    </style:style>
    <style:style style:name="T26_58" style:family="text">
      <style:text-properties style:font-name="Georgia" style:font-name-asian="Georgia" style:font-name-complex="Georgia"/>
    </style:style>
    <style:style style:name="T26_59" style:family="text">
      <style:text-properties style:font-name="Georgia" style:font-name-asian="Georgia" style:font-name-complex="Georgia"/>
    </style:style>
    <style:style style:name="T26_60" style:family="text">
      <style:text-properties style:font-name="Georgia" style:font-name-asian="Georgia" style:font-name-complex="Georgia"/>
    </style:style>
    <style:style style:name="T26_61" style:family="text">
      <style:text-properties style:font-name="Georgia" style:font-name-asian="Georgia" style:font-name-complex="Georgia"/>
    </style:style>
    <style:style style:name="T26_62" style:family="text">
      <style:text-properties style:font-name="Georgia" style:font-name-asian="Georgia" style:font-name-complex="Georgia"/>
    </style:style>
    <style:style style:name="T26_63" style:family="text">
      <style:text-properties style:font-name="Georgia" style:font-name-asian="Georgia" style:font-name-complex="Georgia"/>
    </style:style>
    <style:style style:name="T26_64" style:family="text">
      <style:text-properties style:font-name="Georgia" style:font-name-asian="Georgia" style:font-name-complex="Georgia"/>
    </style:style>
    <style:style style:name="T26_65" style:family="text">
      <style:text-properties style:font-name="Georgia" style:font-name-asian="Georgia" style:font-name-complex="Georgia"/>
    </style:style>
    <style:style style:name="T26_66" style:family="text">
      <style:text-properties style:font-name="Georgia" style:font-name-asian="Georgia" style:font-name-complex="Georgia"/>
    </style:style>
    <style:style style:name="T26_67" style:family="text">
      <style:text-properties style:font-name="Georgia" style:font-name-asian="Georgia" style:font-name-complex="Georgia"/>
    </style:style>
    <style:style style:name="T26_68" style:family="text">
      <style:text-properties style:font-name="Georgia" style:font-name-asian="Georgia" style:font-name-complex="Georgia"/>
    </style:style>
    <style:style style:name="T26_69" style:family="text">
      <style:text-properties style:font-name="Georgia" style:font-name-asian="Georgia" style:font-name-complex="Georgia"/>
    </style:style>
    <style:style style:name="T26_70" style:family="text">
      <style:text-properties style:font-name="Georgia" style:font-name-asian="Georgia" style:font-name-complex="Georgia"/>
    </style:style>
    <style:style style:name="T26_71" style:family="text">
      <style:text-properties style:font-name="Georgia" style:font-name-asian="Georgia" style:font-name-complex="Georgia"/>
    </style:style>
    <style:style style:name="T26_72" style:family="text">
      <style:text-properties style:font-name="Georgia" style:font-name-asian="Georgia" style:font-name-complex="Georgia"/>
    </style:style>
    <style:style style:name="T26_73" style:family="text">
      <style:text-properties style:font-name="Georgia" style:font-name-asian="Georgia" style:font-name-complex="Georgia"/>
    </style:style>
    <style:style style:name="T26_74" style:family="text">
      <style:text-properties style:font-name="Georgia" style:font-name-asian="Georgia" style:font-name-complex="Georgia"/>
    </style:style>
    <style:style style:name="T26_75" style:family="text">
      <style:text-properties style:font-name="Georgia" style:font-name-asian="Georgia" style:font-name-complex="Georgia"/>
    </style:style>
    <style:style style:name="T26_76" style:family="text">
      <style:text-properties style:font-name="Georgia" style:font-name-asian="Georgia" style:font-name-complex="Georgia"/>
    </style:style>
    <style:style style:name="T26_77" style:family="text">
      <style:text-properties style:font-name="Georgia" style:font-name-asian="Georgia" style:font-name-complex="Georgia"/>
    </style:style>
    <style:style style:name="T26_78" style:family="text">
      <style:text-properties style:font-name="Georgia" style:font-name-asian="Georgia" style:font-name-complex="Georgia"/>
    </style:style>
    <style:style style:name="T26_79" style:family="text">
      <style:text-properties style:font-name="Georgia" style:font-name-asian="Georgia" style:font-name-complex="Georgia"/>
    </style:style>
    <style:style style:name="T26_80" style:family="text">
      <style:text-properties style:font-name="Georgia" style:font-name-asian="Georgia" style:font-name-complex="Georgia"/>
    </style:style>
    <style:style style:name="T26_81" style:family="text">
      <style:text-properties style:font-name="Georgia" style:font-name-asian="Georgia" style:font-name-complex="Georgia"/>
    </style:style>
    <style:style style:name="T26_82" style:family="text">
      <style:text-properties style:font-name="Georgia" style:font-name-asian="Georgia" style:font-name-complex="Georgia"/>
    </style:style>
    <style:style style:name="T26_83" style:family="text">
      <style:text-properties style:font-name="Georgia" style:font-name-asian="Georgia" style:font-name-complex="Georgia"/>
    </style:style>
    <style:style style:name="T26_84" style:family="text">
      <style:text-properties style:font-name="Georgia" style:font-name-asian="Georgia" style:font-name-complex="Georgia"/>
    </style:style>
    <style:style style:name="T26_85" style:family="text">
      <style:text-properties style:font-name="Georgia" style:font-name-asian="Georgia" style:font-name-complex="Georgia"/>
    </style:style>
    <style:style style:name="T26_86" style:family="text">
      <style:text-properties style:font-name="Georgia" style:font-name-asian="Georgia" style:font-name-complex="Georgia"/>
    </style:style>
    <style:style style:name="P27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Georgia" style:font-name-asian="Georgia" style:font-name-complex="Georgia"/>
    </style:style>
    <style:style style:name="T28_2" style:family="text">
      <style:text-properties style:font-name="Georgia" style:font-name-asian="Georgia" style:font-name-complex="Georgia"/>
    </style:style>
    <style:style style:name="T28_3" style:family="text">
      <style:text-properties style:font-name="Georgia" style:font-name-asian="Georgia" style:font-name-complex="Georgia"/>
    </style:style>
    <style:style style:name="T28_4" style:family="text">
      <style:text-properties style:font-name="Georgia" style:font-name-asian="Georgia" style:font-name-complex="Georgia"/>
    </style:style>
    <style:style style:name="T28_5" style:family="text">
      <style:text-properties style:font-name="Georgia" style:font-name-asian="Georgia" style:font-name-complex="Georgia"/>
    </style:style>
    <style:style style:name="T28_6" style:family="text">
      <style:text-properties style:font-name="Georgia" style:font-name-asian="Georgia" style:font-name-complex="Georgia"/>
    </style:style>
    <style:style style:name="T28_7" style:family="text">
      <style:text-properties style:font-name="Georgia" style:font-name-asian="Georgia" style:font-name-complex="Georgia"/>
    </style:style>
    <style:style style:name="T28_8" style:family="text">
      <style:text-properties style:font-name="Georgia" style:font-name-asian="Georgia" style:font-name-complex="Georgia"/>
    </style:style>
    <style:style style:name="T28_9" style:family="text">
      <style:text-properties style:font-name="Georgia" style:font-name-asian="Georgia" style:font-name-complex="Georgia"/>
    </style:style>
    <style:style style:name="T28_10" style:family="text">
      <style:text-properties style:font-name="Georgia" style:font-name-asian="Georgia" style:font-name-complex="Georgia"/>
    </style:style>
    <style:style style:name="T28_11" style:family="text">
      <style:text-properties style:font-name="Georgia" style:font-name-asian="Georgia" style:font-name-complex="Georgia"/>
    </style:style>
    <style:style style:name="T28_12" style:family="text">
      <style:text-properties style:font-name="Georgia" style:font-name-asian="Georgia" style:font-name-complex="Georgia"/>
    </style:style>
    <style:style style:name="T28_13" style:family="text">
      <style:text-properties style:font-name="Georgia" style:font-name-asian="Georgia" style:font-name-complex="Georgia"/>
    </style:style>
    <style:style style:name="T28_14" style:family="text">
      <style:text-properties style:font-name="Georgia" style:font-name-asian="Georgia" style:font-name-complex="Georgia"/>
    </style:style>
    <style:style style:name="T28_15" style:family="text">
      <style:text-properties style:font-name="Georgia" style:font-name-asian="Georgia" style:font-name-complex="Georgia"/>
    </style:style>
    <style:style style:name="T28_16" style:family="text">
      <style:text-properties style:font-name="Georgia" style:font-name-asian="Georgia" style:font-name-complex="Georgia"/>
    </style:style>
    <style:style style:name="T28_17" style:family="text">
      <style:text-properties style:font-name="Georgia" style:font-name-asian="Georgia" style:font-name-complex="Georgia"/>
    </style:style>
    <style:style style:name="T28_18" style:family="text">
      <style:text-properties style:font-name="Georgia" style:font-name-asian="Georgia" style:font-name-complex="Georgia"/>
    </style:style>
    <style:style style:name="T28_19" style:family="text">
      <style:text-properties style:font-name="Georgia" style:font-name-asian="Georgia" style:font-name-complex="Georgia"/>
    </style:style>
    <style:style style:name="T28_20" style:family="text">
      <style:text-properties style:font-name="Georgia" style:font-name-asian="Georgia" style:font-name-complex="Georgia"/>
    </style:style>
    <style:style style:name="T28_21" style:family="text">
      <style:text-properties style:font-name="Georgia" style:font-name-asian="Georgia" style:font-name-complex="Georgia"/>
    </style:style>
    <style:style style:name="T28_22" style:family="text">
      <style:text-properties style:font-name="Georgia" style:font-name-asian="Georgia" style:font-name-complex="Georgia"/>
    </style:style>
    <style:style style:name="T28_23" style:family="text">
      <style:text-properties style:font-name="Georgia" style:font-name-asian="Georgia" style:font-name-complex="Georgia"/>
    </style:style>
    <style:style style:name="T28_24" style:family="text">
      <style:text-properties style:font-name="Georgia" style:font-name-asian="Georgia" style:font-name-complex="Georgia"/>
    </style:style>
    <style:style style:name="T28_25" style:family="text">
      <style:text-properties style:font-name="Georgia" style:font-name-asian="Georgia" style:font-name-complex="Georgia"/>
    </style:style>
    <style:style style:name="T28_26" style:family="text">
      <style:text-properties style:font-name="Georgia" style:font-name-asian="Georgia" style:font-name-complex="Georgia"/>
    </style:style>
    <style:style style:name="T28_27" style:family="text">
      <style:text-properties style:font-name="Georgia" style:font-name-asian="Georgia" style:font-name-complex="Georgia"/>
    </style:style>
    <style:style style:name="T28_28" style:family="text">
      <style:text-properties style:font-name="Georgia" style:font-name-asian="Georgia" style:font-name-complex="Georgia"/>
    </style:style>
    <style:style style:name="T28_29" style:family="text">
      <style:text-properties style:font-name="Georgia" style:font-name-asian="Georgia" style:font-name-complex="Georgia"/>
    </style:style>
    <style:style style:name="T28_30" style:family="text">
      <style:text-properties style:font-name="Georgia" style:font-name-asian="Georgia" style:font-name-complex="Georgia"/>
    </style:style>
    <style:style style:name="T28_31" style:family="text">
      <style:text-properties style:font-name="Georgia" style:font-name-asian="Georgia" style:font-name-complex="Georgia"/>
    </style:style>
    <style:style style:name="T28_32" style:family="text">
      <style:text-properties style:font-name="Georgia" style:font-name-asian="Georgia" style:font-name-complex="Georgia"/>
    </style:style>
    <style:style style:name="T28_33" style:family="text">
      <style:text-properties style:font-name="Georgia" style:font-name-asian="Georgia" style:font-name-complex="Georgia"/>
    </style:style>
    <style:style style:name="T28_34" style:family="text">
      <style:text-properties style:font-name="Georgia" style:font-name-asian="Georgia" style:font-name-complex="Georgia"/>
    </style:style>
    <style:style style:name="T28_35" style:family="text">
      <style:text-properties style:font-name="Georgia" style:font-name-asian="Georgia" style:font-name-complex="Georgia"/>
    </style:style>
    <style:style style:name="T28_36" style:family="text">
      <style:text-properties style:font-name="Georgia" style:font-name-asian="Georgia" style:font-name-complex="Georgia"/>
    </style:style>
    <style:style style:name="T28_37" style:family="text">
      <style:text-properties style:font-name="Georgia" style:font-name-asian="Georgia" style:font-name-complex="Georgia"/>
    </style:style>
    <style:style style:name="T28_38" style:family="text">
      <style:text-properties style:font-name="Georgia" style:font-name-asian="Georgia" style:font-name-complex="Georgia"/>
    </style:style>
    <style:style style:name="T28_39" style:family="text">
      <style:text-properties style:font-name="Georgia" style:font-name-asian="Georgia" style:font-name-complex="Georgia"/>
    </style:style>
    <style:style style:name="T28_40" style:family="text">
      <style:text-properties style:font-name="Georgia" style:font-name-asian="Georgia" style:font-name-complex="Georgia"/>
    </style:style>
    <style:style style:name="T28_41" style:family="text">
      <style:text-properties style:font-name="Georgia" style:font-name-asian="Georgia" style:font-name-complex="Georgia"/>
    </style:style>
    <style:style style:name="T28_42" style:family="text">
      <style:text-properties style:font-name="Georgia" style:font-name-asian="Georgia" style:font-name-complex="Georgia"/>
    </style:style>
    <style:style style:name="T28_43" style:family="text">
      <style:text-properties style:font-name="Georgia" style:font-name-asian="Georgia" style:font-name-complex="Georgia"/>
    </style:style>
    <style:style style:name="T28_44" style:family="text">
      <style:text-properties style:font-name="Georgia" style:font-name-asian="Georgia" style:font-name-complex="Georgia"/>
    </style:style>
    <style:style style:name="T28_45" style:family="text">
      <style:text-properties style:font-name="Georgia" style:font-name-asian="Georgia" style:font-name-complex="Georgia"/>
    </style:style>
    <style:style style:name="T28_46" style:family="text">
      <style:text-properties style:font-name="Georgia" style:font-name-asian="Georgia" style:font-name-complex="Georgia"/>
    </style:style>
    <style:style style:name="T28_47" style:family="text">
      <style:text-properties style:font-name="Georgia" style:font-name-asian="Georgia" style:font-name-complex="Georgia"/>
    </style:style>
    <style:style style:name="T28_48" style:family="text">
      <style:text-properties style:font-name="Georgia" style:font-name-asian="Georgia" style:font-name-complex="Georgia"/>
    </style:style>
    <style:style style:name="T28_49" style:family="text">
      <style:text-properties style:font-name="Georgia" style:font-name-asian="Georgia" style:font-name-complex="Georgia"/>
    </style:style>
    <style:style style:name="T28_50" style:family="text">
      <style:text-properties style:font-name="Georgia" style:font-name-asian="Georgia" style:font-name-complex="Georgia"/>
    </style:style>
    <style:style style:name="T28_51" style:family="text">
      <style:text-properties style:font-name="Georgia" style:font-name-asian="Georgia" style:font-name-complex="Georgia"/>
    </style:style>
    <style:style style:name="T28_52" style:family="text">
      <style:text-properties style:font-name="Georgia" style:font-name-asian="Georgia" style:font-name-complex="Georgia"/>
    </style:style>
    <style:style style:name="T28_53" style:family="text">
      <style:text-properties style:font-name="Georgia" style:font-name-asian="Georgia" style:font-name-complex="Georgia"/>
    </style:style>
    <style:style style:name="T28_54" style:family="text">
      <style:text-properties style:font-name="Georgia" style:font-name-asian="Georgia" style:font-name-complex="Georgia"/>
    </style:style>
    <style:style style:name="T28_55" style:family="text">
      <style:text-properties style:font-name="Georgia" style:font-name-asian="Georgia" style:font-name-complex="Georgia"/>
    </style:style>
    <style:style style:name="T28_56" style:family="text">
      <style:text-properties style:font-name="Georgia" style:font-name-asian="Georgia" style:font-name-complex="Georgia"/>
    </style:style>
    <style:style style:name="T28_57" style:family="text">
      <style:text-properties style:font-name="Georgia" style:font-name-asian="Georgia" style:font-name-complex="Georgia"/>
    </style:style>
    <style:style style:name="T28_58" style:family="text">
      <style:text-properties style:font-name="Georgia" style:font-name-asian="Georgia" style:font-name-complex="Georgia"/>
    </style:style>
    <style:style style:name="T28_59" style:family="text">
      <style:text-properties style:font-name="Georgia" style:font-name-asian="Georgia" style:font-name-complex="Georgia"/>
    </style:style>
    <style:style style:name="T28_60" style:family="text">
      <style:text-properties style:font-name="Georgia" style:font-name-asian="Georgia" style:font-name-complex="Georgia"/>
    </style:style>
    <style:style style:name="T28_61" style:family="text">
      <style:text-properties style:font-name="Georgia" style:font-name-asian="Georgia" style:font-name-complex="Georgia"/>
    </style:style>
    <style:style style:name="T28_62" style:family="text">
      <style:text-properties style:font-name="Georgia" style:font-name-asian="Georgia" style:font-name-complex="Georgia"/>
    </style:style>
    <style:style style:name="T28_63" style:family="text">
      <style:text-properties style:font-name="Georgia" style:font-name-asian="Georgia" style:font-name-complex="Georgia"/>
    </style:style>
    <style:style style:name="T28_64" style:family="text">
      <style:text-properties style:font-name="Georgia" style:font-name-asian="Georgia" style:font-name-complex="Georgia"/>
    </style:style>
    <style:style style:name="T28_65" style:family="text">
      <style:text-properties style:font-name="Georgia" style:font-name-asian="Georgia" style:font-name-complex="Georgia"/>
    </style:style>
    <style:style style:name="T28_66" style:family="text">
      <style:text-properties style:font-name="Georgia" style:font-name-asian="Georgia" style:font-name-complex="Georgia"/>
    </style:style>
    <style:style style:name="T28_67" style:family="text">
      <style:text-properties style:font-name="Georgia" style:font-name-asian="Georgia" style:font-name-complex="Georgia"/>
    </style:style>
    <style:style style:name="T28_68" style:family="text">
      <style:text-properties style:font-name="Georgia" style:font-name-asian="Georgia" style:font-name-complex="Georgia"/>
    </style:style>
    <style:style style:name="T28_69" style:family="text">
      <style:text-properties style:font-name="Georgia" style:font-name-asian="Georgia" style:font-name-complex="Georgia"/>
    </style:style>
    <style:style style:name="T28_70" style:family="text">
      <style:text-properties style:font-name="Georgia" style:font-name-asian="Georgia" style:font-name-complex="Georgia"/>
    </style:style>
    <style:style style:name="T28_71" style:family="text">
      <style:text-properties style:font-name="Georgia" style:font-name-asian="Georgia" style:font-name-complex="Georgia"/>
    </style:style>
    <style:style style:name="T28_72" style:family="text">
      <style:text-properties style:font-name="Georgia" style:font-name-asian="Georgia" style:font-name-complex="Georgia"/>
    </style:style>
    <style:style style:name="T28_73" style:family="text">
      <style:text-properties style:font-name="Georgia" style:font-name-asian="Georgia" style:font-name-complex="Georgia"/>
    </style:style>
    <style:style style:name="T28_74" style:family="text">
      <style:text-properties style:font-name="Georgia" style:font-name-asian="Georgia" style:font-name-complex="Georgia"/>
    </style:style>
    <style:style style:name="P29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Georgia" style:font-name-asian="Georgia" style:font-name-complex="Georgia"/>
    </style:style>
    <style:style style:name="T30_2" style:family="text">
      <style:text-properties style:font-name="Georgia" style:font-name-asian="Georgia" style:font-name-complex="Georgia"/>
    </style:style>
    <style:style style:name="T30_3" style:family="text">
      <style:text-properties style:font-name="Georgia" style:font-name-asian="Georgia" style:font-name-complex="Georgia"/>
    </style:style>
    <style:style style:name="T30_4" style:family="text">
      <style:text-properties style:font-name="Georgia" style:font-name-asian="Georgia" style:font-name-complex="Georgia"/>
    </style:style>
    <style:style style:name="T30_5" style:family="text">
      <style:text-properties style:font-name="Georgia" style:font-name-asian="Georgia" style:font-name-complex="Georgia"/>
    </style:style>
    <style:style style:name="T30_6" style:family="text">
      <style:text-properties style:font-name="Georgia" style:font-name-asian="Georgia" style:font-name-complex="Georgia"/>
    </style:style>
    <style:style style:name="T30_7" style:family="text">
      <style:text-properties style:font-name="Georgia" style:font-name-asian="Georgia" style:font-name-complex="Georgia"/>
    </style:style>
    <style:style style:name="T30_8" style:family="text">
      <style:text-properties style:font-name="Georgia" style:font-name-asian="Georgia" style:font-name-complex="Georgia"/>
    </style:style>
    <style:style style:name="T30_9" style:family="text">
      <style:text-properties style:font-name="Georgia" style:font-name-asian="Georgia" style:font-name-complex="Georgia"/>
    </style:style>
    <style:style style:name="T30_10" style:family="text">
      <style:text-properties style:font-name="Georgia" style:font-name-asian="Georgia" style:font-name-complex="Georgia"/>
    </style:style>
    <style:style style:name="T30_11" style:family="text">
      <style:text-properties style:font-name="Georgia" style:font-name-asian="Georgia" style:font-name-complex="Georgia"/>
    </style:style>
    <style:style style:name="T30_12" style:family="text">
      <style:text-properties style:font-name="Georgia" style:font-name-asian="Georgia" style:font-name-complex="Georgia"/>
    </style:style>
    <style:style style:name="T30_13" style:family="text">
      <style:text-properties style:font-name="Georgia" style:font-name-asian="Georgia" style:font-name-complex="Georgia"/>
    </style:style>
    <style:style style:name="T30_14" style:family="text">
      <style:text-properties style:font-name="Georgia" style:font-name-asian="Georgia" style:font-name-complex="Georgia"/>
    </style:style>
    <style:style style:name="T30_15" style:family="text">
      <style:text-properties style:font-name="Georgia" style:font-name-asian="Georgia" style:font-name-complex="Georgia"/>
    </style:style>
    <style:style style:name="T30_16" style:family="text">
      <style:text-properties style:font-name="Georgia" style:font-name-asian="Georgia" style:font-name-complex="Georgia"/>
    </style:style>
    <style:style style:name="T30_17" style:family="text">
      <style:text-properties style:font-name="Georgia" style:font-name-asian="Georgia" style:font-name-complex="Georgia"/>
    </style:style>
    <style:style style:name="T30_18" style:family="text">
      <style:text-properties style:font-name="Georgia" style:font-name-asian="Georgia" style:font-name-complex="Georgia"/>
    </style:style>
    <style:style style:name="T30_19" style:family="text">
      <style:text-properties style:font-name="Georgia" style:font-name-asian="Georgia" style:font-name-complex="Georgia"/>
    </style:style>
    <style:style style:name="T30_20" style:family="text">
      <style:text-properties style:font-name="Georgia" style:font-name-asian="Georgia" style:font-name-complex="Georgia"/>
    </style:style>
    <style:style style:name="T30_21" style:family="text">
      <style:text-properties style:font-name="Georgia" style:font-name-asian="Georgia" style:font-name-complex="Georgia"/>
    </style:style>
    <style:style style:name="T30_22" style:family="text">
      <style:text-properties style:font-name="Georgia" style:font-name-asian="Georgia" style:font-name-complex="Georgia"/>
    </style:style>
    <style:style style:name="T30_23" style:family="text">
      <style:text-properties style:font-name="Georgia" style:font-name-asian="Georgia" style:font-name-complex="Georgia"/>
    </style:style>
    <style:style style:name="T30_24" style:family="text">
      <style:text-properties style:font-name="Georgia" style:font-name-asian="Georgia" style:font-name-complex="Georgia"/>
    </style:style>
    <style:style style:name="T30_25" style:family="text">
      <style:text-properties style:font-name="Georgia" style:font-name-asian="Georgia" style:font-name-complex="Georgia"/>
    </style:style>
    <style:style style:name="T30_26" style:family="text">
      <style:text-properties style:font-name="Georgia" style:font-name-asian="Georgia" style:font-name-complex="Georgia"/>
    </style:style>
    <style:style style:name="T30_27" style:family="text">
      <style:text-properties style:font-name="Georgia" style:font-name-asian="Georgia" style:font-name-complex="Georgia"/>
    </style:style>
    <style:style style:name="T30_28" style:family="text">
      <style:text-properties style:font-name="Georgia" style:font-name-asian="Georgia" style:font-name-complex="Georgia"/>
    </style:style>
    <style:style style:name="T30_29" style:family="text">
      <style:text-properties style:font-name="Georgia" style:font-name-asian="Georgia" style:font-name-complex="Georgia"/>
    </style:style>
    <style:style style:name="T30_30" style:family="text">
      <style:text-properties style:font-name="Georgia" style:font-name-asian="Georgia" style:font-name-complex="Georgia"/>
    </style:style>
    <style:style style:name="T30_31" style:family="text">
      <style:text-properties style:font-name="Georgia" style:font-name-asian="Georgia" style:font-name-complex="Georgia"/>
    </style:style>
    <style:style style:name="T30_32" style:family="text">
      <style:text-properties style:font-name="Georgia" style:font-name-asian="Georgia" style:font-name-complex="Georgia"/>
    </style:style>
    <style:style style:name="T30_33" style:family="text">
      <style:text-properties style:font-name="Georgia" style:font-name-asian="Georgia" style:font-name-complex="Georgia"/>
    </style:style>
    <style:style style:name="T30_34" style:family="text">
      <style:text-properties style:font-name="Georgia" style:font-name-asian="Georgia" style:font-name-complex="Georgia"/>
    </style:style>
    <style:style style:name="T30_35" style:family="text">
      <style:text-properties style:font-name="Georgia" style:font-name-asian="Georgia" style:font-name-complex="Georgia"/>
    </style:style>
    <style:style style:name="T30_36" style:family="text">
      <style:text-properties style:font-name="Georgia" style:font-name-asian="Georgia" style:font-name-complex="Georgia"/>
    </style:style>
    <style:style style:name="T30_37" style:family="text">
      <style:text-properties style:font-name="Georgia" style:font-name-asian="Georgia" style:font-name-complex="Georgia"/>
    </style:style>
    <style:style style:name="T30_38" style:family="text">
      <style:text-properties style:font-name="Georgia" style:font-name-asian="Georgia" style:font-name-complex="Georgia"/>
    </style:style>
    <style:style style:name="T30_39" style:family="text">
      <style:text-properties style:font-name="Georgia" style:font-name-asian="Georgia" style:font-name-complex="Georgia"/>
    </style:style>
    <style:style style:name="T30_40" style:family="text">
      <style:text-properties style:font-name="Georgia" style:font-name-asian="Georgia" style:font-name-complex="Georgia"/>
    </style:style>
    <style:style style:name="T30_41" style:family="text">
      <style:text-properties style:font-name="Georgia" style:font-name-asian="Georgia" style:font-name-complex="Georgia"/>
    </style:style>
    <style:style style:name="T30_42" style:family="text">
      <style:text-properties style:font-name="Georgia" style:font-name-asian="Georgia" style:font-name-complex="Georgia"/>
    </style:style>
    <style:style style:name="T30_43" style:family="text">
      <style:text-properties style:font-name="Georgia" style:font-name-asian="Georgia" style:font-name-complex="Georgia"/>
    </style:style>
    <style:style style:name="T30_44" style:family="text">
      <style:text-properties style:font-name="Georgia" style:font-name-asian="Georgia" style:font-name-complex="Georgia"/>
    </style:style>
    <style:style style:name="T30_45" style:family="text">
      <style:text-properties style:font-name="Georgia" style:font-name-asian="Georgia" style:font-name-complex="Georgia"/>
    </style:style>
    <style:style style:name="T30_46" style:family="text">
      <style:text-properties style:font-name="Georgia" style:font-name-asian="Georgia" style:font-name-complex="Georgia"/>
    </style:style>
    <style:style style:name="T30_47" style:family="text">
      <style:text-properties style:font-name="Georgia" style:font-name-asian="Georgia" style:font-name-complex="Georgia"/>
    </style:style>
    <style:style style:name="T30_48" style:family="text">
      <style:text-properties style:font-name="Georgia" style:font-name-asian="Georgia" style:font-name-complex="Georgia"/>
    </style:style>
    <style:style style:name="T30_49" style:family="text">
      <style:text-properties style:font-name="Georgia" style:font-name-asian="Georgia" style:font-name-complex="Georgia"/>
    </style:style>
    <style:style style:name="T30_50" style:family="text">
      <style:text-properties style:font-name="Georgia" style:font-name-asian="Georgia" style:font-name-complex="Georgia"/>
    </style:style>
    <style:style style:name="T30_51" style:family="text">
      <style:text-properties style:font-name="Georgia" style:font-name-asian="Georgia" style:font-name-complex="Georgia"/>
    </style:style>
    <style:style style:name="T30_52" style:family="text">
      <style:text-properties style:font-name="Georgia" style:font-name-asian="Georgia" style:font-name-complex="Georgia"/>
    </style:style>
    <style:style style:name="P31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Georgia" style:font-name-asian="Georgia" style:font-name-complex="Georgia"/>
    </style:style>
    <style:style style:name="T32_2" style:family="text">
      <style:text-properties style:font-name="Georgia" style:font-name-asian="Georgia" style:font-name-complex="Georgia"/>
    </style:style>
    <style:style style:name="T32_3" style:family="text">
      <style:text-properties style:font-name="Georgia" style:font-name-asian="Georgia" style:font-name-complex="Georgia"/>
    </style:style>
    <style:style style:name="T32_4" style:family="text">
      <style:text-properties style:font-name="Georgia" style:font-name-asian="Georgia" style:font-name-complex="Georgia"/>
    </style:style>
    <style:style style:name="T32_5" style:family="text">
      <style:text-properties style:font-name="Georgia" style:font-name-asian="Georgia" style:font-name-complex="Georgia"/>
    </style:style>
    <style:style style:name="T32_6" style:family="text">
      <style:text-properties style:font-name="Georgia" style:font-name-asian="Georgia" style:font-name-complex="Georgia"/>
    </style:style>
    <style:style style:name="T32_7" style:family="text">
      <style:text-properties style:font-name="Georgia" style:font-name-asian="Georgia" style:font-name-complex="Georgia"/>
    </style:style>
    <style:style style:name="T32_8" style:family="text">
      <style:text-properties style:font-name="Georgia" style:font-name-asian="Georgia" style:font-name-complex="Georgia"/>
    </style:style>
    <style:style style:name="T32_9" style:family="text">
      <style:text-properties style:font-name="Georgia" style:font-name-asian="Georgia" style:font-name-complex="Georgia"/>
    </style:style>
    <style:style style:name="T32_10" style:family="text">
      <style:text-properties style:font-name="Georgia" style:font-name-asian="Georgia" style:font-name-complex="Georgia"/>
    </style:style>
    <style:style style:name="T32_11" style:family="text">
      <style:text-properties style:font-name="Georgia" style:font-name-asian="Georgia" style:font-name-complex="Georgia"/>
    </style:style>
    <style:style style:name="T32_12" style:family="text">
      <style:text-properties style:font-name="Georgia" style:font-name-asian="Georgia" style:font-name-complex="Georgia"/>
    </style:style>
    <style:style style:name="T32_13" style:family="text">
      <style:text-properties style:font-name="Georgia" style:font-name-asian="Georgia" style:font-name-complex="Georgia"/>
    </style:style>
    <style:style style:name="T32_14" style:family="text">
      <style:text-properties style:font-name="Georgia" style:font-name-asian="Georgia" style:font-name-complex="Georgia"/>
    </style:style>
    <style:style style:name="T32_15" style:family="text">
      <style:text-properties style:font-name="Georgia" style:font-name-asian="Georgia" style:font-name-complex="Georgia"/>
    </style:style>
    <style:style style:name="T32_16" style:family="text">
      <style:text-properties style:font-name="Georgia" style:font-name-asian="Georgia" style:font-name-complex="Georgia"/>
    </style:style>
    <style:style style:name="T32_17" style:family="text">
      <style:text-properties style:font-name="Georgia" style:font-name-asian="Georgia" style:font-name-complex="Georgia"/>
    </style:style>
    <style:style style:name="T32_18" style:family="text">
      <style:text-properties style:font-name="Georgia" style:font-name-asian="Georgia" style:font-name-complex="Georgia"/>
    </style:style>
    <style:style style:name="T32_19" style:family="text">
      <style:text-properties style:font-name="Georgia" style:font-name-asian="Georgia" style:font-name-complex="Georgia"/>
    </style:style>
    <style:style style:name="T32_20" style:family="text">
      <style:text-properties style:font-name="Georgia" style:font-name-asian="Georgia" style:font-name-complex="Georgia"/>
    </style:style>
    <style:style style:name="T32_21" style:family="text">
      <style:text-properties style:font-name="Georgia" style:font-name-asian="Georgia" style:font-name-complex="Georgia"/>
    </style:style>
    <style:style style:name="T32_22" style:family="text">
      <style:text-properties style:font-name="Georgia" style:font-name-asian="Georgia" style:font-name-complex="Georgia"/>
    </style:style>
    <style:style style:name="T32_23" style:family="text">
      <style:text-properties style:font-name="Georgia" style:font-name-asian="Georgia" style:font-name-complex="Georgia"/>
    </style:style>
    <style:style style:name="T32_24" style:family="text">
      <style:text-properties style:font-name="Georgia" style:font-name-asian="Georgia" style:font-name-complex="Georgia"/>
    </style:style>
    <style:style style:name="T32_25" style:family="text">
      <style:text-properties style:font-name="Georgia" style:font-name-asian="Georgia" style:font-name-complex="Georgia"/>
    </style:style>
    <style:style style:name="T32_26" style:family="text">
      <style:text-properties style:font-name="Georgia" style:font-name-asian="Georgia" style:font-name-complex="Georgia"/>
    </style:style>
    <style:style style:name="T32_27" style:family="text">
      <style:text-properties style:font-name="Georgia" style:font-name-asian="Georgia" style:font-name-complex="Georgia"/>
    </style:style>
    <style:style style:name="T32_28" style:family="text">
      <style:text-properties style:font-name="Georgia" style:font-name-asian="Georgia" style:font-name-complex="Georgia"/>
    </style:style>
    <style:style style:name="T32_29" style:family="text">
      <style:text-properties style:font-name="Georgia" style:font-name-asian="Georgia" style:font-name-complex="Georgia"/>
    </style:style>
    <style:style style:name="T32_30" style:family="text">
      <style:text-properties style:font-name="Georgia" style:font-name-asian="Georgia" style:font-name-complex="Georgia"/>
    </style:style>
    <style:style style:name="T32_31" style:family="text">
      <style:text-properties style:font-name="Georgia" style:font-name-asian="Georgia" style:font-name-complex="Georgia"/>
    </style:style>
    <style:style style:name="T32_32" style:family="text">
      <style:text-properties style:font-name="Georgia" style:font-name-asian="Georgia" style:font-name-complex="Georgia"/>
    </style:style>
    <style:style style:name="T32_33" style:family="text">
      <style:text-properties style:font-name="Georgia" style:font-name-asian="Georgia" style:font-name-complex="Georgia"/>
    </style:style>
    <style:style style:name="T32_34" style:family="text">
      <style:text-properties style:font-name="Georgia" style:font-name-asian="Georgia" style:font-name-complex="Georgia"/>
    </style:style>
    <style:style style:name="T32_35" style:family="text">
      <style:text-properties style:font-name="Georgia" style:font-name-asian="Georgia" style:font-name-complex="Georgia"/>
    </style:style>
    <style:style style:name="T32_36" style:family="text">
      <style:text-properties style:font-name="Georgia" style:font-name-asian="Georgia" style:font-name-complex="Georgia"/>
    </style:style>
    <style:style style:name="T32_37" style:family="text">
      <style:text-properties style:font-name="Georgia" style:font-name-asian="Georgia" style:font-name-complex="Georgia"/>
    </style:style>
    <style:style style:name="T32_38" style:family="text">
      <style:text-properties style:font-name="Georgia" style:font-name-asian="Georgia" style:font-name-complex="Georgia"/>
    </style:style>
    <style:style style:name="T32_39" style:family="text">
      <style:text-properties style:font-name="Georgia" style:font-name-asian="Georgia" style:font-name-complex="Georgia"/>
    </style:style>
    <style:style style:name="T32_40" style:family="text">
      <style:text-properties style:font-name="Georgia" style:font-name-asian="Georgia" style:font-name-complex="Georgia"/>
    </style:style>
    <style:style style:name="T32_41" style:family="text">
      <style:text-properties style:font-name="Georgia" style:font-name-asian="Georgia" style:font-name-complex="Georgia"/>
    </style:style>
    <style:style style:name="T32_42" style:family="text">
      <style:text-properties style:font-name="Georgia" style:font-name-asian="Georgia" style:font-name-complex="Georgia"/>
    </style:style>
    <style:style style:name="T32_43" style:family="text">
      <style:text-properties style:font-name="Georgia" style:font-name-asian="Georgia" style:font-name-complex="Georgia"/>
    </style:style>
    <style:style style:name="T32_44" style:family="text">
      <style:text-properties style:font-name="Georgia" style:font-name-asian="Georgia" style:font-name-complex="Georgia"/>
    </style:style>
    <style:style style:name="T32_45" style:family="text">
      <style:text-properties style:font-name="Georgia" style:font-name-asian="Georgia" style:font-name-complex="Georgia"/>
    </style:style>
    <style:style style:name="T32_46" style:family="text">
      <style:text-properties style:font-name="Georgia" style:font-name-asian="Georgia" style:font-name-complex="Georgia"/>
    </style:style>
    <style:style style:name="T32_47" style:family="text">
      <style:text-properties style:font-name="Georgia" style:font-name-asian="Georgia" style:font-name-complex="Georgia"/>
    </style:style>
    <style:style style:name="T32_48" style:family="text">
      <style:text-properties style:font-name="Georgia" style:font-name-asian="Georgia" style:font-name-complex="Georgia"/>
    </style:style>
    <style:style style:name="T32_49" style:family="text">
      <style:text-properties style:font-name="Georgia" style:font-name-asian="Georgia" style:font-name-complex="Georgia"/>
    </style:style>
    <style:style style:name="T32_50" style:family="text">
      <style:text-properties style:font-name="Georgia" style:font-name-asian="Georgia" style:font-name-complex="Georgia"/>
    </style:style>
    <style:style style:name="T32_51" style:family="text">
      <style:text-properties style:font-name="Georgia" style:font-name-asian="Georgia" style:font-name-complex="Georgia"/>
    </style:style>
    <style:style style:name="T32_52" style:family="text">
      <style:text-properties style:font-name="Georgia" style:font-name-asian="Georgia" style:font-name-complex="Georgia"/>
    </style:style>
    <style:style style:name="T32_53" style:family="text">
      <style:text-properties style:font-name="Georgia" style:font-name-asian="Georgia" style:font-name-complex="Georgia"/>
    </style:style>
    <style:style style:name="T32_54" style:family="text">
      <style:text-properties style:font-name="Georgia" style:font-name-asian="Georgia" style:font-name-complex="Georgia"/>
    </style:style>
    <style:style style:name="T32_55" style:family="text">
      <style:text-properties style:font-name="Georgia" style:font-name-asian="Georgia" style:font-name-complex="Georgia"/>
    </style:style>
    <style:style style:name="T32_56" style:family="text">
      <style:text-properties style:font-name="Georgia" style:font-name-asian="Georgia" style:font-name-complex="Georgia"/>
    </style:style>
    <style:style style:name="T32_57" style:family="text">
      <style:text-properties style:font-name="Georgia" style:font-name-asian="Georgia" style:font-name-complex="Georgia"/>
    </style:style>
    <style:style style:name="T32_58" style:family="text">
      <style:text-properties style:font-name="Georgia" style:font-name-asian="Georgia" style:font-name-complex="Georgia"/>
    </style:style>
    <style:style style:name="P33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Georgia" style:font-name-asian="Georgia" style:font-name-complex="Georgia"/>
    </style:style>
    <style:style style:name="T34_2" style:family="text">
      <style:text-properties style:font-name="Georgia" style:font-name-asian="Georgia" style:font-name-complex="Georgia"/>
    </style:style>
    <style:style style:name="T34_3" style:family="text">
      <style:text-properties style:font-name="Georgia" style:font-name-asian="Georgia" style:font-name-complex="Georgia"/>
    </style:style>
    <style:style style:name="T34_4" style:family="text">
      <style:text-properties style:font-name="Georgia" style:font-name-asian="Georgia" style:font-name-complex="Georgia"/>
    </style:style>
    <style:style style:name="T34_5" style:family="text">
      <style:text-properties style:font-name="Georgia" style:font-name-asian="Georgia" style:font-name-complex="Georgia"/>
    </style:style>
    <style:style style:name="T34_6" style:family="text">
      <style:text-properties style:font-name="Georgia" style:font-name-asian="Georgia" style:font-name-complex="Georgia"/>
    </style:style>
    <style:style style:name="T34_7" style:family="text">
      <style:text-properties style:font-name="Georgia" style:font-name-asian="Georgia" style:font-name-complex="Georgia"/>
    </style:style>
    <style:style style:name="T34_8" style:family="text">
      <style:text-properties style:font-name="Georgia" style:font-name-asian="Georgia" style:font-name-complex="Georgia"/>
    </style:style>
    <style:style style:name="T34_9" style:family="text">
      <style:text-properties style:font-name="Georgia" style:font-name-asian="Georgia" style:font-name-complex="Georgia"/>
    </style:style>
    <style:style style:name="T34_10" style:family="text">
      <style:text-properties style:font-name="Georgia" style:font-name-asian="Georgia" style:font-name-complex="Georgia"/>
    </style:style>
    <style:style style:name="T34_11" style:family="text">
      <style:text-properties style:font-name="Georgia" style:font-name-asian="Georgia" style:font-name-complex="Georgia"/>
    </style:style>
    <style:style style:name="T34_12" style:family="text">
      <style:text-properties style:font-name="Georgia" style:font-name-asian="Georgia" style:font-name-complex="Georgia"/>
    </style:style>
    <style:style style:name="T34_13" style:family="text">
      <style:text-properties style:font-name="Georgia" style:font-name-asian="Georgia" style:font-name-complex="Georgia"/>
    </style:style>
    <style:style style:name="T34_14" style:family="text">
      <style:text-properties style:font-name="Georgia" style:font-name-asian="Georgia" style:font-name-complex="Georgia"/>
    </style:style>
    <style:style style:name="T34_15" style:family="text">
      <style:text-properties style:font-name="Georgia" style:font-name-asian="Georgia" style:font-name-complex="Georgia"/>
    </style:style>
    <style:style style:name="T34_16" style:family="text">
      <style:text-properties style:font-name="Georgia" style:font-name-asian="Georgia" style:font-name-complex="Georgia"/>
    </style:style>
    <style:style style:name="T34_17" style:family="text">
      <style:text-properties style:font-name="Georgia" style:font-name-asian="Georgia" style:font-name-complex="Georgia"/>
    </style:style>
    <style:style style:name="T34_18" style:family="text">
      <style:text-properties style:font-name="Georgia" style:font-name-asian="Georgia" style:font-name-complex="Georgia"/>
    </style:style>
    <style:style style:name="T34_19" style:family="text">
      <style:text-properties style:font-name="Georgia" style:font-name-asian="Georgia" style:font-name-complex="Georgia"/>
    </style:style>
    <style:style style:name="T34_20" style:family="text">
      <style:text-properties style:font-name="Georgia" style:font-name-asian="Georgia" style:font-name-complex="Georgia"/>
    </style:style>
    <style:style style:name="T34_21" style:family="text">
      <style:text-properties style:font-name="Georgia" style:font-name-asian="Georgia" style:font-name-complex="Georgia"/>
    </style:style>
    <style:style style:name="T34_22" style:family="text">
      <style:text-properties style:font-name="Georgia" style:font-name-asian="Georgia" style:font-name-complex="Georgia"/>
    </style:style>
    <style:style style:name="T34_23" style:family="text">
      <style:text-properties style:font-name="Georgia" style:font-name-asian="Georgia" style:font-name-complex="Georgia"/>
    </style:style>
    <style:style style:name="T34_24" style:family="text">
      <style:text-properties style:font-name="Georgia" style:font-name-asian="Georgia" style:font-name-complex="Georgia"/>
    </style:style>
    <style:style style:name="T34_25" style:family="text">
      <style:text-properties style:font-name="Georgia" style:font-name-asian="Georgia" style:font-name-complex="Georgia"/>
    </style:style>
    <style:style style:name="T34_26" style:family="text">
      <style:text-properties style:font-name="Georgia" style:font-name-asian="Georgia" style:font-name-complex="Georgia"/>
    </style:style>
    <style:style style:name="T34_27" style:family="text">
      <style:text-properties style:font-name="Georgia" style:font-name-asian="Georgia" style:font-name-complex="Georgia"/>
    </style:style>
    <style:style style:name="T34_28" style:family="text">
      <style:text-properties style:font-name="Georgia" style:font-name-asian="Georgia" style:font-name-complex="Georgia"/>
    </style:style>
    <style:style style:name="T34_29" style:family="text">
      <style:text-properties style:font-name="Georgia" style:font-name-asian="Georgia" style:font-name-complex="Georgia"/>
    </style:style>
    <style:style style:name="T34_30" style:family="text">
      <style:text-properties style:font-name="Georgia" style:font-name-asian="Georgia" style:font-name-complex="Georgia"/>
    </style:style>
    <style:style style:name="T34_31" style:family="text">
      <style:text-properties style:font-name="Georgia" style:font-name-asian="Georgia" style:font-name-complex="Georgia"/>
    </style:style>
    <style:style style:name="T34_32" style:family="text">
      <style:text-properties style:font-name="Georgia" style:font-name-asian="Georgia" style:font-name-complex="Georgia"/>
    </style:style>
    <style:style style:name="T34_33" style:family="text">
      <style:text-properties style:font-name="Georgia" style:font-name-asian="Georgia" style:font-name-complex="Georgia"/>
    </style:style>
    <style:style style:name="T34_34" style:family="text">
      <style:text-properties style:font-name="Georgia" style:font-name-asian="Georgia" style:font-name-complex="Georgia"/>
    </style:style>
    <style:style style:name="T34_35" style:family="text">
      <style:text-properties style:font-name="Georgia" style:font-name-asian="Georgia" style:font-name-complex="Georgia"/>
    </style:style>
    <style:style style:name="T34_36" style:family="text">
      <style:text-properties style:font-name="Georgia" style:font-name-asian="Georgia" style:font-name-complex="Georgia"/>
    </style:style>
    <style:style style:name="T34_37" style:family="text">
      <style:text-properties style:font-name="Georgia" style:font-name-asian="Georgia" style:font-name-complex="Georgia"/>
    </style:style>
    <style:style style:name="T34_38" style:family="text">
      <style:text-properties style:font-name="Georgia" style:font-name-asian="Georgia" style:font-name-complex="Georgia"/>
    </style:style>
    <style:style style:name="T34_39" style:family="text">
      <style:text-properties style:font-name="Georgia" style:font-name-asian="Georgia" style:font-name-complex="Georgia"/>
    </style:style>
    <style:style style:name="T34_40" style:family="text">
      <style:text-properties style:font-name="Georgia" style:font-name-asian="Georgia" style:font-name-complex="Georgia"/>
    </style:style>
    <style:style style:name="T34_41" style:family="text">
      <style:text-properties style:font-name="Georgia" style:font-name-asian="Georgia" style:font-name-complex="Georgia"/>
    </style:style>
    <style:style style:name="T34_42" style:family="text">
      <style:text-properties style:font-name="Georgia" style:font-name-asian="Georgia" style:font-name-complex="Georgia"/>
    </style:style>
    <style:style style:name="T34_43" style:family="text">
      <style:text-properties style:font-name="Georgia" style:font-name-asian="Georgia" style:font-name-complex="Georgia"/>
    </style:style>
    <style:style style:name="T34_44" style:family="text">
      <style:text-properties style:font-name="Georgia" style:font-name-asian="Georgia" style:font-name-complex="Georgia"/>
    </style:style>
    <style:style style:name="T34_45" style:family="text">
      <style:text-properties style:font-name="Georgia" style:font-name-asian="Georgia" style:font-name-complex="Georgia"/>
    </style:style>
    <style:style style:name="T34_46" style:family="text">
      <style:text-properties style:font-name="Georgia" style:font-name-asian="Georgia" style:font-name-complex="Georgia"/>
    </style:style>
    <style:style style:name="P35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Georgia" style:font-name-asian="Georgia" style:font-name-complex="Georgia"/>
    </style:style>
    <style:style style:name="T36_2" style:family="text">
      <style:text-properties style:font-name="Georgia" style:font-name-asian="Georgia" style:font-name-complex="Georgia"/>
    </style:style>
    <style:style style:name="T36_3" style:family="text">
      <style:text-properties style:font-name="Georgia" style:font-name-asian="Georgia" style:font-name-complex="Georgia"/>
    </style:style>
    <style:style style:name="T36_4" style:family="text">
      <style:text-properties style:font-name="Georgia" style:font-name-asian="Georgia" style:font-name-complex="Georgia"/>
    </style:style>
    <style:style style:name="T36_5" style:family="text">
      <style:text-properties style:font-name="Georgia" style:font-name-asian="Georgia" style:font-name-complex="Georgia"/>
    </style:style>
    <style:style style:name="T36_6" style:family="text">
      <style:text-properties style:font-name="Georgia" style:font-name-asian="Georgia" style:font-name-complex="Georgia"/>
    </style:style>
    <style:style style:name="T36_7" style:family="text">
      <style:text-properties style:font-name="Georgia" style:font-name-asian="Georgia" style:font-name-complex="Georgia"/>
    </style:style>
    <style:style style:name="T36_8" style:family="text">
      <style:text-properties style:font-name="Georgia" style:font-name-asian="Georgia" style:font-name-complex="Georgia"/>
    </style:style>
    <style:style style:name="T36_9" style:family="text">
      <style:text-properties style:font-name="Georgia" style:font-name-asian="Georgia" style:font-name-complex="Georgia"/>
    </style:style>
    <style:style style:name="T36_10" style:family="text">
      <style:text-properties style:font-name="Georgia" style:font-name-asian="Georgia" style:font-name-complex="Georgia"/>
    </style:style>
    <style:style style:name="T36_11" style:family="text">
      <style:text-properties style:font-name="Georgia" style:font-name-asian="Georgia" style:font-name-complex="Georgia"/>
    </style:style>
    <style:style style:name="T36_12" style:family="text">
      <style:text-properties style:font-name="Georgia" style:font-name-asian="Georgia" style:font-name-complex="Georgia"/>
    </style:style>
    <style:style style:name="T36_13" style:family="text">
      <style:text-properties style:font-name="Georgia" style:font-name-asian="Georgia" style:font-name-complex="Georgia"/>
    </style:style>
    <style:style style:name="T36_14" style:family="text">
      <style:text-properties style:font-name="Georgia" style:font-name-asian="Georgia" style:font-name-complex="Georgia"/>
    </style:style>
    <style:style style:name="T36_15" style:family="text">
      <style:text-properties style:font-name="Georgia" style:font-name-asian="Georgia" style:font-name-complex="Georgia"/>
    </style:style>
    <style:style style:name="T36_16" style:family="text">
      <style:text-properties style:font-name="Georgia" style:font-name-asian="Georgia" style:font-name-complex="Georgia"/>
    </style:style>
    <style:style style:name="T36_17" style:family="text">
      <style:text-properties style:font-name="Georgia" style:font-name-asian="Georgia" style:font-name-complex="Georgia"/>
    </style:style>
    <style:style style:name="T36_18" style:family="text">
      <style:text-properties style:font-name="Georgia" style:font-name-asian="Georgia" style:font-name-complex="Georgia"/>
    </style:style>
    <style:style style:name="T36_19" style:family="text">
      <style:text-properties style:font-name="Georgia" style:font-name-asian="Georgia" style:font-name-complex="Georgia"/>
    </style:style>
    <style:style style:name="T36_20" style:family="text">
      <style:text-properties style:font-name="Georgia" style:font-name-asian="Georgia" style:font-name-complex="Georgia"/>
    </style:style>
    <style:style style:name="T36_21" style:family="text">
      <style:text-properties style:font-name="Georgia" style:font-name-asian="Georgia" style:font-name-complex="Georgia"/>
    </style:style>
    <style:style style:name="T36_22" style:family="text">
      <style:text-properties style:font-name="Georgia" style:font-name-asian="Georgia" style:font-name-complex="Georgia"/>
    </style:style>
    <style:style style:name="T36_23" style:family="text">
      <style:text-properties style:font-name="Georgia" style:font-name-asian="Georgia" style:font-name-complex="Georgia"/>
    </style:style>
    <style:style style:name="T36_24" style:family="text">
      <style:text-properties style:font-name="Georgia" style:font-name-asian="Georgia" style:font-name-complex="Georgia"/>
    </style:style>
    <style:style style:name="T36_25" style:family="text">
      <style:text-properties style:font-name="Georgia" style:font-name-asian="Georgia" style:font-name-complex="Georgia"/>
    </style:style>
    <style:style style:name="T36_26" style:family="text">
      <style:text-properties style:font-name="Georgia" style:font-name-asian="Georgia" style:font-name-complex="Georgia"/>
    </style:style>
    <style:style style:name="T36_27" style:family="text">
      <style:text-properties style:font-name="Georgia" style:font-name-asian="Georgia" style:font-name-complex="Georgia"/>
    </style:style>
    <style:style style:name="T36_28" style:family="text">
      <style:text-properties style:font-name="Georgia" style:font-name-asian="Georgia" style:font-name-complex="Georgia"/>
    </style:style>
    <style:style style:name="T36_29" style:family="text">
      <style:text-properties style:font-name="Georgia" style:font-name-asian="Georgia" style:font-name-complex="Georgia"/>
    </style:style>
    <style:style style:name="T36_30" style:family="text">
      <style:text-properties style:font-name="Georgia" style:font-name-asian="Georgia" style:font-name-complex="Georgia"/>
    </style:style>
    <style:style style:name="T36_31" style:family="text">
      <style:text-properties style:font-name="Georgia" style:font-name-asian="Georgia" style:font-name-complex="Georgia"/>
    </style:style>
    <style:style style:name="T36_32" style:family="text">
      <style:text-properties style:font-name="Georgia" style:font-name-asian="Georgia" style:font-name-complex="Georgia"/>
    </style:style>
    <style:style style:name="T36_33" style:family="text">
      <style:text-properties style:font-name="Georgia" style:font-name-asian="Georgia" style:font-name-complex="Georgia"/>
    </style:style>
    <style:style style:name="T36_34" style:family="text">
      <style:text-properties style:font-name="Georgia" style:font-name-asian="Georgia" style:font-name-complex="Georgia"/>
    </style:style>
    <style:style style:name="T36_35" style:family="text">
      <style:text-properties style:font-name="Georgia" style:font-name-asian="Georgia" style:font-name-complex="Georgia"/>
    </style:style>
    <style:style style:name="T36_36" style:family="text">
      <style:text-properties style:font-name="Georgia" style:font-name-asian="Georgia" style:font-name-complex="Georgia"/>
    </style:style>
    <style:style style:name="T36_37" style:family="text">
      <style:text-properties style:font-name="Georgia" style:font-name-asian="Georgia" style:font-name-complex="Georgia"/>
    </style:style>
    <style:style style:name="T36_38" style:family="text">
      <style:text-properties style:font-name="Georgia" style:font-name-asian="Georgia" style:font-name-complex="Georgia"/>
    </style:style>
    <style:style style:name="T36_39" style:family="text">
      <style:text-properties style:font-name="Georgia" style:font-name-asian="Georgia" style:font-name-complex="Georgia"/>
    </style:style>
    <style:style style:name="T36_40" style:family="text">
      <style:text-properties style:font-name="Georgia" style:font-name-asian="Georgia" style:font-name-complex="Georgia"/>
    </style:style>
    <style:style style:name="T36_41" style:family="text">
      <style:text-properties style:font-name="Georgia" style:font-name-asian="Georgia" style:font-name-complex="Georgia"/>
    </style:style>
    <style:style style:name="T36_42" style:family="text">
      <style:text-properties style:font-name="Georgia" style:font-name-asian="Georgia" style:font-name-complex="Georgia"/>
    </style:style>
    <style:style style:name="T36_43" style:family="text">
      <style:text-properties style:font-name="Georgia" style:font-name-asian="Georgia" style:font-name-complex="Georgia"/>
    </style:style>
    <style:style style:name="T36_44" style:family="text">
      <style:text-properties style:font-name="Georgia" style:font-name-asian="Georgia" style:font-name-complex="Georgia"/>
    </style:style>
    <style:style style:name="T36_45" style:family="text">
      <style:text-properties style:font-name="Georgia" style:font-name-asian="Georgia" style:font-name-complex="Georgia"/>
    </style:style>
    <style:style style:name="T36_46" style:family="text">
      <style:text-properties style:font-name="Georgia" style:font-name-asian="Georgia" style:font-name-complex="Georgia"/>
    </style:style>
    <style:style style:name="T36_47" style:family="text">
      <style:text-properties style:font-name="Georgia" style:font-name-asian="Georgia" style:font-name-complex="Georgia"/>
    </style:style>
    <style:style style:name="T36_48" style:family="text">
      <style:text-properties style:font-name="Georgia" style:font-name-asian="Georgia" style:font-name-complex="Georgia"/>
    </style:style>
    <style:style style:name="T36_49" style:family="text">
      <style:text-properties style:font-name="Georgia" style:font-name-asian="Georgia" style:font-name-complex="Georgia"/>
    </style:style>
    <style:style style:name="T36_50" style:family="text">
      <style:text-properties style:font-name="Georgia" style:font-name-asian="Georgia" style:font-name-complex="Georgia"/>
    </style:style>
    <style:style style:name="T36_51" style:family="text">
      <style:text-properties style:font-name="Georgia" style:font-name-asian="Georgia" style:font-name-complex="Georgia"/>
    </style:style>
    <style:style style:name="T36_52" style:family="text">
      <style:text-properties style:font-name="Georgia" style:font-name-asian="Georgia" style:font-name-complex="Georgia"/>
    </style:style>
    <style:style style:name="T36_53" style:family="text">
      <style:text-properties style:font-name="Georgia" style:font-name-asian="Georgia" style:font-name-complex="Georgia"/>
    </style:style>
    <style:style style:name="T36_54" style:family="text">
      <style:text-properties style:font-name="Georgia" style:font-name-asian="Georgia" style:font-name-complex="Georgia"/>
    </style:style>
    <style:style style:name="P37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Georgia" style:font-name-asian="Georgia" style:font-name-complex="Georgia"/>
    </style:style>
    <style:style style:name="T38_2" style:family="text">
      <style:text-properties style:font-name="Georgia" style:font-name-asian="Georgia" style:font-name-complex="Georgia"/>
    </style:style>
    <style:style style:name="T38_3" style:family="text">
      <style:text-properties style:font-name="Georgia" style:font-name-asian="Georgia" style:font-name-complex="Georgia"/>
    </style:style>
    <style:style style:name="T38_4" style:family="text">
      <style:text-properties style:font-name="Georgia" style:font-name-asian="Georgia" style:font-name-complex="Georgia"/>
    </style:style>
    <style:style style:name="T38_5" style:family="text">
      <style:text-properties style:font-name="Georgia" style:font-name-asian="Georgia" style:font-name-complex="Georgia"/>
    </style:style>
    <style:style style:name="T38_6" style:family="text">
      <style:text-properties style:font-name="Georgia" style:font-name-asian="Georgia" style:font-name-complex="Georgia"/>
    </style:style>
    <style:style style:name="T38_7" style:family="text">
      <style:text-properties style:font-name="Georgia" style:font-name-asian="Georgia" style:font-name-complex="Georgia"/>
    </style:style>
    <style:style style:name="T38_8" style:family="text">
      <style:text-properties style:font-name="Georgia" style:font-name-asian="Georgia" style:font-name-complex="Georgia"/>
    </style:style>
    <style:style style:name="T38_9" style:family="text">
      <style:text-properties style:font-name="Georgia" style:font-name-asian="Georgia" style:font-name-complex="Georgia"/>
    </style:style>
    <style:style style:name="T38_10" style:family="text">
      <style:text-properties style:font-name="Georgia" style:font-name-asian="Georgia" style:font-name-complex="Georgia"/>
    </style:style>
    <style:style style:name="T38_11" style:family="text">
      <style:text-properties style:font-name="Georgia" style:font-name-asian="Georgia" style:font-name-complex="Georgia"/>
    </style:style>
    <style:style style:name="T38_12" style:family="text">
      <style:text-properties style:font-name="Georgia" style:font-name-asian="Georgia" style:font-name-complex="Georgia"/>
    </style:style>
    <style:style style:name="T38_13" style:family="text">
      <style:text-properties style:font-name="Georgia" style:font-name-asian="Georgia" style:font-name-complex="Georgia"/>
    </style:style>
    <style:style style:name="T38_14" style:family="text">
      <style:text-properties style:font-name="Georgia" style:font-name-asian="Georgia" style:font-name-complex="Georgia"/>
    </style:style>
    <style:style style:name="T38_15" style:family="text">
      <style:text-properties style:font-name="Georgia" style:font-name-asian="Georgia" style:font-name-complex="Georgia"/>
    </style:style>
    <style:style style:name="T38_16" style:family="text">
      <style:text-properties style:font-name="Georgia" style:font-name-asian="Georgia" style:font-name-complex="Georgia"/>
    </style:style>
    <style:style style:name="T38_17" style:family="text">
      <style:text-properties style:font-name="Georgia" style:font-name-asian="Georgia" style:font-name-complex="Georgia"/>
    </style:style>
    <style:style style:name="T38_18" style:family="text">
      <style:text-properties style:font-name="Georgia" style:font-name-asian="Georgia" style:font-name-complex="Georgia"/>
    </style:style>
    <style:style style:name="T38_19" style:family="text">
      <style:text-properties style:font-name="Georgia" style:font-name-asian="Georgia" style:font-name-complex="Georgia"/>
    </style:style>
    <style:style style:name="T38_20" style:family="text">
      <style:text-properties style:font-name="Georgia" style:font-name-asian="Georgia" style:font-name-complex="Georgia"/>
    </style:style>
    <style:style style:name="T38_21" style:family="text">
      <style:text-properties style:font-name="Georgia" style:font-name-asian="Georgia" style:font-name-complex="Georgia"/>
    </style:style>
    <style:style style:name="T38_22" style:family="text">
      <style:text-properties style:font-name="Georgia" style:font-name-asian="Georgia" style:font-name-complex="Georgia"/>
    </style:style>
    <style:style style:name="T38_23" style:family="text">
      <style:text-properties style:font-name="Georgia" style:font-name-asian="Georgia" style:font-name-complex="Georgia"/>
    </style:style>
    <style:style style:name="T38_24" style:family="text">
      <style:text-properties style:font-name="Georgia" style:font-name-asian="Georgia" style:font-name-complex="Georgia"/>
    </style:style>
    <style:style style:name="T38_25" style:family="text">
      <style:text-properties style:font-name="Georgia" style:font-name-asian="Georgia" style:font-name-complex="Georgia"/>
    </style:style>
    <style:style style:name="T38_26" style:family="text">
      <style:text-properties style:font-name="Georgia" style:font-name-asian="Georgia" style:font-name-complex="Georgia"/>
    </style:style>
    <style:style style:name="T38_27" style:family="text">
      <style:text-properties style:font-name="Georgia" style:font-name-asian="Georgia" style:font-name-complex="Georgia"/>
    </style:style>
    <style:style style:name="T38_28" style:family="text">
      <style:text-properties style:font-name="Georgia" style:font-name-asian="Georgia" style:font-name-complex="Georgia"/>
    </style:style>
    <style:style style:name="T38_29" style:family="text">
      <style:text-properties style:font-name="Georgia" style:font-name-asian="Georgia" style:font-name-complex="Georgia"/>
    </style:style>
    <style:style style:name="T38_30" style:family="text">
      <style:text-properties style:font-name="Georgia" style:font-name-asian="Georgia" style:font-name-complex="Georgia"/>
    </style:style>
    <style:style style:name="T38_31" style:family="text">
      <style:text-properties style:font-name="Georgia" style:font-name-asian="Georgia" style:font-name-complex="Georgia"/>
    </style:style>
    <style:style style:name="T38_32" style:family="text">
      <style:text-properties style:font-name="Georgia" style:font-name-asian="Georgia" style:font-name-complex="Georgia"/>
    </style:style>
    <style:style style:name="T38_33" style:family="text">
      <style:text-properties style:font-name="Georgia" style:font-name-asian="Georgia" style:font-name-complex="Georgia"/>
    </style:style>
    <style:style style:name="T38_34" style:family="text">
      <style:text-properties style:font-name="Georgia" style:font-name-asian="Georgia" style:font-name-complex="Georgia"/>
    </style:style>
    <style:style style:name="T38_35" style:family="text">
      <style:text-properties style:font-name="Georgia" style:font-name-asian="Georgia" style:font-name-complex="Georgia"/>
    </style:style>
    <style:style style:name="T38_36" style:family="text">
      <style:text-properties style:font-name="Georgia" style:font-name-asian="Georgia" style:font-name-complex="Georgia"/>
    </style:style>
    <style:style style:name="T38_37" style:family="text">
      <style:text-properties style:font-name="Georgia" style:font-name-asian="Georgia" style:font-name-complex="Georgia"/>
    </style:style>
    <style:style style:name="T38_38" style:family="text">
      <style:text-properties style:font-name="Georgia" style:font-name-asian="Georgia" style:font-name-complex="Georgia"/>
    </style:style>
    <style:style style:name="T38_39" style:family="text">
      <style:text-properties style:font-name="Georgia" style:font-name-asian="Georgia" style:font-name-complex="Georgia"/>
    </style:style>
    <style:style style:name="T38_40" style:family="text">
      <style:text-properties style:font-name="Georgia" style:font-name-asian="Georgia" style:font-name-complex="Georgia"/>
    </style:style>
    <style:style style:name="T38_41" style:family="text">
      <style:text-properties style:font-name="Georgia" style:font-name-asian="Georgia" style:font-name-complex="Georgia"/>
    </style:style>
    <style:style style:name="T38_42" style:family="text">
      <style:text-properties style:font-name="Georgia" style:font-name-asian="Georgia" style:font-name-complex="Georgia"/>
    </style:style>
    <style:style style:name="T38_43" style:family="text">
      <style:text-properties style:font-name="Georgia" style:font-name-asian="Georgia" style:font-name-complex="Georgia"/>
    </style:style>
    <style:style style:name="T38_44" style:family="text">
      <style:text-properties style:font-name="Georgia" style:font-name-asian="Georgia" style:font-name-complex="Georgia"/>
    </style:style>
    <style:style style:name="T38_45" style:family="text">
      <style:text-properties style:font-name="Georgia" style:font-name-asian="Georgia" style:font-name-complex="Georgia"/>
    </style:style>
    <style:style style:name="T38_46" style:family="text">
      <style:text-properties style:font-name="Georgia" style:font-name-asian="Georgia" style:font-name-complex="Georgia"/>
    </style:style>
    <style:style style:name="T38_47" style:family="text">
      <style:text-properties style:font-name="Georgia" style:font-name-asian="Georgia" style:font-name-complex="Georgia"/>
    </style:style>
    <style:style style:name="T38_48" style:family="text">
      <style:text-properties style:font-name="Georgia" style:font-name-asian="Georgia" style:font-name-complex="Georgia"/>
    </style:style>
    <style:style style:name="T38_49" style:family="text">
      <style:text-properties style:font-name="Georgia" style:font-name-asian="Georgia" style:font-name-complex="Georgia"/>
    </style:style>
    <style:style style:name="T38_50" style:family="text">
      <style:text-properties style:font-name="Georgia" style:font-name-asian="Georgia" style:font-name-complex="Georgia"/>
    </style:style>
    <style:style style:name="T38_51" style:family="text">
      <style:text-properties style:font-name="Georgia" style:font-name-asian="Georgia" style:font-name-complex="Georgia"/>
    </style:style>
    <style:style style:name="T38_52" style:family="text">
      <style:text-properties style:font-name="Georgia" style:font-name-asian="Georgia" style:font-name-complex="Georgia"/>
    </style:style>
    <style:style style:name="T38_53" style:family="text">
      <style:text-properties style:font-name="Georgia" style:font-name-asian="Georgia" style:font-name-complex="Georgia"/>
    </style:style>
    <style:style style:name="T38_54" style:family="text">
      <style:text-properties style:font-name="Georgia" style:font-name-asian="Georgia" style:font-name-complex="Georgia"/>
    </style:style>
    <style:style style:name="T38_55" style:family="text">
      <style:text-properties style:font-name="Georgia" style:font-name-asian="Georgia" style:font-name-complex="Georgia"/>
    </style:style>
    <style:style style:name="T38_56" style:family="text">
      <style:text-properties style:font-name="Georgia" style:font-name-asian="Georgia" style:font-name-complex="Georgia"/>
    </style:style>
    <style:style style:name="T38_57" style:family="text">
      <style:text-properties style:font-name="Georgia" style:font-name-asian="Georgia" style:font-name-complex="Georgia"/>
    </style:style>
    <style:style style:name="T38_58" style:family="text">
      <style:text-properties style:font-name="Georgia" style:font-name-asian="Georgia" style:font-name-complex="Georgia"/>
    </style:style>
    <style:style style:name="T38_59" style:family="text">
      <style:text-properties style:font-name="Georgia" style:font-name-asian="Georgia" style:font-name-complex="Georgia"/>
    </style:style>
    <style:style style:name="T38_60" style:family="text">
      <style:text-properties style:font-name="Georgia" style:font-name-asian="Georgia" style:font-name-complex="Georgia"/>
    </style:style>
    <style:style style:name="T38_61" style:family="text">
      <style:text-properties style:font-name="Georgia" style:font-name-asian="Georgia" style:font-name-complex="Georgia"/>
    </style:style>
    <style:style style:name="T38_62" style:family="text">
      <style:text-properties style:font-name="Georgia" style:font-name-asian="Georgia" style:font-name-complex="Georgia"/>
    </style:style>
    <style:style style:name="T38_63" style:family="text">
      <style:text-properties style:font-name="Georgia" style:font-name-asian="Georgia" style:font-name-complex="Georgia"/>
    </style:style>
    <style:style style:name="T38_64" style:family="text">
      <style:text-properties style:font-name="Georgia" style:font-name-asian="Georgia" style:font-name-complex="Georgia"/>
    </style:style>
    <style:style style:name="T38_65" style:family="text">
      <style:text-properties style:font-name="Georgia" style:font-name-asian="Georgia" style:font-name-complex="Georgia"/>
    </style:style>
    <style:style style:name="T38_66" style:family="text">
      <style:text-properties style:font-name="Georgia" style:font-name-asian="Georgia" style:font-name-complex="Georgia"/>
    </style:style>
    <style:style style:name="T38_67" style:family="text">
      <style:text-properties style:font-name="Georgia" style:font-name-asian="Georgia" style:font-name-complex="Georgia"/>
    </style:style>
    <style:style style:name="T38_68" style:family="text">
      <style:text-properties style:font-name="Georgia" style:font-name-asian="Georgia" style:font-name-complex="Georgia"/>
    </style:style>
    <style:style style:name="T38_69" style:family="text">
      <style:text-properties style:font-name="Georgia" style:font-name-asian="Georgia" style:font-name-complex="Georgia"/>
    </style:style>
    <style:style style:name="T38_70" style:family="text">
      <style:text-properties style:font-name="Georgia" style:font-name-asian="Georgia" style:font-name-complex="Georgia"/>
    </style:style>
    <style:style style:name="T38_71" style:family="text">
      <style:text-properties style:font-name="Georgia" style:font-name-asian="Georgia" style:font-name-complex="Georgia"/>
    </style:style>
    <style:style style:name="T38_72" style:family="text">
      <style:text-properties style:font-name="Georgia" style:font-name-asian="Georgia" style:font-name-complex="Georgia"/>
    </style:style>
    <style:style style:name="T38_73" style:family="text">
      <style:text-properties style:font-name="Georgia" style:font-name-asian="Georgia" style:font-name-complex="Georgia"/>
    </style:style>
    <style:style style:name="T38_74" style:family="text">
      <style:text-properties style:font-name="Georgia" style:font-name-asian="Georgia" style:font-name-complex="Georgia"/>
    </style:style>
    <style:style style:name="T38_75" style:family="text">
      <style:text-properties style:font-name="Georgia" style:font-name-asian="Georgia" style:font-name-complex="Georgia"/>
    </style:style>
    <style:style style:name="T38_76" style:family="text">
      <style:text-properties style:font-name="Georgia" style:font-name-asian="Georgia" style:font-name-complex="Georgia"/>
    </style:style>
    <style:style style:name="T38_77" style:family="text">
      <style:text-properties style:font-name="Georgia" style:font-name-asian="Georgia" style:font-name-complex="Georgia"/>
    </style:style>
    <style:style style:name="T38_78" style:family="text">
      <style:text-properties style:font-name="Georgia" style:font-name-asian="Georgia" style:font-name-complex="Georgia"/>
    </style:style>
    <style:style style:name="T38_79" style:family="text">
      <style:text-properties style:font-name="Georgia" style:font-name-asian="Georgia" style:font-name-complex="Georgia"/>
    </style:style>
    <style:style style:name="T38_80" style:family="text">
      <style:text-properties style:font-name="Georgia" style:font-name-asian="Georgia" style:font-name-complex="Georgia"/>
    </style:style>
    <style:style style:name="P39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Georgia" style:font-name-asian="Georgia" style:font-name-complex="Georgia"/>
    </style:style>
    <style:style style:name="T40_2" style:family="text">
      <style:text-properties style:font-name="Georgia" style:font-name-asian="Georgia" style:font-name-complex="Georgia"/>
    </style:style>
    <style:style style:name="T40_3" style:family="text">
      <style:text-properties style:font-name="Georgia" style:font-name-asian="Georgia" style:font-name-complex="Georgia"/>
    </style:style>
    <style:style style:name="T40_4" style:family="text">
      <style:text-properties style:font-name="Georgia" style:font-name-asian="Georgia" style:font-name-complex="Georgia"/>
    </style:style>
    <style:style style:name="T40_5" style:family="text">
      <style:text-properties style:font-name="Georgia" style:font-name-asian="Georgia" style:font-name-complex="Georgia"/>
    </style:style>
    <style:style style:name="T40_6" style:family="text">
      <style:text-properties style:font-name="Georgia" style:font-name-asian="Georgia" style:font-name-complex="Georgia"/>
    </style:style>
    <style:style style:name="T40_7" style:family="text">
      <style:text-properties style:font-name="Georgia" style:font-name-asian="Georgia" style:font-name-complex="Georgia"/>
    </style:style>
    <style:style style:name="T40_8" style:family="text">
      <style:text-properties style:font-name="Georgia" style:font-name-asian="Georgia" style:font-name-complex="Georgia"/>
    </style:style>
    <style:style style:name="T40_9" style:family="text">
      <style:text-properties style:font-name="Georgia" style:font-name-asian="Georgia" style:font-name-complex="Georgia"/>
    </style:style>
    <style:style style:name="T40_10" style:family="text">
      <style:text-properties style:font-name="Georgia" style:font-name-asian="Georgia" style:font-name-complex="Georgia"/>
    </style:style>
    <style:style style:name="T40_11" style:family="text">
      <style:text-properties style:font-name="Georgia" style:font-name-asian="Georgia" style:font-name-complex="Georgia"/>
    </style:style>
    <style:style style:name="T40_12" style:family="text">
      <style:text-properties style:font-name="Georgia" style:font-name-asian="Georgia" style:font-name-complex="Georgia"/>
    </style:style>
    <style:style style:name="T40_13" style:family="text">
      <style:text-properties style:font-name="Georgia" style:font-name-asian="Georgia" style:font-name-complex="Georgia"/>
    </style:style>
    <style:style style:name="T40_14" style:family="text">
      <style:text-properties style:font-name="Georgia" style:font-name-asian="Georgia" style:font-name-complex="Georgia"/>
    </style:style>
    <style:style style:name="T40_15" style:family="text">
      <style:text-properties style:font-name="Georgia" style:font-name-asian="Georgia" style:font-name-complex="Georgia"/>
    </style:style>
    <style:style style:name="T40_16" style:family="text">
      <style:text-properties style:font-name="Georgia" style:font-name-asian="Georgia" style:font-name-complex="Georgia"/>
    </style:style>
    <style:style style:name="T40_17" style:family="text">
      <style:text-properties style:font-name="Georgia" style:font-name-asian="Georgia" style:font-name-complex="Georgia"/>
    </style:style>
    <style:style style:name="T40_18" style:family="text">
      <style:text-properties style:font-name="Georgia" style:font-name-asian="Georgia" style:font-name-complex="Georgia"/>
    </style:style>
    <style:style style:name="T40_19" style:family="text">
      <style:text-properties style:font-name="Georgia" style:font-name-asian="Georgia" style:font-name-complex="Georgia"/>
    </style:style>
    <style:style style:name="T40_20" style:family="text">
      <style:text-properties style:font-name="Georgia" style:font-name-asian="Georgia" style:font-name-complex="Georgia"/>
    </style:style>
    <style:style style:name="T40_21" style:family="text">
      <style:text-properties style:font-name="Georgia" style:font-name-asian="Georgia" style:font-name-complex="Georgia"/>
    </style:style>
    <style:style style:name="T40_22" style:family="text">
      <style:text-properties style:font-name="Georgia" style:font-name-asian="Georgia" style:font-name-complex="Georgia"/>
    </style:style>
    <style:style style:name="T40_23" style:family="text">
      <style:text-properties style:font-name="Georgia" style:font-name-asian="Georgia" style:font-name-complex="Georgia"/>
    </style:style>
    <style:style style:name="T40_24" style:family="text">
      <style:text-properties style:font-name="Georgia" style:font-name-asian="Georgia" style:font-name-complex="Georgia"/>
    </style:style>
    <style:style style:name="T40_25" style:family="text">
      <style:text-properties style:font-name="Georgia" style:font-name-asian="Georgia" style:font-name-complex="Georgia"/>
    </style:style>
    <style:style style:name="T40_26" style:family="text">
      <style:text-properties style:font-name="Georgia" style:font-name-asian="Georgia" style:font-name-complex="Georgia"/>
    </style:style>
    <style:style style:name="T40_27" style:family="text">
      <style:text-properties style:font-name="Georgia" style:font-name-asian="Georgia" style:font-name-complex="Georgia"/>
    </style:style>
    <style:style style:name="T40_28" style:family="text">
      <style:text-properties style:font-name="Georgia" style:font-name-asian="Georgia" style:font-name-complex="Georgia"/>
    </style:style>
    <style:style style:name="T40_29" style:family="text">
      <style:text-properties style:font-name="Georgia" style:font-name-asian="Georgia" style:font-name-complex="Georgia"/>
    </style:style>
    <style:style style:name="T40_30" style:family="text">
      <style:text-properties style:font-name="Georgia" style:font-name-asian="Georgia" style:font-name-complex="Georgia"/>
    </style:style>
    <style:style style:name="T40_31" style:family="text">
      <style:text-properties style:font-name="Georgia" style:font-name-asian="Georgia" style:font-name-complex="Georgia"/>
    </style:style>
    <style:style style:name="T40_32" style:family="text">
      <style:text-properties style:font-name="Georgia" style:font-name-asian="Georgia" style:font-name-complex="Georgia"/>
    </style:style>
    <style:style style:name="T40_33" style:family="text">
      <style:text-properties style:font-name="Georgia" style:font-name-asian="Georgia" style:font-name-complex="Georgia"/>
    </style:style>
    <style:style style:name="T40_34" style:family="text">
      <style:text-properties style:font-name="Georgia" style:font-name-asian="Georgia" style:font-name-complex="Georgia"/>
    </style:style>
    <style:style style:name="T40_35" style:family="text">
      <style:text-properties style:font-name="Georgia" style:font-name-asian="Georgia" style:font-name-complex="Georgia"/>
    </style:style>
    <style:style style:name="T40_36" style:family="text">
      <style:text-properties style:font-name="Georgia" style:font-name-asian="Georgia" style:font-name-complex="Georgia"/>
    </style:style>
    <style:style style:name="T40_37" style:family="text">
      <style:text-properties style:font-name="Georgia" style:font-name-asian="Georgia" style:font-name-complex="Georgia"/>
    </style:style>
    <style:style style:name="T40_38" style:family="text">
      <style:text-properties style:font-name="Georgia" style:font-name-asian="Georgia" style:font-name-complex="Georgia"/>
    </style:style>
    <style:style style:name="T40_39" style:family="text">
      <style:text-properties style:font-name="Georgia" style:font-name-asian="Georgia" style:font-name-complex="Georgia"/>
    </style:style>
    <style:style style:name="T40_40" style:family="text">
      <style:text-properties style:font-name="Georgia" style:font-name-asian="Georgia" style:font-name-complex="Georgia"/>
    </style:style>
    <style:style style:name="T40_41" style:family="text">
      <style:text-properties style:font-name="Georgia" style:font-name-asian="Georgia" style:font-name-complex="Georgia"/>
    </style:style>
    <style:style style:name="T40_42" style:family="text">
      <style:text-properties style:font-name="Georgia" style:font-name-asian="Georgia" style:font-name-complex="Georgia"/>
    </style:style>
    <style:style style:name="T40_43" style:family="text">
      <style:text-properties style:font-name="Georgia" style:font-name-asian="Georgia" style:font-name-complex="Georgia"/>
    </style:style>
    <style:style style:name="T40_44" style:family="text">
      <style:text-properties style:font-name="Georgia" style:font-name-asian="Georgia" style:font-name-complex="Georgia"/>
    </style:style>
    <style:style style:name="T40_45" style:family="text">
      <style:text-properties style:font-name="Georgia" style:font-name-asian="Georgia" style:font-name-complex="Georgia"/>
    </style:style>
    <style:style style:name="T40_46" style:family="text">
      <style:text-properties style:font-name="Georgia" style:font-name-asian="Georgia" style:font-name-complex="Georgia"/>
    </style:style>
    <style:style style:name="T40_47" style:family="text">
      <style:text-properties style:font-name="Georgia" style:font-name-asian="Georgia" style:font-name-complex="Georgia"/>
    </style:style>
    <style:style style:name="T40_48" style:family="text">
      <style:text-properties style:font-name="Georgia" style:font-name-asian="Georgia" style:font-name-complex="Georgia"/>
    </style:style>
    <style:style style:name="T40_49" style:family="text">
      <style:text-properties style:font-name="Georgia" style:font-name-asian="Georgia" style:font-name-complex="Georgia"/>
    </style:style>
    <style:style style:name="T40_50" style:family="text">
      <style:text-properties style:font-name="Georgia" style:font-name-asian="Georgia" style:font-name-complex="Georgia"/>
    </style:style>
    <style:style style:name="T40_51" style:family="text">
      <style:text-properties style:font-name="Georgia" style:font-name-asian="Georgia" style:font-name-complex="Georgia"/>
    </style:style>
    <style:style style:name="T40_52" style:family="text">
      <style:text-properties style:font-name="Georgia" style:font-name-asian="Georgia" style:font-name-complex="Georgia"/>
    </style:style>
    <style:style style:name="T40_53" style:family="text">
      <style:text-properties style:font-name="Georgia" style:font-name-asian="Georgia" style:font-name-complex="Georgia"/>
    </style:style>
    <style:style style:name="T40_54" style:family="text">
      <style:text-properties style:font-name="Georgia" style:font-name-asian="Georgia" style:font-name-complex="Georgia"/>
    </style:style>
    <style:style style:name="T40_55" style:family="text">
      <style:text-properties style:font-name="Georgia" style:font-name-asian="Georgia" style:font-name-complex="Georgia"/>
    </style:style>
    <style:style style:name="T40_56" style:family="text">
      <style:text-properties style:font-name="Georgia" style:font-name-asian="Georgia" style:font-name-complex="Georgia"/>
    </style:style>
    <style:style style:name="T40_57" style:family="text">
      <style:text-properties style:font-name="Georgia" style:font-name-asian="Georgia" style:font-name-complex="Georgia"/>
    </style:style>
    <style:style style:name="T40_58" style:family="text">
      <style:text-properties style:font-name="Georgia" style:font-name-asian="Georgia" style:font-name-complex="Georgia"/>
    </style:style>
    <style:style style:name="T40_59" style:family="text">
      <style:text-properties style:font-name="Georgia" style:font-name-asian="Georgia" style:font-name-complex="Georgia"/>
    </style:style>
    <style:style style:name="T40_60" style:family="text">
      <style:text-properties style:font-name="Georgia" style:font-name-asian="Georgia" style:font-name-complex="Georgia"/>
    </style:style>
    <style:style style:name="T40_61" style:family="text">
      <style:text-properties style:font-name="Georgia" style:font-name-asian="Georgia" style:font-name-complex="Georgia"/>
    </style:style>
    <style:style style:name="T40_62" style:family="text">
      <style:text-properties style:font-name="Georgia" style:font-name-asian="Georgia" style:font-name-complex="Georgia"/>
    </style:style>
    <style:style style:name="T40_63" style:family="text">
      <style:text-properties style:font-name="Georgia" style:font-name-asian="Georgia" style:font-name-complex="Georgia"/>
    </style:style>
    <style:style style:name="T40_64" style:family="text">
      <style:text-properties style:font-name="Georgia" style:font-name-asian="Georgia" style:font-name-complex="Georgia"/>
    </style:style>
    <style:style style:name="T40_65" style:family="text">
      <style:text-properties style:font-name="Georgia" style:font-name-asian="Georgia" style:font-name-complex="Georgia"/>
    </style:style>
    <style:style style:name="T40_66" style:family="text">
      <style:text-properties style:font-name="Georgia" style:font-name-asian="Georgia" style:font-name-complex="Georgia"/>
    </style:style>
    <style:style style:name="T40_67" style:family="text">
      <style:text-properties style:font-name="Georgia" style:font-name-asian="Georgia" style:font-name-complex="Georgia"/>
    </style:style>
    <style:style style:name="T40_68" style:family="text">
      <style:text-properties style:font-name="Georgia" style:font-name-asian="Georgia" style:font-name-complex="Georgia"/>
    </style:style>
    <style:style style:name="T40_69" style:family="text">
      <style:text-properties style:font-name="Georgia" style:font-name-asian="Georgia" style:font-name-complex="Georgia"/>
    </style:style>
    <style:style style:name="T40_70" style:family="text">
      <style:text-properties style:font-name="Georgia" style:font-name-asian="Georgia" style:font-name-complex="Georgia"/>
    </style:style>
    <style:style style:name="T40_71" style:family="text">
      <style:text-properties style:font-name="Georgia" style:font-name-asian="Georgia" style:font-name-complex="Georgia"/>
    </style:style>
    <style:style style:name="T40_72" style:family="text">
      <style:text-properties style:font-name="Georgia" style:font-name-asian="Georgia" style:font-name-complex="Georgia"/>
    </style:style>
    <style:style style:name="T40_73" style:family="text">
      <style:text-properties style:font-name="Georgia" style:font-name-asian="Georgia" style:font-name-complex="Georgia"/>
    </style:style>
    <style:style style:name="T40_74" style:family="text">
      <style:text-properties style:font-name="Georgia" style:font-name-asian="Georgia" style:font-name-complex="Georgia"/>
    </style:style>
    <style:style style:name="T40_75" style:family="text">
      <style:text-properties style:font-name="Georgia" style:font-name-asian="Georgia" style:font-name-complex="Georgia"/>
    </style:style>
    <style:style style:name="T40_76" style:family="text">
      <style:text-properties style:font-name="Georgia" style:font-name-asian="Georgia" style:font-name-complex="Georgia"/>
    </style:style>
    <style:style style:name="T40_77" style:family="text">
      <style:text-properties style:font-name="Georgia" style:font-name-asian="Georgia" style:font-name-complex="Georgia"/>
    </style:style>
    <style:style style:name="T40_78" style:family="text">
      <style:text-properties style:font-name="Georgia" style:font-name-asian="Georgia" style:font-name-complex="Georgia"/>
    </style:style>
    <style:style style:name="P41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42" style:family="paragraph" style:parent-style-name="Standard">
      <style:paragraph-properties fo:text-align="center" fo:break-before="auto" fo:line-height="100%" style:writing-mode="lr-tb"/>
      <style:text-properties style:font-name="Georgia" style:font-name-asian="Georgia" style:font-name-complex="Georgia"/>
    </style:style>
    <style:style style:name="P43" style:family="paragraph" style:parent-style-name="Standard">
      <style:paragraph-properties fo:text-align="left" fo:break-before="auto" fo:line-height="100%" style:writing-mode="lr-tb"/>
      <style:text-properties style:font-name="Georgia" style:font-name-asian="Georgia" style:font-name-complex="Georgia"/>
    </style:style>
    <style:style style:name="P44" style:family="paragraph" style:parent-style-name="Standard">
      <style:paragraph-properties fo:text-align="center" fo:break-before="auto" fo:line-height="100%" style:writing-mode="lr-tb"/>
      <style:text-properties style:font-name="Georgia" style:font-name-asian="Georgia" style:font-name-complex="Georgia"/>
    </style:style>
    <style:style style:name="P45" style:family="paragraph" style:parent-style-name="Standard">
      <style:paragraph-properties fo:break-before="auto" fo:line-height="100%" fo:margin-top="0cm" fo:margin-bottom="0cm" style:writing-mode="lr-tb"/>
    </style:style>
    <style:style style:name="T45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5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47" style:family="paragraph" style:parent-style-name="Standard">
      <style:paragraph-properties fo:break-before="auto" fo:line-height="150%" style:writing-mode="lr-tb"/>
    </style:style>
    <style:style style:name="T47_1" style:family="text">
      <style:text-properties style:font-name="Georgia" style:font-name-asian="Georgia" style:font-name-complex="Georgia"/>
    </style:style>
    <style:style style:name="T47_2" style:family="text">
      <style:text-properties style:font-name="Georgia" style:font-name-asian="Georgia" style:font-name-complex="Georgia"/>
    </style:style>
    <style:style style:name="T47_3" style:family="text">
      <style:text-properties style:font-name="Georgia" style:font-name-asian="Georgia" style:font-name-complex="Georgia"/>
    </style:style>
    <style:style style:name="T47_4" style:family="text">
      <style:text-properties style:font-name="Georgia" style:font-name-asian="Georgia" style:font-name-complex="Georgia"/>
    </style:style>
    <style:style style:name="T47_5" style:family="text">
      <style:text-properties style:font-name="Georgia" style:font-name-asian="Georgia" style:font-name-complex="Georgia"/>
    </style:style>
    <style:style style:name="T47_6" style:family="text">
      <style:text-properties style:font-name="Georgia" style:font-name-asian="Georgia" style:font-name-complex="Georgia"/>
    </style:style>
    <style:style style:name="T47_7" style:family="text">
      <style:text-properties style:font-name="Georgia" style:font-name-asian="Georgia" style:font-name-complex="Georgia"/>
    </style:style>
    <style:style style:name="T47_8" style:family="text">
      <style:text-properties style:font-name="Georgia" style:font-name-asian="Georgia" style:font-name-complex="Georgia"/>
    </style:style>
    <style:style style:name="T47_9" style:family="text">
      <style:text-properties style:font-name="Georgia" style:font-name-asian="Georgia" style:font-name-complex="Georgia"/>
    </style:style>
    <style:style style:name="T47_10" style:family="text">
      <style:text-properties style:font-name="Georgia" style:font-name-asian="Georgia" style:font-name-complex="Georgia"/>
    </style:style>
    <style:style style:name="T47_11" style:family="text">
      <style:text-properties style:font-name="Georgia" style:font-name-asian="Georgia" style:font-name-complex="Georgia"/>
    </style:style>
    <style:style style:name="T47_12" style:family="text">
      <style:text-properties style:font-name="Georgia" style:font-name-asian="Georgia" style:font-name-complex="Georgia"/>
    </style:style>
    <style:style style:name="T47_13" style:family="text">
      <style:text-properties style:font-name="Georgia" style:font-name-asian="Georgia" style:font-name-complex="Georgia"/>
    </style:style>
    <style:style style:name="T47_14" style:family="text">
      <style:text-properties style:font-name="Georgia" style:font-name-asian="Georgia" style:font-name-complex="Georgia"/>
    </style:style>
    <style:style style:name="T47_15" style:family="text">
      <style:text-properties style:font-name="Georgia" style:font-name-asian="Georgia" style:font-name-complex="Georgia"/>
    </style:style>
    <style:style style:name="T47_16" style:family="text">
      <style:text-properties style:font-name="Georgia" style:font-name-asian="Georgia" style:font-name-complex="Georgia"/>
    </style:style>
    <style:style style:name="T47_17" style:family="text">
      <style:text-properties style:font-name="Georgia" style:font-name-asian="Georgia" style:font-name-complex="Georgia"/>
    </style:style>
    <style:style style:name="T47_18" style:family="text">
      <style:text-properties style:font-name="Georgia" style:font-name-asian="Georgia" style:font-name-complex="Georgia"/>
    </style:style>
    <style:style style:name="T47_19" style:family="text">
      <style:text-properties style:font-name="Georgia" style:font-name-asian="Georgia" style:font-name-complex="Georgia"/>
    </style:style>
    <style:style style:name="T47_20" style:family="text">
      <style:text-properties style:font-name="Georgia" style:font-name-asian="Georgia" style:font-name-complex="Georgia"/>
    </style:style>
    <style:style style:name="T47_21" style:family="text">
      <style:text-properties style:font-name="Georgia" style:font-name-asian="Georgia" style:font-name-complex="Georgia"/>
    </style:style>
    <style:style style:name="T47_22" style:family="text">
      <style:text-properties style:font-name="Georgia" style:font-name-asian="Georgia" style:font-name-complex="Georgia"/>
    </style:style>
    <style:style style:name="T47_23" style:family="text">
      <style:text-properties style:font-name="Georgia" style:font-name-asian="Georgia" style:font-name-complex="Georgia"/>
    </style:style>
    <style:style style:name="T47_24" style:family="text">
      <style:text-properties style:font-name="Georgia" style:font-name-asian="Georgia" style:font-name-complex="Georgia"/>
    </style:style>
    <style:style style:name="T47_25" style:family="text">
      <style:text-properties style:font-name="Georgia" style:font-name-asian="Georgia" style:font-name-complex="Georgia"/>
    </style:style>
    <style:style style:name="T47_26" style:family="text">
      <style:text-properties style:font-name="Georgia" style:font-name-asian="Georgia" style:font-name-complex="Georgia"/>
    </style:style>
    <style:style style:name="T47_27" style:family="text">
      <style:text-properties style:font-name="Georgia" style:font-name-asian="Georgia" style:font-name-complex="Georgia"/>
    </style:style>
    <style:style style:name="T47_28" style:family="text">
      <style:text-properties style:font-name="Georgia" style:font-name-asian="Georgia" style:font-name-complex="Georgia"/>
    </style:style>
    <style:style style:name="T47_29" style:family="text">
      <style:text-properties style:font-name="Georgia" style:font-name-asian="Georgia" style:font-name-complex="Georgia"/>
    </style:style>
    <style:style style:name="T47_30" style:family="text">
      <style:text-properties style:font-name="Georgia" style:font-name-asian="Georgia" style:font-name-complex="Georgia"/>
    </style:style>
    <style:style style:name="T47_31" style:family="text">
      <style:text-properties style:font-name="Georgia" style:font-name-asian="Georgia" style:font-name-complex="Georgia"/>
    </style:style>
    <style:style style:name="T47_32" style:family="text">
      <style:text-properties style:font-name="Georgia" style:font-name-asian="Georgia" style:font-name-complex="Georgia"/>
    </style:style>
    <style:style style:name="T47_33" style:family="text">
      <style:text-properties style:font-name="Georgia" style:font-name-asian="Georgia" style:font-name-complex="Georgia"/>
    </style:style>
    <style:style style:name="T47_34" style:family="text">
      <style:text-properties style:font-name="Georgia" style:font-name-asian="Georgia" style:font-name-complex="Georgia"/>
    </style:style>
    <style:style style:name="T47_35" style:family="text">
      <style:text-properties style:font-name="Georgia" style:font-name-asian="Georgia" style:font-name-complex="Georgia"/>
    </style:style>
    <style:style style:name="T47_36" style:family="text">
      <style:text-properties style:font-name="Georgia" style:font-name-asian="Georgia" style:font-name-complex="Georgia"/>
    </style:style>
    <style:style style:name="T47_37" style:family="text">
      <style:text-properties style:font-name="Georgia" style:font-name-asian="Georgia" style:font-name-complex="Georgia"/>
    </style:style>
    <style:style style:name="T47_38" style:family="text">
      <style:text-properties style:font-name="Georgia" style:font-name-asian="Georgia" style:font-name-complex="Georgia"/>
    </style:style>
    <style:style style:name="T47_39" style:family="text">
      <style:text-properties style:font-name="Georgia" style:font-name-asian="Georgia" style:font-name-complex="Georgia"/>
    </style:style>
    <style:style style:name="T47_40" style:family="text">
      <style:text-properties style:font-name="Georgia" style:font-name-asian="Georgia" style:font-name-complex="Georgia"/>
    </style:style>
    <style:style style:name="T47_41" style:family="text">
      <style:text-properties style:font-name="Georgia" style:font-name-asian="Georgia" style:font-name-complex="Georgia"/>
    </style:style>
    <style:style style:name="T47_42" style:family="text">
      <style:text-properties style:font-name="Georgia" style:font-name-asian="Georgia" style:font-name-complex="Georgia"/>
    </style:style>
    <style:style style:name="T47_43" style:family="text">
      <style:text-properties style:font-name="Georgia" style:font-name-asian="Georgia" style:font-name-complex="Georgia"/>
    </style:style>
    <style:style style:name="T47_44" style:family="text">
      <style:text-properties style:font-name="Georgia" style:font-name-asian="Georgia" style:font-name-complex="Georgia"/>
    </style:style>
    <style:style style:name="T47_45" style:family="text">
      <style:text-properties style:font-name="Georgia" style:font-name-asian="Georgia" style:font-name-complex="Georgia"/>
    </style:style>
    <style:style style:name="T47_46" style:family="text">
      <style:text-properties style:font-name="Georgia" style:font-name-asian="Georgia" style:font-name-complex="Georgia"/>
    </style:style>
    <style:style style:name="T47_47" style:family="text">
      <style:text-properties style:font-name="Georgia" style:font-name-asian="Georgia" style:font-name-complex="Georgia"/>
    </style:style>
    <style:style style:name="T47_48" style:family="text">
      <style:text-properties style:font-name="Georgia" style:font-name-asian="Georgia" style:font-name-complex="Georgia"/>
    </style:style>
    <style:style style:name="T47_49" style:family="text">
      <style:text-properties style:font-name="Georgia" style:font-name-asian="Georgia" style:font-name-complex="Georgia"/>
    </style:style>
    <style:style style:name="T47_50" style:family="text">
      <style:text-properties style:font-name="Georgia" style:font-name-asian="Georgia" style:font-name-complex="Georgia"/>
    </style:style>
    <style:style style:name="T47_51" style:family="text">
      <style:text-properties style:font-name="Georgia" style:font-name-asian="Georgia" style:font-name-complex="Georgia"/>
    </style:style>
    <style:style style:name="T47_52" style:family="text">
      <style:text-properties style:font-name="Georgia" style:font-name-asian="Georgia" style:font-name-complex="Georgia"/>
    </style:style>
    <style:style style:name="T47_53" style:family="text">
      <style:text-properties style:font-name="Georgia" style:font-name-asian="Georgia" style:font-name-complex="Georgia"/>
    </style:style>
    <style:style style:name="T47_54" style:family="text">
      <style:text-properties style:font-name="Georgia" style:font-name-asian="Georgia" style:font-name-complex="Georgia"/>
    </style:style>
    <style:style style:name="T47_55" style:family="text">
      <style:text-properties style:font-name="Georgia" style:font-name-asian="Georgia" style:font-name-complex="Georgia"/>
    </style:style>
    <style:style style:name="T47_56" style:family="text">
      <style:text-properties style:font-name="Georgia" style:font-name-asian="Georgia" style:font-name-complex="Georgia"/>
    </style:style>
    <style:style style:name="T47_57" style:family="text">
      <style:text-properties style:font-name="Georgia" style:font-name-asian="Georgia" style:font-name-complex="Georgia"/>
    </style:style>
    <style:style style:name="T47_58" style:family="text">
      <style:text-properties style:font-name="Georgia" style:font-name-asian="Georgia" style:font-name-complex="Georgia"/>
    </style:style>
    <style:style style:name="T47_59" style:family="text">
      <style:text-properties style:font-name="Georgia" style:font-name-asian="Georgia" style:font-name-complex="Georgia"/>
    </style:style>
    <style:style style:name="T47_60" style:family="text">
      <style:text-properties style:font-name="Georgia" style:font-name-asian="Georgia" style:font-name-complex="Georgia"/>
    </style:style>
    <style:style style:name="T47_61" style:family="text">
      <style:text-properties style:font-name="Georgia" style:font-name-asian="Georgia" style:font-name-complex="Georgia"/>
    </style:style>
    <style:style style:name="T47_62" style:family="text">
      <style:text-properties style:font-name="Georgia" style:font-name-asian="Georgia" style:font-name-complex="Georgia"/>
    </style:style>
    <style:style style:name="T47_63" style:family="text">
      <style:text-properties style:font-name="Georgia" style:font-name-asian="Georgia" style:font-name-complex="Georgia"/>
    </style:style>
    <style:style style:name="T47_64" style:family="text">
      <style:text-properties style:font-name="Georgia" style:font-name-asian="Georgia" style:font-name-complex="Georgia"/>
    </style:style>
    <style:style style:name="T47_65" style:family="text">
      <style:text-properties style:font-name="Georgia" style:font-name-asian="Georgia" style:font-name-complex="Georgia"/>
    </style:style>
    <style:style style:name="T47_66" style:family="text">
      <style:text-properties style:font-name="Georgia" style:font-name-asian="Georgia" style:font-name-complex="Georgia"/>
    </style:style>
    <style:style style:name="T47_67" style:family="text">
      <style:text-properties style:font-name="Georgia" style:font-name-asian="Georgia" style:font-name-complex="Georgia"/>
    </style:style>
    <style:style style:name="T47_68" style:family="text">
      <style:text-properties style:font-name="Georgia" style:font-name-asian="Georgia" style:font-name-complex="Georgia"/>
    </style:style>
    <style:style style:name="T47_69" style:family="text">
      <style:text-properties style:font-name="Georgia" style:font-name-asian="Georgia" style:font-name-complex="Georgia"/>
    </style:style>
    <style:style style:name="T47_70" style:family="text">
      <style:text-properties style:font-name="Georgia" style:font-name-asian="Georgia" style:font-name-complex="Georgia"/>
    </style:style>
    <style:style style:name="T47_71" style:family="text">
      <style:text-properties style:font-name="Georgia" style:font-name-asian="Georgia" style:font-name-complex="Georgia"/>
    </style:style>
    <style:style style:name="T47_72" style:family="text">
      <style:text-properties style:font-name="Georgia" style:font-name-asian="Georgia" style:font-name-complex="Georgia"/>
    </style:style>
    <style:style style:name="T47_73" style:family="text">
      <style:text-properties style:font-name="Georgia" style:font-name-asian="Georgia" style:font-name-complex="Georgia"/>
    </style:style>
    <style:style style:name="T47_74" style:family="text">
      <style:text-properties style:font-name="Georgia" style:font-name-asian="Georgia" style:font-name-complex="Georgia"/>
    </style:style>
    <style:style style:name="T47_75" style:family="text">
      <style:text-properties style:font-name="Georgia" style:font-name-asian="Georgia" style:font-name-complex="Georgia"/>
    </style:style>
    <style:style style:name="T47_76" style:family="text">
      <style:text-properties style:font-name="Georgia" style:font-name-asian="Georgia" style:font-name-complex="Georgia"/>
    </style:style>
    <style:style style:name="T47_77" style:family="text">
      <style:text-properties style:font-name="Georgia" style:font-name-asian="Georgia" style:font-name-complex="Georgia"/>
    </style:style>
    <style:style style:name="T47_78" style:family="text">
      <style:text-properties style:font-name="Georgia" style:font-name-asian="Georgia" style:font-name-complex="Georgia"/>
    </style:style>
    <style:style style:name="T47_79" style:family="text">
      <style:text-properties style:font-name="Georgia" style:font-name-asian="Georgia" style:font-name-complex="Georgia"/>
    </style:style>
    <style:style style:name="T47_80" style:family="text">
      <style:text-properties style:font-name="Georgia" style:font-name-asian="Georgia" style:font-name-complex="Georgia"/>
    </style:style>
    <style:style style:name="T47_81" style:family="text">
      <style:text-properties style:font-name="Georgia" style:font-name-asian="Georgia" style:font-name-complex="Georgia"/>
    </style:style>
    <style:style style:name="T47_82" style:family="text">
      <style:text-properties style:font-name="Georgia" style:font-name-asian="Georgia" style:font-name-complex="Georgia"/>
    </style:style>
    <style:style style:name="T47_83" style:family="text">
      <style:text-properties style:font-name="Georgia" style:font-name-asian="Georgia" style:font-name-complex="Georgia"/>
    </style:style>
    <style:style style:name="T47_84" style:family="text">
      <style:text-properties style:font-name="Georgia" style:font-name-asian="Georgia" style:font-name-complex="Georgia"/>
    </style:style>
    <style:style style:name="T47_85" style:family="text">
      <style:text-properties style:font-name="Georgia" style:font-name-asian="Georgia" style:font-name-complex="Georgia"/>
    </style:style>
    <style:style style:name="T47_86" style:family="text">
      <style:text-properties style:font-name="Georgia" style:font-name-asian="Georgia" style:font-name-complex="Georgia"/>
    </style:style>
    <style:style style:name="T47_87" style:family="text">
      <style:text-properties style:font-name="Georgia" style:font-name-asian="Georgia" style:font-name-complex="Georgia"/>
    </style:style>
    <style:style style:name="T47_88" style:family="text">
      <style:text-properties style:font-name="Georgia" style:font-name-asian="Georgia" style:font-name-complex="Georgia"/>
    </style:style>
    <style:style style:name="T47_89" style:family="text">
      <style:text-properties style:font-name="Georgia" style:font-name-asian="Georgia" style:font-name-complex="Georgia"/>
    </style:style>
    <style:style style:name="T47_90" style:family="text">
      <style:text-properties style:font-name="Georgia" style:font-name-asian="Georgia" style:font-name-complex="Georgia"/>
    </style:style>
    <style:style style:name="T47_91" style:family="text">
      <style:text-properties style:font-name="Georgia" style:font-name-asian="Georgia" style:font-name-complex="Georgia"/>
    </style:style>
    <style:style style:name="T47_92" style:family="text">
      <style:text-properties style:font-name="Georgia" style:font-name-asian="Georgia" style:font-name-complex="Georgia"/>
    </style:style>
    <style:style style:name="T47_93" style:family="text">
      <style:text-properties style:font-name="Georgia" style:font-name-asian="Georgia" style:font-name-complex="Georgia"/>
    </style:style>
    <style:style style:name="T47_94" style:family="text">
      <style:text-properties style:font-name="Georgia" style:font-name-asian="Georgia" style:font-name-complex="Georgia"/>
    </style:style>
    <style:style style:name="T47_95" style:family="text">
      <style:text-properties style:font-name="Georgia" style:font-name-asian="Georgia" style:font-name-complex="Georgia"/>
    </style:style>
    <style:style style:name="T47_96" style:family="text">
      <style:text-properties style:font-name="Georgia" style:font-name-asian="Georgia" style:font-name-complex="Georgia"/>
    </style:style>
    <style:style style:name="T47_97" style:family="text">
      <style:text-properties style:font-name="Georgia" style:font-name-asian="Georgia" style:font-name-complex="Georgia"/>
    </style:style>
    <style:style style:name="T47_98" style:family="text">
      <style:text-properties style:font-name="Georgia" style:font-name-asian="Georgia" style:font-name-complex="Georgia"/>
    </style:style>
    <style:style style:name="T47_99" style:family="text">
      <style:text-properties style:font-name="Georgia" style:font-name-asian="Georgia" style:font-name-complex="Georgia"/>
    </style:style>
    <style:style style:name="T47_100" style:family="text">
      <style:text-properties style:font-name="Georgia" style:font-name-asian="Georgia" style:font-name-complex="Georgia"/>
    </style:style>
    <style:style style:name="T47_101" style:family="text">
      <style:text-properties style:font-name="Georgia" style:font-name-asian="Georgia" style:font-name-complex="Georgia"/>
    </style:style>
    <style:style style:name="T47_102" style:family="text">
      <style:text-properties style:font-name="Georgia" style:font-name-asian="Georgia" style:font-name-complex="Georgia"/>
    </style:style>
    <style:style style:name="T47_103" style:family="text">
      <style:text-properties style:font-name="Georgia" style:font-name-asian="Georgia" style:font-name-complex="Georgia"/>
    </style:style>
    <style:style style:name="T47_104" style:family="text">
      <style:text-properties style:font-name="Georgia" style:font-name-asian="Georgia" style:font-name-complex="Georgia"/>
    </style:style>
    <style:style style:name="T47_105" style:family="text">
      <style:text-properties style:font-name="Georgia" style:font-name-asian="Georgia" style:font-name-complex="Georgia"/>
    </style:style>
    <style:style style:name="T47_106" style:family="text">
      <style:text-properties style:font-name="Georgia" style:font-name-asian="Georgia" style:font-name-complex="Georgia"/>
    </style:style>
    <style:style style:name="T47_107" style:family="text">
      <style:text-properties style:font-name="Georgia" style:font-name-asian="Georgia" style:font-name-complex="Georgia"/>
    </style:style>
    <style:style style:name="T47_108" style:family="text">
      <style:text-properties style:font-name="Georgia" style:font-name-asian="Georgia" style:font-name-complex="Georgia"/>
    </style:style>
    <style:style style:name="T47_109" style:family="text">
      <style:text-properties style:font-name="Georgia" style:font-name-asian="Georgia" style:font-name-complex="Georgia"/>
    </style:style>
    <style:style style:name="T47_110" style:family="text">
      <style:text-properties style:font-name="Georgia" style:font-name-asian="Georgia" style:font-name-complex="Georgia"/>
    </style:style>
    <style:style style:name="T47_111" style:family="text">
      <style:text-properties style:font-name="Georgia" style:font-name-asian="Georgia" style:font-name-complex="Georgia"/>
    </style:style>
    <style:style style:name="T47_112" style:family="text">
      <style:text-properties style:font-name="Georgia" style:font-name-asian="Georgia" style:font-name-complex="Georgia"/>
    </style:style>
    <style:style style:name="T47_113" style:family="text">
      <style:text-properties style:font-name="Georgia" style:font-name-asian="Georgia" style:font-name-complex="Georgia"/>
    </style:style>
    <style:style style:name="T47_114" style:family="text">
      <style:text-properties style:font-name="Georgia" style:font-name-asian="Georgia" style:font-name-complex="Georgia"/>
    </style:style>
    <style:style style:name="T47_115" style:family="text">
      <style:text-properties style:font-name="Georgia" style:font-name-asian="Georgia" style:font-name-complex="Georgia"/>
    </style:style>
    <style:style style:name="T47_116" style:family="text">
      <style:text-properties style:font-name="Georgia" style:font-name-asian="Georgia" style:font-name-complex="Georgia"/>
    </style:style>
    <style:style style:name="T47_117" style:family="text">
      <style:text-properties style:font-name="Georgia" style:font-name-asian="Georgia" style:font-name-complex="Georgia"/>
    </style:style>
    <style:style style:name="T47_118" style:family="text">
      <style:text-properties style:font-name="Georgia" style:font-name-asian="Georgia" style:font-name-complex="Georgia"/>
    </style:style>
    <style:style style:name="T47_119" style:family="text">
      <style:text-properties style:font-name="Georgia" style:font-name-asian="Georgia" style:font-name-complex="Georgia"/>
    </style:style>
    <style:style style:name="T47_120" style:family="text">
      <style:text-properties style:font-name="Georgia" style:font-name-asian="Georgia" style:font-name-complex="Georgia"/>
    </style:style>
    <style:style style:name="T47_121" style:family="text">
      <style:text-properties style:font-name="Georgia" style:font-name-asian="Georgia" style:font-name-complex="Georgia"/>
    </style:style>
    <style:style style:name="T47_122" style:family="text">
      <style:text-properties style:font-name="Georgia" style:font-name-asian="Georgia" style:font-name-complex="Georgia"/>
    </style:style>
    <style:style style:name="T47_123" style:family="text">
      <style:text-properties style:font-name="Georgia" style:font-name-asian="Georgia" style:font-name-complex="Georgia"/>
    </style:style>
    <style:style style:name="T47_124" style:family="text">
      <style:text-properties style:font-name="Georgia" style:font-name-asian="Georgia" style:font-name-complex="Georgia"/>
    </style:style>
    <style:style style:name="T47_125" style:family="text">
      <style:text-properties style:font-name="Georgia" style:font-name-asian="Georgia" style:font-name-complex="Georgia"/>
    </style:style>
    <style:style style:name="T47_126" style:family="text">
      <style:text-properties style:font-name="Georgia" style:font-name-asian="Georgia" style:font-name-complex="Georgia"/>
    </style:style>
    <style:style style:name="T47_127" style:family="text">
      <style:text-properties style:font-name="Georgia" style:font-name-asian="Georgia" style:font-name-complex="Georgia"/>
    </style:style>
    <style:style style:name="T47_128" style:family="text">
      <style:text-properties style:font-name="Georgia" style:font-name-asian="Georgia" style:font-name-complex="Georgia"/>
    </style:style>
    <style:style style:name="T47_129" style:family="text">
      <style:text-properties style:font-name="Georgia" style:font-name-asian="Georgia" style:font-name-complex="Georgia"/>
    </style:style>
    <style:style style:name="T47_130" style:family="text">
      <style:text-properties style:font-name="Georgia" style:font-name-asian="Georgia" style:font-name-complex="Georgia"/>
    </style:style>
    <style:style style:name="T47_131" style:family="text">
      <style:text-properties style:font-name="Georgia" style:font-name-asian="Georgia" style:font-name-complex="Georgia"/>
    </style:style>
    <style:style style:name="T47_132" style:family="text">
      <style:text-properties style:font-name="Georgia" style:font-name-asian="Georgia" style:font-name-complex="Georgia"/>
    </style:style>
    <style:style style:name="T47_133" style:family="text">
      <style:text-properties style:font-name="Georgia" style:font-name-asian="Georgia" style:font-name-complex="Georgia"/>
    </style:style>
    <style:style style:name="T47_134" style:family="text">
      <style:text-properties style:font-name="Georgia" style:font-name-asian="Georgia" style:font-name-complex="Georgia"/>
    </style:style>
    <style:style style:name="T47_135" style:family="text">
      <style:text-properties style:font-name="Georgia" style:font-name-asian="Georgia" style:font-name-complex="Georgia"/>
    </style:style>
    <style:style style:name="T47_136" style:family="text">
      <style:text-properties style:font-name="Georgia" style:font-name-asian="Georgia" style:font-name-complex="Georgia"/>
    </style:style>
    <style:style style:name="T47_137" style:family="text">
      <style:text-properties style:font-name="Georgia" style:font-name-asian="Georgia" style:font-name-complex="Georgia"/>
    </style:style>
    <style:style style:name="T47_138" style:family="text">
      <style:text-properties style:font-name="Georgia" style:font-name-asian="Georgia" style:font-name-complex="Georgia"/>
    </style:style>
    <style:style style:name="T47_139" style:family="text">
      <style:text-properties style:font-name="Georgia" style:font-name-asian="Georgia" style:font-name-complex="Georgia"/>
    </style:style>
    <style:style style:name="T47_140" style:family="text">
      <style:text-properties style:font-name="Georgia" style:font-name-asian="Georgia" style:font-name-complex="Georgia"/>
    </style:style>
    <style:style style:name="T47_141" style:family="text">
      <style:text-properties style:font-name="Georgia" style:font-name-asian="Georgia" style:font-name-complex="Georgia"/>
    </style:style>
    <style:style style:name="T47_142" style:family="text">
      <style:text-properties style:font-name="Georgia" style:font-name-asian="Georgia" style:font-name-complex="Georgia"/>
    </style:style>
    <style:style style:name="T47_143" style:family="text">
      <style:text-properties style:font-name="Georgia" style:font-name-asian="Georgia" style:font-name-complex="Georgia"/>
    </style:style>
    <style:style style:name="T47_144" style:family="text">
      <style:text-properties style:font-name="Georgia" style:font-name-asian="Georgia" style:font-name-complex="Georgia"/>
    </style:style>
    <style:style style:name="T47_145" style:family="text">
      <style:text-properties style:font-name="Georgia" style:font-name-asian="Georgia" style:font-name-complex="Georgia"/>
    </style:style>
    <style:style style:name="T47_146" style:family="text">
      <style:text-properties style:font-name="Georgia" style:font-name-asian="Georgia" style:font-name-complex="Georgia"/>
    </style:style>
    <style:style style:name="T47_147" style:family="text">
      <style:text-properties style:font-name="Georgia" style:font-name-asian="Georgia" style:font-name-complex="Georgia"/>
    </style:style>
    <style:style style:name="T47_148" style:family="text">
      <style:text-properties style:font-name="Georgia" style:font-name-asian="Georgia" style:font-name-complex="Georgia"/>
    </style:style>
    <style:style style:name="T47_149" style:family="text">
      <style:text-properties style:font-name="Georgia" style:font-name-asian="Georgia" style:font-name-complex="Georgia"/>
    </style:style>
    <style:style style:name="T47_150" style:family="text">
      <style:text-properties style:font-name="Georgia" style:font-name-asian="Georgia" style:font-name-complex="Georgia"/>
    </style:style>
    <style:style style:name="T47_151" style:family="text">
      <style:text-properties style:font-name="Georgia" style:font-name-asian="Georgia" style:font-name-complex="Georgia"/>
    </style:style>
    <style:style style:name="T47_152" style:family="text">
      <style:text-properties style:font-name="Georgia" style:font-name-asian="Georgia" style:font-name-complex="Georgia"/>
    </style:style>
    <style:style style:name="T47_153" style:family="text">
      <style:text-properties style:font-name="Georgia" style:font-name-asian="Georgia" style:font-name-complex="Georgia"/>
    </style:style>
    <style:style style:name="T47_154" style:family="text">
      <style:text-properties style:font-name="Georgia" style:font-name-asian="Georgia" style:font-name-complex="Georgia"/>
    </style:style>
    <style:style style:name="T47_155" style:family="text">
      <style:text-properties style:font-name="Georgia" style:font-name-asian="Georgia" style:font-name-complex="Georgia"/>
    </style:style>
    <style:style style:name="T47_156" style:family="text">
      <style:text-properties style:font-name="Georgia" style:font-name-asian="Georgia" style:font-name-complex="Georgia"/>
    </style:style>
    <style:style style:name="T47_157" style:family="text">
      <style:text-properties style:font-name="Georgia" style:font-name-asian="Georgia" style:font-name-complex="Georgia"/>
    </style:style>
    <style:style style:name="T47_158" style:family="text">
      <style:text-properties style:font-name="Georgia" style:font-name-asian="Georgia" style:font-name-complex="Georgia"/>
    </style:style>
    <style:style style:name="T47_159" style:family="text">
      <style:text-properties style:font-name="Georgia" style:font-name-asian="Georgia" style:font-name-complex="Georgia"/>
    </style:style>
    <style:style style:name="T47_160" style:family="text">
      <style:text-properties style:font-name="Georgia" style:font-name-asian="Georgia" style:font-name-complex="Georgia"/>
    </style:style>
    <style:style style:name="T47_161" style:family="text">
      <style:text-properties style:font-name="Georgia" style:font-name-asian="Georgia" style:font-name-complex="Georgia"/>
    </style:style>
    <style:style style:name="T47_162" style:family="text">
      <style:text-properties style:font-name="Georgia" style:font-name-asian="Georgia" style:font-name-complex="Georgia"/>
    </style:style>
    <style:style style:name="T47_163" style:family="text">
      <style:text-properties style:font-name="Georgia" style:font-name-asian="Georgia" style:font-name-complex="Georgia"/>
    </style:style>
    <style:style style:name="T47_164" style:family="text">
      <style:text-properties style:font-name="Georgia" style:font-name-asian="Georgia" style:font-name-complex="Georgia"/>
    </style:style>
    <style:style style:name="T47_165" style:family="text">
      <style:text-properties style:font-name="Georgia" style:font-name-asian="Georgia" style:font-name-complex="Georgia"/>
    </style:style>
    <style:style style:name="T47_166" style:family="text">
      <style:text-properties style:font-name="Georgia" style:font-name-asian="Georgia" style:font-name-complex="Georgia"/>
    </style:style>
    <style:style style:name="T47_167" style:family="text">
      <style:text-properties style:font-name="Georgia" style:font-name-asian="Georgia" style:font-name-complex="Georgia"/>
    </style:style>
    <style:style style:name="T47_168" style:family="text">
      <style:text-properties style:font-name="Georgia" style:font-name-asian="Georgia" style:font-name-complex="Georgia"/>
    </style:style>
    <style:style style:name="T47_169" style:family="text">
      <style:text-properties style:font-name="Georgia" style:font-name-asian="Georgia" style:font-name-complex="Georgia"/>
    </style:style>
    <style:style style:name="T47_170" style:family="text">
      <style:text-properties style:font-name="Georgia" style:font-name-asian="Georgia" style:font-name-complex="Georgia"/>
    </style:style>
    <style:style style:name="T47_171" style:family="text">
      <style:text-properties style:font-name="Georgia" style:font-name-asian="Georgia" style:font-name-complex="Georgia"/>
    </style:style>
    <style:style style:name="T47_172" style:family="text">
      <style:text-properties style:font-name="Georgia" style:font-name-asian="Georgia" style:font-name-complex="Georgia"/>
    </style:style>
    <style:style style:name="T47_173" style:family="text">
      <style:text-properties style:font-name="Georgia" style:font-name-asian="Georgia" style:font-name-complex="Georgia"/>
    </style:style>
    <style:style style:name="T47_174" style:family="text">
      <style:text-properties style:font-name="Georgia" style:font-name-asian="Georgia" style:font-name-complex="Georgia"/>
    </style:style>
    <style:style style:name="T47_175" style:family="text">
      <style:text-properties style:font-name="Georgia" style:font-name-asian="Georgia" style:font-name-complex="Georgia"/>
    </style:style>
    <style:style style:name="T47_176" style:family="text">
      <style:text-properties style:font-name="Georgia" style:font-name-asian="Georgia" style:font-name-complex="Georgia"/>
    </style:style>
    <style:style style:name="T47_177" style:family="text">
      <style:text-properties style:font-name="Georgia" style:font-name-asian="Georgia" style:font-name-complex="Georgia"/>
    </style:style>
    <style:style style:name="T47_178" style:family="text">
      <style:text-properties style:font-name="Georgia" style:font-name-asian="Georgia" style:font-name-complex="Georgia"/>
    </style:style>
    <style:style style:name="T47_179" style:family="text">
      <style:text-properties style:font-name="Georgia" style:font-name-asian="Georgia" style:font-name-complex="Georgia"/>
    </style:style>
    <style:style style:name="T47_180" style:family="text">
      <style:text-properties style:font-name="Georgia" style:font-name-asian="Georgia" style:font-name-complex="Georgia"/>
    </style:style>
    <style:style style:name="T47_181" style:family="text">
      <style:text-properties style:font-name="Georgia" style:font-name-asian="Georgia" style:font-name-complex="Georgia"/>
    </style:style>
    <style:style style:name="T47_182" style:family="text">
      <style:text-properties style:font-name="Georgia" style:font-name-asian="Georgia" style:font-name-complex="Georgia"/>
    </style:style>
    <style:style style:name="T47_183" style:family="text">
      <style:text-properties style:font-name="Georgia" style:font-name-asian="Georgia" style:font-name-complex="Georgia"/>
    </style:style>
    <style:style style:name="T47_184" style:family="text">
      <style:text-properties style:font-name="Georgia" style:font-name-asian="Georgia" style:font-name-complex="Georgia"/>
    </style:style>
    <style:style style:name="T47_185" style:family="text">
      <style:text-properties style:font-name="Georgia" style:font-name-asian="Georgia" style:font-name-complex="Georgia"/>
    </style:style>
    <style:style style:name="T47_186" style:family="text">
      <style:text-properties style:font-name="Georgia" style:font-name-asian="Georgia" style:font-name-complex="Georgia"/>
    </style:style>
    <style:style style:name="T47_187" style:family="text">
      <style:text-properties style:font-name="Georgia" style:font-name-asian="Georgia" style:font-name-complex="Georgia"/>
    </style:style>
    <style:style style:name="T47_188" style:family="text">
      <style:text-properties style:font-name="Georgia" style:font-name-asian="Georgia" style:font-name-complex="Georgia"/>
    </style:style>
    <style:style style:name="T47_189" style:family="text">
      <style:text-properties style:font-name="Georgia" style:font-name-asian="Georgia" style:font-name-complex="Georgia"/>
    </style:style>
    <style:style style:name="T47_190" style:family="text">
      <style:text-properties style:font-name="Georgia" style:font-name-asian="Georgia" style:font-name-complex="Georgia"/>
    </style:style>
    <style:style style:name="T47_191" style:family="text">
      <style:text-properties style:font-name="Georgia" style:font-name-asian="Georgia" style:font-name-complex="Georgia"/>
    </style:style>
    <style:style style:name="T47_192" style:family="text">
      <style:text-properties style:font-name="Georgia" style:font-name-asian="Georgia" style:font-name-complex="Georgia"/>
    </style:style>
    <style:style style:name="T47_193" style:family="text">
      <style:text-properties style:font-name="Georgia" style:font-name-asian="Georgia" style:font-name-complex="Georgia"/>
    </style:style>
    <style:style style:name="T47_194" style:family="text">
      <style:text-properties style:font-name="Georgia" style:font-name-asian="Georgia" style:font-name-complex="Georgia"/>
    </style:style>
    <style:style style:name="T47_195" style:family="text">
      <style:text-properties style:font-name="Georgia" style:font-name-asian="Georgia" style:font-name-complex="Georgia"/>
    </style:style>
    <style:style style:name="T47_196" style:family="text">
      <style:text-properties style:font-name="Georgia" style:font-name-asian="Georgia" style:font-name-complex="Georgia"/>
    </style:style>
    <style:style style:name="T47_197" style:family="text">
      <style:text-properties style:font-name="Georgia" style:font-name-asian="Georgia" style:font-name-complex="Georgia"/>
    </style:style>
    <style:style style:name="T47_198" style:family="text">
      <style:text-properties style:font-name="Georgia" style:font-name-asian="Georgia" style:font-name-complex="Georgia"/>
    </style:style>
    <style:style style:name="T47_199" style:family="text">
      <style:text-properties style:font-name="Georgia" style:font-name-asian="Georgia" style:font-name-complex="Georgia"/>
    </style:style>
    <style:style style:name="T47_200" style:family="text">
      <style:text-properties style:font-name="Georgia" style:font-name-asian="Georgia" style:font-name-complex="Georgia"/>
    </style:style>
    <style:style style:name="T47_201" style:family="text">
      <style:text-properties style:font-name="Georgia" style:font-name-asian="Georgia" style:font-name-complex="Georgia"/>
    </style:style>
    <style:style style:name="T47_202" style:family="text">
      <style:text-properties style:font-name="Georgia" style:font-name-asian="Georgia" style:font-name-complex="Georgia"/>
    </style:style>
    <style:style style:name="T47_203" style:family="text">
      <style:text-properties style:font-name="Georgia" style:font-name-asian="Georgia" style:font-name-complex="Georgia"/>
    </style:style>
    <style:style style:name="T47_204" style:family="text">
      <style:text-properties style:font-name="Georgia" style:font-name-asian="Georgia" style:font-name-complex="Georgia"/>
    </style:style>
    <style:style style:name="T47_205" style:family="text">
      <style:text-properties style:font-name="Georgia" style:font-name-asian="Georgia" style:font-name-complex="Georgia"/>
    </style:style>
    <style:style style:name="T47_206" style:family="text">
      <style:text-properties style:font-name="Georgia" style:font-name-asian="Georgia" style:font-name-complex="Georgia"/>
    </style:style>
    <style:style style:name="T47_207" style:family="text">
      <style:text-properties style:font-name="Georgia" style:font-name-asian="Georgia" style:font-name-complex="Georgia"/>
    </style:style>
    <style:style style:name="T47_208" style:family="text">
      <style:text-properties style:font-name="Georgia" style:font-name-asian="Georgia" style:font-name-complex="Georgia"/>
    </style:style>
    <style:style style:name="T47_209" style:family="text">
      <style:text-properties style:font-name="Georgia" style:font-name-asian="Georgia" style:font-name-complex="Georgia"/>
    </style:style>
    <style:style style:name="T47_210" style:family="text">
      <style:text-properties style:font-name="Georgia" style:font-name-asian="Georgia" style:font-name-complex="Georgia"/>
    </style:style>
    <style:style style:name="T47_211" style:family="text">
      <style:text-properties style:font-name="Georgia" style:font-name-asian="Georgia" style:font-name-complex="Georgia"/>
    </style:style>
    <style:style style:name="T47_212" style:family="text">
      <style:text-properties style:font-name="Georgia" style:font-name-asian="Georgia" style:font-name-complex="Georgia"/>
    </style:style>
    <style:style style:name="T47_213" style:family="text">
      <style:text-properties style:font-name="Georgia" style:font-name-asian="Georgia" style:font-name-complex="Georgia"/>
    </style:style>
    <style:style style:name="T47_214" style:family="text">
      <style:text-properties style:font-name="Georgia" style:font-name-asian="Georgia" style:font-name-complex="Georgia"/>
    </style:style>
    <style:style style:name="T47_215" style:family="text">
      <style:text-properties style:font-name="Georgia" style:font-name-asian="Georgia" style:font-name-complex="Georgia"/>
    </style:style>
    <style:style style:name="T47_216" style:family="text">
      <style:text-properties style:font-name="Georgia" style:font-name-asian="Georgia" style:font-name-complex="Georgia"/>
    </style:style>
    <style:style style:name="T47_217" style:family="text">
      <style:text-properties style:font-name="Georgia" style:font-name-asian="Georgia" style:font-name-complex="Georgia"/>
    </style:style>
    <style:style style:name="T47_218" style:family="text">
      <style:text-properties style:font-name="Georgia" style:font-name-asian="Georgia" style:font-name-complex="Georgia"/>
    </style:style>
    <style:style style:name="T47_219" style:family="text">
      <style:text-properties style:font-name="Georgia" style:font-name-asian="Georgia" style:font-name-complex="Georgia"/>
    </style:style>
    <style:style style:name="T47_220" style:family="text">
      <style:text-properties style:font-name="Georgia" style:font-name-asian="Georgia" style:font-name-complex="Georgia"/>
    </style:style>
    <style:style style:name="T47_221" style:family="text">
      <style:text-properties style:font-name="Georgia" style:font-name-asian="Georgia" style:font-name-complex="Georgia"/>
    </style:style>
    <style:style style:name="T47_222" style:family="text">
      <style:text-properties style:font-name="Georgia" style:font-name-asian="Georgia" style:font-name-complex="Georgia"/>
    </style:style>
    <style:style style:name="T47_223" style:family="text">
      <style:text-properties style:font-name="Georgia" style:font-name-asian="Georgia" style:font-name-complex="Georgia"/>
    </style:style>
    <style:style style:name="T47_224" style:family="text">
      <style:text-properties style:font-name="Georgia" style:font-name-asian="Georgia" style:font-name-complex="Georgia"/>
    </style:style>
    <style:style style:name="T47_225" style:family="text">
      <style:text-properties style:font-name="Georgia" style:font-name-asian="Georgia" style:font-name-complex="Georgia"/>
    </style:style>
    <style:style style:name="T47_226" style:family="text">
      <style:text-properties style:font-name="Georgia" style:font-name-asian="Georgia" style:font-name-complex="Georgia"/>
    </style:style>
    <style:style style:name="T47_227" style:family="text">
      <style:text-properties style:font-name="Georgia" style:font-name-asian="Georgia" style:font-name-complex="Georgia"/>
    </style:style>
    <style:style style:name="T47_228" style:family="text">
      <style:text-properties style:font-name="Georgia" style:font-name-asian="Georgia" style:font-name-complex="Georgia"/>
    </style:style>
    <style:style style:name="P48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49" style:family="paragraph" style:parent-style-name="Standard">
      <style:paragraph-properties fo:break-before="auto" fo:line-height="100%" fo:margin-top="0cm" fo:margin-bottom="0cm" style:writing-mode="lr-tb"/>
    </style:style>
    <style:style style:name="T49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49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51" style:family="paragraph" style:parent-style-name="Standard">
      <style:paragraph-properties fo:break-before="auto" fo:line-height="150%" style:writing-mode="lr-tb"/>
    </style:style>
    <style:style style:name="T51_1" style:family="text">
      <style:text-properties style:font-name="Georgia" style:font-name-asian="Georgia" style:font-name-complex="Georgia"/>
    </style:style>
    <style:style style:name="T51_2" style:family="text">
      <style:text-properties style:font-name="Georgia" style:font-name-asian="Georgia" style:font-name-complex="Georgia"/>
    </style:style>
    <style:style style:name="T51_3" style:family="text">
      <style:text-properties style:font-name="Georgia" style:font-name-asian="Georgia" style:font-name-complex="Georgia"/>
    </style:style>
    <style:style style:name="T51_4" style:family="text">
      <style:text-properties style:font-name="Georgia" style:font-name-asian="Georgia" style:font-name-complex="Georgia"/>
    </style:style>
    <style:style style:name="T51_5" style:family="text">
      <style:text-properties style:font-name="Georgia" style:font-name-asian="Georgia" style:font-name-complex="Georgia"/>
    </style:style>
    <style:style style:name="T51_6" style:family="text">
      <style:text-properties style:font-name="Georgia" style:font-name-asian="Georgia" style:font-name-complex="Georgia"/>
    </style:style>
    <style:style style:name="T51_7" style:family="text">
      <style:text-properties style:font-name="Georgia" style:font-name-asian="Georgia" style:font-name-complex="Georgia"/>
    </style:style>
    <style:style style:name="T51_8" style:family="text">
      <style:text-properties style:font-name="Georgia" style:font-name-asian="Georgia" style:font-name-complex="Georgia"/>
    </style:style>
    <style:style style:name="T51_9" style:family="text">
      <style:text-properties style:font-name="Georgia" style:font-name-asian="Georgia" style:font-name-complex="Georgia"/>
    </style:style>
    <style:style style:name="T51_10" style:family="text">
      <style:text-properties style:font-name="Georgia" style:font-name-asian="Georgia" style:font-name-complex="Georgia"/>
    </style:style>
    <style:style style:name="T51_11" style:family="text">
      <style:text-properties style:font-name="Georgia" style:font-name-asian="Georgia" style:font-name-complex="Georgia"/>
    </style:style>
    <style:style style:name="T51_12" style:family="text">
      <style:text-properties style:font-name="Georgia" style:font-name-asian="Georgia" style:font-name-complex="Georgia"/>
    </style:style>
    <style:style style:name="T51_13" style:family="text">
      <style:text-properties style:font-name="Georgia" style:font-name-asian="Georgia" style:font-name-complex="Georgia"/>
    </style:style>
    <style:style style:name="T51_14" style:family="text">
      <style:text-properties style:font-name="Georgia" style:font-name-asian="Georgia" style:font-name-complex="Georgia"/>
    </style:style>
    <style:style style:name="T51_15" style:family="text">
      <style:text-properties style:font-name="Georgia" style:font-name-asian="Georgia" style:font-name-complex="Georgia"/>
    </style:style>
    <style:style style:name="T51_16" style:family="text">
      <style:text-properties style:font-name="Georgia" style:font-name-asian="Georgia" style:font-name-complex="Georgia"/>
    </style:style>
    <style:style style:name="T51_17" style:family="text">
      <style:text-properties style:font-name="Georgia" style:font-name-asian="Georgia" style:font-name-complex="Georgia"/>
    </style:style>
    <style:style style:name="T51_18" style:family="text">
      <style:text-properties style:font-name="Georgia" style:font-name-asian="Georgia" style:font-name-complex="Georgia"/>
    </style:style>
    <style:style style:name="T51_19" style:family="text">
      <style:text-properties style:font-name="Georgia" style:font-name-asian="Georgia" style:font-name-complex="Georgia"/>
    </style:style>
    <style:style style:name="T51_20" style:family="text">
      <style:text-properties style:font-name="Georgia" style:font-name-asian="Georgia" style:font-name-complex="Georgia"/>
    </style:style>
    <style:style style:name="T51_21" style:family="text">
      <style:text-properties style:font-name="Georgia" style:font-name-asian="Georgia" style:font-name-complex="Georgia"/>
    </style:style>
    <style:style style:name="T51_22" style:family="text">
      <style:text-properties style:font-name="Georgia" style:font-name-asian="Georgia" style:font-name-complex="Georgia"/>
    </style:style>
    <style:style style:name="T51_23" style:family="text">
      <style:text-properties style:font-name="Georgia" style:font-name-asian="Georgia" style:font-name-complex="Georgia"/>
    </style:style>
    <style:style style:name="T51_24" style:family="text">
      <style:text-properties style:font-name="Georgia" style:font-name-asian="Georgia" style:font-name-complex="Georgia"/>
    </style:style>
    <style:style style:name="T51_25" style:family="text">
      <style:text-properties style:font-name="Georgia" style:font-name-asian="Georgia" style:font-name-complex="Georgia"/>
    </style:style>
    <style:style style:name="T51_26" style:family="text">
      <style:text-properties style:font-name="Georgia" style:font-name-asian="Georgia" style:font-name-complex="Georgia"/>
    </style:style>
    <style:style style:name="T51_27" style:family="text">
      <style:text-properties style:font-name="Georgia" style:font-name-asian="Georgia" style:font-name-complex="Georgia"/>
    </style:style>
    <style:style style:name="T51_28" style:family="text">
      <style:text-properties style:font-name="Georgia" style:font-name-asian="Georgia" style:font-name-complex="Georgia"/>
    </style:style>
    <style:style style:name="T51_29" style:family="text">
      <style:text-properties style:font-name="Georgia" style:font-name-asian="Georgia" style:font-name-complex="Georgia"/>
    </style:style>
    <style:style style:name="T51_30" style:family="text">
      <style:text-properties style:font-name="Georgia" style:font-name-asian="Georgia" style:font-name-complex="Georgia"/>
    </style:style>
    <style:style style:name="T51_31" style:family="text">
      <style:text-properties style:font-name="Georgia" style:font-name-asian="Georgia" style:font-name-complex="Georgia"/>
    </style:style>
    <style:style style:name="T51_32" style:family="text">
      <style:text-properties style:font-name="Georgia" style:font-name-asian="Georgia" style:font-name-complex="Georgia"/>
    </style:style>
    <style:style style:name="T51_33" style:family="text">
      <style:text-properties style:font-name="Georgia" style:font-name-asian="Georgia" style:font-name-complex="Georgia"/>
    </style:style>
    <style:style style:name="T51_34" style:family="text">
      <style:text-properties style:font-name="Georgia" style:font-name-asian="Georgia" style:font-name-complex="Georgia"/>
    </style:style>
    <style:style style:name="T51_35" style:family="text">
      <style:text-properties style:font-name="Georgia" style:font-name-asian="Georgia" style:font-name-complex="Georgia"/>
    </style:style>
    <style:style style:name="T51_36" style:family="text">
      <style:text-properties style:font-name="Georgia" style:font-name-asian="Georgia" style:font-name-complex="Georgia"/>
    </style:style>
    <style:style style:name="T51_37" style:family="text">
      <style:text-properties style:font-name="Georgia" style:font-name-asian="Georgia" style:font-name-complex="Georgia"/>
    </style:style>
    <style:style style:name="T51_38" style:family="text">
      <style:text-properties style:font-name="Georgia" style:font-name-asian="Georgia" style:font-name-complex="Georgia"/>
    </style:style>
    <style:style style:name="T51_39" style:family="text">
      <style:text-properties style:font-name="Georgia" style:font-name-asian="Georgia" style:font-name-complex="Georgia"/>
    </style:style>
    <style:style style:name="T51_40" style:family="text">
      <style:text-properties style:font-name="Georgia" style:font-name-asian="Georgia" style:font-name-complex="Georgia"/>
    </style:style>
    <style:style style:name="T51_41" style:family="text">
      <style:text-properties style:font-name="Georgia" style:font-name-asian="Georgia" style:font-name-complex="Georgia"/>
    </style:style>
    <style:style style:name="T51_42" style:family="text">
      <style:text-properties style:font-name="Georgia" style:font-name-asian="Georgia" style:font-name-complex="Georgia"/>
    </style:style>
    <style:style style:name="T51_43" style:family="text">
      <style:text-properties style:font-name="Georgia" style:font-name-asian="Georgia" style:font-name-complex="Georgia"/>
    </style:style>
    <style:style style:name="T51_44" style:family="text">
      <style:text-properties style:font-name="Georgia" style:font-name-asian="Georgia" style:font-name-complex="Georgia"/>
    </style:style>
    <style:style style:name="T51_45" style:family="text">
      <style:text-properties style:font-name="Georgia" style:font-name-asian="Georgia" style:font-name-complex="Georgia"/>
    </style:style>
    <style:style style:name="T51_46" style:family="text">
      <style:text-properties style:font-name="Georgia" style:font-name-asian="Georgia" style:font-name-complex="Georgia"/>
    </style:style>
    <style:style style:name="T51_47" style:family="text">
      <style:text-properties style:font-name="Georgia" style:font-name-asian="Georgia" style:font-name-complex="Georgia"/>
    </style:style>
    <style:style style:name="T51_48" style:family="text">
      <style:text-properties style:font-name="Georgia" style:font-name-asian="Georgia" style:font-name-complex="Georgia"/>
    </style:style>
    <style:style style:name="T51_49" style:family="text">
      <style:text-properties style:font-name="Georgia" style:font-name-asian="Georgia" style:font-name-complex="Georgia"/>
    </style:style>
    <style:style style:name="T51_50" style:family="text">
      <style:text-properties style:font-name="Georgia" style:font-name-asian="Georgia" style:font-name-complex="Georgia"/>
    </style:style>
    <style:style style:name="T51_51" style:family="text">
      <style:text-properties style:font-name="Georgia" style:font-name-asian="Georgia" style:font-name-complex="Georgia"/>
    </style:style>
    <style:style style:name="T51_52" style:family="text">
      <style:text-properties style:font-name="Georgia" style:font-name-asian="Georgia" style:font-name-complex="Georgia"/>
    </style:style>
    <style:style style:name="T51_53" style:family="text">
      <style:text-properties style:font-name="Georgia" style:font-name-asian="Georgia" style:font-name-complex="Georgia"/>
    </style:style>
    <style:style style:name="T51_54" style:family="text">
      <style:text-properties style:font-name="Georgia" style:font-name-asian="Georgia" style:font-name-complex="Georgia"/>
    </style:style>
    <style:style style:name="T51_55" style:family="text">
      <style:text-properties style:font-name="Georgia" style:font-name-asian="Georgia" style:font-name-complex="Georgia"/>
    </style:style>
    <style:style style:name="T51_56" style:family="text">
      <style:text-properties style:font-name="Georgia" style:font-name-asian="Georgia" style:font-name-complex="Georgia"/>
    </style:style>
    <style:style style:name="T51_57" style:family="text">
      <style:text-properties style:font-name="Georgia" style:font-name-asian="Georgia" style:font-name-complex="Georgia"/>
    </style:style>
    <style:style style:name="T51_58" style:family="text">
      <style:text-properties style:font-name="Georgia" style:font-name-asian="Georgia" style:font-name-complex="Georgia"/>
    </style:style>
    <style:style style:name="T51_59" style:family="text">
      <style:text-properties style:font-name="Georgia" style:font-name-asian="Georgia" style:font-name-complex="Georgia"/>
    </style:style>
    <style:style style:name="T51_60" style:family="text">
      <style:text-properties style:font-name="Georgia" style:font-name-asian="Georgia" style:font-name-complex="Georgia"/>
    </style:style>
    <style:style style:name="T51_61" style:family="text">
      <style:text-properties style:font-name="Georgia" style:font-name-asian="Georgia" style:font-name-complex="Georgia"/>
    </style:style>
    <style:style style:name="T51_62" style:family="text">
      <style:text-properties style:font-name="Georgia" style:font-name-asian="Georgia" style:font-name-complex="Georgia"/>
    </style:style>
    <style:style style:name="T51_63" style:family="text">
      <style:text-properties style:font-name="Georgia" style:font-name-asian="Georgia" style:font-name-complex="Georgia"/>
    </style:style>
    <style:style style:name="T51_64" style:family="text">
      <style:text-properties style:font-name="Georgia" style:font-name-asian="Georgia" style:font-name-complex="Georgia"/>
    </style:style>
    <style:style style:name="T51_65" style:family="text">
      <style:text-properties style:font-name="Georgia" style:font-name-asian="Georgia" style:font-name-complex="Georgia"/>
    </style:style>
    <style:style style:name="T51_66" style:family="text">
      <style:text-properties style:font-name="Georgia" style:font-name-asian="Georgia" style:font-name-complex="Georgia"/>
    </style:style>
    <style:style style:name="T51_67" style:family="text">
      <style:text-properties style:font-name="Georgia" style:font-name-asian="Georgia" style:font-name-complex="Georgia"/>
    </style:style>
    <style:style style:name="T51_68" style:family="text">
      <style:text-properties style:font-name="Georgia" style:font-name-asian="Georgia" style:font-name-complex="Georgia"/>
    </style:style>
    <style:style style:name="T51_69" style:family="text">
      <style:text-properties style:font-name="Georgia" style:font-name-asian="Georgia" style:font-name-complex="Georgia"/>
    </style:style>
    <style:style style:name="T51_70" style:family="text">
      <style:text-properties style:font-name="Georgia" style:font-name-asian="Georgia" style:font-name-complex="Georgia"/>
    </style:style>
    <style:style style:name="T51_71" style:family="text">
      <style:text-properties style:font-name="Georgia" style:font-name-asian="Georgia" style:font-name-complex="Georgia"/>
    </style:style>
    <style:style style:name="T51_72" style:family="text">
      <style:text-properties style:font-name="Georgia" style:font-name-asian="Georgia" style:font-name-complex="Georgia"/>
    </style:style>
    <style:style style:name="T51_73" style:family="text">
      <style:text-properties style:font-name="Georgia" style:font-name-asian="Georgia" style:font-name-complex="Georgia"/>
    </style:style>
    <style:style style:name="T51_74" style:family="text">
      <style:text-properties style:font-name="Georgia" style:font-name-asian="Georgia" style:font-name-complex="Georgia"/>
    </style:style>
    <style:style style:name="T51_75" style:family="text">
      <style:text-properties style:font-name="Georgia" style:font-name-asian="Georgia" style:font-name-complex="Georgia"/>
    </style:style>
    <style:style style:name="T51_76" style:family="text">
      <style:text-properties style:font-name="Georgia" style:font-name-asian="Georgia" style:font-name-complex="Georgia"/>
    </style:style>
    <style:style style:name="T51_77" style:family="text">
      <style:text-properties style:font-name="Georgia" style:font-name-asian="Georgia" style:font-name-complex="Georgia"/>
    </style:style>
    <style:style style:name="T51_78" style:family="text">
      <style:text-properties style:font-name="Georgia" style:font-name-asian="Georgia" style:font-name-complex="Georgia"/>
    </style:style>
    <style:style style:name="T51_79" style:family="text">
      <style:text-properties style:font-name="Georgia" style:font-name-asian="Georgia" style:font-name-complex="Georgia"/>
    </style:style>
    <style:style style:name="T51_80" style:family="text">
      <style:text-properties style:font-name="Georgia" style:font-name-asian="Georgia" style:font-name-complex="Georgia"/>
    </style:style>
    <style:style style:name="T51_81" style:family="text">
      <style:text-properties style:font-name="Georgia" style:font-name-asian="Georgia" style:font-name-complex="Georgia"/>
    </style:style>
    <style:style style:name="T51_82" style:family="text">
      <style:text-properties style:font-name="Georgia" style:font-name-asian="Georgia" style:font-name-complex="Georgia"/>
    </style:style>
    <style:style style:name="T51_83" style:family="text">
      <style:text-properties style:font-name="Georgia" style:font-name-asian="Georgia" style:font-name-complex="Georgia"/>
    </style:style>
    <style:style style:name="T51_84" style:family="text">
      <style:text-properties style:font-name="Georgia" style:font-name-asian="Georgia" style:font-name-complex="Georgia"/>
    </style:style>
    <style:style style:name="T51_85" style:family="text">
      <style:text-properties style:font-name="Georgia" style:font-name-asian="Georgia" style:font-name-complex="Georgia"/>
    </style:style>
    <style:style style:name="T51_86" style:family="text">
      <style:text-properties style:font-name="Georgia" style:font-name-asian="Georgia" style:font-name-complex="Georgia"/>
    </style:style>
    <style:style style:name="T51_87" style:family="text">
      <style:text-properties style:font-name="Georgia" style:font-name-asian="Georgia" style:font-name-complex="Georgia"/>
    </style:style>
    <style:style style:name="T51_88" style:family="text">
      <style:text-properties style:font-name="Georgia" style:font-name-asian="Georgia" style:font-name-complex="Georgia"/>
    </style:style>
    <style:style style:name="T51_89" style:family="text">
      <style:text-properties style:font-name="Georgia" style:font-name-asian="Georgia" style:font-name-complex="Georgia"/>
    </style:style>
    <style:style style:name="T51_90" style:family="text">
      <style:text-properties style:font-name="Georgia" style:font-name-asian="Georgia" style:font-name-complex="Georgia"/>
    </style:style>
    <style:style style:name="T51_91" style:family="text">
      <style:text-properties style:font-name="Georgia" style:font-name-asian="Georgia" style:font-name-complex="Georgia"/>
    </style:style>
    <style:style style:name="T51_92" style:family="text">
      <style:text-properties style:font-name="Georgia" style:font-name-asian="Georgia" style:font-name-complex="Georgia"/>
    </style:style>
    <style:style style:name="T51_93" style:family="text">
      <style:text-properties style:font-name="Georgia" style:font-name-asian="Georgia" style:font-name-complex="Georgia"/>
    </style:style>
    <style:style style:name="T51_94" style:family="text">
      <style:text-properties style:font-name="Georgia" style:font-name-asian="Georgia" style:font-name-complex="Georgia"/>
    </style:style>
    <style:style style:name="T51_95" style:family="text">
      <style:text-properties style:font-name="Georgia" style:font-name-asian="Georgia" style:font-name-complex="Georgia"/>
    </style:style>
    <style:style style:name="T51_96" style:family="text">
      <style:text-properties style:font-name="Georgia" style:font-name-asian="Georgia" style:font-name-complex="Georgia"/>
    </style:style>
    <style:style style:name="T51_97" style:family="text">
      <style:text-properties style:font-name="Georgia" style:font-name-asian="Georgia" style:font-name-complex="Georgia"/>
    </style:style>
    <style:style style:name="T51_98" style:family="text">
      <style:text-properties style:font-name="Georgia" style:font-name-asian="Georgia" style:font-name-complex="Georgia"/>
    </style:style>
    <style:style style:name="T51_99" style:family="text">
      <style:text-properties style:font-name="Georgia" style:font-name-asian="Georgia" style:font-name-complex="Georgia"/>
    </style:style>
    <style:style style:name="T51_100" style:family="text">
      <style:text-properties style:font-name="Georgia" style:font-name-asian="Georgia" style:font-name-complex="Georgia"/>
    </style:style>
    <style:style style:name="T51_101" style:family="text">
      <style:text-properties style:font-name="Georgia" style:font-name-asian="Georgia" style:font-name-complex="Georgia"/>
    </style:style>
    <style:style style:name="T51_102" style:family="text">
      <style:text-properties style:font-name="Georgia" style:font-name-asian="Georgia" style:font-name-complex="Georgia"/>
    </style:style>
    <style:style style:name="T51_103" style:family="text">
      <style:text-properties style:font-name="Georgia" style:font-name-asian="Georgia" style:font-name-complex="Georgia"/>
    </style:style>
    <style:style style:name="T51_104" style:family="text">
      <style:text-properties style:font-name="Georgia" style:font-name-asian="Georgia" style:font-name-complex="Georgia"/>
    </style:style>
    <style:style style:name="T51_105" style:family="text">
      <style:text-properties style:font-name="Georgia" style:font-name-asian="Georgia" style:font-name-complex="Georgia"/>
    </style:style>
    <style:style style:name="T51_106" style:family="text">
      <style:text-properties style:font-name="Georgia" style:font-name-asian="Georgia" style:font-name-complex="Georgia"/>
    </style:style>
    <style:style style:name="T51_107" style:family="text">
      <style:text-properties style:font-name="Georgia" style:font-name-asian="Georgia" style:font-name-complex="Georgia"/>
    </style:style>
    <style:style style:name="T51_108" style:family="text">
      <style:text-properties style:font-name="Georgia" style:font-name-asian="Georgia" style:font-name-complex="Georgia"/>
    </style:style>
    <style:style style:name="T51_109" style:family="text">
      <style:text-properties style:font-name="Georgia" style:font-name-asian="Georgia" style:font-name-complex="Georgia"/>
    </style:style>
    <style:style style:name="T51_110" style:family="text">
      <style:text-properties style:font-name="Georgia" style:font-name-asian="Georgia" style:font-name-complex="Georgia"/>
    </style:style>
    <style:style style:name="T51_111" style:family="text">
      <style:text-properties style:font-name="Georgia" style:font-name-asian="Georgia" style:font-name-complex="Georgia"/>
    </style:style>
    <style:style style:name="T51_112" style:family="text">
      <style:text-properties style:font-name="Georgia" style:font-name-asian="Georgia" style:font-name-complex="Georgia"/>
    </style:style>
    <style:style style:name="T51_113" style:family="text">
      <style:text-properties style:font-name="Georgia" style:font-name-asian="Georgia" style:font-name-complex="Georgia"/>
    </style:style>
    <style:style style:name="T51_114" style:family="text">
      <style:text-properties style:font-name="Georgia" style:font-name-asian="Georgia" style:font-name-complex="Georgia"/>
    </style:style>
    <style:style style:name="T51_115" style:family="text">
      <style:text-properties style:font-name="Georgia" style:font-name-asian="Georgia" style:font-name-complex="Georgia"/>
    </style:style>
    <style:style style:name="T51_116" style:family="text">
      <style:text-properties style:font-name="Georgia" style:font-name-asian="Georgia" style:font-name-complex="Georgia"/>
    </style:style>
    <style:style style:name="T51_117" style:family="text">
      <style:text-properties style:font-name="Georgia" style:font-name-asian="Georgia" style:font-name-complex="Georgia"/>
    </style:style>
    <style:style style:name="T51_118" style:family="text">
      <style:text-properties style:font-name="Georgia" style:font-name-asian="Georgia" style:font-name-complex="Georgia"/>
    </style:style>
    <style:style style:name="T51_119" style:family="text">
      <style:text-properties style:font-name="Georgia" style:font-name-asian="Georgia" style:font-name-complex="Georgia"/>
    </style:style>
    <style:style style:name="T51_120" style:family="text">
      <style:text-properties style:font-name="Georgia" style:font-name-asian="Georgia" style:font-name-complex="Georgia"/>
    </style:style>
    <style:style style:name="T51_121" style:family="text">
      <style:text-properties style:font-name="Georgia" style:font-name-asian="Georgia" style:font-name-complex="Georgia"/>
    </style:style>
    <style:style style:name="T51_122" style:family="text">
      <style:text-properties style:font-name="Georgia" style:font-name-asian="Georgia" style:font-name-complex="Georgia"/>
    </style:style>
    <style:style style:name="T51_123" style:family="text">
      <style:text-properties style:font-name="Georgia" style:font-name-asian="Georgia" style:font-name-complex="Georgia"/>
    </style:style>
    <style:style style:name="T51_124" style:family="text">
      <style:text-properties style:font-name="Georgia" style:font-name-asian="Georgia" style:font-name-complex="Georgia"/>
    </style:style>
    <style:style style:name="T51_125" style:family="text">
      <style:text-properties style:font-name="Georgia" style:font-name-asian="Georgia" style:font-name-complex="Georgia"/>
    </style:style>
    <style:style style:name="T51_126" style:family="text">
      <style:text-properties style:font-name="Georgia" style:font-name-asian="Georgia" style:font-name-complex="Georgia"/>
    </style:style>
    <style:style style:name="T51_127" style:family="text">
      <style:text-properties style:font-name="Georgia" style:font-name-asian="Georgia" style:font-name-complex="Georgia"/>
    </style:style>
    <style:style style:name="T51_128" style:family="text">
      <style:text-properties style:font-name="Georgia" style:font-name-asian="Georgia" style:font-name-complex="Georgia"/>
    </style:style>
    <style:style style:name="T51_129" style:family="text">
      <style:text-properties style:font-name="Georgia" style:font-name-asian="Georgia" style:font-name-complex="Georgia"/>
    </style:style>
    <style:style style:name="T51_130" style:family="text">
      <style:text-properties style:font-name="Georgia" style:font-name-asian="Georgia" style:font-name-complex="Georgia"/>
    </style:style>
    <style:style style:name="T51_131" style:family="text">
      <style:text-properties style:font-name="Georgia" style:font-name-asian="Georgia" style:font-name-complex="Georgia"/>
    </style:style>
    <style:style style:name="T51_132" style:family="text">
      <style:text-properties style:font-name="Georgia" style:font-name-asian="Georgia" style:font-name-complex="Georgia"/>
    </style:style>
    <style:style style:name="T51_133" style:family="text">
      <style:text-properties style:font-name="Georgia" style:font-name-asian="Georgia" style:font-name-complex="Georgia"/>
    </style:style>
    <style:style style:name="T51_134" style:family="text">
      <style:text-properties style:font-name="Georgia" style:font-name-asian="Georgia" style:font-name-complex="Georgia"/>
    </style:style>
    <style:style style:name="T51_135" style:family="text">
      <style:text-properties style:font-name="Georgia" style:font-name-asian="Georgia" style:font-name-complex="Georgia"/>
    </style:style>
    <style:style style:name="T51_136" style:family="text">
      <style:text-properties style:font-name="Georgia" style:font-name-asian="Georgia" style:font-name-complex="Georgia"/>
    </style:style>
    <style:style style:name="T51_137" style:family="text">
      <style:text-properties style:font-name="Georgia" style:font-name-asian="Georgia" style:font-name-complex="Georgia"/>
    </style:style>
    <style:style style:name="T51_138" style:family="text">
      <style:text-properties style:font-name="Georgia" style:font-name-asian="Georgia" style:font-name-complex="Georgia"/>
    </style:style>
    <style:style style:name="T51_139" style:family="text">
      <style:text-properties style:font-name="Georgia" style:font-name-asian="Georgia" style:font-name-complex="Georgia"/>
    </style:style>
    <style:style style:name="T51_140" style:family="text">
      <style:text-properties style:font-name="Georgia" style:font-name-asian="Georgia" style:font-name-complex="Georgia"/>
    </style:style>
    <style:style style:name="T51_141" style:family="text">
      <style:text-properties style:font-name="Georgia" style:font-name-asian="Georgia" style:font-name-complex="Georgia"/>
    </style:style>
    <style:style style:name="T51_142" style:family="text">
      <style:text-properties style:font-name="Georgia" style:font-name-asian="Georgia" style:font-name-complex="Georgia"/>
    </style:style>
    <style:style style:name="T51_143" style:family="text">
      <style:text-properties style:font-name="Georgia" style:font-name-asian="Georgia" style:font-name-complex="Georgia"/>
    </style:style>
    <style:style style:name="T51_144" style:family="text">
      <style:text-properties style:font-name="Georgia" style:font-name-asian="Georgia" style:font-name-complex="Georgia"/>
    </style:style>
    <style:style style:name="T51_145" style:family="text">
      <style:text-properties style:font-name="Georgia" style:font-name-asian="Georgia" style:font-name-complex="Georgia"/>
    </style:style>
    <style:style style:name="T51_146" style:family="text">
      <style:text-properties style:font-name="Georgia" style:font-name-asian="Georgia" style:font-name-complex="Georgia"/>
    </style:style>
    <style:style style:name="T51_147" style:family="text">
      <style:text-properties style:font-name="Georgia" style:font-name-asian="Georgia" style:font-name-complex="Georgia"/>
    </style:style>
    <style:style style:name="T51_148" style:family="text">
      <style:text-properties style:font-name="Georgia" style:font-name-asian="Georgia" style:font-name-complex="Georgia"/>
    </style:style>
    <style:style style:name="T51_149" style:family="text">
      <style:text-properties style:font-name="Georgia" style:font-name-asian="Georgia" style:font-name-complex="Georgia"/>
    </style:style>
    <style:style style:name="T51_150" style:family="text">
      <style:text-properties style:font-name="Georgia" style:font-name-asian="Georgia" style:font-name-complex="Georgia"/>
    </style:style>
    <style:style style:name="T51_151" style:family="text">
      <style:text-properties style:font-name="Georgia" style:font-name-asian="Georgia" style:font-name-complex="Georgia"/>
    </style:style>
    <style:style style:name="T51_152" style:family="text">
      <style:text-properties style:font-name="Georgia" style:font-name-asian="Georgia" style:font-name-complex="Georgia"/>
    </style:style>
    <style:style style:name="T51_153" style:family="text">
      <style:text-properties style:font-name="Georgia" style:font-name-asian="Georgia" style:font-name-complex="Georgia"/>
    </style:style>
    <style:style style:name="T51_154" style:family="text">
      <style:text-properties style:font-name="Georgia" style:font-name-asian="Georgia" style:font-name-complex="Georgia"/>
    </style:style>
    <style:style style:name="P52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53" style:family="paragraph" style:parent-style-name="Standard">
      <style:paragraph-properties fo:break-before="auto" fo:line-height="100%" fo:margin-top="0cm" fo:margin-bottom="0cm" style:writing-mode="lr-tb"/>
    </style:style>
    <style:style style:name="T53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2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3_3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55" style:family="paragraph" style:parent-style-name="Standard">
      <style:paragraph-properties fo:break-before="auto" fo:line-height="150%" style:writing-mode="lr-tb"/>
    </style:style>
    <style:style style:name="T55_1" style:family="text">
      <style:text-properties style:font-name="Georgia" style:font-name-asian="Georgia" style:font-name-complex="Georgia"/>
    </style:style>
    <style:style style:name="T55_2" style:family="text">
      <style:text-properties style:font-name="Georgia" style:font-name-asian="Georgia" style:font-name-complex="Georgia"/>
    </style:style>
    <style:style style:name="T55_3" style:family="text">
      <style:text-properties style:font-name="Georgia" style:font-name-asian="Georgia" style:font-name-complex="Georgia"/>
    </style:style>
    <style:style style:name="T55_4" style:family="text">
      <style:text-properties style:font-name="Georgia" style:font-name-asian="Georgia" style:font-name-complex="Georgia"/>
    </style:style>
    <style:style style:name="T55_5" style:family="text">
      <style:text-properties style:font-name="Georgia" style:font-name-asian="Georgia" style:font-name-complex="Georgia"/>
    </style:style>
    <style:style style:name="T55_6" style:family="text">
      <style:text-properties style:font-name="Georgia" style:font-name-asian="Georgia" style:font-name-complex="Georgia"/>
    </style:style>
    <style:style style:name="T55_7" style:family="text">
      <style:text-properties style:font-name="Georgia" style:font-name-asian="Georgia" style:font-name-complex="Georgia"/>
    </style:style>
    <style:style style:name="T55_8" style:family="text">
      <style:text-properties style:font-name="Georgia" style:font-name-asian="Georgia" style:font-name-complex="Georgia"/>
    </style:style>
    <style:style style:name="T55_9" style:family="text">
      <style:text-properties style:font-name="Georgia" style:font-name-asian="Georgia" style:font-name-complex="Georgia"/>
    </style:style>
    <style:style style:name="T55_10" style:family="text">
      <style:text-properties style:font-name="Georgia" style:font-name-asian="Georgia" style:font-name-complex="Georgia"/>
    </style:style>
    <style:style style:name="T55_11" style:family="text">
      <style:text-properties style:font-name="Georgia" style:font-name-asian="Georgia" style:font-name-complex="Georgia"/>
    </style:style>
    <style:style style:name="T55_12" style:family="text">
      <style:text-properties style:font-name="Georgia" style:font-name-asian="Georgia" style:font-name-complex="Georgia"/>
    </style:style>
    <style:style style:name="T55_13" style:family="text">
      <style:text-properties style:font-name="Georgia" style:font-name-asian="Georgia" style:font-name-complex="Georgia"/>
    </style:style>
    <style:style style:name="T55_14" style:family="text">
      <style:text-properties style:font-name="Georgia" style:font-name-asian="Georgia" style:font-name-complex="Georgia"/>
    </style:style>
    <style:style style:name="T55_15" style:family="text">
      <style:text-properties style:font-name="Georgia" style:font-name-asian="Georgia" style:font-name-complex="Georgia"/>
    </style:style>
    <style:style style:name="T55_16" style:family="text">
      <style:text-properties style:font-name="Georgia" style:font-name-asian="Georgia" style:font-name-complex="Georgia"/>
    </style:style>
    <style:style style:name="T55_17" style:family="text">
      <style:text-properties style:font-name="Georgia" style:font-name-asian="Georgia" style:font-name-complex="Georgia"/>
    </style:style>
    <style:style style:name="T55_18" style:family="text">
      <style:text-properties style:font-name="Georgia" style:font-name-asian="Georgia" style:font-name-complex="Georgia"/>
    </style:style>
    <style:style style:name="T55_19" style:family="text">
      <style:text-properties style:font-name="Georgia" style:font-name-asian="Georgia" style:font-name-complex="Georgia"/>
    </style:style>
    <style:style style:name="T55_20" style:family="text">
      <style:text-properties style:font-name="Georgia" style:font-name-asian="Georgia" style:font-name-complex="Georgia"/>
    </style:style>
    <style:style style:name="T55_21" style:family="text">
      <style:text-properties style:font-name="Georgia" style:font-name-asian="Georgia" style:font-name-complex="Georgia"/>
    </style:style>
    <style:style style:name="T55_22" style:family="text">
      <style:text-properties style:font-name="Georgia" style:font-name-asian="Georgia" style:font-name-complex="Georgia"/>
    </style:style>
    <style:style style:name="T55_23" style:family="text">
      <style:text-properties style:font-name="Georgia" style:font-name-asian="Georgia" style:font-name-complex="Georgia"/>
    </style:style>
    <style:style style:name="T55_24" style:family="text">
      <style:text-properties style:font-name="Georgia" style:font-name-asian="Georgia" style:font-name-complex="Georgia"/>
    </style:style>
    <style:style style:name="T55_25" style:family="text">
      <style:text-properties style:font-name="Georgia" style:font-name-asian="Georgia" style:font-name-complex="Georgia"/>
    </style:style>
    <style:style style:name="T55_26" style:family="text">
      <style:text-properties style:font-name="Georgia" style:font-name-asian="Georgia" style:font-name-complex="Georgia"/>
    </style:style>
    <style:style style:name="T55_27" style:family="text">
      <style:text-properties style:font-name="Georgia" style:font-name-asian="Georgia" style:font-name-complex="Georgia"/>
    </style:style>
    <style:style style:name="T55_28" style:family="text">
      <style:text-properties style:font-name="Georgia" style:font-name-asian="Georgia" style:font-name-complex="Georgia"/>
    </style:style>
    <style:style style:name="T55_29" style:family="text">
      <style:text-properties style:font-name="Georgia" style:font-name-asian="Georgia" style:font-name-complex="Georgia"/>
    </style:style>
    <style:style style:name="T55_30" style:family="text">
      <style:text-properties style:font-name="Georgia" style:font-name-asian="Georgia" style:font-name-complex="Georgia"/>
    </style:style>
    <style:style style:name="T55_31" style:family="text">
      <style:text-properties style:font-name="Georgia" style:font-name-asian="Georgia" style:font-name-complex="Georgia"/>
    </style:style>
    <style:style style:name="T55_32" style:family="text">
      <style:text-properties style:font-name="Georgia" style:font-name-asian="Georgia" style:font-name-complex="Georgia"/>
    </style:style>
    <style:style style:name="T55_33" style:family="text">
      <style:text-properties style:font-name="Georgia" style:font-name-asian="Georgia" style:font-name-complex="Georgia"/>
    </style:style>
    <style:style style:name="T55_34" style:family="text">
      <style:text-properties style:font-name="Georgia" style:font-name-asian="Georgia" style:font-name-complex="Georgia"/>
    </style:style>
    <style:style style:name="T55_35" style:family="text">
      <style:text-properties style:font-name="Georgia" style:font-name-asian="Georgia" style:font-name-complex="Georgia"/>
    </style:style>
    <style:style style:name="T55_36" style:family="text">
      <style:text-properties style:font-name="Georgia" style:font-name-asian="Georgia" style:font-name-complex="Georgia"/>
    </style:style>
    <style:style style:name="T55_37" style:family="text">
      <style:text-properties style:font-name="Georgia" style:font-name-asian="Georgia" style:font-name-complex="Georgia"/>
    </style:style>
    <style:style style:name="T55_38" style:family="text">
      <style:text-properties style:font-name="Georgia" style:font-name-asian="Georgia" style:font-name-complex="Georgia"/>
    </style:style>
    <style:style style:name="T55_39" style:family="text">
      <style:text-properties style:font-name="Georgia" style:font-name-asian="Georgia" style:font-name-complex="Georgia"/>
    </style:style>
    <style:style style:name="T55_40" style:family="text">
      <style:text-properties style:font-name="Georgia" style:font-name-asian="Georgia" style:font-name-complex="Georgia"/>
    </style:style>
    <style:style style:name="T55_41" style:family="text">
      <style:text-properties style:font-name="Georgia" style:font-name-asian="Georgia" style:font-name-complex="Georgia"/>
    </style:style>
    <style:style style:name="T55_42" style:family="text">
      <style:text-properties style:font-name="Georgia" style:font-name-asian="Georgia" style:font-name-complex="Georgia"/>
    </style:style>
    <style:style style:name="T55_43" style:family="text">
      <style:text-properties style:font-name="Georgia" style:font-name-asian="Georgia" style:font-name-complex="Georgia"/>
    </style:style>
    <style:style style:name="T55_44" style:family="text">
      <style:text-properties style:font-name="Georgia" style:font-name-asian="Georgia" style:font-name-complex="Georgia"/>
    </style:style>
    <style:style style:name="T55_45" style:family="text">
      <style:text-properties style:font-name="Georgia" style:font-name-asian="Georgia" style:font-name-complex="Georgia"/>
    </style:style>
    <style:style style:name="T55_46" style:family="text">
      <style:text-properties style:font-name="Georgia" style:font-name-asian="Georgia" style:font-name-complex="Georgia"/>
    </style:style>
    <style:style style:name="T55_47" style:family="text">
      <style:text-properties style:font-name="Georgia" style:font-name-asian="Georgia" style:font-name-complex="Georgia"/>
    </style:style>
    <style:style style:name="T55_48" style:family="text">
      <style:text-properties style:font-name="Georgia" style:font-name-asian="Georgia" style:font-name-complex="Georgia"/>
    </style:style>
    <style:style style:name="T55_49" style:family="text">
      <style:text-properties style:font-name="Georgia" style:font-name-asian="Georgia" style:font-name-complex="Georgia"/>
    </style:style>
    <style:style style:name="T55_50" style:family="text">
      <style:text-properties style:font-name="Georgia" style:font-name-asian="Georgia" style:font-name-complex="Georgia"/>
    </style:style>
    <style:style style:name="T55_51" style:family="text">
      <style:text-properties style:font-name="Georgia" style:font-name-asian="Georgia" style:font-name-complex="Georgia"/>
    </style:style>
    <style:style style:name="T55_52" style:family="text">
      <style:text-properties style:font-name="Georgia" style:font-name-asian="Georgia" style:font-name-complex="Georgia"/>
    </style:style>
    <style:style style:name="T55_53" style:family="text">
      <style:text-properties style:font-name="Georgia" style:font-name-asian="Georgia" style:font-name-complex="Georgia"/>
    </style:style>
    <style:style style:name="T55_54" style:family="text">
      <style:text-properties style:font-name="Georgia" style:font-name-asian="Georgia" style:font-name-complex="Georgia"/>
    </style:style>
    <style:style style:name="T55_55" style:family="text">
      <style:text-properties style:font-name="Georgia" style:font-name-asian="Georgia" style:font-name-complex="Georgia"/>
    </style:style>
    <style:style style:name="T55_56" style:family="text">
      <style:text-properties style:font-name="Georgia" style:font-name-asian="Georgia" style:font-name-complex="Georgia"/>
    </style:style>
    <style:style style:name="T55_57" style:family="text">
      <style:text-properties style:font-name="Georgia" style:font-name-asian="Georgia" style:font-name-complex="Georgia"/>
    </style:style>
    <style:style style:name="T55_58" style:family="text">
      <style:text-properties style:font-name="Georgia" style:font-name-asian="Georgia" style:font-name-complex="Georgia"/>
    </style:style>
    <style:style style:name="T55_59" style:family="text">
      <style:text-properties style:font-name="Georgia" style:font-name-asian="Georgia" style:font-name-complex="Georgia"/>
    </style:style>
    <style:style style:name="T55_60" style:family="text">
      <style:text-properties style:font-name="Georgia" style:font-name-asian="Georgia" style:font-name-complex="Georgia"/>
    </style:style>
    <style:style style:name="T55_61" style:family="text">
      <style:text-properties style:font-name="Georgia" style:font-name-asian="Georgia" style:font-name-complex="Georgia"/>
    </style:style>
    <style:style style:name="T55_62" style:family="text">
      <style:text-properties style:font-name="Georgia" style:font-name-asian="Georgia" style:font-name-complex="Georgia"/>
    </style:style>
    <style:style style:name="T55_63" style:family="text">
      <style:text-properties style:font-name="Georgia" style:font-name-asian="Georgia" style:font-name-complex="Georgia"/>
    </style:style>
    <style:style style:name="T55_64" style:family="text">
      <style:text-properties style:font-name="Georgia" style:font-name-asian="Georgia" style:font-name-complex="Georgia"/>
    </style:style>
    <style:style style:name="T55_65" style:family="text">
      <style:text-properties style:font-name="Georgia" style:font-name-asian="Georgia" style:font-name-complex="Georgia"/>
    </style:style>
    <style:style style:name="T55_66" style:family="text">
      <style:text-properties style:font-name="Georgia" style:font-name-asian="Georgia" style:font-name-complex="Georgia"/>
    </style:style>
    <style:style style:name="T55_67" style:family="text">
      <style:text-properties style:font-name="Georgia" style:font-name-asian="Georgia" style:font-name-complex="Georgia"/>
    </style:style>
    <style:style style:name="T55_68" style:family="text">
      <style:text-properties style:font-name="Georgia" style:font-name-asian="Georgia" style:font-name-complex="Georgia"/>
    </style:style>
    <style:style style:name="T55_69" style:family="text">
      <style:text-properties style:font-name="Georgia" style:font-name-asian="Georgia" style:font-name-complex="Georgia"/>
    </style:style>
    <style:style style:name="T55_70" style:family="text">
      <style:text-properties style:font-name="Georgia" style:font-name-asian="Georgia" style:font-name-complex="Georgia"/>
    </style:style>
    <style:style style:name="T55_71" style:family="text">
      <style:text-properties style:font-name="Georgia" style:font-name-asian="Georgia" style:font-name-complex="Georgia"/>
    </style:style>
    <style:style style:name="T55_72" style:family="text">
      <style:text-properties style:font-name="Georgia" style:font-name-asian="Georgia" style:font-name-complex="Georgia"/>
    </style:style>
    <style:style style:name="T55_73" style:family="text">
      <style:text-properties style:font-name="Georgia" style:font-name-asian="Georgia" style:font-name-complex="Georgia"/>
    </style:style>
    <style:style style:name="T55_74" style:family="text">
      <style:text-properties style:font-name="Georgia" style:font-name-asian="Georgia" style:font-name-complex="Georgia"/>
    </style:style>
    <style:style style:name="T55_75" style:family="text">
      <style:text-properties style:font-name="Georgia" style:font-name-asian="Georgia" style:font-name-complex="Georgia"/>
    </style:style>
    <style:style style:name="T55_76" style:family="text">
      <style:text-properties style:font-name="Georgia" style:font-name-asian="Georgia" style:font-name-complex="Georgia"/>
    </style:style>
    <style:style style:name="T55_77" style:family="text">
      <style:text-properties style:font-name="Georgia" style:font-name-asian="Georgia" style:font-name-complex="Georgia"/>
    </style:style>
    <style:style style:name="T55_78" style:family="text">
      <style:text-properties style:font-name="Georgia" style:font-name-asian="Georgia" style:font-name-complex="Georgia"/>
    </style:style>
    <style:style style:name="T55_79" style:family="text">
      <style:text-properties style:font-name="Georgia" style:font-name-asian="Georgia" style:font-name-complex="Georgia"/>
    </style:style>
    <style:style style:name="T55_80" style:family="text">
      <style:text-properties style:font-name="Georgia" style:font-name-asian="Georgia" style:font-name-complex="Georgia"/>
    </style:style>
    <style:style style:name="T55_81" style:family="text">
      <style:text-properties style:font-name="Georgia" style:font-name-asian="Georgia" style:font-name-complex="Georgia"/>
    </style:style>
    <style:style style:name="T55_82" style:family="text">
      <style:text-properties style:font-name="Georgia" style:font-name-asian="Georgia" style:font-name-complex="Georgia"/>
    </style:style>
    <style:style style:name="T55_83" style:family="text">
      <style:text-properties style:font-name="Georgia" style:font-name-asian="Georgia" style:font-name-complex="Georgia"/>
    </style:style>
    <style:style style:name="T55_84" style:family="text">
      <style:text-properties style:font-name="Georgia" style:font-name-asian="Georgia" style:font-name-complex="Georgia"/>
    </style:style>
    <style:style style:name="T55_85" style:family="text">
      <style:text-properties style:font-name="Georgia" style:font-name-asian="Georgia" style:font-name-complex="Georgia"/>
    </style:style>
    <style:style style:name="T55_86" style:family="text">
      <style:text-properties style:font-name="Georgia" style:font-name-asian="Georgia" style:font-name-complex="Georgia"/>
    </style:style>
    <style:style style:name="T55_87" style:family="text">
      <style:text-properties style:font-name="Georgia" style:font-name-asian="Georgia" style:font-name-complex="Georgia"/>
    </style:style>
    <style:style style:name="T55_88" style:family="text">
      <style:text-properties style:font-name="Georgia" style:font-name-asian="Georgia" style:font-name-complex="Georgia"/>
    </style:style>
    <style:style style:name="T55_89" style:family="text">
      <style:text-properties style:font-name="Georgia" style:font-name-asian="Georgia" style:font-name-complex="Georgia"/>
    </style:style>
    <style:style style:name="T55_90" style:family="text">
      <style:text-properties style:font-name="Georgia" style:font-name-asian="Georgia" style:font-name-complex="Georgia"/>
    </style:style>
    <style:style style:name="T55_91" style:family="text">
      <style:text-properties style:font-name="Georgia" style:font-name-asian="Georgia" style:font-name-complex="Georgia"/>
    </style:style>
    <style:style style:name="T55_92" style:family="text">
      <style:text-properties style:font-name="Georgia" style:font-name-asian="Georgia" style:font-name-complex="Georgia"/>
    </style:style>
    <style:style style:name="T55_93" style:family="text">
      <style:text-properties style:font-name="Georgia" style:font-name-asian="Georgia" style:font-name-complex="Georgia"/>
    </style:style>
    <style:style style:name="T55_94" style:family="text">
      <style:text-properties style:font-name="Georgia" style:font-name-asian="Georgia" style:font-name-complex="Georgia"/>
    </style:style>
    <style:style style:name="T55_95" style:family="text">
      <style:text-properties style:font-name="Georgia" style:font-name-asian="Georgia" style:font-name-complex="Georgia"/>
    </style:style>
    <style:style style:name="T55_96" style:family="text">
      <style:text-properties style:font-name="Georgia" style:font-name-asian="Georgia" style:font-name-complex="Georgia"/>
    </style:style>
    <style:style style:name="T55_97" style:family="text">
      <style:text-properties style:font-name="Georgia" style:font-name-asian="Georgia" style:font-name-complex="Georgia"/>
    </style:style>
    <style:style style:name="T55_98" style:family="text">
      <style:text-properties style:font-name="Georgia" style:font-name-asian="Georgia" style:font-name-complex="Georgia"/>
    </style:style>
    <style:style style:name="T55_99" style:family="text">
      <style:text-properties style:font-name="Georgia" style:font-name-asian="Georgia" style:font-name-complex="Georgia"/>
    </style:style>
    <style:style style:name="T55_100" style:family="text">
      <style:text-properties style:font-name="Georgia" style:font-name-asian="Georgia" style:font-name-complex="Georgia"/>
    </style:style>
    <style:style style:name="T55_101" style:family="text">
      <style:text-properties style:font-name="Georgia" style:font-name-asian="Georgia" style:font-name-complex="Georgia"/>
    </style:style>
    <style:style style:name="T55_102" style:family="text">
      <style:text-properties style:font-name="Georgia" style:font-name-asian="Georgia" style:font-name-complex="Georgia"/>
    </style:style>
    <style:style style:name="T55_103" style:family="text">
      <style:text-properties style:font-name="Georgia" style:font-name-asian="Georgia" style:font-name-complex="Georgia"/>
    </style:style>
    <style:style style:name="T55_104" style:family="text">
      <style:text-properties style:font-name="Georgia" style:font-name-asian="Georgia" style:font-name-complex="Georgia"/>
    </style:style>
    <style:style style:name="T55_105" style:family="text">
      <style:text-properties style:font-name="Georgia" style:font-name-asian="Georgia" style:font-name-complex="Georgia"/>
    </style:style>
    <style:style style:name="T55_106" style:family="text">
      <style:text-properties style:font-name="Georgia" style:font-name-asian="Georgia" style:font-name-complex="Georgia"/>
    </style:style>
    <style:style style:name="T55_107" style:family="text">
      <style:text-properties style:font-name="Georgia" style:font-name-asian="Georgia" style:font-name-complex="Georgia"/>
    </style:style>
    <style:style style:name="T55_108" style:family="text">
      <style:text-properties style:font-name="Georgia" style:font-name-asian="Georgia" style:font-name-complex="Georgia"/>
    </style:style>
    <style:style style:name="T55_109" style:family="text">
      <style:text-properties style:font-name="Georgia" style:font-name-asian="Georgia" style:font-name-complex="Georgia"/>
    </style:style>
    <style:style style:name="T55_110" style:family="text">
      <style:text-properties style:font-name="Georgia" style:font-name-asian="Georgia" style:font-name-complex="Georgia"/>
    </style:style>
    <style:style style:name="T55_111" style:family="text">
      <style:text-properties style:font-name="Georgia" style:font-name-asian="Georgia" style:font-name-complex="Georgia"/>
    </style:style>
    <style:style style:name="T55_112" style:family="text">
      <style:text-properties style:font-name="Georgia" style:font-name-asian="Georgia" style:font-name-complex="Georgia"/>
    </style:style>
    <style:style style:name="T55_113" style:family="text">
      <style:text-properties style:font-name="Georgia" style:font-name-asian="Georgia" style:font-name-complex="Georgia"/>
    </style:style>
    <style:style style:name="T55_114" style:family="text">
      <style:text-properties style:font-name="Georgia" style:font-name-asian="Georgia" style:font-name-complex="Georgia"/>
    </style:style>
    <style:style style:name="T55_115" style:family="text">
      <style:text-properties style:font-name="Georgia" style:font-name-asian="Georgia" style:font-name-complex="Georgia"/>
    </style:style>
    <style:style style:name="T55_116" style:family="text">
      <style:text-properties style:font-name="Georgia" style:font-name-asian="Georgia" style:font-name-complex="Georgia"/>
    </style:style>
    <style:style style:name="T55_117" style:family="text">
      <style:text-properties style:font-name="Georgia" style:font-name-asian="Georgia" style:font-name-complex="Georgia"/>
    </style:style>
    <style:style style:name="T55_118" style:family="text">
      <style:text-properties style:font-name="Georgia" style:font-name-asian="Georgia" style:font-name-complex="Georgia"/>
    </style:style>
    <style:style style:name="T55_119" style:family="text">
      <style:text-properties style:font-name="Georgia" style:font-name-asian="Georgia" style:font-name-complex="Georgia"/>
    </style:style>
    <style:style style:name="T55_120" style:family="text">
      <style:text-properties style:font-name="Georgia" style:font-name-asian="Georgia" style:font-name-complex="Georgia"/>
    </style:style>
    <style:style style:name="T55_121" style:family="text">
      <style:text-properties style:font-name="Georgia" style:font-name-asian="Georgia" style:font-name-complex="Georgia"/>
    </style:style>
    <style:style style:name="T55_122" style:family="text">
      <style:text-properties style:font-name="Georgia" style:font-name-asian="Georgia" style:font-name-complex="Georgia"/>
    </style:style>
    <style:style style:name="T55_123" style:family="text">
      <style:text-properties style:font-name="Georgia" style:font-name-asian="Georgia" style:font-name-complex="Georgia"/>
    </style:style>
    <style:style style:name="T55_124" style:family="text">
      <style:text-properties style:font-name="Georgia" style:font-name-asian="Georgia" style:font-name-complex="Georgia"/>
    </style:style>
    <style:style style:name="T55_125" style:family="text">
      <style:text-properties style:font-name="Georgia" style:font-name-asian="Georgia" style:font-name-complex="Georgia"/>
    </style:style>
    <style:style style:name="T55_126" style:family="text">
      <style:text-properties style:font-name="Georgia" style:font-name-asian="Georgia" style:font-name-complex="Georgia"/>
    </style:style>
    <style:style style:name="T55_127" style:family="text">
      <style:text-properties style:font-name="Georgia" style:font-name-asian="Georgia" style:font-name-complex="Georgia"/>
    </style:style>
    <style:style style:name="T55_128" style:family="text">
      <style:text-properties style:font-name="Georgia" style:font-name-asian="Georgia" style:font-name-complex="Georgia"/>
    </style:style>
    <style:style style:name="T55_129" style:family="text">
      <style:text-properties style:font-name="Georgia" style:font-name-asian="Georgia" style:font-name-complex="Georgia"/>
    </style:style>
    <style:style style:name="T55_130" style:family="text">
      <style:text-properties style:font-name="Georgia" style:font-name-asian="Georgia" style:font-name-complex="Georgia"/>
    </style:style>
    <style:style style:name="T55_131" style:family="text">
      <style:text-properties style:font-name="Georgia" style:font-name-asian="Georgia" style:font-name-complex="Georgia"/>
    </style:style>
    <style:style style:name="T55_132" style:family="text">
      <style:text-properties style:font-name="Georgia" style:font-name-asian="Georgia" style:font-name-complex="Georgia"/>
    </style:style>
    <style:style style:name="T55_133" style:family="text">
      <style:text-properties style:font-name="Georgia" style:font-name-asian="Georgia" style:font-name-complex="Georgia"/>
    </style:style>
    <style:style style:name="T55_134" style:family="text">
      <style:text-properties style:font-name="Georgia" style:font-name-asian="Georgia" style:font-name-complex="Georgia"/>
    </style:style>
    <style:style style:name="T55_135" style:family="text">
      <style:text-properties style:font-name="Georgia" style:font-name-asian="Georgia" style:font-name-complex="Georgia"/>
    </style:style>
    <style:style style:name="T55_136" style:family="text">
      <style:text-properties style:font-name="Georgia" style:font-name-asian="Georgia" style:font-name-complex="Georgia"/>
    </style:style>
    <style:style style:name="T55_137" style:family="text">
      <style:text-properties style:font-name="Georgia" style:font-name-asian="Georgia" style:font-name-complex="Georgia"/>
    </style:style>
    <style:style style:name="T55_138" style:family="text">
      <style:text-properties style:font-name="Georgia" style:font-name-asian="Georgia" style:font-name-complex="Georgia"/>
    </style:style>
    <style:style style:name="T55_139" style:family="text">
      <style:text-properties style:font-name="Georgia" style:font-name-asian="Georgia" style:font-name-complex="Georgia"/>
    </style:style>
    <style:style style:name="T55_140" style:family="text">
      <style:text-properties style:font-name="Georgia" style:font-name-asian="Georgia" style:font-name-complex="Georgia"/>
    </style:style>
    <style:style style:name="T55_141" style:family="text">
      <style:text-properties style:font-name="Georgia" style:font-name-asian="Georgia" style:font-name-complex="Georgia"/>
    </style:style>
    <style:style style:name="T55_142" style:family="text">
      <style:text-properties style:font-name="Georgia" style:font-name-asian="Georgia" style:font-name-complex="Georgia"/>
    </style:style>
    <style:style style:name="T55_143" style:family="text">
      <style:text-properties style:font-name="Georgia" style:font-name-asian="Georgia" style:font-name-complex="Georgia"/>
    </style:style>
    <style:style style:name="T55_144" style:family="text">
      <style:text-properties style:font-name="Georgia" style:font-name-asian="Georgia" style:font-name-complex="Georgia"/>
    </style:style>
    <style:style style:name="T55_145" style:family="text">
      <style:text-properties style:font-name="Georgia" style:font-name-asian="Georgia" style:font-name-complex="Georgia"/>
    </style:style>
    <style:style style:name="T55_146" style:family="text">
      <style:text-properties style:font-name="Georgia" style:font-name-asian="Georgia" style:font-name-complex="Georgia"/>
    </style:style>
    <style:style style:name="T55_147" style:family="text">
      <style:text-properties style:font-name="Georgia" style:font-name-asian="Georgia" style:font-name-complex="Georgia"/>
    </style:style>
    <style:style style:name="T55_148" style:family="text">
      <style:text-properties style:font-name="Georgia" style:font-name-asian="Georgia" style:font-name-complex="Georgia"/>
    </style:style>
    <style:style style:name="T55_149" style:family="text">
      <style:text-properties style:font-name="Georgia" style:font-name-asian="Georgia" style:font-name-complex="Georgia"/>
    </style:style>
    <style:style style:name="T55_150" style:family="text">
      <style:text-properties style:font-name="Georgia" style:font-name-asian="Georgia" style:font-name-complex="Georgia"/>
    </style:style>
    <style:style style:name="T55_151" style:family="text">
      <style:text-properties style:font-name="Georgia" style:font-name-asian="Georgia" style:font-name-complex="Georgia"/>
    </style:style>
    <style:style style:name="T55_152" style:family="text">
      <style:text-properties style:font-name="Georgia" style:font-name-asian="Georgia" style:font-name-complex="Georgia"/>
    </style:style>
    <style:style style:name="T55_153" style:family="text">
      <style:text-properties style:font-name="Georgia" style:font-name-asian="Georgia" style:font-name-complex="Georgia"/>
    </style:style>
    <style:style style:name="T55_154" style:family="text">
      <style:text-properties style:font-name="Georgia" style:font-name-asian="Georgia" style:font-name-complex="Georgia"/>
    </style:style>
    <style:style style:name="T55_155" style:family="text">
      <style:text-properties style:font-name="Georgia" style:font-name-asian="Georgia" style:font-name-complex="Georgia"/>
    </style:style>
    <style:style style:name="T55_156" style:family="text">
      <style:text-properties style:font-name="Georgia" style:font-name-asian="Georgia" style:font-name-complex="Georgia"/>
    </style:style>
    <style:style style:name="T55_157" style:family="text">
      <style:text-properties style:font-name="Georgia" style:font-name-asian="Georgia" style:font-name-complex="Georgia"/>
    </style:style>
    <style:style style:name="T55_158" style:family="text">
      <style:text-properties style:font-name="Georgia" style:font-name-asian="Georgia" style:font-name-complex="Georgia"/>
    </style:style>
    <style:style style:name="T55_159" style:family="text">
      <style:text-properties style:font-name="Georgia" style:font-name-asian="Georgia" style:font-name-complex="Georgia"/>
    </style:style>
    <style:style style:name="T55_160" style:family="text">
      <style:text-properties style:font-name="Georgia" style:font-name-asian="Georgia" style:font-name-complex="Georgia"/>
    </style:style>
    <style:style style:name="T55_161" style:family="text">
      <style:text-properties style:font-name="Georgia" style:font-name-asian="Georgia" style:font-name-complex="Georgia"/>
    </style:style>
    <style:style style:name="T55_162" style:family="text">
      <style:text-properties style:font-name="Georgia" style:font-name-asian="Georgia" style:font-name-complex="Georgia"/>
    </style:style>
    <style:style style:name="T55_163" style:family="text">
      <style:text-properties style:font-name="Georgia" style:font-name-asian="Georgia" style:font-name-complex="Georgia"/>
    </style:style>
    <style:style style:name="T55_164" style:family="text">
      <style:text-properties style:font-name="Georgia" style:font-name-asian="Georgia" style:font-name-complex="Georgia"/>
    </style:style>
    <style:style style:name="T55_165" style:family="text">
      <style:text-properties style:font-name="Georgia" style:font-name-asian="Georgia" style:font-name-complex="Georgia"/>
    </style:style>
    <style:style style:name="T55_166" style:family="text">
      <style:text-properties style:font-name="Georgia" style:font-name-asian="Georgia" style:font-name-complex="Georgia"/>
    </style:style>
    <style:style style:name="T55_167" style:family="text">
      <style:text-properties style:font-name="Georgia" style:font-name-asian="Georgia" style:font-name-complex="Georgia"/>
    </style:style>
    <style:style style:name="T55_168" style:family="text">
      <style:text-properties style:font-name="Georgia" style:font-name-asian="Georgia" style:font-name-complex="Georgia"/>
    </style:style>
    <style:style style:name="T55_169" style:family="text">
      <style:text-properties style:font-name="Georgia" style:font-name-asian="Georgia" style:font-name-complex="Georgia"/>
    </style:style>
    <style:style style:name="T55_170" style:family="text">
      <style:text-properties style:font-name="Georgia" style:font-name-asian="Georgia" style:font-name-complex="Georgia"/>
    </style:style>
    <style:style style:name="T55_171" style:family="text">
      <style:text-properties style:font-name="Georgia" style:font-name-asian="Georgia" style:font-name-complex="Georgia"/>
    </style:style>
    <style:style style:name="T55_172" style:family="text">
      <style:text-properties style:font-name="Georgia" style:font-name-asian="Georgia" style:font-name-complex="Georgia"/>
    </style:style>
    <style:style style:name="T55_173" style:family="text">
      <style:text-properties style:font-name="Georgia" style:font-name-asian="Georgia" style:font-name-complex="Georgia"/>
    </style:style>
    <style:style style:name="T55_174" style:family="text">
      <style:text-properties style:font-name="Georgia" style:font-name-asian="Georgia" style:font-name-complex="Georgia"/>
    </style:style>
    <style:style style:name="T55_175" style:family="text">
      <style:text-properties style:font-name="Georgia" style:font-name-asian="Georgia" style:font-name-complex="Georgia"/>
    </style:style>
    <style:style style:name="T55_176" style:family="text">
      <style:text-properties style:font-name="Georgia" style:font-name-asian="Georgia" style:font-name-complex="Georgia"/>
    </style:style>
    <style:style style:name="P56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57" style:family="paragraph" style:parent-style-name="Standard">
      <style:paragraph-properties fo:break-before="page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58" style:family="paragraph" style:parent-style-name="Standard">
      <style:paragraph-properties fo:break-before="auto" fo:line-height="100%" fo:margin-top="0cm" fo:margin-bottom="0cm" style:writing-mode="lr-tb"/>
    </style:style>
    <style:style style:name="T58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60" style:family="paragraph" style:parent-style-name="Standard">
      <style:paragraph-properties fo:break-before="auto" fo:line-height="150%" style:writing-mode="lr-tb"/>
    </style:style>
    <style:style style:name="T60_1" style:family="text">
      <style:text-properties style:font-name="Georgia" style:font-name-asian="Georgia" style:font-name-complex="Georgia"/>
    </style:style>
    <style:style style:name="T60_2" style:family="text">
      <style:text-properties style:font-name="Georgia" style:font-name-asian="Georgia" style:font-name-complex="Georgia"/>
    </style:style>
    <style:style style:name="T60_3" style:family="text">
      <style:text-properties style:font-name="Georgia" style:font-name-asian="Georgia" style:font-name-complex="Georgia"/>
    </style:style>
    <style:style style:name="T60_4" style:family="text">
      <style:text-properties style:font-name="Georgia" style:font-name-asian="Georgia" style:font-name-complex="Georgia"/>
    </style:style>
    <style:style style:name="T60_5" style:family="text">
      <style:text-properties style:font-name="Georgia" style:font-name-asian="Georgia" style:font-name-complex="Georgia"/>
    </style:style>
    <style:style style:name="T60_6" style:family="text">
      <style:text-properties style:font-name="Georgia" style:font-name-asian="Georgia" style:font-name-complex="Georgia"/>
    </style:style>
    <style:style style:name="T60_7" style:family="text">
      <style:text-properties style:font-name="Georgia" style:font-name-asian="Georgia" style:font-name-complex="Georgia"/>
    </style:style>
    <style:style style:name="T60_8" style:family="text">
      <style:text-properties style:font-name="Georgia" style:font-name-asian="Georgia" style:font-name-complex="Georgia"/>
    </style:style>
    <style:style style:name="T60_9" style:family="text">
      <style:text-properties style:font-name="Georgia" style:font-name-asian="Georgia" style:font-name-complex="Georgia"/>
    </style:style>
    <style:style style:name="T60_10" style:family="text">
      <style:text-properties style:font-name="Georgia" style:font-name-asian="Georgia" style:font-name-complex="Georgia"/>
    </style:style>
    <style:style style:name="T60_11" style:family="text">
      <style:text-properties style:font-name="Georgia" style:font-name-asian="Georgia" style:font-name-complex="Georgia"/>
    </style:style>
    <style:style style:name="T60_12" style:family="text">
      <style:text-properties style:font-name="Georgia" style:font-name-asian="Georgia" style:font-name-complex="Georgia"/>
    </style:style>
    <style:style style:name="T60_13" style:family="text">
      <style:text-properties style:font-name="Georgia" style:font-name-asian="Georgia" style:font-name-complex="Georgia"/>
    </style:style>
    <style:style style:name="T60_14" style:family="text">
      <style:text-properties style:font-name="Georgia" style:font-name-asian="Georgia" style:font-name-complex="Georgia"/>
    </style:style>
    <style:style style:name="T60_15" style:family="text">
      <style:text-properties style:font-name="Georgia" style:font-name-asian="Georgia" style:font-name-complex="Georgia"/>
    </style:style>
    <style:style style:name="T60_16" style:family="text">
      <style:text-properties style:font-name="Georgia" style:font-name-asian="Georgia" style:font-name-complex="Georgia"/>
    </style:style>
    <style:style style:name="T60_17" style:family="text">
      <style:text-properties style:font-name="Georgia" style:font-name-asian="Georgia" style:font-name-complex="Georgia"/>
    </style:style>
    <style:style style:name="T60_18" style:family="text">
      <style:text-properties style:font-name="Georgia" style:font-name-asian="Georgia" style:font-name-complex="Georgia"/>
    </style:style>
    <style:style style:name="T60_19" style:family="text">
      <style:text-properties style:font-name="Georgia" style:font-name-asian="Georgia" style:font-name-complex="Georgia"/>
    </style:style>
    <style:style style:name="T60_20" style:family="text">
      <style:text-properties style:font-name="Georgia" style:font-name-asian="Georgia" style:font-name-complex="Georgia"/>
    </style:style>
    <style:style style:name="T60_21" style:family="text">
      <style:text-properties style:font-name="Georgia" style:font-name-asian="Georgia" style:font-name-complex="Georgia"/>
    </style:style>
    <style:style style:name="T60_22" style:family="text">
      <style:text-properties style:font-name="Georgia" style:font-name-asian="Georgia" style:font-name-complex="Georgia"/>
    </style:style>
    <style:style style:name="T60_23" style:family="text">
      <style:text-properties style:font-name="Georgia" style:font-name-asian="Georgia" style:font-name-complex="Georgia"/>
    </style:style>
    <style:style style:name="T60_24" style:family="text">
      <style:text-properties style:font-name="Georgia" style:font-name-asian="Georgia" style:font-name-complex="Georgia"/>
    </style:style>
    <style:style style:name="T60_25" style:family="text">
      <style:text-properties style:font-name="Georgia" style:font-name-asian="Georgia" style:font-name-complex="Georgia"/>
    </style:style>
    <style:style style:name="T60_26" style:family="text">
      <style:text-properties style:font-name="Georgia" style:font-name-asian="Georgia" style:font-name-complex="Georgia"/>
    </style:style>
    <style:style style:name="T60_27" style:family="text">
      <style:text-properties style:font-name="Georgia" style:font-name-asian="Georgia" style:font-name-complex="Georgia"/>
    </style:style>
    <style:style style:name="T60_28" style:family="text">
      <style:text-properties style:font-name="Georgia" style:font-name-asian="Georgia" style:font-name-complex="Georgia"/>
    </style:style>
    <style:style style:name="T60_29" style:family="text">
      <style:text-properties style:font-name="Georgia" style:font-name-asian="Georgia" style:font-name-complex="Georgia"/>
    </style:style>
    <style:style style:name="T60_30" style:family="text">
      <style:text-properties style:font-name="Georgia" style:font-name-asian="Georgia" style:font-name-complex="Georgia"/>
    </style:style>
    <style:style style:name="T60_31" style:family="text">
      <style:text-properties style:font-name="Georgia" style:font-name-asian="Georgia" style:font-name-complex="Georgia"/>
    </style:style>
    <style:style style:name="T60_32" style:family="text">
      <style:text-properties style:font-name="Georgia" style:font-name-asian="Georgia" style:font-name-complex="Georgia"/>
    </style:style>
    <style:style style:name="T60_33" style:family="text">
      <style:text-properties style:font-name="Georgia" style:font-name-asian="Georgia" style:font-name-complex="Georgia"/>
    </style:style>
    <style:style style:name="T60_34" style:family="text">
      <style:text-properties style:font-name="Georgia" style:font-name-asian="Georgia" style:font-name-complex="Georgia"/>
    </style:style>
    <style:style style:name="T60_35" style:family="text">
      <style:text-properties style:font-name="Georgia" style:font-name-asian="Georgia" style:font-name-complex="Georgia"/>
    </style:style>
    <style:style style:name="T60_36" style:family="text">
      <style:text-properties style:font-name="Georgia" style:font-name-asian="Georgia" style:font-name-complex="Georgia"/>
    </style:style>
    <style:style style:name="T60_37" style:family="text">
      <style:text-properties style:font-name="Georgia" style:font-name-asian="Georgia" style:font-name-complex="Georgia"/>
    </style:style>
    <style:style style:name="T60_38" style:family="text">
      <style:text-properties style:font-name="Georgia" style:font-name-asian="Georgia" style:font-name-complex="Georgia"/>
    </style:style>
    <style:style style:name="T60_39" style:family="text">
      <style:text-properties style:font-name="Georgia" style:font-name-asian="Georgia" style:font-name-complex="Georgia"/>
    </style:style>
    <style:style style:name="T60_40" style:family="text">
      <style:text-properties style:font-name="Georgia" style:font-name-asian="Georgia" style:font-name-complex="Georgia"/>
    </style:style>
    <style:style style:name="T60_41" style:family="text">
      <style:text-properties style:font-name="Georgia" style:font-name-asian="Georgia" style:font-name-complex="Georgia"/>
    </style:style>
    <style:style style:name="T60_42" style:family="text">
      <style:text-properties style:font-name="Georgia" style:font-name-asian="Georgia" style:font-name-complex="Georgia"/>
    </style:style>
    <style:style style:name="T60_43" style:family="text">
      <style:text-properties style:font-name="Georgia" style:font-name-asian="Georgia" style:font-name-complex="Georgia"/>
    </style:style>
    <style:style style:name="T60_44" style:family="text">
      <style:text-properties style:font-name="Georgia" style:font-name-asian="Georgia" style:font-name-complex="Georgia"/>
    </style:style>
    <style:style style:name="T60_45" style:family="text">
      <style:text-properties style:font-name="Georgia" style:font-name-asian="Georgia" style:font-name-complex="Georgia"/>
    </style:style>
    <style:style style:name="T60_46" style:family="text">
      <style:text-properties style:font-name="Georgia" style:font-name-asian="Georgia" style:font-name-complex="Georgia"/>
    </style:style>
    <style:style style:name="T60_47" style:family="text">
      <style:text-properties style:font-name="Georgia" style:font-name-asian="Georgia" style:font-name-complex="Georgia"/>
    </style:style>
    <style:style style:name="T60_48" style:family="text">
      <style:text-properties style:font-name="Georgia" style:font-name-asian="Georgia" style:font-name-complex="Georgia"/>
    </style:style>
    <style:style style:name="T60_49" style:family="text">
      <style:text-properties style:font-name="Georgia" style:font-name-asian="Georgia" style:font-name-complex="Georgia"/>
    </style:style>
    <style:style style:name="T60_50" style:family="text">
      <style:text-properties style:font-name="Georgia" style:font-name-asian="Georgia" style:font-name-complex="Georgia"/>
    </style:style>
    <style:style style:name="T60_51" style:family="text">
      <style:text-properties style:font-name="Georgia" style:font-name-asian="Georgia" style:font-name-complex="Georgia"/>
    </style:style>
    <style:style style:name="T60_52" style:family="text">
      <style:text-properties style:font-name="Georgia" style:font-name-asian="Georgia" style:font-name-complex="Georgia"/>
    </style:style>
    <style:style style:name="T60_53" style:family="text">
      <style:text-properties style:font-name="Georgia" style:font-name-asian="Georgia" style:font-name-complex="Georgia"/>
    </style:style>
    <style:style style:name="T60_54" style:family="text">
      <style:text-properties style:font-name="Georgia" style:font-name-asian="Georgia" style:font-name-complex="Georgia"/>
    </style:style>
    <style:style style:name="T60_55" style:family="text">
      <style:text-properties style:font-name="Georgia" style:font-name-asian="Georgia" style:font-name-complex="Georgia"/>
    </style:style>
    <style:style style:name="T60_56" style:family="text">
      <style:text-properties style:font-name="Georgia" style:font-name-asian="Georgia" style:font-name-complex="Georgia"/>
    </style:style>
    <style:style style:name="T60_57" style:family="text">
      <style:text-properties style:font-name="Georgia" style:font-name-asian="Georgia" style:font-name-complex="Georgia"/>
    </style:style>
    <style:style style:name="T60_58" style:family="text">
      <style:text-properties style:font-name="Georgia" style:font-name-asian="Georgia" style:font-name-complex="Georgia"/>
    </style:style>
    <style:style style:name="T60_59" style:family="text">
      <style:text-properties style:font-name="Georgia" style:font-name-asian="Georgia" style:font-name-complex="Georgia"/>
    </style:style>
    <style:style style:name="T60_60" style:family="text">
      <style:text-properties style:font-name="Georgia" style:font-name-asian="Georgia" style:font-name-complex="Georgia"/>
    </style:style>
    <style:style style:name="T60_61" style:family="text">
      <style:text-properties style:font-name="Georgia" style:font-name-asian="Georgia" style:font-name-complex="Georgia"/>
    </style:style>
    <style:style style:name="T60_62" style:family="text">
      <style:text-properties style:font-name="Georgia" style:font-name-asian="Georgia" style:font-name-complex="Georgia"/>
    </style:style>
    <style:style style:name="T60_63" style:family="text">
      <style:text-properties style:font-name="Georgia" style:font-name-asian="Georgia" style:font-name-complex="Georgia"/>
    </style:style>
    <style:style style:name="T60_64" style:family="text">
      <style:text-properties style:font-name="Georgia" style:font-name-asian="Georgia" style:font-name-complex="Georgia"/>
    </style:style>
    <style:style style:name="T60_65" style:family="text">
      <style:text-properties style:font-name="Georgia" style:font-name-asian="Georgia" style:font-name-complex="Georgia"/>
    </style:style>
    <style:style style:name="T60_66" style:family="text">
      <style:text-properties style:font-name="Georgia" style:font-name-asian="Georgia" style:font-name-complex="Georgia"/>
    </style:style>
    <style:style style:name="T60_67" style:family="text">
      <style:text-properties style:font-name="Georgia" style:font-name-asian="Georgia" style:font-name-complex="Georgia"/>
    </style:style>
    <style:style style:name="T60_68" style:family="text">
      <style:text-properties style:font-name="Georgia" style:font-name-asian="Georgia" style:font-name-complex="Georgia"/>
    </style:style>
    <style:style style:name="T60_69" style:family="text">
      <style:text-properties style:font-name="Georgia" style:font-name-asian="Georgia" style:font-name-complex="Georgia"/>
    </style:style>
    <style:style style:name="T60_70" style:family="text">
      <style:text-properties style:font-name="Georgia" style:font-name-asian="Georgia" style:font-name-complex="Georgia"/>
    </style:style>
    <style:style style:name="T60_71" style:family="text">
      <style:text-properties style:font-name="Georgia" style:font-name-asian="Georgia" style:font-name-complex="Georgia"/>
    </style:style>
    <style:style style:name="T60_72" style:family="text">
      <style:text-properties style:font-name="Georgia" style:font-name-asian="Georgia" style:font-name-complex="Georgia"/>
    </style:style>
    <style:style style:name="T60_73" style:family="text">
      <style:text-properties style:font-name="Georgia" style:font-name-asian="Georgia" style:font-name-complex="Georgia"/>
    </style:style>
    <style:style style:name="T60_74" style:family="text">
      <style:text-properties style:font-name="Georgia" style:font-name-asian="Georgia" style:font-name-complex="Georgia"/>
    </style:style>
    <style:style style:name="T60_75" style:family="text">
      <style:text-properties style:font-name="Georgia" style:font-name-asian="Georgia" style:font-name-complex="Georgia"/>
    </style:style>
    <style:style style:name="T60_76" style:family="text">
      <style:text-properties style:font-name="Georgia" style:font-name-asian="Georgia" style:font-name-complex="Georgia"/>
    </style:style>
    <style:style style:name="T60_77" style:family="text">
      <style:text-properties style:font-name="Georgia" style:font-name-asian="Georgia" style:font-name-complex="Georgia"/>
    </style:style>
    <style:style style:name="T60_78" style:family="text">
      <style:text-properties style:font-name="Georgia" style:font-name-asian="Georgia" style:font-name-complex="Georgia"/>
    </style:style>
    <style:style style:name="T60_79" style:family="text">
      <style:text-properties style:font-name="Georgia" style:font-name-asian="Georgia" style:font-name-complex="Georgia"/>
    </style:style>
    <style:style style:name="T60_80" style:family="text">
      <style:text-properties style:font-name="Georgia" style:font-name-asian="Georgia" style:font-name-complex="Georgia"/>
    </style:style>
    <style:style style:name="T60_81" style:family="text">
      <style:text-properties style:font-name="Georgia" style:font-name-asian="Georgia" style:font-name-complex="Georgia"/>
    </style:style>
    <style:style style:name="T60_82" style:family="text">
      <style:text-properties style:font-name="Georgia" style:font-name-asian="Georgia" style:font-name-complex="Georgia"/>
    </style:style>
    <style:style style:name="T60_83" style:family="text">
      <style:text-properties style:font-name="Georgia" style:font-name-asian="Georgia" style:font-name-complex="Georgia"/>
    </style:style>
    <style:style style:name="T60_84" style:family="text">
      <style:text-properties style:font-name="Georgia" style:font-name-asian="Georgia" style:font-name-complex="Georgia"/>
    </style:style>
    <style:style style:name="T60_85" style:family="text">
      <style:text-properties style:font-name="Georgia" style:font-name-asian="Georgia" style:font-name-complex="Georgia"/>
    </style:style>
    <style:style style:name="T60_86" style:family="text">
      <style:text-properties style:font-name="Georgia" style:font-name-asian="Georgia" style:font-name-complex="Georgia"/>
    </style:style>
    <style:style style:name="T60_87" style:family="text">
      <style:text-properties style:font-name="Georgia" style:font-name-asian="Georgia" style:font-name-complex="Georgia"/>
    </style:style>
    <style:style style:name="T60_88" style:family="text">
      <style:text-properties style:font-name="Georgia" style:font-name-asian="Georgia" style:font-name-complex="Georgia"/>
    </style:style>
    <style:style style:name="T60_89" style:family="text">
      <style:text-properties style:font-name="Georgia" style:font-name-asian="Georgia" style:font-name-complex="Georgia"/>
    </style:style>
    <style:style style:name="T60_90" style:family="text">
      <style:text-properties style:font-name="Georgia" style:font-name-asian="Georgia" style:font-name-complex="Georgia"/>
    </style:style>
    <style:style style:name="T60_91" style:family="text">
      <style:text-properties style:font-name="Georgia" style:font-name-asian="Georgia" style:font-name-complex="Georgia"/>
    </style:style>
    <style:style style:name="T60_92" style:family="text">
      <style:text-properties style:font-name="Georgia" style:font-name-asian="Georgia" style:font-name-complex="Georgia"/>
    </style:style>
    <style:style style:name="T60_93" style:family="text">
      <style:text-properties style:font-name="Georgia" style:font-name-asian="Georgia" style:font-name-complex="Georgia"/>
    </style:style>
    <style:style style:name="T60_94" style:family="text">
      <style:text-properties style:font-name="Georgia" style:font-name-asian="Georgia" style:font-name-complex="Georgia"/>
    </style:style>
    <style:style style:name="T60_95" style:family="text">
      <style:text-properties style:font-name="Georgia" style:font-name-asian="Georgia" style:font-name-complex="Georgia"/>
    </style:style>
    <style:style style:name="T60_96" style:family="text">
      <style:text-properties style:font-name="Georgia" style:font-name-asian="Georgia" style:font-name-complex="Georgia"/>
    </style:style>
    <style:style style:name="T60_97" style:family="text">
      <style:text-properties style:font-name="Georgia" style:font-name-asian="Georgia" style:font-name-complex="Georgia"/>
    </style:style>
    <style:style style:name="T60_98" style:family="text">
      <style:text-properties style:font-name="Georgia" style:font-name-asian="Georgia" style:font-name-complex="Georgia"/>
    </style:style>
    <style:style style:name="T60_99" style:family="text">
      <style:text-properties style:font-name="Georgia" style:font-name-asian="Georgia" style:font-name-complex="Georgia"/>
    </style:style>
    <style:style style:name="T60_100" style:family="text">
      <style:text-properties style:font-name="Georgia" style:font-name-asian="Georgia" style:font-name-complex="Georgia"/>
    </style:style>
    <style:style style:name="T60_101" style:family="text">
      <style:text-properties style:font-name="Georgia" style:font-name-asian="Georgia" style:font-name-complex="Georgia"/>
    </style:style>
    <style:style style:name="T60_102" style:family="text">
      <style:text-properties style:font-name="Georgia" style:font-name-asian="Georgia" style:font-name-complex="Georgia"/>
    </style:style>
    <style:style style:name="T60_103" style:family="text">
      <style:text-properties style:font-name="Georgia" style:font-name-asian="Georgia" style:font-name-complex="Georgia"/>
    </style:style>
    <style:style style:name="T60_104" style:family="text">
      <style:text-properties style:font-name="Georgia" style:font-name-asian="Georgia" style:font-name-complex="Georgia"/>
    </style:style>
    <style:style style:name="T60_105" style:family="text">
      <style:text-properties style:font-name="Georgia" style:font-name-asian="Georgia" style:font-name-complex="Georgia"/>
    </style:style>
    <style:style style:name="T60_106" style:family="text">
      <style:text-properties style:font-name="Georgia" style:font-name-asian="Georgia" style:font-name-complex="Georgia"/>
    </style:style>
    <style:style style:name="T60_107" style:family="text">
      <style:text-properties style:font-name="Georgia" style:font-name-asian="Georgia" style:font-name-complex="Georgia"/>
    </style:style>
    <style:style style:name="T60_108" style:family="text">
      <style:text-properties style:font-name="Georgia" style:font-name-asian="Georgia" style:font-name-complex="Georgia"/>
    </style:style>
    <style:style style:name="T60_109" style:family="text">
      <style:text-properties style:font-name="Georgia" style:font-name-asian="Georgia" style:font-name-complex="Georgia"/>
    </style:style>
    <style:style style:name="T60_110" style:family="text">
      <style:text-properties style:font-name="Georgia" style:font-name-asian="Georgia" style:font-name-complex="Georgia"/>
    </style:style>
    <style:style style:name="T60_111" style:family="text">
      <style:text-properties style:font-name="Georgia" style:font-name-asian="Georgia" style:font-name-complex="Georgia"/>
    </style:style>
    <style:style style:name="T60_112" style:family="text">
      <style:text-properties style:font-name="Georgia" style:font-name-asian="Georgia" style:font-name-complex="Georgia"/>
    </style:style>
    <style:style style:name="T60_113" style:family="text">
      <style:text-properties style:font-name="Georgia" style:font-name-asian="Georgia" style:font-name-complex="Georgia"/>
    </style:style>
    <style:style style:name="T60_114" style:family="text">
      <style:text-properties style:font-name="Georgia" style:font-name-asian="Georgia" style:font-name-complex="Georgia"/>
    </style:style>
    <style:style style:name="T60_115" style:family="text">
      <style:text-properties style:font-name="Georgia" style:font-name-asian="Georgia" style:font-name-complex="Georgia"/>
    </style:style>
    <style:style style:name="T60_116" style:family="text">
      <style:text-properties style:font-name="Georgia" style:font-name-asian="Georgia" style:font-name-complex="Georgia"/>
    </style:style>
    <style:style style:name="T60_117" style:family="text">
      <style:text-properties style:font-name="Georgia" style:font-name-asian="Georgia" style:font-name-complex="Georgia"/>
    </style:style>
    <style:style style:name="T60_118" style:family="text">
      <style:text-properties style:font-name="Georgia" style:font-name-asian="Georgia" style:font-name-complex="Georgia"/>
    </style:style>
    <style:style style:name="T60_119" style:family="text">
      <style:text-properties style:font-name="Georgia" style:font-name-asian="Georgia" style:font-name-complex="Georgia"/>
    </style:style>
    <style:style style:name="T60_120" style:family="text">
      <style:text-properties style:font-name="Georgia" style:font-name-asian="Georgia" style:font-name-complex="Georgia"/>
    </style:style>
    <style:style style:name="T60_121" style:family="text">
      <style:text-properties style:font-name="Georgia" style:font-name-asian="Georgia" style:font-name-complex="Georgia"/>
    </style:style>
    <style:style style:name="T60_122" style:family="text">
      <style:text-properties style:font-name="Georgia" style:font-name-asian="Georgia" style:font-name-complex="Georgia"/>
    </style:style>
    <style:style style:name="T60_123" style:family="text">
      <style:text-properties style:font-name="Georgia" style:font-name-asian="Georgia" style:font-name-complex="Georgia"/>
    </style:style>
    <style:style style:name="T60_124" style:family="text">
      <style:text-properties style:font-name="Georgia" style:font-name-asian="Georgia" style:font-name-complex="Georgia"/>
    </style:style>
    <style:style style:name="T60_125" style:family="text">
      <style:text-properties style:font-name="Georgia" style:font-name-asian="Georgia" style:font-name-complex="Georgia"/>
    </style:style>
    <style:style style:name="T60_126" style:family="text">
      <style:text-properties style:font-name="Georgia" style:font-name-asian="Georgia" style:font-name-complex="Georgia"/>
    </style:style>
    <style:style style:name="T60_127" style:family="text">
      <style:text-properties style:font-name="Georgia" style:font-name-asian="Georgia" style:font-name-complex="Georgia"/>
    </style:style>
    <style:style style:name="T60_128" style:family="text">
      <style:text-properties style:font-name="Georgia" style:font-name-asian="Georgia" style:font-name-complex="Georgia"/>
    </style:style>
    <style:style style:name="T60_129" style:family="text">
      <style:text-properties style:font-name="Georgia" style:font-name-asian="Georgia" style:font-name-complex="Georgia"/>
    </style:style>
    <style:style style:name="T60_130" style:family="text">
      <style:text-properties style:font-name="Georgia" style:font-name-asian="Georgia" style:font-name-complex="Georgia"/>
    </style:style>
    <style:style style:name="T60_131" style:family="text">
      <style:text-properties style:font-name="Georgia" style:font-name-asian="Georgia" style:font-name-complex="Georgia"/>
    </style:style>
    <style:style style:name="T60_132" style:family="text">
      <style:text-properties style:font-name="Georgia" style:font-name-asian="Georgia" style:font-name-complex="Georgia"/>
    </style:style>
    <style:style style:name="T60_133" style:family="text">
      <style:text-properties style:font-name="Georgia" style:font-name-asian="Georgia" style:font-name-complex="Georgia"/>
    </style:style>
    <style:style style:name="T60_134" style:family="text">
      <style:text-properties style:font-name="Georgia" style:font-name-asian="Georgia" style:font-name-complex="Georgia"/>
    </style:style>
    <style:style style:name="T60_135" style:family="text">
      <style:text-properties style:font-name="Georgia" style:font-name-asian="Georgia" style:font-name-complex="Georgia"/>
    </style:style>
    <style:style style:name="T60_136" style:family="text">
      <style:text-properties style:font-name="Georgia" style:font-name-asian="Georgia" style:font-name-complex="Georgia"/>
    </style:style>
    <style:style style:name="T60_137" style:family="text">
      <style:text-properties style:font-name="Georgia" style:font-name-asian="Georgia" style:font-name-complex="Georgia"/>
    </style:style>
    <style:style style:name="T60_138" style:family="text">
      <style:text-properties style:font-name="Georgia" style:font-name-asian="Georgia" style:font-name-complex="Georgia"/>
    </style:style>
    <style:style style:name="T60_139" style:family="text">
      <style:text-properties style:font-name="Georgia" style:font-name-asian="Georgia" style:font-name-complex="Georgia"/>
    </style:style>
    <style:style style:name="T60_140" style:family="text">
      <style:text-properties style:font-name="Georgia" style:font-name-asian="Georgia" style:font-name-complex="Georgia"/>
    </style:style>
    <style:style style:name="T60_141" style:family="text">
      <style:text-properties style:font-name="Georgia" style:font-name-asian="Georgia" style:font-name-complex="Georgia"/>
    </style:style>
    <style:style style:name="T60_142" style:family="text">
      <style:text-properties style:font-name="Georgia" style:font-name-asian="Georgia" style:font-name-complex="Georgia"/>
    </style:style>
    <style:style style:name="T60_143" style:family="text">
      <style:text-properties style:font-name="Georgia" style:font-name-asian="Georgia" style:font-name-complex="Georgia"/>
    </style:style>
    <style:style style:name="T60_144" style:family="text">
      <style:text-properties style:font-name="Georgia" style:font-name-asian="Georgia" style:font-name-complex="Georgia"/>
    </style:style>
    <style:style style:name="T60_145" style:family="text">
      <style:text-properties style:font-name="Georgia" style:font-name-asian="Georgia" style:font-name-complex="Georgia"/>
    </style:style>
    <style:style style:name="T60_146" style:family="text">
      <style:text-properties style:font-name="Georgia" style:font-name-asian="Georgia" style:font-name-complex="Georgia"/>
    </style:style>
    <style:style style:name="T60_147" style:family="text">
      <style:text-properties style:font-name="Georgia" style:font-name-asian="Georgia" style:font-name-complex="Georgia"/>
    </style:style>
    <style:style style:name="T60_148" style:family="text">
      <style:text-properties style:font-name="Georgia" style:font-name-asian="Georgia" style:font-name-complex="Georgia"/>
    </style:style>
    <style:style style:name="T60_149" style:family="text">
      <style:text-properties style:font-name="Georgia" style:font-name-asian="Georgia" style:font-name-complex="Georgia"/>
    </style:style>
    <style:style style:name="T60_150" style:family="text">
      <style:text-properties style:font-name="Georgia" style:font-name-asian="Georgia" style:font-name-complex="Georgia"/>
    </style:style>
    <style:style style:name="T60_151" style:family="text">
      <style:text-properties style:font-name="Georgia" style:font-name-asian="Georgia" style:font-name-complex="Georgia"/>
    </style:style>
    <style:style style:name="T60_152" style:family="text">
      <style:text-properties style:font-name="Georgia" style:font-name-asian="Georgia" style:font-name-complex="Georgia"/>
    </style:style>
    <style:style style:name="T60_153" style:family="text">
      <style:text-properties style:font-name="Georgia" style:font-name-asian="Georgia" style:font-name-complex="Georgia"/>
    </style:style>
    <style:style style:name="T60_154" style:family="text">
      <style:text-properties style:font-name="Georgia" style:font-name-asian="Georgia" style:font-name-complex="Georgia"/>
    </style:style>
    <style:style style:name="T60_155" style:family="text">
      <style:text-properties style:font-name="Georgia" style:font-name-asian="Georgia" style:font-name-complex="Georgia"/>
    </style:style>
    <style:style style:name="T60_156" style:family="text">
      <style:text-properties style:font-name="Georgia" style:font-name-asian="Georgia" style:font-name-complex="Georgia"/>
    </style:style>
    <style:style style:name="T60_157" style:family="text">
      <style:text-properties style:font-name="Georgia" style:font-name-asian="Georgia" style:font-name-complex="Georgia"/>
    </style:style>
    <style:style style:name="T60_158" style:family="text">
      <style:text-properties style:font-name="Georgia" style:font-name-asian="Georgia" style:font-name-complex="Georgia"/>
    </style:style>
    <style:style style:name="T60_159" style:family="text">
      <style:text-properties style:font-name="Georgia" style:font-name-asian="Georgia" style:font-name-complex="Georgia"/>
    </style:style>
    <style:style style:name="T60_160" style:family="text">
      <style:text-properties style:font-name="Georgia" style:font-name-asian="Georgia" style:font-name-complex="Georgia"/>
    </style:style>
    <style:style style:name="T60_161" style:family="text">
      <style:text-properties style:font-name="Georgia" style:font-name-asian="Georgia" style:font-name-complex="Georgia"/>
    </style:style>
    <style:style style:name="T60_162" style:family="text">
      <style:text-properties style:font-name="Georgia" style:font-name-asian="Georgia" style:font-name-complex="Georgia"/>
    </style:style>
    <style:style style:name="T60_163" style:family="text">
      <style:text-properties style:font-name="Georgia" style:font-name-asian="Georgia" style:font-name-complex="Georgia"/>
    </style:style>
    <style:style style:name="T60_164" style:family="text">
      <style:text-properties style:font-name="Georgia" style:font-name-asian="Georgia" style:font-name-complex="Georgia"/>
    </style:style>
    <style:style style:name="T60_165" style:family="text">
      <style:text-properties style:font-name="Georgia" style:font-name-asian="Georgia" style:font-name-complex="Georgia"/>
    </style:style>
    <style:style style:name="T60_166" style:family="text">
      <style:text-properties style:font-name="Georgia" style:font-name-asian="Georgia" style:font-name-complex="Georgia"/>
    </style:style>
    <style:style style:name="T60_167" style:family="text">
      <style:text-properties style:font-name="Georgia" style:font-name-asian="Georgia" style:font-name-complex="Georgia"/>
    </style:style>
    <style:style style:name="T60_168" style:family="text">
      <style:text-properties style:font-name="Georgia" style:font-name-asian="Georgia" style:font-name-complex="Georgia"/>
    </style:style>
    <style:style style:name="T60_169" style:family="text">
      <style:text-properties style:font-name="Georgia" style:font-name-asian="Georgia" style:font-name-complex="Georgia"/>
    </style:style>
    <style:style style:name="T60_170" style:family="text">
      <style:text-properties style:font-name="Georgia" style:font-name-asian="Georgia" style:font-name-complex="Georgia"/>
    </style:style>
    <style:style style:name="T60_171" style:family="text">
      <style:text-properties style:font-name="Georgia" style:font-name-asian="Georgia" style:font-name-complex="Georgia"/>
    </style:style>
    <style:style style:name="T60_172" style:family="text">
      <style:text-properties style:font-name="Georgia" style:font-name-asian="Georgia" style:font-name-complex="Georgia"/>
    </style:style>
    <style:style style:name="T60_173" style:family="text">
      <style:text-properties style:font-name="Georgia" style:font-name-asian="Georgia" style:font-name-complex="Georgia"/>
    </style:style>
    <style:style style:name="T60_174" style:family="text">
      <style:text-properties style:font-name="Georgia" style:font-name-asian="Georgia" style:font-name-complex="Georgia"/>
    </style:style>
    <style:style style:name="T60_175" style:family="text">
      <style:text-properties style:font-name="Georgia" style:font-name-asian="Georgia" style:font-name-complex="Georgia"/>
    </style:style>
    <style:style style:name="T60_176" style:family="text">
      <style:text-properties style:font-name="Georgia" style:font-name-asian="Georgia" style:font-name-complex="Georgia"/>
    </style:style>
    <style:style style:name="T60_177" style:family="text">
      <style:text-properties style:font-name="Georgia" style:font-name-asian="Georgia" style:font-name-complex="Georgia"/>
    </style:style>
    <style:style style:name="T60_178" style:family="text">
      <style:text-properties style:font-name="Georgia" style:font-name-asian="Georgia" style:font-name-complex="Georgia"/>
    </style:style>
    <style:style style:name="T60_179" style:family="text">
      <style:text-properties style:font-name="Georgia" style:font-name-asian="Georgia" style:font-name-complex="Georgia"/>
    </style:style>
    <style:style style:name="T60_180" style:family="text">
      <style:text-properties style:font-name="Georgia" style:font-name-asian="Georgia" style:font-name-complex="Georgia"/>
    </style:style>
    <style:style style:name="T60_181" style:family="text">
      <style:text-properties style:font-name="Georgia" style:font-name-asian="Georgia" style:font-name-complex="Georgia"/>
    </style:style>
    <style:style style:name="T60_182" style:family="text">
      <style:text-properties style:font-name="Georgia" style:font-name-asian="Georgia" style:font-name-complex="Georgia"/>
    </style:style>
    <style:style style:name="T60_183" style:family="text">
      <style:text-properties style:font-name="Georgia" style:font-name-asian="Georgia" style:font-name-complex="Georgia"/>
    </style:style>
    <style:style style:name="T60_184" style:family="text">
      <style:text-properties style:font-name="Georgia" style:font-name-asian="Georgia" style:font-name-complex="Georgia"/>
    </style:style>
    <style:style style:name="P61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62" style:family="paragraph" style:parent-style-name="Standard">
      <style:paragraph-properties fo:break-before="auto" fo:line-height="100%" fo:margin-top="0cm" fo:margin-bottom="0cm" style:writing-mode="lr-tb"/>
    </style:style>
    <style:style style:name="T62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64" style:family="paragraph" style:parent-style-name="Standard">
      <style:paragraph-properties fo:break-before="auto" fo:line-height="150%" style:writing-mode="lr-tb"/>
    </style:style>
    <style:style style:name="T64_1" style:family="text">
      <style:text-properties style:font-name="Georgia" style:font-name-asian="Georgia" style:font-name-complex="Georgia"/>
    </style:style>
    <style:style style:name="T64_2" style:family="text">
      <style:text-properties style:font-name="Georgia" style:font-name-asian="Georgia" style:font-name-complex="Georgia"/>
    </style:style>
    <style:style style:name="T64_3" style:family="text">
      <style:text-properties style:font-name="Georgia" style:font-name-asian="Georgia" style:font-name-complex="Georgia"/>
    </style:style>
    <style:style style:name="T64_4" style:family="text">
      <style:text-properties style:font-name="Georgia" style:font-name-asian="Georgia" style:font-name-complex="Georgia"/>
    </style:style>
    <style:style style:name="T64_5" style:family="text">
      <style:text-properties style:font-name="Georgia" style:font-name-asian="Georgia" style:font-name-complex="Georgia"/>
    </style:style>
    <style:style style:name="T64_6" style:family="text">
      <style:text-properties style:font-name="Georgia" style:font-name-asian="Georgia" style:font-name-complex="Georgia"/>
    </style:style>
    <style:style style:name="T64_7" style:family="text">
      <style:text-properties style:font-name="Georgia" style:font-name-asian="Georgia" style:font-name-complex="Georgia"/>
    </style:style>
    <style:style style:name="T64_8" style:family="text">
      <style:text-properties style:font-name="Georgia" style:font-name-asian="Georgia" style:font-name-complex="Georgia"/>
    </style:style>
    <style:style style:name="T64_9" style:family="text">
      <style:text-properties style:font-name="Georgia" style:font-name-asian="Georgia" style:font-name-complex="Georgia"/>
    </style:style>
    <style:style style:name="T64_10" style:family="text">
      <style:text-properties style:font-name="Georgia" style:font-name-asian="Georgia" style:font-name-complex="Georgia"/>
    </style:style>
    <style:style style:name="T64_11" style:family="text">
      <style:text-properties style:font-name="Georgia" style:font-name-asian="Georgia" style:font-name-complex="Georgia"/>
    </style:style>
    <style:style style:name="T64_12" style:family="text">
      <style:text-properties style:font-name="Georgia" style:font-name-asian="Georgia" style:font-name-complex="Georgia"/>
    </style:style>
    <style:style style:name="T64_13" style:family="text">
      <style:text-properties style:font-name="Georgia" style:font-name-asian="Georgia" style:font-name-complex="Georgia"/>
    </style:style>
    <style:style style:name="T64_14" style:family="text">
      <style:text-properties style:font-name="Georgia" style:font-name-asian="Georgia" style:font-name-complex="Georgia"/>
    </style:style>
    <style:style style:name="T64_15" style:family="text">
      <style:text-properties style:font-name="Georgia" style:font-name-asian="Georgia" style:font-name-complex="Georgia"/>
    </style:style>
    <style:style style:name="T64_16" style:family="text">
      <style:text-properties style:font-name="Georgia" style:font-name-asian="Georgia" style:font-name-complex="Georgia"/>
    </style:style>
    <style:style style:name="T64_17" style:family="text">
      <style:text-properties style:font-name="Georgia" style:font-name-asian="Georgia" style:font-name-complex="Georgia"/>
    </style:style>
    <style:style style:name="T64_18" style:family="text">
      <style:text-properties style:font-name="Georgia" style:font-name-asian="Georgia" style:font-name-complex="Georgia"/>
    </style:style>
    <style:style style:name="T64_19" style:family="text">
      <style:text-properties style:font-name="Georgia" style:font-name-asian="Georgia" style:font-name-complex="Georgia"/>
    </style:style>
    <style:style style:name="T64_20" style:family="text">
      <style:text-properties style:font-name="Georgia" style:font-name-asian="Georgia" style:font-name-complex="Georgia"/>
    </style:style>
    <style:style style:name="T64_21" style:family="text">
      <style:text-properties style:font-name="Georgia" style:font-name-asian="Georgia" style:font-name-complex="Georgia"/>
    </style:style>
    <style:style style:name="T64_22" style:family="text">
      <style:text-properties style:font-name="Georgia" style:font-name-asian="Georgia" style:font-name-complex="Georgia"/>
    </style:style>
    <style:style style:name="T64_23" style:family="text">
      <style:text-properties style:font-name="Georgia" style:font-name-asian="Georgia" style:font-name-complex="Georgia"/>
    </style:style>
    <style:style style:name="T64_24" style:family="text">
      <style:text-properties style:font-name="Georgia" style:font-name-asian="Georgia" style:font-name-complex="Georgia"/>
    </style:style>
    <style:style style:name="T64_25" style:family="text">
      <style:text-properties style:font-name="Georgia" style:font-name-asian="Georgia" style:font-name-complex="Georgia"/>
    </style:style>
    <style:style style:name="T64_26" style:family="text">
      <style:text-properties style:font-name="Georgia" style:font-name-asian="Georgia" style:font-name-complex="Georgia"/>
    </style:style>
    <style:style style:name="T64_27" style:family="text">
      <style:text-properties style:font-name="Georgia" style:font-name-asian="Georgia" style:font-name-complex="Georgia"/>
    </style:style>
    <style:style style:name="T64_28" style:family="text">
      <style:text-properties style:font-name="Georgia" style:font-name-asian="Georgia" style:font-name-complex="Georgia"/>
    </style:style>
    <style:style style:name="T64_29" style:family="text">
      <style:text-properties style:font-name="Georgia" style:font-name-asian="Georgia" style:font-name-complex="Georgia"/>
    </style:style>
    <style:style style:name="T64_30" style:family="text">
      <style:text-properties style:font-name="Georgia" style:font-name-asian="Georgia" style:font-name-complex="Georgia"/>
    </style:style>
    <style:style style:name="T64_31" style:family="text">
      <style:text-properties style:font-name="Georgia" style:font-name-asian="Georgia" style:font-name-complex="Georgia"/>
    </style:style>
    <style:style style:name="T64_32" style:family="text">
      <style:text-properties style:font-name="Georgia" style:font-name-asian="Georgia" style:font-name-complex="Georgia"/>
    </style:style>
    <style:style style:name="T64_33" style:family="text">
      <style:text-properties style:font-name="Georgia" style:font-name-asian="Georgia" style:font-name-complex="Georgia"/>
    </style:style>
    <style:style style:name="T64_34" style:family="text">
      <style:text-properties style:font-name="Georgia" style:font-name-asian="Georgia" style:font-name-complex="Georgia"/>
    </style:style>
    <style:style style:name="T64_35" style:family="text">
      <style:text-properties style:font-name="Georgia" style:font-name-asian="Georgia" style:font-name-complex="Georgia"/>
    </style:style>
    <style:style style:name="T64_36" style:family="text">
      <style:text-properties style:font-name="Georgia" style:font-name-asian="Georgia" style:font-name-complex="Georgia"/>
    </style:style>
    <style:style style:name="T64_37" style:family="text">
      <style:text-properties style:font-name="Georgia" style:font-name-asian="Georgia" style:font-name-complex="Georgia"/>
    </style:style>
    <style:style style:name="T64_38" style:family="text">
      <style:text-properties style:font-name="Georgia" style:font-name-asian="Georgia" style:font-name-complex="Georgia"/>
    </style:style>
    <style:style style:name="T64_39" style:family="text">
      <style:text-properties style:font-name="Georgia" style:font-name-asian="Georgia" style:font-name-complex="Georgia"/>
    </style:style>
    <style:style style:name="T64_40" style:family="text">
      <style:text-properties style:font-name="Georgia" style:font-name-asian="Georgia" style:font-name-complex="Georgia"/>
    </style:style>
    <style:style style:name="T64_41" style:family="text">
      <style:text-properties style:font-name="Georgia" style:font-name-asian="Georgia" style:font-name-complex="Georgia"/>
    </style:style>
    <style:style style:name="T64_42" style:family="text">
      <style:text-properties style:font-name="Georgia" style:font-name-asian="Georgia" style:font-name-complex="Georgia"/>
    </style:style>
    <style:style style:name="T64_43" style:family="text">
      <style:text-properties style:font-name="Georgia" style:font-name-asian="Georgia" style:font-name-complex="Georgia"/>
    </style:style>
    <style:style style:name="T64_44" style:family="text">
      <style:text-properties style:font-name="Georgia" style:font-name-asian="Georgia" style:font-name-complex="Georgia"/>
    </style:style>
    <style:style style:name="T64_45" style:family="text">
      <style:text-properties style:font-name="Georgia" style:font-name-asian="Georgia" style:font-name-complex="Georgia"/>
    </style:style>
    <style:style style:name="T64_46" style:family="text">
      <style:text-properties style:font-name="Georgia" style:font-name-asian="Georgia" style:font-name-complex="Georgia"/>
    </style:style>
    <style:style style:name="T64_47" style:family="text">
      <style:text-properties style:font-name="Georgia" style:font-name-asian="Georgia" style:font-name-complex="Georgia"/>
    </style:style>
    <style:style style:name="T64_48" style:family="text">
      <style:text-properties style:font-name="Georgia" style:font-name-asian="Georgia" style:font-name-complex="Georgia"/>
    </style:style>
    <style:style style:name="T64_49" style:family="text">
      <style:text-properties style:font-name="Georgia" style:font-name-asian="Georgia" style:font-name-complex="Georgia"/>
    </style:style>
    <style:style style:name="T64_50" style:family="text">
      <style:text-properties style:font-name="Georgia" style:font-name-asian="Georgia" style:font-name-complex="Georgia"/>
    </style:style>
    <style:style style:name="T64_51" style:family="text">
      <style:text-properties style:font-name="Georgia" style:font-name-asian="Georgia" style:font-name-complex="Georgia"/>
    </style:style>
    <style:style style:name="T64_52" style:family="text">
      <style:text-properties style:font-name="Georgia" style:font-name-asian="Georgia" style:font-name-complex="Georgia"/>
    </style:style>
    <style:style style:name="T64_53" style:family="text">
      <style:text-properties style:font-name="Georgia" style:font-name-asian="Georgia" style:font-name-complex="Georgia"/>
    </style:style>
    <style:style style:name="T64_54" style:family="text">
      <style:text-properties style:font-name="Georgia" style:font-name-asian="Georgia" style:font-name-complex="Georgia"/>
    </style:style>
    <style:style style:name="T64_55" style:family="text">
      <style:text-properties style:font-name="Georgia" style:font-name-asian="Georgia" style:font-name-complex="Georgia"/>
    </style:style>
    <style:style style:name="T64_56" style:family="text">
      <style:text-properties style:font-name="Georgia" style:font-name-asian="Georgia" style:font-name-complex="Georgia"/>
    </style:style>
    <style:style style:name="T64_57" style:family="text">
      <style:text-properties style:font-name="Georgia" style:font-name-asian="Georgia" style:font-name-complex="Georgia"/>
    </style:style>
    <style:style style:name="T64_58" style:family="text">
      <style:text-properties style:font-name="Georgia" style:font-name-asian="Georgia" style:font-name-complex="Georgia"/>
    </style:style>
    <style:style style:name="T64_59" style:family="text">
      <style:text-properties style:font-name="Georgia" style:font-name-asian="Georgia" style:font-name-complex="Georgia"/>
    </style:style>
    <style:style style:name="T64_60" style:family="text">
      <style:text-properties style:font-name="Georgia" style:font-name-asian="Georgia" style:font-name-complex="Georgia"/>
    </style:style>
    <style:style style:name="T64_61" style:family="text">
      <style:text-properties style:font-name="Georgia" style:font-name-asian="Georgia" style:font-name-complex="Georgia"/>
    </style:style>
    <style:style style:name="T64_62" style:family="text">
      <style:text-properties style:font-name="Georgia" style:font-name-asian="Georgia" style:font-name-complex="Georgia"/>
    </style:style>
    <style:style style:name="T64_63" style:family="text">
      <style:text-properties style:font-name="Georgia" style:font-name-asian="Georgia" style:font-name-complex="Georgia"/>
    </style:style>
    <style:style style:name="T64_64" style:family="text">
      <style:text-properties style:font-name="Georgia" style:font-name-asian="Georgia" style:font-name-complex="Georgia"/>
    </style:style>
    <style:style style:name="T64_65" style:family="text">
      <style:text-properties style:font-name="Georgia" style:font-name-asian="Georgia" style:font-name-complex="Georgia"/>
    </style:style>
    <style:style style:name="T64_66" style:family="text">
      <style:text-properties style:font-name="Georgia" style:font-name-asian="Georgia" style:font-name-complex="Georgia"/>
    </style:style>
    <style:style style:name="T64_67" style:family="text">
      <style:text-properties style:font-name="Georgia" style:font-name-asian="Georgia" style:font-name-complex="Georgia"/>
    </style:style>
    <style:style style:name="T64_68" style:family="text">
      <style:text-properties style:font-name="Georgia" style:font-name-asian="Georgia" style:font-name-complex="Georgia"/>
    </style:style>
    <style:style style:name="T64_69" style:family="text">
      <style:text-properties style:font-name="Georgia" style:font-name-asian="Georgia" style:font-name-complex="Georgia"/>
    </style:style>
    <style:style style:name="T64_70" style:family="text">
      <style:text-properties style:font-name="Georgia" style:font-name-asian="Georgia" style:font-name-complex="Georgia"/>
    </style:style>
    <style:style style:name="T64_71" style:family="text">
      <style:text-properties style:font-name="Georgia" style:font-name-asian="Georgia" style:font-name-complex="Georgia"/>
    </style:style>
    <style:style style:name="T64_72" style:family="text">
      <style:text-properties style:font-name="Georgia" style:font-name-asian="Georgia" style:font-name-complex="Georgia"/>
    </style:style>
    <style:style style:name="T64_73" style:family="text">
      <style:text-properties style:font-name="Georgia" style:font-name-asian="Georgia" style:font-name-complex="Georgia"/>
    </style:style>
    <style:style style:name="T64_74" style:family="text">
      <style:text-properties style:font-name="Georgia" style:font-name-asian="Georgia" style:font-name-complex="Georgia"/>
    </style:style>
    <style:style style:name="T64_75" style:family="text">
      <style:text-properties style:font-name="Georgia" style:font-name-asian="Georgia" style:font-name-complex="Georgia"/>
    </style:style>
    <style:style style:name="T64_76" style:family="text">
      <style:text-properties style:font-name="Georgia" style:font-name-asian="Georgia" style:font-name-complex="Georgia"/>
    </style:style>
    <style:style style:name="T64_77" style:family="text">
      <style:text-properties style:font-name="Georgia" style:font-name-asian="Georgia" style:font-name-complex="Georgia"/>
    </style:style>
    <style:style style:name="T64_78" style:family="text">
      <style:text-properties style:font-name="Georgia" style:font-name-asian="Georgia" style:font-name-complex="Georgia"/>
    </style:style>
    <style:style style:name="T64_79" style:family="text">
      <style:text-properties style:font-name="Georgia" style:font-name-asian="Georgia" style:font-name-complex="Georgia"/>
    </style:style>
    <style:style style:name="T64_80" style:family="text">
      <style:text-properties style:font-name="Georgia" style:font-name-asian="Georgia" style:font-name-complex="Georgia"/>
    </style:style>
    <style:style style:name="T64_81" style:family="text">
      <style:text-properties style:font-name="Georgia" style:font-name-asian="Georgia" style:font-name-complex="Georgia"/>
    </style:style>
    <style:style style:name="T64_82" style:family="text">
      <style:text-properties style:font-name="Georgia" style:font-name-asian="Georgia" style:font-name-complex="Georgia"/>
    </style:style>
    <style:style style:name="T64_83" style:family="text">
      <style:text-properties style:font-name="Georgia" style:font-name-asian="Georgia" style:font-name-complex="Georgia"/>
    </style:style>
    <style:style style:name="T64_84" style:family="text">
      <style:text-properties style:font-name="Georgia" style:font-name-asian="Georgia" style:font-name-complex="Georgia"/>
    </style:style>
    <style:style style:name="T64_85" style:family="text">
      <style:text-properties style:font-name="Georgia" style:font-name-asian="Georgia" style:font-name-complex="Georgia"/>
    </style:style>
    <style:style style:name="T64_86" style:family="text">
      <style:text-properties style:font-name="Georgia" style:font-name-asian="Georgia" style:font-name-complex="Georgia"/>
    </style:style>
    <style:style style:name="T64_87" style:family="text">
      <style:text-properties style:font-name="Georgia" style:font-name-asian="Georgia" style:font-name-complex="Georgia"/>
    </style:style>
    <style:style style:name="T64_88" style:family="text">
      <style:text-properties style:font-name="Georgia" style:font-name-asian="Georgia" style:font-name-complex="Georgia"/>
    </style:style>
    <style:style style:name="T64_89" style:family="text">
      <style:text-properties style:font-name="Georgia" style:font-name-asian="Georgia" style:font-name-complex="Georgia"/>
    </style:style>
    <style:style style:name="T64_90" style:family="text">
      <style:text-properties style:font-name="Georgia" style:font-name-asian="Georgia" style:font-name-complex="Georgia"/>
    </style:style>
    <style:style style:name="T64_91" style:family="text">
      <style:text-properties style:font-name="Georgia" style:font-name-asian="Georgia" style:font-name-complex="Georgia"/>
    </style:style>
    <style:style style:name="T64_92" style:family="text">
      <style:text-properties style:font-name="Georgia" style:font-name-asian="Georgia" style:font-name-complex="Georgia"/>
    </style:style>
    <style:style style:name="T64_93" style:family="text">
      <style:text-properties style:font-name="Georgia" style:font-name-asian="Georgia" style:font-name-complex="Georgia"/>
    </style:style>
    <style:style style:name="T64_94" style:family="text">
      <style:text-properties style:font-name="Georgia" style:font-name-asian="Georgia" style:font-name-complex="Georgia"/>
    </style:style>
    <style:style style:name="T64_95" style:family="text">
      <style:text-properties style:font-name="Georgia" style:font-name-asian="Georgia" style:font-name-complex="Georgia"/>
    </style:style>
    <style:style style:name="T64_96" style:family="text">
      <style:text-properties style:font-name="Georgia" style:font-name-asian="Georgia" style:font-name-complex="Georgia"/>
    </style:style>
    <style:style style:name="T64_97" style:family="text">
      <style:text-properties style:font-name="Georgia" style:font-name-asian="Georgia" style:font-name-complex="Georgia"/>
    </style:style>
    <style:style style:name="T64_98" style:family="text">
      <style:text-properties style:font-name="Georgia" style:font-name-asian="Georgia" style:font-name-complex="Georgia"/>
    </style:style>
    <style:style style:name="T64_99" style:family="text">
      <style:text-properties style:font-name="Georgia" style:font-name-asian="Georgia" style:font-name-complex="Georgia"/>
    </style:style>
    <style:style style:name="T64_100" style:family="text">
      <style:text-properties style:font-name="Georgia" style:font-name-asian="Georgia" style:font-name-complex="Georgia"/>
    </style:style>
    <style:style style:name="P65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66" style:family="paragraph" style:parent-style-name="Standard">
      <style:paragraph-properties fo:break-before="auto" fo:line-height="100%" fo:margin-top="0cm" fo:margin-bottom="0cm" style:writing-mode="lr-tb"/>
    </style:style>
    <style:style style:name="T66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3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68" style:family="paragraph" style:parent-style-name="Standard">
      <style:paragraph-properties fo:break-before="auto" fo:line-height="150%" style:writing-mode="lr-tb"/>
    </style:style>
    <style:style style:name="T68_1" style:family="text">
      <style:text-properties style:font-name="Georgia" style:font-name-asian="Georgia" style:font-name-complex="Georgia"/>
    </style:style>
    <style:style style:name="T68_2" style:family="text">
      <style:text-properties style:font-name="Georgia" style:font-name-asian="Georgia" style:font-name-complex="Georgia"/>
    </style:style>
    <style:style style:name="T68_3" style:family="text">
      <style:text-properties style:font-name="Georgia" style:font-name-asian="Georgia" style:font-name-complex="Georgia"/>
    </style:style>
    <style:style style:name="T68_4" style:family="text">
      <style:text-properties style:font-name="Georgia" style:font-name-asian="Georgia" style:font-name-complex="Georgia"/>
    </style:style>
    <style:style style:name="T68_5" style:family="text">
      <style:text-properties style:font-name="Georgia" style:font-name-asian="Georgia" style:font-name-complex="Georgia"/>
    </style:style>
    <style:style style:name="T68_6" style:family="text">
      <style:text-properties style:font-name="Georgia" style:font-name-asian="Georgia" style:font-name-complex="Georgia"/>
    </style:style>
    <style:style style:name="T68_7" style:family="text">
      <style:text-properties style:font-name="Georgia" style:font-name-asian="Georgia" style:font-name-complex="Georgia"/>
    </style:style>
    <style:style style:name="T68_8" style:family="text">
      <style:text-properties style:font-name="Georgia" style:font-name-asian="Georgia" style:font-name-complex="Georgia"/>
    </style:style>
    <style:style style:name="T68_9" style:family="text">
      <style:text-properties style:font-name="Georgia" style:font-name-asian="Georgia" style:font-name-complex="Georgia"/>
    </style:style>
    <style:style style:name="T68_10" style:family="text">
      <style:text-properties style:font-name="Georgia" style:font-name-asian="Georgia" style:font-name-complex="Georgia"/>
    </style:style>
    <style:style style:name="T68_11" style:family="text">
      <style:text-properties style:font-name="Georgia" style:font-name-asian="Georgia" style:font-name-complex="Georgia"/>
    </style:style>
    <style:style style:name="T68_12" style:family="text">
      <style:text-properties style:font-name="Georgia" style:font-name-asian="Georgia" style:font-name-complex="Georgia"/>
    </style:style>
    <style:style style:name="T68_13" style:family="text">
      <style:text-properties style:font-name="Georgia" style:font-name-asian="Georgia" style:font-name-complex="Georgia"/>
    </style:style>
    <style:style style:name="T68_14" style:family="text">
      <style:text-properties style:font-name="Georgia" style:font-name-asian="Georgia" style:font-name-complex="Georgia"/>
    </style:style>
    <style:style style:name="T68_15" style:family="text">
      <style:text-properties style:font-name="Georgia" style:font-name-asian="Georgia" style:font-name-complex="Georgia"/>
    </style:style>
    <style:style style:name="T68_16" style:family="text">
      <style:text-properties style:font-name="Georgia" style:font-name-asian="Georgia" style:font-name-complex="Georgia"/>
    </style:style>
    <style:style style:name="T68_17" style:family="text">
      <style:text-properties style:font-name="Georgia" style:font-name-asian="Georgia" style:font-name-complex="Georgia"/>
    </style:style>
    <style:style style:name="T68_18" style:family="text">
      <style:text-properties style:font-name="Georgia" style:font-name-asian="Georgia" style:font-name-complex="Georgia"/>
    </style:style>
    <style:style style:name="T68_19" style:family="text">
      <style:text-properties style:font-name="Georgia" style:font-name-asian="Georgia" style:font-name-complex="Georgia"/>
    </style:style>
    <style:style style:name="T68_20" style:family="text">
      <style:text-properties style:font-name="Georgia" style:font-name-asian="Georgia" style:font-name-complex="Georgia"/>
    </style:style>
    <style:style style:name="T68_21" style:family="text">
      <style:text-properties style:font-name="Georgia" style:font-name-asian="Georgia" style:font-name-complex="Georgia"/>
    </style:style>
    <style:style style:name="T68_22" style:family="text">
      <style:text-properties style:font-name="Georgia" style:font-name-asian="Georgia" style:font-name-complex="Georgia"/>
    </style:style>
    <style:style style:name="T68_23" style:family="text">
      <style:text-properties style:font-name="Georgia" style:font-name-asian="Georgia" style:font-name-complex="Georgia"/>
    </style:style>
    <style:style style:name="T68_24" style:family="text">
      <style:text-properties style:font-name="Georgia" style:font-name-asian="Georgia" style:font-name-complex="Georgia"/>
    </style:style>
    <style:style style:name="T68_25" style:family="text">
      <style:text-properties style:font-name="Georgia" style:font-name-asian="Georgia" style:font-name-complex="Georgia"/>
    </style:style>
    <style:style style:name="T68_26" style:family="text">
      <style:text-properties style:font-name="Georgia" style:font-name-asian="Georgia" style:font-name-complex="Georgia"/>
    </style:style>
    <style:style style:name="T68_27" style:family="text">
      <style:text-properties style:font-name="Georgia" style:font-name-asian="Georgia" style:font-name-complex="Georgia"/>
    </style:style>
    <style:style style:name="T68_28" style:family="text">
      <style:text-properties style:font-name="Georgia" style:font-name-asian="Georgia" style:font-name-complex="Georgia"/>
    </style:style>
    <style:style style:name="T68_29" style:family="text">
      <style:text-properties style:font-name="Georgia" style:font-name-asian="Georgia" style:font-name-complex="Georgia"/>
    </style:style>
    <style:style style:name="T68_30" style:family="text">
      <style:text-properties style:font-name="Georgia" style:font-name-asian="Georgia" style:font-name-complex="Georgia"/>
    </style:style>
    <style:style style:name="T68_31" style:family="text">
      <style:text-properties style:font-name="Georgia" style:font-name-asian="Georgia" style:font-name-complex="Georgia"/>
    </style:style>
    <style:style style:name="T68_32" style:family="text">
      <style:text-properties style:font-name="Georgia" style:font-name-asian="Georgia" style:font-name-complex="Georgia"/>
    </style:style>
    <style:style style:name="T68_33" style:family="text">
      <style:text-properties style:font-name="Georgia" style:font-name-asian="Georgia" style:font-name-complex="Georgia"/>
    </style:style>
    <style:style style:name="T68_34" style:family="text">
      <style:text-properties style:font-name="Georgia" style:font-name-asian="Georgia" style:font-name-complex="Georgia"/>
    </style:style>
    <style:style style:name="T68_35" style:family="text">
      <style:text-properties style:font-name="Georgia" style:font-name-asian="Georgia" style:font-name-complex="Georgia"/>
    </style:style>
    <style:style style:name="T68_36" style:family="text">
      <style:text-properties style:font-name="Georgia" style:font-name-asian="Georgia" style:font-name-complex="Georgia"/>
    </style:style>
    <style:style style:name="T68_37" style:family="text">
      <style:text-properties style:font-name="Georgia" style:font-name-asian="Georgia" style:font-name-complex="Georgia"/>
    </style:style>
    <style:style style:name="T68_38" style:family="text">
      <style:text-properties style:font-name="Georgia" style:font-name-asian="Georgia" style:font-name-complex="Georgia"/>
    </style:style>
    <style:style style:name="T68_39" style:family="text">
      <style:text-properties style:font-name="Georgia" style:font-name-asian="Georgia" style:font-name-complex="Georgia"/>
    </style:style>
    <style:style style:name="T68_40" style:family="text">
      <style:text-properties style:font-name="Georgia" style:font-name-asian="Georgia" style:font-name-complex="Georgia"/>
    </style:style>
    <style:style style:name="T68_41" style:family="text">
      <style:text-properties style:font-name="Georgia" style:font-name-asian="Georgia" style:font-name-complex="Georgia"/>
    </style:style>
    <style:style style:name="T68_42" style:family="text">
      <style:text-properties style:font-name="Georgia" style:font-name-asian="Georgia" style:font-name-complex="Georgia"/>
    </style:style>
    <style:style style:name="T68_43" style:family="text">
      <style:text-properties style:font-name="Georgia" style:font-name-asian="Georgia" style:font-name-complex="Georgia"/>
    </style:style>
    <style:style style:name="T68_44" style:family="text">
      <style:text-properties style:font-name="Georgia" style:font-name-asian="Georgia" style:font-name-complex="Georgia"/>
    </style:style>
    <style:style style:name="T68_45" style:family="text">
      <style:text-properties style:font-name="Georgia" style:font-name-asian="Georgia" style:font-name-complex="Georgia"/>
    </style:style>
    <style:style style:name="T68_46" style:family="text">
      <style:text-properties style:font-name="Georgia" style:font-name-asian="Georgia" style:font-name-complex="Georgia"/>
    </style:style>
    <style:style style:name="T68_47" style:family="text">
      <style:text-properties style:font-name="Georgia" style:font-name-asian="Georgia" style:font-name-complex="Georgia"/>
    </style:style>
    <style:style style:name="T68_48" style:family="text">
      <style:text-properties style:font-name="Georgia" style:font-name-asian="Georgia" style:font-name-complex="Georgia"/>
    </style:style>
    <style:style style:name="T68_49" style:family="text">
      <style:text-properties style:font-name="Georgia" style:font-name-asian="Georgia" style:font-name-complex="Georgia"/>
    </style:style>
    <style:style style:name="T68_50" style:family="text">
      <style:text-properties style:font-name="Georgia" style:font-name-asian="Georgia" style:font-name-complex="Georgia"/>
    </style:style>
    <style:style style:name="T68_51" style:family="text">
      <style:text-properties style:font-name="Georgia" style:font-name-asian="Georgia" style:font-name-complex="Georgia"/>
    </style:style>
    <style:style style:name="T68_52" style:family="text">
      <style:text-properties style:font-name="Georgia" style:font-name-asian="Georgia" style:font-name-complex="Georgia"/>
    </style:style>
    <style:style style:name="T68_53" style:family="text">
      <style:text-properties style:font-name="Georgia" style:font-name-asian="Georgia" style:font-name-complex="Georgia"/>
    </style:style>
    <style:style style:name="T68_54" style:family="text">
      <style:text-properties style:font-name="Georgia" style:font-name-asian="Georgia" style:font-name-complex="Georgia"/>
    </style:style>
    <style:style style:name="T68_55" style:family="text">
      <style:text-properties style:font-name="Georgia" style:font-name-asian="Georgia" style:font-name-complex="Georgia"/>
    </style:style>
    <style:style style:name="T68_56" style:family="text">
      <style:text-properties style:font-name="Georgia" style:font-name-asian="Georgia" style:font-name-complex="Georgia"/>
    </style:style>
    <style:style style:name="T68_57" style:family="text">
      <style:text-properties style:font-name="Georgia" style:font-name-asian="Georgia" style:font-name-complex="Georgia"/>
    </style:style>
    <style:style style:name="T68_58" style:family="text">
      <style:text-properties style:font-name="Georgia" style:font-name-asian="Georgia" style:font-name-complex="Georgia"/>
    </style:style>
    <style:style style:name="T68_59" style:family="text">
      <style:text-properties style:font-name="Georgia" style:font-name-asian="Georgia" style:font-name-complex="Georgia"/>
    </style:style>
    <style:style style:name="T68_60" style:family="text">
      <style:text-properties style:font-name="Georgia" style:font-name-asian="Georgia" style:font-name-complex="Georgia"/>
    </style:style>
    <style:style style:name="T68_61" style:family="text">
      <style:text-properties style:font-name="Georgia" style:font-name-asian="Georgia" style:font-name-complex="Georgia"/>
    </style:style>
    <style:style style:name="T68_62" style:family="text">
      <style:text-properties style:font-name="Georgia" style:font-name-asian="Georgia" style:font-name-complex="Georgia"/>
    </style:style>
    <style:style style:name="T68_63" style:family="text">
      <style:text-properties style:font-name="Georgia" style:font-name-asian="Georgia" style:font-name-complex="Georgia"/>
    </style:style>
    <style:style style:name="T68_64" style:family="text">
      <style:text-properties style:font-name="Georgia" style:font-name-asian="Georgia" style:font-name-complex="Georgia"/>
    </style:style>
    <style:style style:name="T68_65" style:family="text">
      <style:text-properties style:font-name="Georgia" style:font-name-asian="Georgia" style:font-name-complex="Georgia"/>
    </style:style>
    <style:style style:name="T68_66" style:family="text">
      <style:text-properties style:font-name="Georgia" style:font-name-asian="Georgia" style:font-name-complex="Georgia"/>
    </style:style>
    <style:style style:name="T68_67" style:family="text">
      <style:text-properties style:font-name="Georgia" style:font-name-asian="Georgia" style:font-name-complex="Georgia"/>
    </style:style>
    <style:style style:name="T68_68" style:family="text">
      <style:text-properties style:font-name="Georgia" style:font-name-asian="Georgia" style:font-name-complex="Georgia"/>
    </style:style>
    <style:style style:name="T68_69" style:family="text">
      <style:text-properties style:font-name="Georgia" style:font-name-asian="Georgia" style:font-name-complex="Georgia"/>
    </style:style>
    <style:style style:name="T68_70" style:family="text">
      <style:text-properties style:font-name="Georgia" style:font-name-asian="Georgia" style:font-name-complex="Georgia"/>
    </style:style>
    <style:style style:name="T68_71" style:family="text">
      <style:text-properties style:font-name="Georgia" style:font-name-asian="Georgia" style:font-name-complex="Georgia"/>
    </style:style>
    <style:style style:name="T68_72" style:family="text">
      <style:text-properties style:font-name="Georgia" style:font-name-asian="Georgia" style:font-name-complex="Georgia"/>
    </style:style>
    <style:style style:name="T68_73" style:family="text">
      <style:text-properties style:font-name="Georgia" style:font-name-asian="Georgia" style:font-name-complex="Georgia"/>
    </style:style>
    <style:style style:name="T68_74" style:family="text">
      <style:text-properties style:font-name="Georgia" style:font-name-asian="Georgia" style:font-name-complex="Georgia"/>
    </style:style>
    <style:style style:name="T68_75" style:family="text">
      <style:text-properties style:font-name="Georgia" style:font-name-asian="Georgia" style:font-name-complex="Georgia"/>
    </style:style>
    <style:style style:name="T68_76" style:family="text">
      <style:text-properties style:font-name="Georgia" style:font-name-asian="Georgia" style:font-name-complex="Georgia"/>
    </style:style>
    <style:style style:name="T68_77" style:family="text">
      <style:text-properties style:font-name="Georgia" style:font-name-asian="Georgia" style:font-name-complex="Georgia"/>
    </style:style>
    <style:style style:name="T68_78" style:family="text">
      <style:text-properties style:font-name="Georgia" style:font-name-asian="Georgia" style:font-name-complex="Georgia"/>
    </style:style>
    <style:style style:name="T68_79" style:family="text">
      <style:text-properties style:font-name="Georgia" style:font-name-asian="Georgia" style:font-name-complex="Georgia"/>
    </style:style>
    <style:style style:name="T68_80" style:family="text">
      <style:text-properties style:font-name="Georgia" style:font-name-asian="Georgia" style:font-name-complex="Georgia"/>
    </style:style>
    <style:style style:name="T68_81" style:family="text">
      <style:text-properties style:font-name="Georgia" style:font-name-asian="Georgia" style:font-name-complex="Georgia"/>
    </style:style>
    <style:style style:name="T68_82" style:family="text">
      <style:text-properties style:font-name="Georgia" style:font-name-asian="Georgia" style:font-name-complex="Georgia"/>
    </style:style>
    <style:style style:name="T68_83" style:family="text">
      <style:text-properties style:font-name="Georgia" style:font-name-asian="Georgia" style:font-name-complex="Georgia"/>
    </style:style>
    <style:style style:name="T68_84" style:family="text">
      <style:text-properties style:font-name="Georgia" style:font-name-asian="Georgia" style:font-name-complex="Georgia"/>
    </style:style>
    <style:style style:name="T68_85" style:family="text">
      <style:text-properties style:font-name="Georgia" style:font-name-asian="Georgia" style:font-name-complex="Georgia"/>
    </style:style>
    <style:style style:name="T68_86" style:family="text">
      <style:text-properties style:font-name="Georgia" style:font-name-asian="Georgia" style:font-name-complex="Georgia"/>
    </style:style>
    <style:style style:name="T68_87" style:family="text">
      <style:text-properties style:font-name="Georgia" style:font-name-asian="Georgia" style:font-name-complex="Georgia"/>
    </style:style>
    <style:style style:name="T68_88" style:family="text">
      <style:text-properties style:font-name="Georgia" style:font-name-asian="Georgia" style:font-name-complex="Georgia"/>
    </style:style>
    <style:style style:name="T68_89" style:family="text">
      <style:text-properties style:font-name="Georgia" style:font-name-asian="Georgia" style:font-name-complex="Georgia"/>
    </style:style>
    <style:style style:name="T68_90" style:family="text">
      <style:text-properties style:font-name="Georgia" style:font-name-asian="Georgia" style:font-name-complex="Georgia"/>
    </style:style>
    <style:style style:name="T68_91" style:family="text">
      <style:text-properties style:font-name="Georgia" style:font-name-asian="Georgia" style:font-name-complex="Georgia"/>
    </style:style>
    <style:style style:name="T68_92" style:family="text">
      <style:text-properties style:font-name="Georgia" style:font-name-asian="Georgia" style:font-name-complex="Georgia"/>
    </style:style>
    <style:style style:name="T68_93" style:family="text">
      <style:text-properties style:font-name="Georgia" style:font-name-asian="Georgia" style:font-name-complex="Georgia"/>
    </style:style>
    <style:style style:name="T68_94" style:family="text">
      <style:text-properties style:font-name="Georgia" style:font-name-asian="Georgia" style:font-name-complex="Georgia"/>
    </style:style>
    <style:style style:name="T68_95" style:family="text">
      <style:text-properties style:font-name="Georgia" style:font-name-asian="Georgia" style:font-name-complex="Georgia"/>
    </style:style>
    <style:style style:name="T68_96" style:family="text">
      <style:text-properties style:font-name="Georgia" style:font-name-asian="Georgia" style:font-name-complex="Georgia"/>
    </style:style>
    <style:style style:name="T68_97" style:family="text">
      <style:text-properties style:font-name="Georgia" style:font-name-asian="Georgia" style:font-name-complex="Georgia"/>
    </style:style>
    <style:style style:name="T68_98" style:family="text">
      <style:text-properties style:font-name="Georgia" style:font-name-asian="Georgia" style:font-name-complex="Georgia"/>
    </style:style>
    <style:style style:name="T68_99" style:family="text">
      <style:text-properties style:font-name="Georgia" style:font-name-asian="Georgia" style:font-name-complex="Georgia"/>
    </style:style>
    <style:style style:name="T68_100" style:family="text">
      <style:text-properties style:font-name="Georgia" style:font-name-asian="Georgia" style:font-name-complex="Georgia"/>
    </style:style>
    <style:style style:name="T68_101" style:family="text">
      <style:text-properties style:font-name="Georgia" style:font-name-asian="Georgia" style:font-name-complex="Georgia"/>
    </style:style>
    <style:style style:name="T68_102" style:family="text">
      <style:text-properties style:font-name="Georgia" style:font-name-asian="Georgia" style:font-name-complex="Georgia"/>
    </style:style>
    <style:style style:name="T68_103" style:family="text">
      <style:text-properties style:font-name="Georgia" style:font-name-asian="Georgia" style:font-name-complex="Georgia"/>
    </style:style>
    <style:style style:name="T68_104" style:family="text">
      <style:text-properties style:font-name="Georgia" style:font-name-asian="Georgia" style:font-name-complex="Georgia"/>
    </style:style>
    <style:style style:name="T68_105" style:family="text">
      <style:text-properties style:font-name="Georgia" style:font-name-asian="Georgia" style:font-name-complex="Georgia"/>
    </style:style>
    <style:style style:name="T68_106" style:family="text">
      <style:text-properties style:font-name="Georgia" style:font-name-asian="Georgia" style:font-name-complex="Georgia"/>
    </style:style>
    <style:style style:name="T68_107" style:family="text">
      <style:text-properties style:font-name="Georgia" style:font-name-asian="Georgia" style:font-name-complex="Georgia"/>
    </style:style>
    <style:style style:name="T68_108" style:family="text">
      <style:text-properties style:font-name="Georgia" style:font-name-asian="Georgia" style:font-name-complex="Georgia"/>
    </style:style>
    <style:style style:name="T68_109" style:family="text">
      <style:text-properties style:font-name="Georgia" style:font-name-asian="Georgia" style:font-name-complex="Georgia"/>
    </style:style>
    <style:style style:name="T68_110" style:family="text">
      <style:text-properties style:font-name="Georgia" style:font-name-asian="Georgia" style:font-name-complex="Georgia"/>
    </style:style>
    <style:style style:name="T68_111" style:family="text">
      <style:text-properties style:font-name="Georgia" style:font-name-asian="Georgia" style:font-name-complex="Georgia"/>
    </style:style>
    <style:style style:name="T68_112" style:family="text">
      <style:text-properties style:font-name="Georgia" style:font-name-asian="Georgia" style:font-name-complex="Georgia"/>
    </style:style>
    <style:style style:name="T68_113" style:family="text">
      <style:text-properties style:font-name="Georgia" style:font-name-asian="Georgia" style:font-name-complex="Georgia"/>
    </style:style>
    <style:style style:name="T68_114" style:family="text">
      <style:text-properties style:font-name="Georgia" style:font-name-asian="Georgia" style:font-name-complex="Georgia"/>
    </style:style>
    <style:style style:name="T68_115" style:family="text">
      <style:text-properties style:font-name="Georgia" style:font-name-asian="Georgia" style:font-name-complex="Georgia"/>
    </style:style>
    <style:style style:name="T68_116" style:family="text">
      <style:text-properties style:font-name="Georgia" style:font-name-asian="Georgia" style:font-name-complex="Georgia"/>
    </style:style>
    <style:style style:name="T68_117" style:family="text">
      <style:text-properties style:font-name="Georgia" style:font-name-asian="Georgia" style:font-name-complex="Georgia"/>
    </style:style>
    <style:style style:name="T68_118" style:family="text">
      <style:text-properties style:font-name="Georgia" style:font-name-asian="Georgia" style:font-name-complex="Georgia"/>
    </style:style>
    <style:style style:name="T68_119" style:family="text">
      <style:text-properties style:font-name="Georgia" style:font-name-asian="Georgia" style:font-name-complex="Georgia"/>
    </style:style>
    <style:style style:name="T68_120" style:family="text">
      <style:text-properties style:font-name="Georgia" style:font-name-asian="Georgia" style:font-name-complex="Georgia"/>
    </style:style>
    <style:style style:name="T68_121" style:family="text">
      <style:text-properties style:font-name="Georgia" style:font-name-asian="Georgia" style:font-name-complex="Georgia"/>
    </style:style>
    <style:style style:name="T68_122" style:family="text">
      <style:text-properties style:font-name="Georgia" style:font-name-asian="Georgia" style:font-name-complex="Georgia"/>
    </style:style>
    <style:style style:name="T68_123" style:family="text">
      <style:text-properties style:font-name="Georgia" style:font-name-asian="Georgia" style:font-name-complex="Georgia"/>
    </style:style>
    <style:style style:name="T68_124" style:family="text">
      <style:text-properties style:font-name="Georgia" style:font-name-asian="Georgia" style:font-name-complex="Georgia"/>
    </style:style>
    <style:style style:name="T68_125" style:family="text">
      <style:text-properties style:font-name="Georgia" style:font-name-asian="Georgia" style:font-name-complex="Georgia"/>
    </style:style>
    <style:style style:name="T68_126" style:family="text">
      <style:text-properties style:font-name="Georgia" style:font-name-asian="Georgia" style:font-name-complex="Georgia"/>
    </style:style>
    <style:style style:name="T68_127" style:family="text">
      <style:text-properties style:font-name="Georgia" style:font-name-asian="Georgia" style:font-name-complex="Georgia"/>
    </style:style>
    <style:style style:name="T68_128" style:family="text">
      <style:text-properties style:font-name="Georgia" style:font-name-asian="Georgia" style:font-name-complex="Georgia"/>
    </style:style>
    <style:style style:name="T68_129" style:family="text">
      <style:text-properties style:font-name="Georgia" style:font-name-asian="Georgia" style:font-name-complex="Georgia"/>
    </style:style>
    <style:style style:name="T68_130" style:family="text">
      <style:text-properties style:font-name="Georgia" style:font-name-asian="Georgia" style:font-name-complex="Georgia"/>
    </style:style>
    <style:style style:name="T68_131" style:family="text">
      <style:text-properties style:font-name="Georgia" style:font-name-asian="Georgia" style:font-name-complex="Georgia"/>
    </style:style>
    <style:style style:name="T68_132" style:family="text">
      <style:text-properties style:font-name="Georgia" style:font-name-asian="Georgia" style:font-name-complex="Georgia"/>
    </style:style>
    <style:style style:name="T68_133" style:family="text">
      <style:text-properties style:font-name="Georgia" style:font-name-asian="Georgia" style:font-name-complex="Georgia"/>
    </style:style>
    <style:style style:name="T68_134" style:family="text">
      <style:text-properties style:font-name="Georgia" style:font-name-asian="Georgia" style:font-name-complex="Georgia"/>
    </style:style>
    <style:style style:name="T68_135" style:family="text">
      <style:text-properties style:font-name="Georgia" style:font-name-asian="Georgia" style:font-name-complex="Georgia"/>
    </style:style>
    <style:style style:name="T68_136" style:family="text">
      <style:text-properties style:font-name="Georgia" style:font-name-asian="Georgia" style:font-name-complex="Georgia"/>
    </style:style>
    <style:style style:name="T68_137" style:family="text">
      <style:text-properties style:font-name="Georgia" style:font-name-asian="Georgia" style:font-name-complex="Georgia"/>
    </style:style>
    <style:style style:name="T68_138" style:family="text">
      <style:text-properties style:font-name="Georgia" style:font-name-asian="Georgia" style:font-name-complex="Georgia"/>
    </style:style>
    <style:style style:name="T68_139" style:family="text">
      <style:text-properties style:font-name="Georgia" style:font-name-asian="Georgia" style:font-name-complex="Georgia"/>
    </style:style>
    <style:style style:name="T68_140" style:family="text">
      <style:text-properties style:font-name="Georgia" style:font-name-asian="Georgia" style:font-name-complex="Georgia"/>
    </style:style>
    <style:style style:name="T68_141" style:family="text">
      <style:text-properties style:font-name="Georgia" style:font-name-asian="Georgia" style:font-name-complex="Georgia"/>
    </style:style>
    <style:style style:name="T68_142" style:family="text">
      <style:text-properties style:font-name="Georgia" style:font-name-asian="Georgia" style:font-name-complex="Georgia"/>
    </style:style>
    <style:style style:name="T68_143" style:family="text">
      <style:text-properties style:font-name="Georgia" style:font-name-asian="Georgia" style:font-name-complex="Georgia"/>
    </style:style>
    <style:style style:name="T68_144" style:family="text">
      <style:text-properties style:font-name="Georgia" style:font-name-asian="Georgia" style:font-name-complex="Georgia"/>
    </style:style>
    <style:style style:name="T68_145" style:family="text">
      <style:text-properties style:font-name="Georgia" style:font-name-asian="Georgia" style:font-name-complex="Georgia"/>
    </style:style>
    <style:style style:name="T68_146" style:family="text">
      <style:text-properties style:font-name="Georgia" style:font-name-asian="Georgia" style:font-name-complex="Georgia"/>
    </style:style>
    <style:style style:name="T68_147" style:family="text">
      <style:text-properties style:font-name="Georgia" style:font-name-asian="Georgia" style:font-name-complex="Georgia"/>
    </style:style>
    <style:style style:name="T68_148" style:family="text">
      <style:text-properties style:font-name="Georgia" style:font-name-asian="Georgia" style:font-name-complex="Georgia"/>
    </style:style>
    <style:style style:name="T68_149" style:family="text">
      <style:text-properties style:font-name="Georgia" style:font-name-asian="Georgia" style:font-name-complex="Georgia"/>
    </style:style>
    <style:style style:name="T68_150" style:family="text">
      <style:text-properties style:font-name="Georgia" style:font-name-asian="Georgia" style:font-name-complex="Georgia"/>
    </style:style>
    <style:style style:name="T68_151" style:family="text">
      <style:text-properties style:font-name="Georgia" style:font-name-asian="Georgia" style:font-name-complex="Georgia"/>
    </style:style>
    <style:style style:name="T68_152" style:family="text">
      <style:text-properties style:font-name="Georgia" style:font-name-asian="Georgia" style:font-name-complex="Georgia"/>
    </style:style>
    <style:style style:name="T68_153" style:family="text">
      <style:text-properties style:font-name="Georgia" style:font-name-asian="Georgia" style:font-name-complex="Georgia"/>
    </style:style>
    <style:style style:name="T68_154" style:family="text">
      <style:text-properties style:font-name="Georgia" style:font-name-asian="Georgia" style:font-name-complex="Georgia"/>
    </style:style>
    <style:style style:name="T68_155" style:family="text">
      <style:text-properties style:font-name="Georgia" style:font-name-asian="Georgia" style:font-name-complex="Georgia"/>
    </style:style>
    <style:style style:name="T68_156" style:family="text">
      <style:text-properties style:font-name="Georgia" style:font-name-asian="Georgia" style:font-name-complex="Georgia"/>
    </style:style>
    <style:style style:name="T68_157" style:family="text">
      <style:text-properties style:font-name="Georgia" style:font-name-asian="Georgia" style:font-name-complex="Georgia"/>
    </style:style>
    <style:style style:name="T68_158" style:family="text">
      <style:text-properties style:font-name="Georgia" style:font-name-asian="Georgia" style:font-name-complex="Georgia"/>
    </style:style>
    <style:style style:name="T68_159" style:family="text">
      <style:text-properties style:font-name="Georgia" style:font-name-asian="Georgia" style:font-name-complex="Georgia"/>
    </style:style>
    <style:style style:name="T68_160" style:family="text">
      <style:text-properties style:font-name="Georgia" style:font-name-asian="Georgia" style:font-name-complex="Georgia"/>
    </style:style>
    <style:style style:name="T68_161" style:family="text">
      <style:text-properties style:font-name="Georgia" style:font-name-asian="Georgia" style:font-name-complex="Georgia"/>
    </style:style>
    <style:style style:name="T68_162" style:family="text">
      <style:text-properties style:font-name="Georgia" style:font-name-asian="Georgia" style:font-name-complex="Georgia"/>
    </style:style>
    <style:style style:name="T68_163" style:family="text">
      <style:text-properties style:font-name="Georgia" style:font-name-asian="Georgia" style:font-name-complex="Georgia"/>
    </style:style>
    <style:style style:name="T68_164" style:family="text">
      <style:text-properties style:font-name="Georgia" style:font-name-asian="Georgia" style:font-name-complex="Georgia"/>
    </style:style>
    <style:style style:name="T68_165" style:family="text">
      <style:text-properties style:font-name="Georgia" style:font-name-asian="Georgia" style:font-name-complex="Georgia"/>
    </style:style>
    <style:style style:name="T68_166" style:family="text">
      <style:text-properties style:font-name="Georgia" style:font-name-asian="Georgia" style:font-name-complex="Georgia"/>
    </style:style>
    <style:style style:name="T68_167" style:family="text">
      <style:text-properties style:font-name="Georgia" style:font-name-asian="Georgia" style:font-name-complex="Georgia"/>
    </style:style>
    <style:style style:name="T68_168" style:family="text">
      <style:text-properties style:font-name="Georgia" style:font-name-asian="Georgia" style:font-name-complex="Georgia"/>
    </style:style>
    <style:style style:name="T68_169" style:family="text">
      <style:text-properties style:font-name="Georgia" style:font-name-asian="Georgia" style:font-name-complex="Georgia"/>
    </style:style>
    <style:style style:name="T68_170" style:family="text">
      <style:text-properties style:font-name="Georgia" style:font-name-asian="Georgia" style:font-name-complex="Georgia"/>
    </style:style>
    <style:style style:name="T68_171" style:family="text">
      <style:text-properties style:font-name="Georgia" style:font-name-asian="Georgia" style:font-name-complex="Georgia"/>
    </style:style>
    <style:style style:name="T68_172" style:family="text">
      <style:text-properties style:font-name="Georgia" style:font-name-asian="Georgia" style:font-name-complex="Georgia"/>
    </style:style>
    <style:style style:name="T68_173" style:family="text">
      <style:text-properties style:font-name="Georgia" style:font-name-asian="Georgia" style:font-name-complex="Georgia"/>
    </style:style>
    <style:style style:name="T68_174" style:family="text">
      <style:text-properties style:font-name="Georgia" style:font-name-asian="Georgia" style:font-name-complex="Georgia"/>
    </style:style>
    <style:style style:name="T68_175" style:family="text">
      <style:text-properties style:font-name="Georgia" style:font-name-asian="Georgia" style:font-name-complex="Georgia"/>
    </style:style>
    <style:style style:name="T68_176" style:family="text">
      <style:text-properties style:font-name="Georgia" style:font-name-asian="Georgia" style:font-name-complex="Georgia"/>
    </style:style>
    <style:style style:name="T68_177" style:family="text">
      <style:text-properties style:font-name="Georgia" style:font-name-asian="Georgia" style:font-name-complex="Georgia"/>
    </style:style>
    <style:style style:name="T68_178" style:family="text">
      <style:text-properties style:font-name="Georgia" style:font-name-asian="Georgia" style:font-name-complex="Georgia"/>
    </style:style>
    <style:style style:name="T68_179" style:family="text">
      <style:text-properties style:font-name="Georgia" style:font-name-asian="Georgia" style:font-name-complex="Georgia"/>
    </style:style>
    <style:style style:name="T68_180" style:family="text">
      <style:text-properties style:font-name="Georgia" style:font-name-asian="Georgia" style:font-name-complex="Georgia"/>
    </style:style>
    <style:style style:name="T68_181" style:family="text">
      <style:text-properties style:font-name="Georgia" style:font-name-asian="Georgia" style:font-name-complex="Georgia"/>
    </style:style>
    <style:style style:name="T68_182" style:family="text">
      <style:text-properties style:font-name="Georgia" style:font-name-asian="Georgia" style:font-name-complex="Georgia"/>
    </style:style>
    <style:style style:name="T68_183" style:family="text">
      <style:text-properties style:font-name="Georgia" style:font-name-asian="Georgia" style:font-name-complex="Georgia"/>
    </style:style>
    <style:style style:name="T68_184" style:family="text">
      <style:text-properties style:font-name="Georgia" style:font-name-asian="Georgia" style:font-name-complex="Georgia"/>
    </style:style>
    <style:style style:name="T68_185" style:family="text">
      <style:text-properties style:font-name="Georgia" style:font-name-asian="Georgia" style:font-name-complex="Georgia"/>
    </style:style>
    <style:style style:name="T68_186" style:family="text">
      <style:text-properties style:font-name="Georgia" style:font-name-asian="Georgia" style:font-name-complex="Georgia"/>
    </style:style>
    <style:style style:name="T68_187" style:family="text">
      <style:text-properties style:font-name="Georgia" style:font-name-asian="Georgia" style:font-name-complex="Georgia"/>
    </style:style>
    <style:style style:name="T68_188" style:family="text">
      <style:text-properties style:font-name="Georgia" style:font-name-asian="Georgia" style:font-name-complex="Georgia"/>
    </style:style>
    <style:style style:name="T68_189" style:family="text">
      <style:text-properties style:font-name="Georgia" style:font-name-asian="Georgia" style:font-name-complex="Georgia"/>
    </style:style>
    <style:style style:name="T68_190" style:family="text">
      <style:text-properties style:font-name="Georgia" style:font-name-asian="Georgia" style:font-name-complex="Georgia"/>
    </style:style>
    <style:style style:name="T68_191" style:family="text">
      <style:text-properties style:font-name="Georgia" style:font-name-asian="Georgia" style:font-name-complex="Georgia"/>
    </style:style>
    <style:style style:name="T68_192" style:family="text">
      <style:text-properties style:font-name="Georgia" style:font-name-asian="Georgia" style:font-name-complex="Georgia"/>
    </style:style>
    <style:style style:name="T68_193" style:family="text">
      <style:text-properties style:font-name="Georgia" style:font-name-asian="Georgia" style:font-name-complex="Georgia"/>
    </style:style>
    <style:style style:name="T68_194" style:family="text">
      <style:text-properties style:font-name="Georgia" style:font-name-asian="Georgia" style:font-name-complex="Georgia"/>
    </style:style>
    <style:style style:name="T68_195" style:family="text">
      <style:text-properties style:font-name="Georgia" style:font-name-asian="Georgia" style:font-name-complex="Georgia"/>
    </style:style>
    <style:style style:name="T68_196" style:family="text">
      <style:text-properties style:font-name="Georgia" style:font-name-asian="Georgia" style:font-name-complex="Georgia"/>
    </style:style>
    <style:style style:name="T68_197" style:family="text">
      <style:text-properties style:font-name="Georgia" style:font-name-asian="Georgia" style:font-name-complex="Georgia"/>
    </style:style>
    <style:style style:name="T68_198" style:family="text">
      <style:text-properties style:font-name="Georgia" style:font-name-asian="Georgia" style:font-name-complex="Georgia"/>
    </style:style>
    <style:style style:name="T68_199" style:family="text">
      <style:text-properties style:font-name="Georgia" style:font-name-asian="Georgia" style:font-name-complex="Georgia"/>
    </style:style>
    <style:style style:name="T68_200" style:family="text">
      <style:text-properties style:font-name="Georgia" style:font-name-asian="Georgia" style:font-name-complex="Georgia"/>
    </style:style>
    <style:style style:name="T68_201" style:family="text">
      <style:text-properties style:font-name="Georgia" style:font-name-asian="Georgia" style:font-name-complex="Georgia"/>
    </style:style>
    <style:style style:name="T68_202" style:family="text">
      <style:text-properties style:font-name="Georgia" style:font-name-asian="Georgia" style:font-name-complex="Georgia"/>
    </style:style>
    <style:style style:name="T68_203" style:family="text">
      <style:text-properties style:font-name="Georgia" style:font-name-asian="Georgia" style:font-name-complex="Georgia"/>
    </style:style>
    <style:style style:name="T68_204" style:family="text">
      <style:text-properties style:font-name="Georgia" style:font-name-asian="Georgia" style:font-name-complex="Georgia"/>
    </style:style>
    <style:style style:name="T68_205" style:family="text">
      <style:text-properties style:font-name="Georgia" style:font-name-asian="Georgia" style:font-name-complex="Georgia"/>
    </style:style>
    <style:style style:name="T68_206" style:family="text">
      <style:text-properties style:font-name="Georgia" style:font-name-asian="Georgia" style:font-name-complex="Georgia"/>
    </style:style>
    <style:style style:name="T68_207" style:family="text">
      <style:text-properties style:font-name="Georgia" style:font-name-asian="Georgia" style:font-name-complex="Georgia"/>
    </style:style>
    <style:style style:name="T68_208" style:family="text">
      <style:text-properties style:font-name="Georgia" style:font-name-asian="Georgia" style:font-name-complex="Georgia"/>
    </style:style>
    <style:style style:name="T68_209" style:family="text">
      <style:text-properties style:font-name="Georgia" style:font-name-asian="Georgia" style:font-name-complex="Georgia"/>
    </style:style>
    <style:style style:name="T68_210" style:family="text">
      <style:text-properties style:font-name="Georgia" style:font-name-asian="Georgia" style:font-name-complex="Georgia"/>
    </style:style>
    <style:style style:name="T68_211" style:family="text">
      <style:text-properties style:font-name="Georgia" style:font-name-asian="Georgia" style:font-name-complex="Georgia"/>
    </style:style>
    <style:style style:name="T68_212" style:family="text">
      <style:text-properties style:font-name="Georgia" style:font-name-asian="Georgia" style:font-name-complex="Georgia"/>
    </style:style>
    <style:style style:name="T68_213" style:family="text">
      <style:text-properties style:font-name="Georgia" style:font-name-asian="Georgia" style:font-name-complex="Georgia"/>
    </style:style>
    <style:style style:name="T68_214" style:family="text">
      <style:text-properties style:font-name="Georgia" style:font-name-asian="Georgia" style:font-name-complex="Georgia"/>
    </style:style>
    <style:style style:name="T68_215" style:family="text">
      <style:text-properties style:font-name="Georgia" style:font-name-asian="Georgia" style:font-name-complex="Georgia"/>
    </style:style>
    <style:style style:name="T68_216" style:family="text">
      <style:text-properties style:font-name="Georgia" style:font-name-asian="Georgia" style:font-name-complex="Georgia"/>
    </style:style>
    <style:style style:name="T68_217" style:family="text">
      <style:text-properties style:font-name="Georgia" style:font-name-asian="Georgia" style:font-name-complex="Georgia"/>
    </style:style>
    <style:style style:name="T68_218" style:family="text">
      <style:text-properties style:font-name="Georgia" style:font-name-asian="Georgia" style:font-name-complex="Georgia"/>
    </style:style>
    <style:style style:name="T68_219" style:family="text">
      <style:text-properties style:font-name="Georgia" style:font-name-asian="Georgia" style:font-name-complex="Georgia"/>
    </style:style>
    <style:style style:name="T68_220" style:family="text">
      <style:text-properties style:font-name="Georgia" style:font-name-asian="Georgia" style:font-name-complex="Georgia"/>
    </style:style>
    <style:style style:name="T68_221" style:family="text">
      <style:text-properties style:font-name="Georgia" style:font-name-asian="Georgia" style:font-name-complex="Georgia"/>
    </style:style>
    <style:style style:name="T68_222" style:family="text">
      <style:text-properties style:font-name="Georgia" style:font-name-asian="Georgia" style:font-name-complex="Georgia"/>
    </style:style>
    <style:style style:name="T68_223" style:family="text">
      <style:text-properties style:font-name="Georgia" style:font-name-asian="Georgia" style:font-name-complex="Georgia"/>
    </style:style>
    <style:style style:name="T68_224" style:family="text">
      <style:text-properties style:font-name="Georgia" style:font-name-asian="Georgia" style:font-name-complex="Georgia"/>
    </style:style>
    <style:style style:name="T68_225" style:family="text">
      <style:text-properties style:font-name="Georgia" style:font-name-asian="Georgia" style:font-name-complex="Georgia"/>
    </style:style>
    <style:style style:name="T68_226" style:family="text">
      <style:text-properties style:font-name="Georgia" style:font-name-asian="Georgia" style:font-name-complex="Georgia"/>
    </style:style>
    <style:style style:name="T68_227" style:family="text">
      <style:text-properties style:font-name="Georgia" style:font-name-asian="Georgia" style:font-name-complex="Georgia"/>
    </style:style>
    <style:style style:name="T68_228" style:family="text">
      <style:text-properties style:font-name="Georgia" style:font-name-asian="Georgia" style:font-name-complex="Georgia"/>
    </style:style>
    <style:style style:name="T68_229" style:family="text">
      <style:text-properties style:font-name="Georgia" style:font-name-asian="Georgia" style:font-name-complex="Georgia"/>
    </style:style>
    <style:style style:name="T68_230" style:family="text">
      <style:text-properties style:font-name="Georgia" style:font-name-asian="Georgia" style:font-name-complex="Georgia"/>
    </style:style>
    <style:style style:name="T68_231" style:family="text">
      <style:text-properties style:font-name="Georgia" style:font-name-asian="Georgia" style:font-name-complex="Georgia"/>
    </style:style>
    <style:style style:name="T68_232" style:family="text">
      <style:text-properties style:font-name="Georgia" style:font-name-asian="Georgia" style:font-name-complex="Georgia"/>
    </style:style>
    <style:style style:name="T68_233" style:family="text">
      <style:text-properties style:font-name="Georgia" style:font-name-asian="Georgia" style:font-name-complex="Georgia"/>
    </style:style>
    <style:style style:name="T68_234" style:family="text">
      <style:text-properties style:font-name="Georgia" style:font-name-asian="Georgia" style:font-name-complex="Georgia"/>
    </style:style>
    <style:style style:name="T68_235" style:family="text">
      <style:text-properties style:font-name="Georgia" style:font-name-asian="Georgia" style:font-name-complex="Georgia"/>
    </style:style>
    <style:style style:name="T68_236" style:family="text">
      <style:text-properties style:font-name="Georgia" style:font-name-asian="Georgia" style:font-name-complex="Georgia"/>
    </style:style>
    <style:style style:name="T68_237" style:family="text">
      <style:text-properties style:font-name="Georgia" style:font-name-asian="Georgia" style:font-name-complex="Georgia"/>
    </style:style>
    <style:style style:name="T68_238" style:family="text">
      <style:text-properties style:font-name="Georgia" style:font-name-asian="Georgia" style:font-name-complex="Georgia"/>
    </style:style>
    <style:style style:name="T68_239" style:family="text">
      <style:text-properties style:font-name="Georgia" style:font-name-asian="Georgia" style:font-name-complex="Georgia"/>
    </style:style>
    <style:style style:name="T68_240" style:family="text">
      <style:text-properties style:font-name="Georgia" style:font-name-asian="Georgia" style:font-name-complex="Georgia"/>
    </style:style>
    <style:style style:name="T68_241" style:family="text">
      <style:text-properties style:font-name="Georgia" style:font-name-asian="Georgia" style:font-name-complex="Georgia"/>
    </style:style>
    <style:style style:name="T68_242" style:family="text">
      <style:text-properties style:font-name="Georgia" style:font-name-asian="Georgia" style:font-name-complex="Georgia"/>
    </style:style>
    <style:style style:name="T68_243" style:family="text">
      <style:text-properties style:font-name="Georgia" style:font-name-asian="Georgia" style:font-name-complex="Georgia"/>
    </style:style>
    <style:style style:name="T68_244" style:family="text">
      <style:text-properties style:font-name="Georgia" style:font-name-asian="Georgia" style:font-name-complex="Georgia"/>
    </style:style>
    <style:style style:name="T68_245" style:family="text">
      <style:text-properties style:font-name="Georgia" style:font-name-asian="Georgia" style:font-name-complex="Georgia"/>
    </style:style>
    <style:style style:name="T68_246" style:family="text">
      <style:text-properties style:font-name="Georgia" style:font-name-asian="Georgia" style:font-name-complex="Georgia"/>
    </style:style>
    <style:style style:name="T68_247" style:family="text">
      <style:text-properties style:font-name="Georgia" style:font-name-asian="Georgia" style:font-name-complex="Georgia"/>
    </style:style>
    <style:style style:name="T68_248" style:family="text">
      <style:text-properties style:font-name="Georgia" style:font-name-asian="Georgia" style:font-name-complex="Georgia"/>
    </style:style>
    <style:style style:name="T68_249" style:family="text">
      <style:text-properties style:font-name="Georgia" style:font-name-asian="Georgia" style:font-name-complex="Georgia"/>
    </style:style>
    <style:style style:name="T68_250" style:family="text">
      <style:text-properties style:font-name="Georgia" style:font-name-asian="Georgia" style:font-name-complex="Georgia"/>
    </style:style>
    <style:style style:name="T68_251" style:family="text">
      <style:text-properties style:font-name="Georgia" style:font-name-asian="Georgia" style:font-name-complex="Georgia"/>
    </style:style>
    <style:style style:name="T68_252" style:family="text">
      <style:text-properties style:font-name="Georgia" style:font-name-asian="Georgia" style:font-name-complex="Georgia"/>
    </style:style>
    <style:style style:name="P69" style:family="paragraph" style:parent-style-name="Standard">
      <style:paragraph-properties fo:break-before="auto" fo:line-height="100%" style:writing-mode="lr-tb"/>
      <style:text-properties style:font-name="Georgia" style:font-name-asian="Georgia" style:font-name-complex="Georgia"/>
    </style:style>
    <style:style style:name="P70" style:family="paragraph" style:parent-style-name="Standard">
      <style:paragraph-properties fo:break-before="auto" fo:line-height="100%" style:writing-mode="lr-tb"/>
      <style:text-properties style:font-name="Georgia" style:font-name-asian="Georgia" style:font-name-complex="Georgia"/>
    </style:style>
    <style:style style:name="P71" style:family="paragraph" style:parent-style-name="Standard">
      <style:paragraph-properties fo:break-before="auto" fo:line-height="100%" fo:margin-top="0cm" fo:margin-bottom="0cm" style:writing-mode="lr-tb"/>
    </style:style>
    <style:style style:name="T71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1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73" style:family="paragraph" style:parent-style-name="Standard">
      <style:paragraph-properties fo:break-before="auto" fo:line-height="150%" style:writing-mode="lr-tb"/>
    </style:style>
    <style:style style:name="T73_1" style:family="text">
      <style:text-properties style:font-name="Georgia" style:font-name-asian="Georgia" style:font-name-complex="Georgia"/>
    </style:style>
    <style:style style:name="T73_2" style:family="text">
      <style:text-properties style:font-name="Georgia" style:font-name-asian="Georgia" style:font-name-complex="Georgia"/>
    </style:style>
    <style:style style:name="T73_3" style:family="text">
      <style:text-properties style:font-name="Georgia" style:font-name-asian="Georgia" style:font-name-complex="Georgia"/>
    </style:style>
    <style:style style:name="T73_4" style:family="text">
      <style:text-properties style:font-name="Georgia" style:font-name-asian="Georgia" style:font-name-complex="Georgia"/>
    </style:style>
    <style:style style:name="T73_5" style:family="text">
      <style:text-properties style:font-name="Georgia" style:font-name-asian="Georgia" style:font-name-complex="Georgia"/>
    </style:style>
    <style:style style:name="T73_6" style:family="text">
      <style:text-properties style:font-name="Georgia" style:font-name-asian="Georgia" style:font-name-complex="Georgia"/>
    </style:style>
    <style:style style:name="T73_7" style:family="text">
      <style:text-properties style:font-name="Georgia" style:font-name-asian="Georgia" style:font-name-complex="Georgia"/>
    </style:style>
    <style:style style:name="T73_8" style:family="text">
      <style:text-properties style:font-name="Georgia" style:font-name-asian="Georgia" style:font-name-complex="Georgia"/>
    </style:style>
    <style:style style:name="T73_9" style:family="text">
      <style:text-properties style:font-name="Georgia" style:font-name-asian="Georgia" style:font-name-complex="Georgia"/>
    </style:style>
    <style:style style:name="T73_10" style:family="text">
      <style:text-properties style:font-name="Georgia" style:font-name-asian="Georgia" style:font-name-complex="Georgia"/>
    </style:style>
    <style:style style:name="T73_11" style:family="text">
      <style:text-properties style:font-name="Georgia" style:font-name-asian="Georgia" style:font-name-complex="Georgia"/>
    </style:style>
    <style:style style:name="T73_12" style:family="text">
      <style:text-properties style:font-name="Georgia" style:font-name-asian="Georgia" style:font-name-complex="Georgia"/>
    </style:style>
    <style:style style:name="T73_13" style:family="text">
      <style:text-properties style:font-name="Georgia" style:font-name-asian="Georgia" style:font-name-complex="Georgia"/>
    </style:style>
    <style:style style:name="T73_14" style:family="text">
      <style:text-properties style:font-name="Georgia" style:font-name-asian="Georgia" style:font-name-complex="Georgia"/>
    </style:style>
    <style:style style:name="T73_15" style:family="text">
      <style:text-properties style:font-name="Georgia" style:font-name-asian="Georgia" style:font-name-complex="Georgia"/>
    </style:style>
    <style:style style:name="T73_16" style:family="text">
      <style:text-properties style:font-name="Georgia" style:font-name-asian="Georgia" style:font-name-complex="Georgia"/>
    </style:style>
    <style:style style:name="T73_17" style:family="text">
      <style:text-properties style:font-name="Georgia" style:font-name-asian="Georgia" style:font-name-complex="Georgia"/>
    </style:style>
    <style:style style:name="T73_18" style:family="text">
      <style:text-properties style:font-name="Georgia" style:font-name-asian="Georgia" style:font-name-complex="Georgia"/>
    </style:style>
    <style:style style:name="T73_19" style:family="text">
      <style:text-properties style:font-name="Georgia" style:font-name-asian="Georgia" style:font-name-complex="Georgia"/>
    </style:style>
    <style:style style:name="T73_20" style:family="text">
      <style:text-properties style:font-name="Georgia" style:font-name-asian="Georgia" style:font-name-complex="Georgia"/>
    </style:style>
    <style:style style:name="T73_21" style:family="text">
      <style:text-properties style:font-name="Georgia" style:font-name-asian="Georgia" style:font-name-complex="Georgia"/>
    </style:style>
    <style:style style:name="T73_22" style:family="text">
      <style:text-properties style:font-name="Georgia" style:font-name-asian="Georgia" style:font-name-complex="Georgia"/>
    </style:style>
    <style:style style:name="T73_23" style:family="text">
      <style:text-properties style:font-name="Georgia" style:font-name-asian="Georgia" style:font-name-complex="Georgia"/>
    </style:style>
    <style:style style:name="T73_24" style:family="text">
      <style:text-properties style:font-name="Georgia" style:font-name-asian="Georgia" style:font-name-complex="Georgia"/>
    </style:style>
    <style:style style:name="T73_25" style:family="text">
      <style:text-properties style:font-name="Georgia" style:font-name-asian="Georgia" style:font-name-complex="Georgia"/>
    </style:style>
    <style:style style:name="T73_26" style:family="text">
      <style:text-properties style:font-name="Georgia" style:font-name-asian="Georgia" style:font-name-complex="Georgia"/>
    </style:style>
    <style:style style:name="T73_27" style:family="text">
      <style:text-properties style:font-name="Georgia" style:font-name-asian="Georgia" style:font-name-complex="Georgia"/>
    </style:style>
    <style:style style:name="T73_28" style:family="text">
      <style:text-properties style:font-name="Georgia" style:font-name-asian="Georgia" style:font-name-complex="Georgia"/>
    </style:style>
    <style:style style:name="T73_29" style:family="text">
      <style:text-properties style:font-name="Georgia" style:font-name-asian="Georgia" style:font-name-complex="Georgia"/>
    </style:style>
    <style:style style:name="T73_30" style:family="text">
      <style:text-properties style:font-name="Georgia" style:font-name-asian="Georgia" style:font-name-complex="Georgia"/>
    </style:style>
    <style:style style:name="T73_31" style:family="text">
      <style:text-properties style:font-name="Georgia" style:font-name-asian="Georgia" style:font-name-complex="Georgia"/>
    </style:style>
    <style:style style:name="T73_32" style:family="text">
      <style:text-properties style:font-name="Georgia" style:font-name-asian="Georgia" style:font-name-complex="Georgia"/>
    </style:style>
    <style:style style:name="T73_33" style:family="text">
      <style:text-properties style:font-name="Georgia" style:font-name-asian="Georgia" style:font-name-complex="Georgia"/>
    </style:style>
    <style:style style:name="T73_34" style:family="text">
      <style:text-properties style:font-name="Georgia" style:font-name-asian="Georgia" style:font-name-complex="Georgia"/>
    </style:style>
    <style:style style:name="T73_35" style:family="text">
      <style:text-properties style:font-name="Georgia" style:font-name-asian="Georgia" style:font-name-complex="Georgia"/>
    </style:style>
    <style:style style:name="T73_36" style:family="text">
      <style:text-properties style:font-name="Georgia" style:font-name-asian="Georgia" style:font-name-complex="Georgia"/>
    </style:style>
    <style:style style:name="T73_37" style:family="text">
      <style:text-properties style:font-name="Georgia" style:font-name-asian="Georgia" style:font-name-complex="Georgia"/>
    </style:style>
    <style:style style:name="T73_38" style:family="text">
      <style:text-properties style:font-name="Georgia" style:font-name-asian="Georgia" style:font-name-complex="Georgia"/>
    </style:style>
    <style:style style:name="T73_39" style:family="text">
      <style:text-properties style:font-name="Georgia" style:font-name-asian="Georgia" style:font-name-complex="Georgia"/>
    </style:style>
    <style:style style:name="T73_40" style:family="text">
      <style:text-properties style:font-name="Georgia" style:font-name-asian="Georgia" style:font-name-complex="Georgia"/>
    </style:style>
    <style:style style:name="T73_41" style:family="text">
      <style:text-properties style:font-name="Georgia" style:font-name-asian="Georgia" style:font-name-complex="Georgia"/>
    </style:style>
    <style:style style:name="T73_42" style:family="text">
      <style:text-properties style:font-name="Georgia" style:font-name-asian="Georgia" style:font-name-complex="Georgia"/>
    </style:style>
    <style:style style:name="T73_43" style:family="text">
      <style:text-properties style:font-name="Georgia" style:font-name-asian="Georgia" style:font-name-complex="Georgia"/>
    </style:style>
    <style:style style:name="T73_44" style:family="text">
      <style:text-properties style:font-name="Georgia" style:font-name-asian="Georgia" style:font-name-complex="Georgia"/>
    </style:style>
    <style:style style:name="T73_45" style:family="text">
      <style:text-properties style:font-name="Georgia" style:font-name-asian="Georgia" style:font-name-complex="Georgia"/>
    </style:style>
    <style:style style:name="T73_46" style:family="text">
      <style:text-properties style:font-name="Georgia" style:font-name-asian="Georgia" style:font-name-complex="Georgia"/>
    </style:style>
    <style:style style:name="T73_47" style:family="text">
      <style:text-properties style:font-name="Georgia" style:font-name-asian="Georgia" style:font-name-complex="Georgia"/>
    </style:style>
    <style:style style:name="T73_48" style:family="text">
      <style:text-properties style:font-name="Georgia" style:font-name-asian="Georgia" style:font-name-complex="Georgia"/>
    </style:style>
    <style:style style:name="T73_49" style:family="text">
      <style:text-properties style:font-name="Georgia" style:font-name-asian="Georgia" style:font-name-complex="Georgia"/>
    </style:style>
    <style:style style:name="T73_50" style:family="text">
      <style:text-properties style:font-name="Georgia" style:font-name-asian="Georgia" style:font-name-complex="Georgia"/>
    </style:style>
    <style:style style:name="T73_51" style:family="text">
      <style:text-properties style:font-name="Georgia" style:font-name-asian="Georgia" style:font-name-complex="Georgia"/>
    </style:style>
    <style:style style:name="T73_52" style:family="text">
      <style:text-properties style:font-name="Georgia" style:font-name-asian="Georgia" style:font-name-complex="Georgia"/>
    </style:style>
    <style:style style:name="T73_53" style:family="text">
      <style:text-properties style:font-name="Georgia" style:font-name-asian="Georgia" style:font-name-complex="Georgia"/>
    </style:style>
    <style:style style:name="T73_54" style:family="text">
      <style:text-properties style:font-name="Georgia" style:font-name-asian="Georgia" style:font-name-complex="Georgia"/>
    </style:style>
    <style:style style:name="T73_55" style:family="text">
      <style:text-properties style:font-name="Georgia" style:font-name-asian="Georgia" style:font-name-complex="Georgia"/>
    </style:style>
    <style:style style:name="T73_56" style:family="text">
      <style:text-properties style:font-name="Georgia" style:font-name-asian="Georgia" style:font-name-complex="Georgia"/>
    </style:style>
    <style:style style:name="T73_57" style:family="text">
      <style:text-properties style:font-name="Georgia" style:font-name-asian="Georgia" style:font-name-complex="Georgia"/>
    </style:style>
    <style:style style:name="T73_58" style:family="text">
      <style:text-properties style:font-name="Georgia" style:font-name-asian="Georgia" style:font-name-complex="Georgia"/>
    </style:style>
    <style:style style:name="T73_59" style:family="text">
      <style:text-properties style:font-name="Georgia" style:font-name-asian="Georgia" style:font-name-complex="Georgia"/>
    </style:style>
    <style:style style:name="T73_60" style:family="text">
      <style:text-properties style:font-name="Georgia" style:font-name-asian="Georgia" style:font-name-complex="Georgia"/>
    </style:style>
    <style:style style:name="T73_61" style:family="text">
      <style:text-properties style:font-name="Georgia" style:font-name-asian="Georgia" style:font-name-complex="Georgia"/>
    </style:style>
    <style:style style:name="T73_62" style:family="text">
      <style:text-properties style:font-name="Georgia" style:font-name-asian="Georgia" style:font-name-complex="Georgia"/>
    </style:style>
    <style:style style:name="T73_63" style:family="text">
      <style:text-properties style:font-name="Georgia" style:font-name-asian="Georgia" style:font-name-complex="Georgia"/>
    </style:style>
    <style:style style:name="T73_64" style:family="text">
      <style:text-properties style:font-name="Georgia" style:font-name-asian="Georgia" style:font-name-complex="Georgia"/>
    </style:style>
    <style:style style:name="T73_65" style:family="text">
      <style:text-properties style:font-name="Georgia" style:font-name-asian="Georgia" style:font-name-complex="Georgia"/>
    </style:style>
    <style:style style:name="T73_66" style:family="text">
      <style:text-properties style:font-name="Georgia" style:font-name-asian="Georgia" style:font-name-complex="Georgia"/>
    </style:style>
    <style:style style:name="T73_67" style:family="text">
      <style:text-properties style:font-name="Georgia" style:font-name-asian="Georgia" style:font-name-complex="Georgia"/>
    </style:style>
    <style:style style:name="T73_68" style:family="text">
      <style:text-properties style:font-name="Georgia" style:font-name-asian="Georgia" style:font-name-complex="Georgia"/>
    </style:style>
    <style:style style:name="T73_69" style:family="text">
      <style:text-properties style:font-name="Georgia" style:font-name-asian="Georgia" style:font-name-complex="Georgia"/>
    </style:style>
    <style:style style:name="T73_70" style:family="text">
      <style:text-properties style:font-name="Georgia" style:font-name-asian="Georgia" style:font-name-complex="Georgia"/>
    </style:style>
    <style:style style:name="T73_71" style:family="text">
      <style:text-properties style:font-name="Georgia" style:font-name-asian="Georgia" style:font-name-complex="Georgia"/>
    </style:style>
    <style:style style:name="T73_72" style:family="text">
      <style:text-properties style:font-name="Georgia" style:font-name-asian="Georgia" style:font-name-complex="Georgia"/>
    </style:style>
    <style:style style:name="T73_73" style:family="text">
      <style:text-properties style:font-name="Georgia" style:font-name-asian="Georgia" style:font-name-complex="Georgia"/>
    </style:style>
    <style:style style:name="T73_74" style:family="text">
      <style:text-properties style:font-name="Georgia" style:font-name-asian="Georgia" style:font-name-complex="Georgia"/>
    </style:style>
    <style:style style:name="T73_75" style:family="text">
      <style:text-properties style:font-name="Georgia" style:font-name-asian="Georgia" style:font-name-complex="Georgia"/>
    </style:style>
    <style:style style:name="T73_76" style:family="text">
      <style:text-properties style:font-name="Georgia" style:font-name-asian="Georgia" style:font-name-complex="Georgia"/>
    </style:style>
    <style:style style:name="T73_77" style:family="text">
      <style:text-properties style:font-name="Georgia" style:font-name-asian="Georgia" style:font-name-complex="Georgia"/>
    </style:style>
    <style:style style:name="T73_78" style:family="text">
      <style:text-properties style:font-name="Georgia" style:font-name-asian="Georgia" style:font-name-complex="Georgia"/>
    </style:style>
    <style:style style:name="T73_79" style:family="text">
      <style:text-properties style:font-name="Georgia" style:font-name-asian="Georgia" style:font-name-complex="Georgia"/>
    </style:style>
    <style:style style:name="T73_80" style:family="text">
      <style:text-properties style:font-name="Georgia" style:font-name-asian="Georgia" style:font-name-complex="Georgia"/>
    </style:style>
    <style:style style:name="T73_81" style:family="text">
      <style:text-properties style:font-name="Georgia" style:font-name-asian="Georgia" style:font-name-complex="Georgia"/>
    </style:style>
    <style:style style:name="T73_82" style:family="text">
      <style:text-properties style:font-name="Georgia" style:font-name-asian="Georgia" style:font-name-complex="Georgia"/>
    </style:style>
    <style:style style:name="T73_83" style:family="text">
      <style:text-properties style:font-name="Georgia" style:font-name-asian="Georgia" style:font-name-complex="Georgia"/>
    </style:style>
    <style:style style:name="T73_84" style:family="text">
      <style:text-properties style:font-name="Georgia" style:font-name-asian="Georgia" style:font-name-complex="Georgia"/>
    </style:style>
    <style:style style:name="T73_85" style:family="text">
      <style:text-properties style:font-name="Georgia" style:font-name-asian="Georgia" style:font-name-complex="Georgia"/>
    </style:style>
    <style:style style:name="T73_86" style:family="text">
      <style:text-properties style:font-name="Georgia" style:font-name-asian="Georgia" style:font-name-complex="Georgia"/>
    </style:style>
    <style:style style:name="T73_87" style:family="text">
      <style:text-properties style:font-name="Georgia" style:font-name-asian="Georgia" style:font-name-complex="Georgia"/>
    </style:style>
    <style:style style:name="T73_88" style:family="text">
      <style:text-properties style:font-name="Georgia" style:font-name-asian="Georgia" style:font-name-complex="Georgia"/>
    </style:style>
    <style:style style:name="T73_89" style:family="text">
      <style:text-properties style:font-name="Georgia" style:font-name-asian="Georgia" style:font-name-complex="Georgia"/>
    </style:style>
    <style:style style:name="T73_90" style:family="text">
      <style:text-properties style:font-name="Georgia" style:font-name-asian="Georgia" style:font-name-complex="Georgia"/>
    </style:style>
    <style:style style:name="T73_91" style:family="text">
      <style:text-properties style:font-name="Georgia" style:font-name-asian="Georgia" style:font-name-complex="Georgia"/>
    </style:style>
    <style:style style:name="T73_92" style:family="text">
      <style:text-properties style:font-name="Georgia" style:font-name-asian="Georgia" style:font-name-complex="Georgia"/>
    </style:style>
    <style:style style:name="T73_93" style:family="text">
      <style:text-properties style:font-name="Georgia" style:font-name-asian="Georgia" style:font-name-complex="Georgia"/>
    </style:style>
    <style:style style:name="T73_94" style:family="text">
      <style:text-properties style:font-name="Georgia" style:font-name-asian="Georgia" style:font-name-complex="Georgia"/>
    </style:style>
    <style:style style:name="T73_95" style:family="text">
      <style:text-properties style:font-name="Georgia" style:font-name-asian="Georgia" style:font-name-complex="Georgia"/>
    </style:style>
    <style:style style:name="T73_96" style:family="text">
      <style:text-properties style:font-name="Georgia" style:font-name-asian="Georgia" style:font-name-complex="Georgia"/>
    </style:style>
    <style:style style:name="T73_97" style:family="text">
      <style:text-properties style:font-name="Georgia" style:font-name-asian="Georgia" style:font-name-complex="Georgia"/>
    </style:style>
    <style:style style:name="T73_98" style:family="text">
      <style:text-properties style:font-name="Georgia" style:font-name-asian="Georgia" style:font-name-complex="Georgia"/>
    </style:style>
    <style:style style:name="T73_99" style:family="text">
      <style:text-properties style:font-name="Georgia" style:font-name-asian="Georgia" style:font-name-complex="Georgia"/>
    </style:style>
    <style:style style:name="T73_100" style:family="text">
      <style:text-properties style:font-name="Georgia" style:font-name-asian="Georgia" style:font-name-complex="Georgia"/>
    </style:style>
    <style:style style:name="T73_101" style:family="text">
      <style:text-properties style:font-name="Georgia" style:font-name-asian="Georgia" style:font-name-complex="Georgia"/>
    </style:style>
    <style:style style:name="T73_102" style:family="text">
      <style:text-properties style:font-name="Georgia" style:font-name-asian="Georgia" style:font-name-complex="Georgia"/>
    </style:style>
    <style:style style:name="T73_103" style:family="text">
      <style:text-properties style:font-name="Georgia" style:font-name-asian="Georgia" style:font-name-complex="Georgia"/>
    </style:style>
    <style:style style:name="T73_104" style:family="text">
      <style:text-properties style:font-name="Georgia" style:font-name-asian="Georgia" style:font-name-complex="Georgia"/>
    </style:style>
    <style:style style:name="T73_105" style:family="text">
      <style:text-properties style:font-name="Georgia" style:font-name-asian="Georgia" style:font-name-complex="Georgia"/>
    </style:style>
    <style:style style:name="T73_106" style:family="text">
      <style:text-properties style:font-name="Georgia" style:font-name-asian="Georgia" style:font-name-complex="Georgia"/>
    </style:style>
    <style:style style:name="T73_107" style:family="text">
      <style:text-properties style:font-name="Georgia" style:font-name-asian="Georgia" style:font-name-complex="Georgia"/>
    </style:style>
    <style:style style:name="T73_108" style:family="text">
      <style:text-properties style:font-name="Georgia" style:font-name-asian="Georgia" style:font-name-complex="Georgia"/>
    </style:style>
    <style:style style:name="T73_109" style:family="text">
      <style:text-properties style:font-name="Georgia" style:font-name-asian="Georgia" style:font-name-complex="Georgia"/>
    </style:style>
    <style:style style:name="T73_110" style:family="text">
      <style:text-properties style:font-name="Georgia" style:font-name-asian="Georgia" style:font-name-complex="Georgia"/>
    </style:style>
    <style:style style:name="T73_111" style:family="text">
      <style:text-properties style:font-name="Georgia" style:font-name-asian="Georgia" style:font-name-complex="Georgia"/>
    </style:style>
    <style:style style:name="T73_112" style:family="text">
      <style:text-properties style:font-name="Georgia" style:font-name-asian="Georgia" style:font-name-complex="Georgia"/>
    </style:style>
    <style:style style:name="T73_113" style:family="text">
      <style:text-properties style:font-name="Georgia" style:font-name-asian="Georgia" style:font-name-complex="Georgia"/>
    </style:style>
    <style:style style:name="T73_114" style:family="text">
      <style:text-properties style:font-name="Georgia" style:font-name-asian="Georgia" style:font-name-complex="Georgia"/>
    </style:style>
    <style:style style:name="T73_115" style:family="text">
      <style:text-properties style:font-name="Georgia" style:font-name-asian="Georgia" style:font-name-complex="Georgia"/>
    </style:style>
    <style:style style:name="T73_116" style:family="text">
      <style:text-properties style:font-name="Georgia" style:font-name-asian="Georgia" style:font-name-complex="Georgia"/>
    </style:style>
    <style:style style:name="T73_117" style:family="text">
      <style:text-properties style:font-name="Georgia" style:font-name-asian="Georgia" style:font-name-complex="Georgia"/>
    </style:style>
    <style:style style:name="T73_118" style:family="text">
      <style:text-properties style:font-name="Georgia" style:font-name-asian="Georgia" style:font-name-complex="Georgia"/>
    </style:style>
    <style:style style:name="T73_119" style:family="text">
      <style:text-properties style:font-name="Georgia" style:font-name-asian="Georgia" style:font-name-complex="Georgia"/>
    </style:style>
    <style:style style:name="T73_120" style:family="text">
      <style:text-properties style:font-name="Georgia" style:font-name-asian="Georgia" style:font-name-complex="Georgia"/>
    </style:style>
    <style:style style:name="T73_121" style:family="text">
      <style:text-properties style:font-name="Georgia" style:font-name-asian="Georgia" style:font-name-complex="Georgia"/>
    </style:style>
    <style:style style:name="T73_122" style:family="text">
      <style:text-properties style:font-name="Georgia" style:font-name-asian="Georgia" style:font-name-complex="Georgia"/>
    </style:style>
    <style:style style:name="T73_123" style:family="text">
      <style:text-properties style:font-name="Georgia" style:font-name-asian="Georgia" style:font-name-complex="Georgia"/>
    </style:style>
    <style:style style:name="T73_124" style:family="text">
      <style:text-properties style:font-name="Georgia" style:font-name-asian="Georgia" style:font-name-complex="Georgia"/>
    </style:style>
    <style:style style:name="T73_125" style:family="text">
      <style:text-properties style:font-name="Georgia" style:font-name-asian="Georgia" style:font-name-complex="Georgia"/>
    </style:style>
    <style:style style:name="T73_126" style:family="text">
      <style:text-properties style:font-name="Georgia" style:font-name-asian="Georgia" style:font-name-complex="Georgia"/>
    </style:style>
    <style:style style:name="T73_127" style:family="text">
      <style:text-properties style:font-name="Georgia" style:font-name-asian="Georgia" style:font-name-complex="Georgia"/>
    </style:style>
    <style:style style:name="T73_128" style:family="text">
      <style:text-properties style:font-name="Georgia" style:font-name-asian="Georgia" style:font-name-complex="Georgia"/>
    </style:style>
    <style:style style:name="T73_129" style:family="text">
      <style:text-properties style:font-name="Georgia" style:font-name-asian="Georgia" style:font-name-complex="Georgia"/>
    </style:style>
    <style:style style:name="T73_130" style:family="text">
      <style:text-properties style:font-name="Georgia" style:font-name-asian="Georgia" style:font-name-complex="Georgia"/>
    </style:style>
    <style:style style:name="T73_131" style:family="text">
      <style:text-properties style:font-name="Georgia" style:font-name-asian="Georgia" style:font-name-complex="Georgia"/>
    </style:style>
    <style:style style:name="T73_132" style:family="text">
      <style:text-properties style:font-name="Georgia" style:font-name-asian="Georgia" style:font-name-complex="Georgia"/>
    </style:style>
    <style:style style:name="T73_133" style:family="text">
      <style:text-properties style:font-name="Georgia" style:font-name-asian="Georgia" style:font-name-complex="Georgia"/>
    </style:style>
    <style:style style:name="T73_134" style:family="text">
      <style:text-properties style:font-name="Georgia" style:font-name-asian="Georgia" style:font-name-complex="Georgia"/>
    </style:style>
    <style:style style:name="T73_135" style:family="text">
      <style:text-properties style:font-name="Georgia" style:font-name-asian="Georgia" style:font-name-complex="Georgia"/>
    </style:style>
    <style:style style:name="T73_136" style:family="text">
      <style:text-properties style:font-name="Georgia" style:font-name-asian="Georgia" style:font-name-complex="Georgia"/>
    </style:style>
    <style:style style:name="T73_137" style:family="text">
      <style:text-properties style:font-name="Georgia" style:font-name-asian="Georgia" style:font-name-complex="Georgia"/>
    </style:style>
    <style:style style:name="T73_138" style:family="text">
      <style:text-properties style:font-name="Georgia" style:font-name-asian="Georgia" style:font-name-complex="Georgia"/>
    </style:style>
    <style:style style:name="T73_139" style:family="text">
      <style:text-properties style:font-name="Georgia" style:font-name-asian="Georgia" style:font-name-complex="Georgia"/>
    </style:style>
    <style:style style:name="T73_140" style:family="text">
      <style:text-properties style:font-name="Georgia" style:font-name-asian="Georgia" style:font-name-complex="Georgia"/>
    </style:style>
    <style:style style:name="T73_141" style:family="text">
      <style:text-properties style:font-name="Georgia" style:font-name-asian="Georgia" style:font-name-complex="Georgia"/>
    </style:style>
    <style:style style:name="T73_142" style:family="text">
      <style:text-properties style:font-name="Georgia" style:font-name-asian="Georgia" style:font-name-complex="Georgia"/>
    </style:style>
    <style:style style:name="T73_143" style:family="text">
      <style:text-properties style:font-name="Georgia" style:font-name-asian="Georgia" style:font-name-complex="Georgia"/>
    </style:style>
    <style:style style:name="T73_144" style:family="text">
      <style:text-properties style:font-name="Georgia" style:font-name-asian="Georgia" style:font-name-complex="Georgia"/>
    </style:style>
    <style:style style:name="T73_145" style:family="text">
      <style:text-properties style:font-name="Georgia" style:font-name-asian="Georgia" style:font-name-complex="Georgia"/>
    </style:style>
    <style:style style:name="T73_146" style:family="text">
      <style:text-properties style:font-name="Georgia" style:font-name-asian="Georgia" style:font-name-complex="Georgia"/>
    </style:style>
    <style:style style:name="T73_147" style:family="text">
      <style:text-properties style:font-name="Georgia" style:font-name-asian="Georgia" style:font-name-complex="Georgia"/>
    </style:style>
    <style:style style:name="T73_148" style:family="text">
      <style:text-properties style:font-name="Georgia" style:font-name-asian="Georgia" style:font-name-complex="Georgia"/>
    </style:style>
    <style:style style:name="T73_149" style:family="text">
      <style:text-properties style:font-name="Georgia" style:font-name-asian="Georgia" style:font-name-complex="Georgia"/>
    </style:style>
    <style:style style:name="T73_150" style:family="text">
      <style:text-properties style:font-name="Georgia" style:font-name-asian="Georgia" style:font-name-complex="Georgia"/>
    </style:style>
    <style:style style:name="T73_151" style:family="text">
      <style:text-properties style:font-name="Georgia" style:font-name-asian="Georgia" style:font-name-complex="Georgia"/>
    </style:style>
    <style:style style:name="T73_152" style:family="text">
      <style:text-properties style:font-name="Georgia" style:font-name-asian="Georgia" style:font-name-complex="Georgia"/>
    </style:style>
    <style:style style:name="T73_153" style:family="text">
      <style:text-properties style:font-name="Georgia" style:font-name-asian="Georgia" style:font-name-complex="Georgia"/>
    </style:style>
    <style:style style:name="T73_154" style:family="text">
      <style:text-properties style:font-name="Georgia" style:font-name-asian="Georgia" style:font-name-complex="Georgia"/>
    </style:style>
    <style:style style:name="T73_155" style:family="text">
      <style:text-properties style:font-name="Georgia" style:font-name-asian="Georgia" style:font-name-complex="Georgia"/>
    </style:style>
    <style:style style:name="T73_156" style:family="text">
      <style:text-properties style:font-name="Georgia" style:font-name-asian="Georgia" style:font-name-complex="Georgia"/>
    </style:style>
    <style:style style:name="T73_157" style:family="text">
      <style:text-properties style:font-name="Georgia" style:font-name-asian="Georgia" style:font-name-complex="Georgia"/>
    </style:style>
    <style:style style:name="T73_158" style:family="text">
      <style:text-properties style:font-name="Georgia" style:font-name-asian="Georgia" style:font-name-complex="Georgia"/>
    </style:style>
    <style:style style:name="T73_159" style:family="text">
      <style:text-properties style:font-name="Georgia" style:font-name-asian="Georgia" style:font-name-complex="Georgia"/>
    </style:style>
    <style:style style:name="T73_160" style:family="text">
      <style:text-properties style:font-name="Georgia" style:font-name-asian="Georgia" style:font-name-complex="Georgia"/>
    </style:style>
    <style:style style:name="T73_161" style:family="text">
      <style:text-properties style:font-name="Georgia" style:font-name-asian="Georgia" style:font-name-complex="Georgia"/>
    </style:style>
    <style:style style:name="T73_162" style:family="text">
      <style:text-properties style:font-name="Georgia" style:font-name-asian="Georgia" style:font-name-complex="Georgia"/>
    </style:style>
    <style:style style:name="T73_163" style:family="text">
      <style:text-properties style:font-name="Georgia" style:font-name-asian="Georgia" style:font-name-complex="Georgia"/>
    </style:style>
    <style:style style:name="T73_164" style:family="text">
      <style:text-properties style:font-name="Georgia" style:font-name-asian="Georgia" style:font-name-complex="Georgia"/>
    </style:style>
    <style:style style:name="T73_165" style:family="text">
      <style:text-properties style:font-name="Georgia" style:font-name-asian="Georgia" style:font-name-complex="Georgia"/>
    </style:style>
    <style:style style:name="T73_166" style:family="text">
      <style:text-properties style:font-name="Georgia" style:font-name-asian="Georgia" style:font-name-complex="Georgia"/>
    </style:style>
    <style:style style:name="T73_167" style:family="text">
      <style:text-properties style:font-name="Georgia" style:font-name-asian="Georgia" style:font-name-complex="Georgia"/>
    </style:style>
    <style:style style:name="T73_168" style:family="text">
      <style:text-properties style:font-name="Georgia" style:font-name-asian="Georgia" style:font-name-complex="Georgia"/>
    </style:style>
    <style:style style:name="T73_169" style:family="text">
      <style:text-properties style:font-name="Georgia" style:font-name-asian="Georgia" style:font-name-complex="Georgia"/>
    </style:style>
    <style:style style:name="T73_170" style:family="text">
      <style:text-properties style:font-name="Georgia" style:font-name-asian="Georgia" style:font-name-complex="Georgia"/>
    </style:style>
    <style:style style:name="T73_171" style:family="text">
      <style:text-properties style:font-name="Georgia" style:font-name-asian="Georgia" style:font-name-complex="Georgia"/>
    </style:style>
    <style:style style:name="T73_172" style:family="text">
      <style:text-properties style:font-name="Georgia" style:font-name-asian="Georgia" style:font-name-complex="Georgia"/>
    </style:style>
    <style:style style:name="T73_173" style:family="text">
      <style:text-properties style:font-name="Georgia" style:font-name-asian="Georgia" style:font-name-complex="Georgia"/>
    </style:style>
    <style:style style:name="T73_174" style:family="text">
      <style:text-properties style:font-name="Georgia" style:font-name-asian="Georgia" style:font-name-complex="Georgia"/>
    </style:style>
    <style:style style:name="T73_175" style:family="text">
      <style:text-properties style:font-name="Georgia" style:font-name-asian="Georgia" style:font-name-complex="Georgia"/>
    </style:style>
    <style:style style:name="T73_176" style:family="text">
      <style:text-properties style:font-name="Georgia" style:font-name-asian="Georgia" style:font-name-complex="Georgia"/>
    </style:style>
    <style:style style:name="T73_177" style:family="text">
      <style:text-properties style:font-name="Georgia" style:font-name-asian="Georgia" style:font-name-complex="Georgia"/>
    </style:style>
    <style:style style:name="T73_178" style:family="text">
      <style:text-properties style:font-name="Georgia" style:font-name-asian="Georgia" style:font-name-complex="Georgia"/>
    </style:style>
    <style:style style:name="T73_179" style:family="text">
      <style:text-properties style:font-name="Georgia" style:font-name-asian="Georgia" style:font-name-complex="Georgia"/>
    </style:style>
    <style:style style:name="T73_180" style:family="text">
      <style:text-properties style:font-name="Georgia" style:font-name-asian="Georgia" style:font-name-complex="Georgia"/>
    </style:style>
    <style:style style:name="T73_181" style:family="text">
      <style:text-properties style:font-name="Georgia" style:font-name-asian="Georgia" style:font-name-complex="Georgia"/>
    </style:style>
    <style:style style:name="T73_182" style:family="text">
      <style:text-properties style:font-name="Georgia" style:font-name-asian="Georgia" style:font-name-complex="Georgia"/>
    </style:style>
    <style:style style:name="T73_183" style:family="text">
      <style:text-properties style:font-name="Georgia" style:font-name-asian="Georgia" style:font-name-complex="Georgia"/>
    </style:style>
    <style:style style:name="T73_184" style:family="text">
      <style:text-properties style:font-name="Georgia" style:font-name-asian="Georgia" style:font-name-complex="Georgia"/>
    </style:style>
    <style:style style:name="T73_185" style:family="text">
      <style:text-properties style:font-name="Georgia" style:font-name-asian="Georgia" style:font-name-complex="Georgia"/>
    </style:style>
    <style:style style:name="T73_186" style:family="text">
      <style:text-properties style:font-name="Georgia" style:font-name-asian="Georgia" style:font-name-complex="Georgia"/>
    </style:style>
    <style:style style:name="T73_187" style:family="text">
      <style:text-properties style:font-name="Georgia" style:font-name-asian="Georgia" style:font-name-complex="Georgia"/>
    </style:style>
    <style:style style:name="T73_188" style:family="text">
      <style:text-properties style:font-name="Georgia" style:font-name-asian="Georgia" style:font-name-complex="Georgia"/>
    </style:style>
    <style:style style:name="T73_189" style:family="text">
      <style:text-properties style:font-name="Georgia" style:font-name-asian="Georgia" style:font-name-complex="Georgia"/>
    </style:style>
    <style:style style:name="T73_190" style:family="text">
      <style:text-properties style:font-name="Georgia" style:font-name-asian="Georgia" style:font-name-complex="Georgia"/>
    </style:style>
    <style:style style:name="T73_191" style:family="text">
      <style:text-properties style:font-name="Georgia" style:font-name-asian="Georgia" style:font-name-complex="Georgia"/>
    </style:style>
    <style:style style:name="T73_192" style:family="text">
      <style:text-properties style:font-name="Georgia" style:font-name-asian="Georgia" style:font-name-complex="Georgia"/>
    </style:style>
    <style:style style:name="T73_193" style:family="text">
      <style:text-properties style:font-name="Georgia" style:font-name-asian="Georgia" style:font-name-complex="Georgia"/>
    </style:style>
    <style:style style:name="T73_194" style:family="text">
      <style:text-properties style:font-name="Georgia" style:font-name-asian="Georgia" style:font-name-complex="Georgia"/>
    </style:style>
    <style:style style:name="T73_195" style:family="text">
      <style:text-properties style:font-name="Georgia" style:font-name-asian="Georgia" style:font-name-complex="Georgia"/>
    </style:style>
    <style:style style:name="T73_196" style:family="text">
      <style:text-properties style:font-name="Georgia" style:font-name-asian="Georgia" style:font-name-complex="Georgia"/>
    </style:style>
    <style:style style:name="T73_197" style:family="text">
      <style:text-properties style:font-name="Georgia" style:font-name-asian="Georgia" style:font-name-complex="Georgia"/>
    </style:style>
    <style:style style:name="T73_198" style:family="text">
      <style:text-properties style:font-name="Georgia" style:font-name-asian="Georgia" style:font-name-complex="Georgia"/>
    </style:style>
    <style:style style:name="T73_199" style:family="text">
      <style:text-properties style:font-name="Georgia" style:font-name-asian="Georgia" style:font-name-complex="Georgia"/>
    </style:style>
    <style:style style:name="T73_200" style:family="text">
      <style:text-properties style:font-name="Georgia" style:font-name-asian="Georgia" style:font-name-complex="Georgia"/>
    </style:style>
    <style:style style:name="T73_201" style:family="text">
      <style:text-properties style:font-name="Georgia" style:font-name-asian="Georgia" style:font-name-complex="Georgia"/>
    </style:style>
    <style:style style:name="T73_202" style:family="text">
      <style:text-properties style:font-name="Georgia" style:font-name-asian="Georgia" style:font-name-complex="Georgia"/>
    </style:style>
    <style:style style:name="T73_203" style:family="text">
      <style:text-properties style:font-name="Georgia" style:font-name-asian="Georgia" style:font-name-complex="Georgia"/>
    </style:style>
    <style:style style:name="T73_204" style:family="text">
      <style:text-properties style:font-name="Georgia" style:font-name-asian="Georgia" style:font-name-complex="Georgia"/>
    </style:style>
    <style:style style:name="T73_205" style:family="text">
      <style:text-properties style:font-name="Georgia" style:font-name-asian="Georgia" style:font-name-complex="Georgia"/>
    </style:style>
    <style:style style:name="T73_206" style:family="text">
      <style:text-properties style:font-name="Georgia" style:font-name-asian="Georgia" style:font-name-complex="Georgia"/>
    </style:style>
    <style:style style:name="T73_207" style:family="text">
      <style:text-properties style:font-name="Georgia" style:font-name-asian="Georgia" style:font-name-complex="Georgia"/>
    </style:style>
    <style:style style:name="T73_208" style:family="text">
      <style:text-properties style:font-name="Georgia" style:font-name-asian="Georgia" style:font-name-complex="Georgia"/>
    </style:style>
    <style:style style:name="T73_209" style:family="text">
      <style:text-properties style:font-name="Georgia" style:font-name-asian="Georgia" style:font-name-complex="Georgia"/>
    </style:style>
    <style:style style:name="T73_210" style:family="text">
      <style:text-properties style:font-name="Georgia" style:font-name-asian="Georgia" style:font-name-complex="Georgia"/>
    </style:style>
    <style:style style:name="T73_211" style:family="text">
      <style:text-properties style:font-name="Georgia" style:font-name-asian="Georgia" style:font-name-complex="Georgia"/>
    </style:style>
    <style:style style:name="T73_212" style:family="text">
      <style:text-properties style:font-name="Georgia" style:font-name-asian="Georgia" style:font-name-complex="Georgia"/>
    </style:style>
    <style:style style:name="T73_213" style:family="text">
      <style:text-properties style:font-name="Georgia" style:font-name-asian="Georgia" style:font-name-complex="Georgia"/>
    </style:style>
    <style:style style:name="T73_214" style:family="text">
      <style:text-properties style:font-name="Georgia" style:font-name-asian="Georgia" style:font-name-complex="Georgia"/>
    </style:style>
    <style:style style:name="T73_215" style:family="text">
      <style:text-properties style:font-name="Georgia" style:font-name-asian="Georgia" style:font-name-complex="Georgia"/>
    </style:style>
    <style:style style:name="T73_216" style:family="text">
      <style:text-properties style:font-name="Georgia" style:font-name-asian="Georgia" style:font-name-complex="Georgia"/>
    </style:style>
    <style:style style:name="T73_217" style:family="text">
      <style:text-properties style:font-name="Georgia" style:font-name-asian="Georgia" style:font-name-complex="Georgia"/>
    </style:style>
    <style:style style:name="T73_218" style:family="text">
      <style:text-properties style:font-name="Georgia" style:font-name-asian="Georgia" style:font-name-complex="Georgia"/>
    </style:style>
    <style:style style:name="T73_219" style:family="text">
      <style:text-properties style:font-name="Georgia" style:font-name-asian="Georgia" style:font-name-complex="Georgia"/>
    </style:style>
    <style:style style:name="T73_220" style:family="text">
      <style:text-properties style:font-name="Georgia" style:font-name-asian="Georgia" style:font-name-complex="Georgia"/>
    </style:style>
    <style:style style:name="P74" style:family="paragraph" style:parent-style-name="Standard">
      <style:paragraph-properties fo:break-before="auto" fo:line-height="15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75" style:family="paragraph" style:parent-style-name="Standard">
      <style:paragraph-properties fo:break-before="auto" fo:line-height="100%" fo:margin-top="0cm" fo:margin-bottom="0cm" style:writing-mode="lr-tb"/>
    </style:style>
    <style:style style:name="T75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5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77" style:family="paragraph" style:parent-style-name="Standard">
      <style:paragraph-properties fo:break-before="auto" fo:line-height="150%" style:writing-mode="lr-tb"/>
    </style:style>
    <style:style style:name="T77_1" style:family="text">
      <style:text-properties style:font-name="Georgia" style:font-name-asian="Georgia" style:font-name-complex="Georgia"/>
    </style:style>
    <style:style style:name="T77_2" style:family="text">
      <style:text-properties style:font-name="Georgia" style:font-name-asian="Georgia" style:font-name-complex="Georgia"/>
    </style:style>
    <style:style style:name="T77_3" style:family="text">
      <style:text-properties style:font-name="Georgia" style:font-name-asian="Georgia" style:font-name-complex="Georgia"/>
    </style:style>
    <style:style style:name="T77_4" style:family="text">
      <style:text-properties style:font-name="Georgia" style:font-name-asian="Georgia" style:font-name-complex="Georgia"/>
    </style:style>
    <style:style style:name="T77_5" style:family="text">
      <style:text-properties style:font-name="Georgia" style:font-name-asian="Georgia" style:font-name-complex="Georgia"/>
    </style:style>
    <style:style style:name="T77_6" style:family="text">
      <style:text-properties style:font-name="Georgia" style:font-name-asian="Georgia" style:font-name-complex="Georgia"/>
    </style:style>
    <style:style style:name="T77_7" style:family="text">
      <style:text-properties style:font-name="Georgia" style:font-name-asian="Georgia" style:font-name-complex="Georgia"/>
    </style:style>
    <style:style style:name="T77_8" style:family="text">
      <style:text-properties style:font-name="Georgia" style:font-name-asian="Georgia" style:font-name-complex="Georgia"/>
    </style:style>
    <style:style style:name="T77_9" style:family="text">
      <style:text-properties style:font-name="Georgia" style:font-name-asian="Georgia" style:font-name-complex="Georgia"/>
    </style:style>
    <style:style style:name="T77_10" style:family="text">
      <style:text-properties style:font-name="Georgia" style:font-name-asian="Georgia" style:font-name-complex="Georgia"/>
    </style:style>
    <style:style style:name="T77_11" style:family="text">
      <style:text-properties style:font-name="Georgia" style:font-name-asian="Georgia" style:font-name-complex="Georgia"/>
    </style:style>
    <style:style style:name="T77_12" style:family="text">
      <style:text-properties style:font-name="Georgia" style:font-name-asian="Georgia" style:font-name-complex="Georgia"/>
    </style:style>
    <style:style style:name="T77_13" style:family="text">
      <style:text-properties style:font-name="Georgia" style:font-name-asian="Georgia" style:font-name-complex="Georgia"/>
    </style:style>
    <style:style style:name="T77_14" style:family="text">
      <style:text-properties style:font-name="Georgia" style:font-name-asian="Georgia" style:font-name-complex="Georgia"/>
    </style:style>
    <style:style style:name="T77_15" style:family="text">
      <style:text-properties style:font-name="Georgia" style:font-name-asian="Georgia" style:font-name-complex="Georgia"/>
    </style:style>
    <style:style style:name="T77_16" style:family="text">
      <style:text-properties style:font-name="Georgia" style:font-name-asian="Georgia" style:font-name-complex="Georgia"/>
    </style:style>
    <style:style style:name="T77_17" style:family="text">
      <style:text-properties style:font-name="Georgia" style:font-name-asian="Georgia" style:font-name-complex="Georgia"/>
    </style:style>
    <style:style style:name="T77_18" style:family="text">
      <style:text-properties style:font-name="Georgia" style:font-name-asian="Georgia" style:font-name-complex="Georgia"/>
    </style:style>
    <style:style style:name="T77_19" style:family="text">
      <style:text-properties style:font-name="Georgia" style:font-name-asian="Georgia" style:font-name-complex="Georgia"/>
    </style:style>
    <style:style style:name="T77_20" style:family="text">
      <style:text-properties style:font-name="Georgia" style:font-name-asian="Georgia" style:font-name-complex="Georgia"/>
    </style:style>
    <style:style style:name="T77_21" style:family="text">
      <style:text-properties style:font-name="Georgia" style:font-name-asian="Georgia" style:font-name-complex="Georgia"/>
    </style:style>
    <style:style style:name="T77_22" style:family="text">
      <style:text-properties style:font-name="Georgia" style:font-name-asian="Georgia" style:font-name-complex="Georgia"/>
    </style:style>
    <style:style style:name="T77_23" style:family="text">
      <style:text-properties style:font-name="Georgia" style:font-name-asian="Georgia" style:font-name-complex="Georgia"/>
    </style:style>
    <style:style style:name="T77_24" style:family="text">
      <style:text-properties style:font-name="Georgia" style:font-name-asian="Georgia" style:font-name-complex="Georgia"/>
    </style:style>
    <style:style style:name="T77_25" style:family="text">
      <style:text-properties style:font-name="Georgia" style:font-name-asian="Georgia" style:font-name-complex="Georgia"/>
    </style:style>
    <style:style style:name="T77_26" style:family="text">
      <style:text-properties style:font-name="Georgia" style:font-name-asian="Georgia" style:font-name-complex="Georgia"/>
    </style:style>
    <style:style style:name="T77_27" style:family="text">
      <style:text-properties style:font-name="Georgia" style:font-name-asian="Georgia" style:font-name-complex="Georgia"/>
    </style:style>
    <style:style style:name="T77_28" style:family="text">
      <style:text-properties style:font-name="Georgia" style:font-name-asian="Georgia" style:font-name-complex="Georgia"/>
    </style:style>
    <style:style style:name="T77_29" style:family="text">
      <style:text-properties style:font-name="Georgia" style:font-name-asian="Georgia" style:font-name-complex="Georgia"/>
    </style:style>
    <style:style style:name="T77_30" style:family="text">
      <style:text-properties style:font-name="Georgia" style:font-name-asian="Georgia" style:font-name-complex="Georgia"/>
    </style:style>
    <style:style style:name="T77_31" style:family="text">
      <style:text-properties style:font-name="Georgia" style:font-name-asian="Georgia" style:font-name-complex="Georgia"/>
    </style:style>
    <style:style style:name="T77_32" style:family="text">
      <style:text-properties style:font-name="Georgia" style:font-name-asian="Georgia" style:font-name-complex="Georgia"/>
    </style:style>
    <style:style style:name="T77_33" style:family="text">
      <style:text-properties style:font-name="Georgia" style:font-name-asian="Georgia" style:font-name-complex="Georgia"/>
    </style:style>
    <style:style style:name="T77_34" style:family="text">
      <style:text-properties style:font-name="Georgia" style:font-name-asian="Georgia" style:font-name-complex="Georgia"/>
    </style:style>
    <style:style style:name="T77_35" style:family="text">
      <style:text-properties style:font-name="Georgia" style:font-name-asian="Georgia" style:font-name-complex="Georgia"/>
    </style:style>
    <style:style style:name="T77_36" style:family="text">
      <style:text-properties style:font-name="Georgia" style:font-name-asian="Georgia" style:font-name-complex="Georgia"/>
    </style:style>
    <style:style style:name="T77_37" style:family="text">
      <style:text-properties style:font-name="Georgia" style:font-name-asian="Georgia" style:font-name-complex="Georgia"/>
    </style:style>
    <style:style style:name="T77_38" style:family="text">
      <style:text-properties style:font-name="Georgia" style:font-name-asian="Georgia" style:font-name-complex="Georgia"/>
    </style:style>
    <style:style style:name="T77_39" style:family="text">
      <style:text-properties style:font-name="Georgia" style:font-name-asian="Georgia" style:font-name-complex="Georgia"/>
    </style:style>
    <style:style style:name="T77_40" style:family="text">
      <style:text-properties style:font-name="Georgia" style:font-name-asian="Georgia" style:font-name-complex="Georgia"/>
    </style:style>
    <style:style style:name="T77_41" style:family="text">
      <style:text-properties style:font-name="Georgia" style:font-name-asian="Georgia" style:font-name-complex="Georgia"/>
    </style:style>
    <style:style style:name="T77_42" style:family="text">
      <style:text-properties style:font-name="Georgia" style:font-name-asian="Georgia" style:font-name-complex="Georgia"/>
    </style:style>
    <style:style style:name="T77_43" style:family="text">
      <style:text-properties style:font-name="Georgia" style:font-name-asian="Georgia" style:font-name-complex="Georgia"/>
    </style:style>
    <style:style style:name="T77_44" style:family="text">
      <style:text-properties style:font-name="Georgia" style:font-name-asian="Georgia" style:font-name-complex="Georgia"/>
    </style:style>
    <style:style style:name="T77_45" style:family="text">
      <style:text-properties style:font-name="Georgia" style:font-name-asian="Georgia" style:font-name-complex="Georgia"/>
    </style:style>
    <style:style style:name="T77_46" style:family="text">
      <style:text-properties style:font-name="Georgia" style:font-name-asian="Georgia" style:font-name-complex="Georgia"/>
    </style:style>
    <style:style style:name="T77_47" style:family="text">
      <style:text-properties style:font-name="Georgia" style:font-name-asian="Georgia" style:font-name-complex="Georgia"/>
    </style:style>
    <style:style style:name="T77_48" style:family="text">
      <style:text-properties style:font-name="Georgia" style:font-name-asian="Georgia" style:font-name-complex="Georgia"/>
    </style:style>
    <style:style style:name="T77_49" style:family="text">
      <style:text-properties style:font-name="Georgia" style:font-name-asian="Georgia" style:font-name-complex="Georgia"/>
    </style:style>
    <style:style style:name="T77_50" style:family="text">
      <style:text-properties style:font-name="Georgia" style:font-name-asian="Georgia" style:font-name-complex="Georgia"/>
    </style:style>
    <style:style style:name="T77_51" style:family="text">
      <style:text-properties style:font-name="Georgia" style:font-name-asian="Georgia" style:font-name-complex="Georgia"/>
    </style:style>
    <style:style style:name="T77_52" style:family="text">
      <style:text-properties style:font-name="Georgia" style:font-name-asian="Georgia" style:font-name-complex="Georgia"/>
    </style:style>
    <style:style style:name="T77_53" style:family="text">
      <style:text-properties style:font-name="Georgia" style:font-name-asian="Georgia" style:font-name-complex="Georgia"/>
    </style:style>
    <style:style style:name="T77_54" style:family="text">
      <style:text-properties style:font-name="Georgia" style:font-name-asian="Georgia" style:font-name-complex="Georgia"/>
    </style:style>
    <style:style style:name="T77_55" style:family="text">
      <style:text-properties style:font-name="Georgia" style:font-name-asian="Georgia" style:font-name-complex="Georgia"/>
    </style:style>
    <style:style style:name="T77_56" style:family="text">
      <style:text-properties style:font-name="Georgia" style:font-name-asian="Georgia" style:font-name-complex="Georgia"/>
    </style:style>
    <style:style style:name="T77_57" style:family="text">
      <style:text-properties style:font-name="Georgia" style:font-name-asian="Georgia" style:font-name-complex="Georgia"/>
    </style:style>
    <style:style style:name="T77_58" style:family="text">
      <style:text-properties style:font-name="Georgia" style:font-name-asian="Georgia" style:font-name-complex="Georgia"/>
    </style:style>
    <style:style style:name="T77_59" style:family="text">
      <style:text-properties style:font-name="Georgia" style:font-name-asian="Georgia" style:font-name-complex="Georgia"/>
    </style:style>
    <style:style style:name="T77_60" style:family="text">
      <style:text-properties style:font-name="Georgia" style:font-name-asian="Georgia" style:font-name-complex="Georgia"/>
    </style:style>
    <style:style style:name="T77_61" style:family="text">
      <style:text-properties style:font-name="Georgia" style:font-name-asian="Georgia" style:font-name-complex="Georgia"/>
    </style:style>
    <style:style style:name="T77_62" style:family="text">
      <style:text-properties style:font-name="Georgia" style:font-name-asian="Georgia" style:font-name-complex="Georgia"/>
    </style:style>
    <style:style style:name="T77_63" style:family="text">
      <style:text-properties style:font-name="Georgia" style:font-name-asian="Georgia" style:font-name-complex="Georgia"/>
    </style:style>
    <style:style style:name="T77_64" style:family="text">
      <style:text-properties style:font-name="Georgia" style:font-name-asian="Georgia" style:font-name-complex="Georgia"/>
    </style:style>
    <style:style style:name="T77_65" style:family="text">
      <style:text-properties style:font-name="Georgia" style:font-name-asian="Georgia" style:font-name-complex="Georgia"/>
    </style:style>
    <style:style style:name="T77_66" style:family="text">
      <style:text-properties style:font-name="Georgia" style:font-name-asian="Georgia" style:font-name-complex="Georgia"/>
    </style:style>
    <style:style style:name="T77_67" style:family="text">
      <style:text-properties style:font-name="Georgia" style:font-name-asian="Georgia" style:font-name-complex="Georgia"/>
    </style:style>
    <style:style style:name="T77_68" style:family="text">
      <style:text-properties style:font-name="Georgia" style:font-name-asian="Georgia" style:font-name-complex="Georgia"/>
    </style:style>
    <style:style style:name="T77_69" style:family="text">
      <style:text-properties style:font-name="Georgia" style:font-name-asian="Georgia" style:font-name-complex="Georgia"/>
    </style:style>
    <style:style style:name="T77_70" style:family="text">
      <style:text-properties style:font-name="Georgia" style:font-name-asian="Georgia" style:font-name-complex="Georgia"/>
    </style:style>
    <style:style style:name="T77_71" style:family="text">
      <style:text-properties style:font-name="Georgia" style:font-name-asian="Georgia" style:font-name-complex="Georgia"/>
    </style:style>
    <style:style style:name="T77_72" style:family="text">
      <style:text-properties style:font-name="Georgia" style:font-name-asian="Georgia" style:font-name-complex="Georgia"/>
    </style:style>
    <style:style style:name="T77_73" style:family="text">
      <style:text-properties style:font-name="Georgia" style:font-name-asian="Georgia" style:font-name-complex="Georgia"/>
    </style:style>
    <style:style style:name="T77_74" style:family="text">
      <style:text-properties style:font-name="Georgia" style:font-name-asian="Georgia" style:font-name-complex="Georgia"/>
    </style:style>
    <style:style style:name="T77_75" style:family="text">
      <style:text-properties style:font-name="Georgia" style:font-name-asian="Georgia" style:font-name-complex="Georgia"/>
    </style:style>
    <style:style style:name="T77_76" style:family="text">
      <style:text-properties style:font-name="Georgia" style:font-name-asian="Georgia" style:font-name-complex="Georgia"/>
    </style:style>
    <style:style style:name="T77_77" style:family="text">
      <style:text-properties style:font-name="Georgia" style:font-name-asian="Georgia" style:font-name-complex="Georgia"/>
    </style:style>
    <style:style style:name="T77_78" style:family="text">
      <style:text-properties style:font-name="Georgia" style:font-name-asian="Georgia" style:font-name-complex="Georgia"/>
    </style:style>
    <style:style style:name="T77_79" style:family="text">
      <style:text-properties style:font-name="Georgia" style:font-name-asian="Georgia" style:font-name-complex="Georgia"/>
    </style:style>
    <style:style style:name="T77_80" style:family="text">
      <style:text-properties style:font-name="Georgia" style:font-name-asian="Georgia" style:font-name-complex="Georgia"/>
    </style:style>
    <style:style style:name="T77_81" style:family="text">
      <style:text-properties style:font-name="Georgia" style:font-name-asian="Georgia" style:font-name-complex="Georgia"/>
    </style:style>
    <style:style style:name="T77_82" style:family="text">
      <style:text-properties style:font-name="Georgia" style:font-name-asian="Georgia" style:font-name-complex="Georgia"/>
    </style:style>
    <style:style style:name="T77_83" style:family="text">
      <style:text-properties style:font-name="Georgia" style:font-name-asian="Georgia" style:font-name-complex="Georgia"/>
    </style:style>
    <style:style style:name="T77_84" style:family="text">
      <style:text-properties style:font-name="Georgia" style:font-name-asian="Georgia" style:font-name-complex="Georgia"/>
    </style:style>
    <style:style style:name="T77_85" style:family="text">
      <style:text-properties style:font-name="Georgia" style:font-name-asian="Georgia" style:font-name-complex="Georgia"/>
    </style:style>
    <style:style style:name="T77_86" style:family="text">
      <style:text-properties style:font-name="Georgia" style:font-name-asian="Georgia" style:font-name-complex="Georgia"/>
    </style:style>
    <style:style style:name="T77_87" style:family="text">
      <style:text-properties style:font-name="Georgia" style:font-name-asian="Georgia" style:font-name-complex="Georgia"/>
    </style:style>
    <style:style style:name="T77_88" style:family="text">
      <style:text-properties style:font-name="Georgia" style:font-name-asian="Georgia" style:font-name-complex="Georgia"/>
    </style:style>
    <style:style style:name="T77_89" style:family="text">
      <style:text-properties style:font-name="Georgia" style:font-name-asian="Georgia" style:font-name-complex="Georgia"/>
    </style:style>
    <style:style style:name="T77_90" style:family="text">
      <style:text-properties style:font-name="Georgia" style:font-name-asian="Georgia" style:font-name-complex="Georgia"/>
    </style:style>
    <style:style style:name="T77_91" style:family="text">
      <style:text-properties style:font-name="Georgia" style:font-name-asian="Georgia" style:font-name-complex="Georgia"/>
    </style:style>
    <style:style style:name="T77_92" style:family="text">
      <style:text-properties style:font-name="Georgia" style:font-name-asian="Georgia" style:font-name-complex="Georgia"/>
    </style:style>
    <style:style style:name="T77_93" style:family="text">
      <style:text-properties style:font-name="Georgia" style:font-name-asian="Georgia" style:font-name-complex="Georgia"/>
    </style:style>
    <style:style style:name="T77_94" style:family="text">
      <style:text-properties style:font-name="Georgia" style:font-name-asian="Georgia" style:font-name-complex="Georgia"/>
    </style:style>
    <style:style style:name="T77_95" style:family="text">
      <style:text-properties style:font-name="Georgia" style:font-name-asian="Georgia" style:font-name-complex="Georgia"/>
    </style:style>
    <style:style style:name="T77_96" style:family="text">
      <style:text-properties style:font-name="Georgia" style:font-name-asian="Georgia" style:font-name-complex="Georgia"/>
    </style:style>
    <style:style style:name="T77_97" style:family="text">
      <style:text-properties style:font-name="Georgia" style:font-name-asian="Georgia" style:font-name-complex="Georgia"/>
    </style:style>
    <style:style style:name="T77_98" style:family="text">
      <style:text-properties style:font-name="Georgia" style:font-name-asian="Georgia" style:font-name-complex="Georgia"/>
    </style:style>
    <style:style style:name="T77_99" style:family="text">
      <style:text-properties style:font-name="Georgia" style:font-name-asian="Georgia" style:font-name-complex="Georgia"/>
    </style:style>
    <style:style style:name="T77_100" style:family="text">
      <style:text-properties style:font-name="Georgia" style:font-name-asian="Georgia" style:font-name-complex="Georgia"/>
    </style:style>
    <style:style style:name="T77_101" style:family="text">
      <style:text-properties style:font-name="Georgia" style:font-name-asian="Georgia" style:font-name-complex="Georgia"/>
    </style:style>
    <style:style style:name="T77_102" style:family="text">
      <style:text-properties style:font-name="Georgia" style:font-name-asian="Georgia" style:font-name-complex="Georgia"/>
    </style:style>
    <style:style style:name="T77_103" style:family="text">
      <style:text-properties style:font-name="Georgia" style:font-name-asian="Georgia" style:font-name-complex="Georgia"/>
    </style:style>
    <style:style style:name="T77_104" style:family="text">
      <style:text-properties style:font-name="Georgia" style:font-name-asian="Georgia" style:font-name-complex="Georgia"/>
    </style:style>
    <style:style style:name="T77_105" style:family="text">
      <style:text-properties style:font-name="Georgia" style:font-name-asian="Georgia" style:font-name-complex="Georgia"/>
    </style:style>
    <style:style style:name="T77_106" style:family="text">
      <style:text-properties style:font-name="Georgia" style:font-name-asian="Georgia" style:font-name-complex="Georgia"/>
    </style:style>
    <style:style style:name="T77_107" style:family="text">
      <style:text-properties style:font-name="Georgia" style:font-name-asian="Georgia" style:font-name-complex="Georgia"/>
    </style:style>
    <style:style style:name="T77_108" style:family="text">
      <style:text-properties style:font-name="Georgia" style:font-name-asian="Georgia" style:font-name-complex="Georgia"/>
    </style:style>
    <style:style style:name="T77_109" style:family="text">
      <style:text-properties style:font-name="Georgia" style:font-name-asian="Georgia" style:font-name-complex="Georgia"/>
    </style:style>
    <style:style style:name="T77_110" style:family="text">
      <style:text-properties style:font-name="Georgia" style:font-name-asian="Georgia" style:font-name-complex="Georgia"/>
    </style:style>
    <style:style style:name="T77_111" style:family="text">
      <style:text-properties style:font-name="Georgia" style:font-name-asian="Georgia" style:font-name-complex="Georgia"/>
    </style:style>
    <style:style style:name="T77_112" style:family="text">
      <style:text-properties style:font-name="Georgia" style:font-name-asian="Georgia" style:font-name-complex="Georgia"/>
    </style:style>
    <style:style style:name="T77_113" style:family="text">
      <style:text-properties style:font-name="Georgia" style:font-name-asian="Georgia" style:font-name-complex="Georgia"/>
    </style:style>
    <style:style style:name="T77_114" style:family="text">
      <style:text-properties style:font-name="Georgia" style:font-name-asian="Georgia" style:font-name-complex="Georgia"/>
    </style:style>
    <style:style style:name="T77_115" style:family="text">
      <style:text-properties style:font-name="Georgia" style:font-name-asian="Georgia" style:font-name-complex="Georgia"/>
    </style:style>
    <style:style style:name="T77_116" style:family="text">
      <style:text-properties style:font-name="Georgia" style:font-name-asian="Georgia" style:font-name-complex="Georgia"/>
    </style:style>
    <style:style style:name="T77_117" style:family="text">
      <style:text-properties style:font-name="Georgia" style:font-name-asian="Georgia" style:font-name-complex="Georgia"/>
    </style:style>
    <style:style style:name="T77_118" style:family="text">
      <style:text-properties style:font-name="Georgia" style:font-name-asian="Georgia" style:font-name-complex="Georgia"/>
    </style:style>
    <style:style style:name="T77_119" style:family="text">
      <style:text-properties style:font-name="Georgia" style:font-name-asian="Georgia" style:font-name-complex="Georgia"/>
    </style:style>
    <style:style style:name="T77_120" style:family="text">
      <style:text-properties style:font-name="Georgia" style:font-name-asian="Georgia" style:font-name-complex="Georgia"/>
    </style:style>
    <style:style style:name="T77_121" style:family="text">
      <style:text-properties style:font-name="Georgia" style:font-name-asian="Georgia" style:font-name-complex="Georgia"/>
    </style:style>
    <style:style style:name="T77_122" style:family="text">
      <style:text-properties style:font-name="Georgia" style:font-name-asian="Georgia" style:font-name-complex="Georgia"/>
    </style:style>
    <style:style style:name="T77_123" style:family="text">
      <style:text-properties style:font-name="Georgia" style:font-name-asian="Georgia" style:font-name-complex="Georgia"/>
    </style:style>
    <style:style style:name="T77_124" style:family="text">
      <style:text-properties style:font-name="Georgia" style:font-name-asian="Georgia" style:font-name-complex="Georgia"/>
    </style:style>
    <style:style style:name="T77_125" style:family="text">
      <style:text-properties style:font-name="Georgia" style:font-name-asian="Georgia" style:font-name-complex="Georgia"/>
    </style:style>
    <style:style style:name="T77_126" style:family="text">
      <style:text-properties style:font-name="Georgia" style:font-name-asian="Georgia" style:font-name-complex="Georgia"/>
    </style:style>
    <style:style style:name="P78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79" style:family="paragraph" style:parent-style-name="Standard">
      <style:paragraph-properties fo:break-before="auto" fo:line-height="100%" fo:margin-top="0cm" fo:margin-bottom="0cm" style:writing-mode="lr-tb"/>
    </style:style>
    <style:style style:name="T79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9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81" style:family="paragraph" style:parent-style-name="Standard">
      <style:paragraph-properties fo:break-before="auto" fo:line-height="150%" style:writing-mode="lr-tb"/>
    </style:style>
    <style:style style:name="T81_1" style:family="text">
      <style:text-properties style:font-name="Georgia" style:font-name-asian="Georgia" style:font-name-complex="Georgia"/>
    </style:style>
    <style:style style:name="T81_2" style:family="text">
      <style:text-properties style:font-name="Georgia" style:font-name-asian="Georgia" style:font-name-complex="Georgia"/>
    </style:style>
    <style:style style:name="T81_3" style:family="text">
      <style:text-properties style:font-name="Georgia" style:font-name-asian="Georgia" style:font-name-complex="Georgia"/>
    </style:style>
    <style:style style:name="T81_4" style:family="text">
      <style:text-properties style:font-name="Georgia" style:font-name-asian="Georgia" style:font-name-complex="Georgia"/>
    </style:style>
    <style:style style:name="T81_5" style:family="text">
      <style:text-properties style:font-name="Georgia" style:font-name-asian="Georgia" style:font-name-complex="Georgia"/>
    </style:style>
    <style:style style:name="T81_6" style:family="text">
      <style:text-properties style:font-name="Georgia" style:font-name-asian="Georgia" style:font-name-complex="Georgia"/>
    </style:style>
    <style:style style:name="T81_7" style:family="text">
      <style:text-properties style:font-name="Georgia" style:font-name-asian="Georgia" style:font-name-complex="Georgia"/>
    </style:style>
    <style:style style:name="T81_8" style:family="text">
      <style:text-properties style:font-name="Georgia" style:font-name-asian="Georgia" style:font-name-complex="Georgia"/>
    </style:style>
    <style:style style:name="T81_9" style:family="text">
      <style:text-properties style:font-name="Georgia" style:font-name-asian="Georgia" style:font-name-complex="Georgia"/>
    </style:style>
    <style:style style:name="T81_10" style:family="text">
      <style:text-properties style:font-name="Georgia" style:font-name-asian="Georgia" style:font-name-complex="Georgia"/>
    </style:style>
    <style:style style:name="T81_11" style:family="text">
      <style:text-properties style:font-name="Georgia" style:font-name-asian="Georgia" style:font-name-complex="Georgia"/>
    </style:style>
    <style:style style:name="T81_12" style:family="text">
      <style:text-properties style:font-name="Georgia" style:font-name-asian="Georgia" style:font-name-complex="Georgia"/>
    </style:style>
    <style:style style:name="T81_13" style:family="text">
      <style:text-properties style:font-name="Georgia" style:font-name-asian="Georgia" style:font-name-complex="Georgia"/>
    </style:style>
    <style:style style:name="T81_14" style:family="text">
      <style:text-properties style:font-name="Georgia" style:font-name-asian="Georgia" style:font-name-complex="Georgia"/>
    </style:style>
    <style:style style:name="T81_15" style:family="text">
      <style:text-properties style:font-name="Georgia" style:font-name-asian="Georgia" style:font-name-complex="Georgia"/>
    </style:style>
    <style:style style:name="T81_16" style:family="text">
      <style:text-properties style:font-name="Georgia" style:font-name-asian="Georgia" style:font-name-complex="Georgia"/>
    </style:style>
    <style:style style:name="T81_17" style:family="text">
      <style:text-properties style:font-name="Georgia" style:font-name-asian="Georgia" style:font-name-complex="Georgia"/>
    </style:style>
    <style:style style:name="T81_18" style:family="text">
      <style:text-properties style:font-name="Georgia" style:font-name-asian="Georgia" style:font-name-complex="Georgia"/>
    </style:style>
    <style:style style:name="T81_19" style:family="text">
      <style:text-properties style:font-name="Georgia" style:font-name-asian="Georgia" style:font-name-complex="Georgia"/>
    </style:style>
    <style:style style:name="T81_20" style:family="text">
      <style:text-properties style:font-name="Georgia" style:font-name-asian="Georgia" style:font-name-complex="Georgia"/>
    </style:style>
    <style:style style:name="T81_21" style:family="text">
      <style:text-properties style:font-name="Georgia" style:font-name-asian="Georgia" style:font-name-complex="Georgia"/>
    </style:style>
    <style:style style:name="T81_22" style:family="text">
      <style:text-properties style:font-name="Georgia" style:font-name-asian="Georgia" style:font-name-complex="Georgia"/>
    </style:style>
    <style:style style:name="T81_23" style:family="text">
      <style:text-properties style:font-name="Georgia" style:font-name-asian="Georgia" style:font-name-complex="Georgia"/>
    </style:style>
    <style:style style:name="T81_24" style:family="text">
      <style:text-properties style:font-name="Georgia" style:font-name-asian="Georgia" style:font-name-complex="Georgia"/>
    </style:style>
    <style:style style:name="T81_25" style:family="text">
      <style:text-properties style:font-name="Georgia" style:font-name-asian="Georgia" style:font-name-complex="Georgia"/>
    </style:style>
    <style:style style:name="T81_26" style:family="text">
      <style:text-properties style:font-name="Georgia" style:font-name-asian="Georgia" style:font-name-complex="Georgia"/>
    </style:style>
    <style:style style:name="T81_27" style:family="text">
      <style:text-properties style:font-name="Georgia" style:font-name-asian="Georgia" style:font-name-complex="Georgia"/>
    </style:style>
    <style:style style:name="T81_28" style:family="text">
      <style:text-properties style:font-name="Georgia" style:font-name-asian="Georgia" style:font-name-complex="Georgia"/>
    </style:style>
    <style:style style:name="T81_29" style:family="text">
      <style:text-properties style:font-name="Georgia" style:font-name-asian="Georgia" style:font-name-complex="Georgia"/>
    </style:style>
    <style:style style:name="T81_30" style:family="text">
      <style:text-properties style:font-name="Georgia" style:font-name-asian="Georgia" style:font-name-complex="Georgia"/>
    </style:style>
    <style:style style:name="T81_31" style:family="text">
      <style:text-properties style:font-name="Georgia" style:font-name-asian="Georgia" style:font-name-complex="Georgia"/>
    </style:style>
    <style:style style:name="T81_32" style:family="text">
      <style:text-properties style:font-name="Georgia" style:font-name-asian="Georgia" style:font-name-complex="Georgia"/>
    </style:style>
    <style:style style:name="T81_33" style:family="text">
      <style:text-properties style:font-name="Georgia" style:font-name-asian="Georgia" style:font-name-complex="Georgia"/>
    </style:style>
    <style:style style:name="T81_34" style:family="text">
      <style:text-properties style:font-name="Georgia" style:font-name-asian="Georgia" style:font-name-complex="Georgia"/>
    </style:style>
    <style:style style:name="T81_35" style:family="text">
      <style:text-properties style:font-name="Georgia" style:font-name-asian="Georgia" style:font-name-complex="Georgia"/>
    </style:style>
    <style:style style:name="T81_36" style:family="text">
      <style:text-properties style:font-name="Georgia" style:font-name-asian="Georgia" style:font-name-complex="Georgia"/>
    </style:style>
    <style:style style:name="T81_37" style:family="text">
      <style:text-properties style:font-name="Georgia" style:font-name-asian="Georgia" style:font-name-complex="Georgia"/>
    </style:style>
    <style:style style:name="T81_38" style:family="text">
      <style:text-properties style:font-name="Georgia" style:font-name-asian="Georgia" style:font-name-complex="Georgia"/>
    </style:style>
    <style:style style:name="T81_39" style:family="text">
      <style:text-properties style:font-name="Georgia" style:font-name-asian="Georgia" style:font-name-complex="Georgia"/>
    </style:style>
    <style:style style:name="T81_40" style:family="text">
      <style:text-properties style:font-name="Georgia" style:font-name-asian="Georgia" style:font-name-complex="Georgia"/>
    </style:style>
    <style:style style:name="T81_41" style:family="text">
      <style:text-properties style:font-name="Georgia" style:font-name-asian="Georgia" style:font-name-complex="Georgia"/>
    </style:style>
    <style:style style:name="T81_42" style:family="text">
      <style:text-properties style:font-name="Georgia" style:font-name-asian="Georgia" style:font-name-complex="Georgia"/>
    </style:style>
    <style:style style:name="T81_43" style:family="text">
      <style:text-properties style:font-name="Georgia" style:font-name-asian="Georgia" style:font-name-complex="Georgia"/>
    </style:style>
    <style:style style:name="T81_44" style:family="text">
      <style:text-properties style:font-name="Georgia" style:font-name-asian="Georgia" style:font-name-complex="Georgia"/>
    </style:style>
    <style:style style:name="T81_45" style:family="text">
      <style:text-properties style:font-name="Georgia" style:font-name-asian="Georgia" style:font-name-complex="Georgia"/>
    </style:style>
    <style:style style:name="T81_46" style:family="text">
      <style:text-properties style:font-name="Georgia" style:font-name-asian="Georgia" style:font-name-complex="Georgia"/>
    </style:style>
    <style:style style:name="T81_47" style:family="text">
      <style:text-properties style:font-name="Georgia" style:font-name-asian="Georgia" style:font-name-complex="Georgia"/>
    </style:style>
    <style:style style:name="T81_48" style:family="text">
      <style:text-properties style:font-name="Georgia" style:font-name-asian="Georgia" style:font-name-complex="Georgia"/>
    </style:style>
    <style:style style:name="T81_49" style:family="text">
      <style:text-properties style:font-name="Georgia" style:font-name-asian="Georgia" style:font-name-complex="Georgia"/>
    </style:style>
    <style:style style:name="T81_50" style:family="text">
      <style:text-properties style:font-name="Georgia" style:font-name-asian="Georgia" style:font-name-complex="Georgia"/>
    </style:style>
    <style:style style:name="T81_51" style:family="text">
      <style:text-properties style:font-name="Georgia" style:font-name-asian="Georgia" style:font-name-complex="Georgia"/>
    </style:style>
    <style:style style:name="T81_52" style:family="text">
      <style:text-properties style:font-name="Georgia" style:font-name-asian="Georgia" style:font-name-complex="Georgia"/>
    </style:style>
    <style:style style:name="T81_53" style:family="text">
      <style:text-properties style:font-name="Georgia" style:font-name-asian="Georgia" style:font-name-complex="Georgia"/>
    </style:style>
    <style:style style:name="T81_54" style:family="text">
      <style:text-properties style:font-name="Georgia" style:font-name-asian="Georgia" style:font-name-complex="Georgia"/>
    </style:style>
    <style:style style:name="T81_55" style:family="text">
      <style:text-properties style:font-name="Georgia" style:font-name-asian="Georgia" style:font-name-complex="Georgia"/>
    </style:style>
    <style:style style:name="T81_56" style:family="text">
      <style:text-properties style:font-name="Georgia" style:font-name-asian="Georgia" style:font-name-complex="Georgia"/>
    </style:style>
    <style:style style:name="T81_57" style:family="text">
      <style:text-properties style:font-name="Georgia" style:font-name-asian="Georgia" style:font-name-complex="Georgia"/>
    </style:style>
    <style:style style:name="T81_58" style:family="text">
      <style:text-properties style:font-name="Georgia" style:font-name-asian="Georgia" style:font-name-complex="Georgia"/>
    </style:style>
    <style:style style:name="T81_59" style:family="text">
      <style:text-properties style:font-name="Georgia" style:font-name-asian="Georgia" style:font-name-complex="Georgia"/>
    </style:style>
    <style:style style:name="T81_60" style:family="text">
      <style:text-properties style:font-name="Georgia" style:font-name-asian="Georgia" style:font-name-complex="Georgia"/>
    </style:style>
    <style:style style:name="T81_61" style:family="text">
      <style:text-properties style:font-name="Georgia" style:font-name-asian="Georgia" style:font-name-complex="Georgia"/>
    </style:style>
    <style:style style:name="T81_62" style:family="text">
      <style:text-properties style:font-name="Georgia" style:font-name-asian="Georgia" style:font-name-complex="Georgia"/>
    </style:style>
    <style:style style:name="T81_63" style:family="text">
      <style:text-properties style:font-name="Georgia" style:font-name-asian="Georgia" style:font-name-complex="Georgia"/>
    </style:style>
    <style:style style:name="T81_64" style:family="text">
      <style:text-properties style:font-name="Georgia" style:font-name-asian="Georgia" style:font-name-complex="Georgia"/>
    </style:style>
    <style:style style:name="T81_65" style:family="text">
      <style:text-properties style:font-name="Georgia" style:font-name-asian="Georgia" style:font-name-complex="Georgia"/>
    </style:style>
    <style:style style:name="T81_66" style:family="text">
      <style:text-properties style:font-name="Georgia" style:font-name-asian="Georgia" style:font-name-complex="Georgia"/>
    </style:style>
    <style:style style:name="T81_67" style:family="text">
      <style:text-properties style:font-name="Georgia" style:font-name-asian="Georgia" style:font-name-complex="Georgia"/>
    </style:style>
    <style:style style:name="T81_68" style:family="text">
      <style:text-properties style:font-name="Georgia" style:font-name-asian="Georgia" style:font-name-complex="Georgia"/>
    </style:style>
    <style:style style:name="T81_69" style:family="text">
      <style:text-properties style:font-name="Georgia" style:font-name-asian="Georgia" style:font-name-complex="Georgia"/>
    </style:style>
    <style:style style:name="T81_70" style:family="text">
      <style:text-properties style:font-name="Georgia" style:font-name-asian="Georgia" style:font-name-complex="Georgia"/>
    </style:style>
    <style:style style:name="T81_71" style:family="text">
      <style:text-properties style:font-name="Georgia" style:font-name-asian="Georgia" style:font-name-complex="Georgia"/>
    </style:style>
    <style:style style:name="T81_72" style:family="text">
      <style:text-properties style:font-name="Georgia" style:font-name-asian="Georgia" style:font-name-complex="Georgia"/>
    </style:style>
    <style:style style:name="T81_73" style:family="text">
      <style:text-properties style:font-name="Georgia" style:font-name-asian="Georgia" style:font-name-complex="Georgia"/>
    </style:style>
    <style:style style:name="T81_74" style:family="text">
      <style:text-properties style:font-name="Georgia" style:font-name-asian="Georgia" style:font-name-complex="Georgia"/>
    </style:style>
    <style:style style:name="T81_75" style:family="text">
      <style:text-properties style:font-name="Georgia" style:font-name-asian="Georgia" style:font-name-complex="Georgia"/>
    </style:style>
    <style:style style:name="T81_76" style:family="text">
      <style:text-properties style:font-name="Georgia" style:font-name-asian="Georgia" style:font-name-complex="Georgia"/>
    </style:style>
    <style:style style:name="T81_77" style:family="text">
      <style:text-properties style:font-name="Georgia" style:font-name-asian="Georgia" style:font-name-complex="Georgia"/>
    </style:style>
    <style:style style:name="T81_78" style:family="text">
      <style:text-properties style:font-name="Georgia" style:font-name-asian="Georgia" style:font-name-complex="Georgia"/>
    </style:style>
    <style:style style:name="T81_79" style:family="text">
      <style:text-properties style:font-name="Georgia" style:font-name-asian="Georgia" style:font-name-complex="Georgia"/>
    </style:style>
    <style:style style:name="T81_80" style:family="text">
      <style:text-properties style:font-name="Georgia" style:font-name-asian="Georgia" style:font-name-complex="Georgia"/>
    </style:style>
    <style:style style:name="T81_81" style:family="text">
      <style:text-properties style:font-name="Georgia" style:font-name-asian="Georgia" style:font-name-complex="Georgia"/>
    </style:style>
    <style:style style:name="T81_82" style:family="text">
      <style:text-properties style:font-name="Georgia" style:font-name-asian="Georgia" style:font-name-complex="Georgia"/>
    </style:style>
    <style:style style:name="T81_83" style:family="text">
      <style:text-properties style:font-name="Georgia" style:font-name-asian="Georgia" style:font-name-complex="Georgia"/>
    </style:style>
    <style:style style:name="T81_84" style:family="text">
      <style:text-properties style:font-name="Georgia" style:font-name-asian="Georgia" style:font-name-complex="Georgia"/>
    </style:style>
    <style:style style:name="T81_85" style:family="text">
      <style:text-properties style:font-name="Georgia" style:font-name-asian="Georgia" style:font-name-complex="Georgia"/>
    </style:style>
    <style:style style:name="T81_86" style:family="text">
      <style:text-properties style:font-name="Georgia" style:font-name-asian="Georgia" style:font-name-complex="Georgia"/>
    </style:style>
    <style:style style:name="T81_87" style:family="text">
      <style:text-properties style:font-name="Georgia" style:font-name-asian="Georgia" style:font-name-complex="Georgia"/>
    </style:style>
    <style:style style:name="T81_88" style:family="text">
      <style:text-properties style:font-name="Georgia" style:font-name-asian="Georgia" style:font-name-complex="Georgia"/>
    </style:style>
    <style:style style:name="T81_89" style:family="text">
      <style:text-properties style:font-name="Georgia" style:font-name-asian="Georgia" style:font-name-complex="Georgia"/>
    </style:style>
    <style:style style:name="T81_90" style:family="text">
      <style:text-properties style:font-name="Georgia" style:font-name-asian="Georgia" style:font-name-complex="Georgia"/>
    </style:style>
    <style:style style:name="T81_91" style:family="text">
      <style:text-properties style:font-name="Georgia" style:font-name-asian="Georgia" style:font-name-complex="Georgia"/>
    </style:style>
    <style:style style:name="T81_92" style:family="text">
      <style:text-properties style:font-name="Georgia" style:font-name-asian="Georgia" style:font-name-complex="Georgia"/>
    </style:style>
    <style:style style:name="T81_93" style:family="text">
      <style:text-properties style:font-name="Georgia" style:font-name-asian="Georgia" style:font-name-complex="Georgia"/>
    </style:style>
    <style:style style:name="T81_94" style:family="text">
      <style:text-properties style:font-name="Georgia" style:font-name-asian="Georgia" style:font-name-complex="Georgia"/>
    </style:style>
    <style:style style:name="T81_95" style:family="text">
      <style:text-properties style:font-name="Georgia" style:font-name-asian="Georgia" style:font-name-complex="Georgia"/>
    </style:style>
    <style:style style:name="T81_96" style:family="text">
      <style:text-properties style:font-name="Georgia" style:font-name-asian="Georgia" style:font-name-complex="Georgia"/>
    </style:style>
    <style:style style:name="T81_97" style:family="text">
      <style:text-properties style:font-name="Georgia" style:font-name-asian="Georgia" style:font-name-complex="Georgia"/>
    </style:style>
    <style:style style:name="T81_98" style:family="text">
      <style:text-properties style:font-name="Georgia" style:font-name-asian="Georgia" style:font-name-complex="Georgia"/>
    </style:style>
    <style:style style:name="T81_99" style:family="text">
      <style:text-properties style:font-name="Georgia" style:font-name-asian="Georgia" style:font-name-complex="Georgia"/>
    </style:style>
    <style:style style:name="T81_100" style:family="text">
      <style:text-properties style:font-name="Georgia" style:font-name-asian="Georgia" style:font-name-complex="Georgia"/>
    </style:style>
    <style:style style:name="T81_101" style:family="text">
      <style:text-properties style:font-name="Georgia" style:font-name-asian="Georgia" style:font-name-complex="Georgia"/>
    </style:style>
    <style:style style:name="T81_102" style:family="text">
      <style:text-properties style:font-name="Georgia" style:font-name-asian="Georgia" style:font-name-complex="Georgia"/>
    </style:style>
    <style:style style:name="T81_103" style:family="text">
      <style:text-properties style:font-name="Georgia" style:font-name-asian="Georgia" style:font-name-complex="Georgia"/>
    </style:style>
    <style:style style:name="T81_104" style:family="text">
      <style:text-properties style:font-name="Georgia" style:font-name-asian="Georgia" style:font-name-complex="Georgia"/>
    </style:style>
    <style:style style:name="T81_105" style:family="text">
      <style:text-properties style:font-name="Georgia" style:font-name-asian="Georgia" style:font-name-complex="Georgia"/>
    </style:style>
    <style:style style:name="T81_106" style:family="text">
      <style:text-properties style:font-name="Georgia" style:font-name-asian="Georgia" style:font-name-complex="Georgia"/>
    </style:style>
    <style:style style:name="T81_107" style:family="text">
      <style:text-properties style:font-name="Georgia" style:font-name-asian="Georgia" style:font-name-complex="Georgia"/>
    </style:style>
    <style:style style:name="T81_108" style:family="text">
      <style:text-properties style:font-name="Georgia" style:font-name-asian="Georgia" style:font-name-complex="Georgia"/>
    </style:style>
    <style:style style:name="T81_109" style:family="text">
      <style:text-properties style:font-name="Georgia" style:font-name-asian="Georgia" style:font-name-complex="Georgia"/>
    </style:style>
    <style:style style:name="T81_110" style:family="text">
      <style:text-properties style:font-name="Georgia" style:font-name-asian="Georgia" style:font-name-complex="Georgia"/>
    </style:style>
    <style:style style:name="T81_111" style:family="text">
      <style:text-properties style:font-name="Georgia" style:font-name-asian="Georgia" style:font-name-complex="Georgia"/>
    </style:style>
    <style:style style:name="T81_112" style:family="text">
      <style:text-properties style:font-name="Georgia" style:font-name-asian="Georgia" style:font-name-complex="Georgia"/>
    </style:style>
    <style:style style:name="T81_113" style:family="text">
      <style:text-properties style:font-name="Georgia" style:font-name-asian="Georgia" style:font-name-complex="Georgia"/>
    </style:style>
    <style:style style:name="T81_114" style:family="text">
      <style:text-properties style:font-name="Georgia" style:font-name-asian="Georgia" style:font-name-complex="Georgia"/>
    </style:style>
    <style:style style:name="T81_115" style:family="text">
      <style:text-properties style:font-name="Georgia" style:font-name-asian="Georgia" style:font-name-complex="Georgia"/>
    </style:style>
    <style:style style:name="T81_116" style:family="text">
      <style:text-properties style:font-name="Georgia" style:font-name-asian="Georgia" style:font-name-complex="Georgia"/>
    </style:style>
    <style:style style:name="T81_117" style:family="text">
      <style:text-properties style:font-name="Georgia" style:font-name-asian="Georgia" style:font-name-complex="Georgia"/>
    </style:style>
    <style:style style:name="T81_118" style:family="text">
      <style:text-properties style:font-name="Georgia" style:font-name-asian="Georgia" style:font-name-complex="Georgia"/>
    </style:style>
    <style:style style:name="T81_119" style:family="text">
      <style:text-properties style:font-name="Georgia" style:font-name-asian="Georgia" style:font-name-complex="Georgia"/>
    </style:style>
    <style:style style:name="T81_120" style:family="text">
      <style:text-properties style:font-name="Georgia" style:font-name-asian="Georgia" style:font-name-complex="Georgia"/>
    </style:style>
    <style:style style:name="T81_121" style:family="text">
      <style:text-properties style:font-name="Georgia" style:font-name-asian="Georgia" style:font-name-complex="Georgia"/>
    </style:style>
    <style:style style:name="T81_122" style:family="text">
      <style:text-properties style:font-name="Georgia" style:font-name-asian="Georgia" style:font-name-complex="Georgia"/>
    </style:style>
    <style:style style:name="T81_123" style:family="text">
      <style:text-properties style:font-name="Georgia" style:font-name-asian="Georgia" style:font-name-complex="Georgia"/>
    </style:style>
    <style:style style:name="T81_124" style:family="text">
      <style:text-properties style:font-name="Georgia" style:font-name-asian="Georgia" style:font-name-complex="Georgia"/>
    </style:style>
    <style:style style:name="T81_125" style:family="text">
      <style:text-properties style:font-name="Georgia" style:font-name-asian="Georgia" style:font-name-complex="Georgia"/>
    </style:style>
    <style:style style:name="T81_126" style:family="text">
      <style:text-properties style:font-name="Georgia" style:font-name-asian="Georgia" style:font-name-complex="Georgia"/>
    </style:style>
    <style:style style:name="T81_127" style:family="text">
      <style:text-properties style:font-name="Georgia" style:font-name-asian="Georgia" style:font-name-complex="Georgia"/>
    </style:style>
    <style:style style:name="T81_128" style:family="text">
      <style:text-properties style:font-name="Georgia" style:font-name-asian="Georgia" style:font-name-complex="Georgia"/>
    </style:style>
    <style:style style:name="T81_129" style:family="text">
      <style:text-properties style:font-name="Georgia" style:font-name-asian="Georgia" style:font-name-complex="Georgia"/>
    </style:style>
    <style:style style:name="T81_130" style:family="text">
      <style:text-properties style:font-name="Georgia" style:font-name-asian="Georgia" style:font-name-complex="Georgia"/>
    </style:style>
    <style:style style:name="T81_131" style:family="text">
      <style:text-properties style:font-name="Georgia" style:font-name-asian="Georgia" style:font-name-complex="Georgia"/>
    </style:style>
    <style:style style:name="T81_132" style:family="text">
      <style:text-properties style:font-name="Georgia" style:font-name-asian="Georgia" style:font-name-complex="Georgia"/>
    </style:style>
    <style:style style:name="T81_133" style:family="text">
      <style:text-properties style:font-name="Georgia" style:font-name-asian="Georgia" style:font-name-complex="Georgia"/>
    </style:style>
    <style:style style:name="T81_134" style:family="text">
      <style:text-properties style:font-name="Georgia" style:font-name-asian="Georgia" style:font-name-complex="Georgia"/>
    </style:style>
    <style:style style:name="T81_135" style:family="text">
      <style:text-properties style:font-name="Georgia" style:font-name-asian="Georgia" style:font-name-complex="Georgia"/>
    </style:style>
    <style:style style:name="T81_136" style:family="text">
      <style:text-properties style:font-name="Georgia" style:font-name-asian="Georgia" style:font-name-complex="Georgia"/>
    </style:style>
    <style:style style:name="T81_137" style:family="text">
      <style:text-properties style:font-name="Georgia" style:font-name-asian="Georgia" style:font-name-complex="Georgia"/>
    </style:style>
    <style:style style:name="T81_138" style:family="text">
      <style:text-properties style:font-name="Georgia" style:font-name-asian="Georgia" style:font-name-complex="Georgia"/>
    </style:style>
    <style:style style:name="T81_139" style:family="text">
      <style:text-properties style:font-name="Georgia" style:font-name-asian="Georgia" style:font-name-complex="Georgia"/>
    </style:style>
    <style:style style:name="T81_140" style:family="text">
      <style:text-properties style:font-name="Georgia" style:font-name-asian="Georgia" style:font-name-complex="Georgia"/>
    </style:style>
    <style:style style:name="T81_141" style:family="text">
      <style:text-properties style:font-name="Georgia" style:font-name-asian="Georgia" style:font-name-complex="Georgia"/>
    </style:style>
    <style:style style:name="T81_142" style:family="text">
      <style:text-properties style:font-name="Georgia" style:font-name-asian="Georgia" style:font-name-complex="Georgia"/>
    </style:style>
    <style:style style:name="T81_143" style:family="text">
      <style:text-properties style:font-name="Georgia" style:font-name-asian="Georgia" style:font-name-complex="Georgia"/>
    </style:style>
    <style:style style:name="T81_144" style:family="text">
      <style:text-properties style:font-name="Georgia" style:font-name-asian="Georgia" style:font-name-complex="Georgia"/>
    </style:style>
    <style:style style:name="T81_145" style:family="text">
      <style:text-properties style:font-name="Georgia" style:font-name-asian="Georgia" style:font-name-complex="Georgia"/>
    </style:style>
    <style:style style:name="T81_146" style:family="text">
      <style:text-properties style:font-name="Georgia" style:font-name-asian="Georgia" style:font-name-complex="Georgia"/>
    </style:style>
    <style:style style:name="T81_147" style:family="text">
      <style:text-properties style:font-name="Georgia" style:font-name-asian="Georgia" style:font-name-complex="Georgia"/>
    </style:style>
    <style:style style:name="T81_148" style:family="text">
      <style:text-properties style:font-name="Georgia" style:font-name-asian="Georgia" style:font-name-complex="Georgia"/>
    </style:style>
    <style:style style:name="T81_149" style:family="text">
      <style:text-properties style:font-name="Georgia" style:font-name-asian="Georgia" style:font-name-complex="Georgia"/>
    </style:style>
    <style:style style:name="T81_150" style:family="text">
      <style:text-properties style:font-name="Georgia" style:font-name-asian="Georgia" style:font-name-complex="Georgia"/>
    </style:style>
    <style:style style:name="T81_151" style:family="text">
      <style:text-properties style:font-name="Georgia" style:font-name-asian="Georgia" style:font-name-complex="Georgia"/>
    </style:style>
    <style:style style:name="T81_152" style:family="text">
      <style:text-properties style:font-name="Georgia" style:font-name-asian="Georgia" style:font-name-complex="Georgia"/>
    </style:style>
    <style:style style:name="T81_153" style:family="text">
      <style:text-properties style:font-name="Georgia" style:font-name-asian="Georgia" style:font-name-complex="Georgia"/>
    </style:style>
    <style:style style:name="T81_154" style:family="text">
      <style:text-properties style:font-name="Georgia" style:font-name-asian="Georgia" style:font-name-complex="Georgia"/>
    </style:style>
    <style:style style:name="T81_155" style:family="text">
      <style:text-properties style:font-name="Georgia" style:font-name-asian="Georgia" style:font-name-complex="Georgia"/>
    </style:style>
    <style:style style:name="T81_156" style:family="text">
      <style:text-properties style:font-name="Georgia" style:font-name-asian="Georgia" style:font-name-complex="Georgia"/>
    </style:style>
    <style:style style:name="T81_157" style:family="text">
      <style:text-properties style:font-name="Georgia" style:font-name-asian="Georgia" style:font-name-complex="Georgia"/>
    </style:style>
    <style:style style:name="T81_158" style:family="text">
      <style:text-properties style:font-name="Georgia" style:font-name-asian="Georgia" style:font-name-complex="Georgia"/>
    </style:style>
    <style:style style:name="T81_159" style:family="text">
      <style:text-properties style:font-name="Georgia" style:font-name-asian="Georgia" style:font-name-complex="Georgia"/>
    </style:style>
    <style:style style:name="T81_160" style:family="text">
      <style:text-properties style:font-name="Georgia" style:font-name-asian="Georgia" style:font-name-complex="Georgia"/>
    </style:style>
    <style:style style:name="T81_161" style:family="text">
      <style:text-properties style:font-name="Georgia" style:font-name-asian="Georgia" style:font-name-complex="Georgia"/>
    </style:style>
    <style:style style:name="T81_162" style:family="text">
      <style:text-properties style:font-name="Georgia" style:font-name-asian="Georgia" style:font-name-complex="Georgia"/>
    </style:style>
    <style:style style:name="T81_163" style:family="text">
      <style:text-properties style:font-name="Georgia" style:font-name-asian="Georgia" style:font-name-complex="Georgia"/>
    </style:style>
    <style:style style:name="T81_164" style:family="text">
      <style:text-properties style:font-name="Georgia" style:font-name-asian="Georgia" style:font-name-complex="Georgia"/>
    </style:style>
    <style:style style:name="T81_165" style:family="text">
      <style:text-properties style:font-name="Georgia" style:font-name-asian="Georgia" style:font-name-complex="Georgia"/>
    </style:style>
    <style:style style:name="T81_166" style:family="text">
      <style:text-properties style:font-name="Georgia" style:font-name-asian="Georgia" style:font-name-complex="Georgia"/>
    </style:style>
    <style:style style:name="T81_167" style:family="text">
      <style:text-properties style:font-name="Georgia" style:font-name-asian="Georgia" style:font-name-complex="Georgia"/>
    </style:style>
    <style:style style:name="T81_168" style:family="text">
      <style:text-properties style:font-name="Georgia" style:font-name-asian="Georgia" style:font-name-complex="Georgia"/>
    </style:style>
    <style:style style:name="T81_169" style:family="text">
      <style:text-properties style:font-name="Georgia" style:font-name-asian="Georgia" style:font-name-complex="Georgia"/>
    </style:style>
    <style:style style:name="T81_170" style:family="text">
      <style:text-properties style:font-name="Georgia" style:font-name-asian="Georgia" style:font-name-complex="Georgia"/>
    </style:style>
    <style:style style:name="P82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83" style:family="paragraph" style:parent-style-name="Standard">
      <style:paragraph-properties fo:break-before="auto" fo:line-height="100%" fo:margin-top="0cm" fo:margin-bottom="0cm" style:writing-mode="lr-tb"/>
    </style:style>
    <style:style style:name="T83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3_2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85" style:family="paragraph" style:parent-style-name="Standard">
      <style:paragraph-properties fo:break-before="auto" fo:line-height="150%" style:writing-mode="lr-tb"/>
    </style:style>
    <style:style style:name="T85_1" style:family="text">
      <style:text-properties style:font-name="Georgia" style:font-name-asian="Georgia" style:font-name-complex="Georgia"/>
    </style:style>
    <style:style style:name="T85_2" style:family="text">
      <style:text-properties style:font-name="Georgia" style:font-name-asian="Georgia" style:font-name-complex="Georgia"/>
    </style:style>
    <style:style style:name="T85_3" style:family="text">
      <style:text-properties style:font-name="Georgia" style:font-name-asian="Georgia" style:font-name-complex="Georgia"/>
    </style:style>
    <style:style style:name="T85_4" style:family="text">
      <style:text-properties style:font-name="Georgia" style:font-name-asian="Georgia" style:font-name-complex="Georgia"/>
    </style:style>
    <style:style style:name="T85_5" style:family="text">
      <style:text-properties style:font-name="Georgia" style:font-name-asian="Georgia" style:font-name-complex="Georgia"/>
    </style:style>
    <style:style style:name="T85_6" style:family="text">
      <style:text-properties style:font-name="Georgia" style:font-name-asian="Georgia" style:font-name-complex="Georgia"/>
    </style:style>
    <style:style style:name="T85_7" style:family="text">
      <style:text-properties style:font-name="Georgia" style:font-name-asian="Georgia" style:font-name-complex="Georgia"/>
    </style:style>
    <style:style style:name="T85_8" style:family="text">
      <style:text-properties style:font-name="Georgia" style:font-name-asian="Georgia" style:font-name-complex="Georgia"/>
    </style:style>
    <style:style style:name="T85_9" style:family="text">
      <style:text-properties style:font-name="Georgia" style:font-name-asian="Georgia" style:font-name-complex="Georgia"/>
    </style:style>
    <style:style style:name="T85_10" style:family="text">
      <style:text-properties style:font-name="Georgia" style:font-name-asian="Georgia" style:font-name-complex="Georgia"/>
    </style:style>
    <style:style style:name="T85_11" style:family="text">
      <style:text-properties style:font-name="Georgia" style:font-name-asian="Georgia" style:font-name-complex="Georgia"/>
    </style:style>
    <style:style style:name="T85_12" style:family="text">
      <style:text-properties style:font-name="Georgia" style:font-name-asian="Georgia" style:font-name-complex="Georgia"/>
    </style:style>
    <style:style style:name="T85_13" style:family="text">
      <style:text-properties style:font-name="Georgia" style:font-name-asian="Georgia" style:font-name-complex="Georgia"/>
    </style:style>
    <style:style style:name="T85_14" style:family="text">
      <style:text-properties style:font-name="Georgia" style:font-name-asian="Georgia" style:font-name-complex="Georgia"/>
    </style:style>
    <style:style style:name="T85_15" style:family="text">
      <style:text-properties style:font-name="Georgia" style:font-name-asian="Georgia" style:font-name-complex="Georgia"/>
    </style:style>
    <style:style style:name="T85_16" style:family="text">
      <style:text-properties style:font-name="Georgia" style:font-name-asian="Georgia" style:font-name-complex="Georgia"/>
    </style:style>
    <style:style style:name="T85_17" style:family="text">
      <style:text-properties style:font-name="Georgia" style:font-name-asian="Georgia" style:font-name-complex="Georgia"/>
    </style:style>
    <style:style style:name="T85_18" style:family="text">
      <style:text-properties style:font-name="Georgia" style:font-name-asian="Georgia" style:font-name-complex="Georgia"/>
    </style:style>
    <style:style style:name="T85_19" style:family="text">
      <style:text-properties style:font-name="Georgia" style:font-name-asian="Georgia" style:font-name-complex="Georgia"/>
    </style:style>
    <style:style style:name="T85_20" style:family="text">
      <style:text-properties style:font-name="Georgia" style:font-name-asian="Georgia" style:font-name-complex="Georgia"/>
    </style:style>
    <style:style style:name="T85_21" style:family="text">
      <style:text-properties style:font-name="Georgia" style:font-name-asian="Georgia" style:font-name-complex="Georgia"/>
    </style:style>
    <style:style style:name="T85_22" style:family="text">
      <style:text-properties style:font-name="Georgia" style:font-name-asian="Georgia" style:font-name-complex="Georgia"/>
    </style:style>
    <style:style style:name="T85_23" style:family="text">
      <style:text-properties style:font-name="Georgia" style:font-name-asian="Georgia" style:font-name-complex="Georgia"/>
    </style:style>
    <style:style style:name="T85_24" style:family="text">
      <style:text-properties style:font-name="Georgia" style:font-name-asian="Georgia" style:font-name-complex="Georgia"/>
    </style:style>
    <style:style style:name="T85_25" style:family="text">
      <style:text-properties style:font-name="Georgia" style:font-name-asian="Georgia" style:font-name-complex="Georgia"/>
    </style:style>
    <style:style style:name="T85_26" style:family="text">
      <style:text-properties style:font-name="Georgia" style:font-name-asian="Georgia" style:font-name-complex="Georgia"/>
    </style:style>
    <style:style style:name="T85_27" style:family="text">
      <style:text-properties style:font-name="Georgia" style:font-name-asian="Georgia" style:font-name-complex="Georgia"/>
    </style:style>
    <style:style style:name="T85_28" style:family="text">
      <style:text-properties style:font-name="Georgia" style:font-name-asian="Georgia" style:font-name-complex="Georgia"/>
    </style:style>
    <style:style style:name="T85_29" style:family="text">
      <style:text-properties style:font-name="Georgia" style:font-name-asian="Georgia" style:font-name-complex="Georgia"/>
    </style:style>
    <style:style style:name="T85_30" style:family="text">
      <style:text-properties style:font-name="Georgia" style:font-name-asian="Georgia" style:font-name-complex="Georgia"/>
    </style:style>
    <style:style style:name="T85_31" style:family="text">
      <style:text-properties style:font-name="Georgia" style:font-name-asian="Georgia" style:font-name-complex="Georgia"/>
    </style:style>
    <style:style style:name="T85_32" style:family="text">
      <style:text-properties style:font-name="Georgia" style:font-name-asian="Georgia" style:font-name-complex="Georgia"/>
    </style:style>
    <style:style style:name="T85_33" style:family="text">
      <style:text-properties style:font-name="Georgia" style:font-name-asian="Georgia" style:font-name-complex="Georgia"/>
    </style:style>
    <style:style style:name="T85_34" style:family="text">
      <style:text-properties style:font-name="Georgia" style:font-name-asian="Georgia" style:font-name-complex="Georgia"/>
    </style:style>
    <style:style style:name="T85_35" style:family="text">
      <style:text-properties style:font-name="Georgia" style:font-name-asian="Georgia" style:font-name-complex="Georgia"/>
    </style:style>
    <style:style style:name="T85_36" style:family="text">
      <style:text-properties style:font-name="Georgia" style:font-name-asian="Georgia" style:font-name-complex="Georgia"/>
    </style:style>
    <style:style style:name="T85_37" style:family="text">
      <style:text-properties style:font-name="Georgia" style:font-name-asian="Georgia" style:font-name-complex="Georgia"/>
    </style:style>
    <style:style style:name="T85_38" style:family="text">
      <style:text-properties style:font-name="Georgia" style:font-name-asian="Georgia" style:font-name-complex="Georgia"/>
    </style:style>
    <style:style style:name="T85_39" style:family="text">
      <style:text-properties style:font-name="Georgia" style:font-name-asian="Georgia" style:font-name-complex="Georgia"/>
    </style:style>
    <style:style style:name="T85_40" style:family="text">
      <style:text-properties style:font-name="Georgia" style:font-name-asian="Georgia" style:font-name-complex="Georgia"/>
    </style:style>
    <style:style style:name="T85_41" style:family="text">
      <style:text-properties style:font-name="Georgia" style:font-name-asian="Georgia" style:font-name-complex="Georgia"/>
    </style:style>
    <style:style style:name="T85_42" style:family="text">
      <style:text-properties style:font-name="Georgia" style:font-name-asian="Georgia" style:font-name-complex="Georgia"/>
    </style:style>
    <style:style style:name="T85_43" style:family="text">
      <style:text-properties style:font-name="Georgia" style:font-name-asian="Georgia" style:font-name-complex="Georgia"/>
    </style:style>
    <style:style style:name="T85_44" style:family="text">
      <style:text-properties style:font-name="Georgia" style:font-name-asian="Georgia" style:font-name-complex="Georgia"/>
    </style:style>
    <style:style style:name="T85_45" style:family="text">
      <style:text-properties style:font-name="Georgia" style:font-name-asian="Georgia" style:font-name-complex="Georgia"/>
    </style:style>
    <style:style style:name="T85_46" style:family="text">
      <style:text-properties style:font-name="Georgia" style:font-name-asian="Georgia" style:font-name-complex="Georgia"/>
    </style:style>
    <style:style style:name="T85_47" style:family="text">
      <style:text-properties style:font-name="Georgia" style:font-name-asian="Georgia" style:font-name-complex="Georgia"/>
    </style:style>
    <style:style style:name="T85_48" style:family="text">
      <style:text-properties style:font-name="Georgia" style:font-name-asian="Georgia" style:font-name-complex="Georgia"/>
    </style:style>
    <style:style style:name="T85_49" style:family="text">
      <style:text-properties style:font-name="Georgia" style:font-name-asian="Georgia" style:font-name-complex="Georgia"/>
    </style:style>
    <style:style style:name="T85_50" style:family="text">
      <style:text-properties style:font-name="Georgia" style:font-name-asian="Georgia" style:font-name-complex="Georgia"/>
    </style:style>
    <style:style style:name="T85_51" style:family="text">
      <style:text-properties style:font-name="Georgia" style:font-name-asian="Georgia" style:font-name-complex="Georgia"/>
    </style:style>
    <style:style style:name="T85_52" style:family="text">
      <style:text-properties style:font-name="Georgia" style:font-name-asian="Georgia" style:font-name-complex="Georgia"/>
    </style:style>
    <style:style style:name="T85_53" style:family="text">
      <style:text-properties style:font-name="Georgia" style:font-name-asian="Georgia" style:font-name-complex="Georgia"/>
    </style:style>
    <style:style style:name="T85_54" style:family="text">
      <style:text-properties style:font-name="Georgia" style:font-name-asian="Georgia" style:font-name-complex="Georgia"/>
    </style:style>
    <style:style style:name="T85_55" style:family="text">
      <style:text-properties style:font-name="Georgia" style:font-name-asian="Georgia" style:font-name-complex="Georgia"/>
    </style:style>
    <style:style style:name="T85_56" style:family="text">
      <style:text-properties style:font-name="Georgia" style:font-name-asian="Georgia" style:font-name-complex="Georgia"/>
    </style:style>
    <style:style style:name="T85_57" style:family="text">
      <style:text-properties style:font-name="Georgia" style:font-name-asian="Georgia" style:font-name-complex="Georgia"/>
    </style:style>
    <style:style style:name="T85_58" style:family="text">
      <style:text-properties style:font-name="Georgia" style:font-name-asian="Georgia" style:font-name-complex="Georgia"/>
    </style:style>
    <style:style style:name="T85_59" style:family="text">
      <style:text-properties style:font-name="Georgia" style:font-name-asian="Georgia" style:font-name-complex="Georgia"/>
    </style:style>
    <style:style style:name="T85_60" style:family="text">
      <style:text-properties style:font-name="Georgia" style:font-name-asian="Georgia" style:font-name-complex="Georgia"/>
    </style:style>
    <style:style style:name="T85_61" style:family="text">
      <style:text-properties style:font-name="Georgia" style:font-name-asian="Georgia" style:font-name-complex="Georgia"/>
    </style:style>
    <style:style style:name="T85_62" style:family="text">
      <style:text-properties style:font-name="Georgia" style:font-name-asian="Georgia" style:font-name-complex="Georgia"/>
    </style:style>
    <style:style style:name="T85_63" style:family="text">
      <style:text-properties style:font-name="Georgia" style:font-name-asian="Georgia" style:font-name-complex="Georgia"/>
    </style:style>
    <style:style style:name="T85_64" style:family="text">
      <style:text-properties style:font-name="Georgia" style:font-name-asian="Georgia" style:font-name-complex="Georgia"/>
    </style:style>
    <style:style style:name="T85_65" style:family="text">
      <style:text-properties style:font-name="Georgia" style:font-name-asian="Georgia" style:font-name-complex="Georgia"/>
    </style:style>
    <style:style style:name="T85_66" style:family="text">
      <style:text-properties style:font-name="Georgia" style:font-name-asian="Georgia" style:font-name-complex="Georgia"/>
    </style:style>
    <style:style style:name="T85_67" style:family="text">
      <style:text-properties style:font-name="Georgia" style:font-name-asian="Georgia" style:font-name-complex="Georgia"/>
    </style:style>
    <style:style style:name="T85_68" style:family="text">
      <style:text-properties style:font-name="Georgia" style:font-name-asian="Georgia" style:font-name-complex="Georgia"/>
    </style:style>
    <style:style style:name="T85_69" style:family="text">
      <style:text-properties style:font-name="Georgia" style:font-name-asian="Georgia" style:font-name-complex="Georgia"/>
    </style:style>
    <style:style style:name="T85_70" style:family="text">
      <style:text-properties style:font-name="Georgia" style:font-name-asian="Georgia" style:font-name-complex="Georgia"/>
    </style:style>
    <style:style style:name="T85_71" style:family="text">
      <style:text-properties style:font-name="Georgia" style:font-name-asian="Georgia" style:font-name-complex="Georgia"/>
    </style:style>
    <style:style style:name="T85_72" style:family="text">
      <style:text-properties style:font-name="Georgia" style:font-name-asian="Georgia" style:font-name-complex="Georgia"/>
    </style:style>
    <style:style style:name="T85_73" style:family="text">
      <style:text-properties style:font-name="Georgia" style:font-name-asian="Georgia" style:font-name-complex="Georgia"/>
    </style:style>
    <style:style style:name="T85_74" style:family="text">
      <style:text-properties style:font-name="Georgia" style:font-name-asian="Georgia" style:font-name-complex="Georgia"/>
    </style:style>
    <style:style style:name="T85_75" style:family="text">
      <style:text-properties style:font-name="Georgia" style:font-name-asian="Georgia" style:font-name-complex="Georgia"/>
    </style:style>
    <style:style style:name="T85_76" style:family="text">
      <style:text-properties style:font-name="Georgia" style:font-name-asian="Georgia" style:font-name-complex="Georgia"/>
    </style:style>
    <style:style style:name="T85_77" style:family="text">
      <style:text-properties style:font-name="Georgia" style:font-name-asian="Georgia" style:font-name-complex="Georgia"/>
    </style:style>
    <style:style style:name="T85_78" style:family="text">
      <style:text-properties style:font-name="Georgia" style:font-name-asian="Georgia" style:font-name-complex="Georgia"/>
    </style:style>
    <style:style style:name="T85_79" style:family="text">
      <style:text-properties style:font-name="Georgia" style:font-name-asian="Georgia" style:font-name-complex="Georgia"/>
    </style:style>
    <style:style style:name="T85_80" style:family="text">
      <style:text-properties style:font-name="Georgia" style:font-name-asian="Georgia" style:font-name-complex="Georgia"/>
    </style:style>
    <style:style style:name="T85_81" style:family="text">
      <style:text-properties style:font-name="Georgia" style:font-name-asian="Georgia" style:font-name-complex="Georgia"/>
    </style:style>
    <style:style style:name="T85_82" style:family="text">
      <style:text-properties style:font-name="Georgia" style:font-name-asian="Georgia" style:font-name-complex="Georgia"/>
    </style:style>
    <style:style style:name="T85_83" style:family="text">
      <style:text-properties style:font-name="Georgia" style:font-name-asian="Georgia" style:font-name-complex="Georgia"/>
    </style:style>
    <style:style style:name="T85_84" style:family="text">
      <style:text-properties style:font-name="Georgia" style:font-name-asian="Georgia" style:font-name-complex="Georgia"/>
    </style:style>
    <style:style style:name="T85_85" style:family="text">
      <style:text-properties style:font-name="Georgia" style:font-name-asian="Georgia" style:font-name-complex="Georgia"/>
    </style:style>
    <style:style style:name="T85_86" style:family="text">
      <style:text-properties style:font-name="Georgia" style:font-name-asian="Georgia" style:font-name-complex="Georgia"/>
    </style:style>
    <style:style style:name="T85_87" style:family="text">
      <style:text-properties style:font-name="Georgia" style:font-name-asian="Georgia" style:font-name-complex="Georgia"/>
    </style:style>
    <style:style style:name="T85_88" style:family="text">
      <style:text-properties style:font-name="Georgia" style:font-name-asian="Georgia" style:font-name-complex="Georgia"/>
    </style:style>
    <style:style style:name="T85_89" style:family="text">
      <style:text-properties style:font-name="Georgia" style:font-name-asian="Georgia" style:font-name-complex="Georgia"/>
    </style:style>
    <style:style style:name="T85_90" style:family="text">
      <style:text-properties style:font-name="Georgia" style:font-name-asian="Georgia" style:font-name-complex="Georgia"/>
    </style:style>
    <style:style style:name="T85_91" style:family="text">
      <style:text-properties style:font-name="Georgia" style:font-name-asian="Georgia" style:font-name-complex="Georgia"/>
    </style:style>
    <style:style style:name="T85_92" style:family="text">
      <style:text-properties style:font-name="Georgia" style:font-name-asian="Georgia" style:font-name-complex="Georgia"/>
    </style:style>
    <style:style style:name="T85_93" style:family="text">
      <style:text-properties style:font-name="Georgia" style:font-name-asian="Georgia" style:font-name-complex="Georgia"/>
    </style:style>
    <style:style style:name="T85_94" style:family="text">
      <style:text-properties style:font-name="Georgia" style:font-name-asian="Georgia" style:font-name-complex="Georgia"/>
    </style:style>
    <style:style style:name="T85_95" style:family="text">
      <style:text-properties style:font-name="Georgia" style:font-name-asian="Georgia" style:font-name-complex="Georgia"/>
    </style:style>
    <style:style style:name="T85_96" style:family="text">
      <style:text-properties style:font-name="Georgia" style:font-name-asian="Georgia" style:font-name-complex="Georgia"/>
    </style:style>
    <style:style style:name="T85_97" style:family="text">
      <style:text-properties style:font-name="Georgia" style:font-name-asian="Georgia" style:font-name-complex="Georgia"/>
    </style:style>
    <style:style style:name="T85_98" style:family="text">
      <style:text-properties style:font-name="Georgia" style:font-name-asian="Georgia" style:font-name-complex="Georgia"/>
    </style:style>
    <style:style style:name="T85_99" style:family="text">
      <style:text-properties style:font-name="Georgia" style:font-name-asian="Georgia" style:font-name-complex="Georgia"/>
    </style:style>
    <style:style style:name="T85_100" style:family="text">
      <style:text-properties style:font-name="Georgia" style:font-name-asian="Georgia" style:font-name-complex="Georgia"/>
    </style:style>
    <style:style style:name="T85_101" style:family="text">
      <style:text-properties style:font-name="Georgia" style:font-name-asian="Georgia" style:font-name-complex="Georgia"/>
    </style:style>
    <style:style style:name="T85_102" style:family="text">
      <style:text-properties style:font-name="Georgia" style:font-name-asian="Georgia" style:font-name-complex="Georgia"/>
    </style:style>
    <style:style style:name="T85_103" style:family="text">
      <style:text-properties style:font-name="Georgia" style:font-name-asian="Georgia" style:font-name-complex="Georgia"/>
    </style:style>
    <style:style style:name="T85_104" style:family="text">
      <style:text-properties style:font-name="Georgia" style:font-name-asian="Georgia" style:font-name-complex="Georgia"/>
    </style:style>
    <style:style style:name="T85_105" style:family="text">
      <style:text-properties style:font-name="Georgia" style:font-name-asian="Georgia" style:font-name-complex="Georgia"/>
    </style:style>
    <style:style style:name="T85_106" style:family="text">
      <style:text-properties style:font-name="Georgia" style:font-name-asian="Georgia" style:font-name-complex="Georgia"/>
    </style:style>
    <style:style style:name="T85_107" style:family="text">
      <style:text-properties style:font-name="Georgia" style:font-name-asian="Georgia" style:font-name-complex="Georgia"/>
    </style:style>
    <style:style style:name="T85_108" style:family="text">
      <style:text-properties style:font-name="Georgia" style:font-name-asian="Georgia" style:font-name-complex="Georgia"/>
    </style:style>
    <style:style style:name="T85_109" style:family="text">
      <style:text-properties style:font-name="Georgia" style:font-name-asian="Georgia" style:font-name-complex="Georgia"/>
    </style:style>
    <style:style style:name="T85_110" style:family="text">
      <style:text-properties style:font-name="Georgia" style:font-name-asian="Georgia" style:font-name-complex="Georgia"/>
    </style:style>
    <style:style style:name="T85_111" style:family="text">
      <style:text-properties style:font-name="Georgia" style:font-name-asian="Georgia" style:font-name-complex="Georgia"/>
    </style:style>
    <style:style style:name="T85_112" style:family="text">
      <style:text-properties style:font-name="Georgia" style:font-name-asian="Georgia" style:font-name-complex="Georgia"/>
    </style:style>
    <style:style style:name="T85_113" style:family="text">
      <style:text-properties style:font-name="Georgia" style:font-name-asian="Georgia" style:font-name-complex="Georgia"/>
    </style:style>
    <style:style style:name="T85_114" style:family="text">
      <style:text-properties style:font-name="Georgia" style:font-name-asian="Georgia" style:font-name-complex="Georgia"/>
    </style:style>
    <style:style style:name="T85_115" style:family="text">
      <style:text-properties style:font-name="Georgia" style:font-name-asian="Georgia" style:font-name-complex="Georgia"/>
    </style:style>
    <style:style style:name="T85_116" style:family="text">
      <style:text-properties style:font-name="Georgia" style:font-name-asian="Georgia" style:font-name-complex="Georgia"/>
    </style:style>
    <style:style style:name="T85_117" style:family="text">
      <style:text-properties style:font-name="Georgia" style:font-name-asian="Georgia" style:font-name-complex="Georgia"/>
    </style:style>
    <style:style style:name="T85_118" style:family="text">
      <style:text-properties style:font-name="Georgia" style:font-name-asian="Georgia" style:font-name-complex="Georgia"/>
    </style:style>
    <style:style style:name="T85_119" style:family="text">
      <style:text-properties style:font-name="Georgia" style:font-name-asian="Georgia" style:font-name-complex="Georgia"/>
    </style:style>
    <style:style style:name="T85_120" style:family="text">
      <style:text-properties style:font-name="Georgia" style:font-name-asian="Georgia" style:font-name-complex="Georgia"/>
    </style:style>
    <style:style style:name="T85_121" style:family="text">
      <style:text-properties style:font-name="Georgia" style:font-name-asian="Georgia" style:font-name-complex="Georgia"/>
    </style:style>
    <style:style style:name="T85_122" style:family="text">
      <style:text-properties style:font-name="Georgia" style:font-name-asian="Georgia" style:font-name-complex="Georgia"/>
    </style:style>
    <style:style style:name="T85_123" style:family="text">
      <style:text-properties style:font-name="Georgia" style:font-name-asian="Georgia" style:font-name-complex="Georgia"/>
    </style:style>
    <style:style style:name="T85_124" style:family="text">
      <style:text-properties style:font-name="Georgia" style:font-name-asian="Georgia" style:font-name-complex="Georgia"/>
    </style:style>
    <style:style style:name="T85_125" style:family="text">
      <style:text-properties style:font-name="Georgia" style:font-name-asian="Georgia" style:font-name-complex="Georgia"/>
    </style:style>
    <style:style style:name="T85_126" style:family="text">
      <style:text-properties style:font-name="Georgia" style:font-name-asian="Georgia" style:font-name-complex="Georgia"/>
    </style:style>
    <style:style style:name="T85_127" style:family="text">
      <style:text-properties style:font-name="Georgia" style:font-name-asian="Georgia" style:font-name-complex="Georgia"/>
    </style:style>
    <style:style style:name="T85_128" style:family="text">
      <style:text-properties style:font-name="Georgia" style:font-name-asian="Georgia" style:font-name-complex="Georgia"/>
    </style:style>
    <style:style style:name="T85_129" style:family="text">
      <style:text-properties style:font-name="Georgia" style:font-name-asian="Georgia" style:font-name-complex="Georgia"/>
    </style:style>
    <style:style style:name="T85_130" style:family="text">
      <style:text-properties style:font-name="Georgia" style:font-name-asian="Georgia" style:font-name-complex="Georgia"/>
    </style:style>
    <style:style style:name="P86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87" style:family="paragraph" style:parent-style-name="Standard">
      <style:paragraph-properties fo:break-before="auto" fo:line-height="100%" fo:margin-top="0cm" fo:margin-bottom="0cm" style:writing-mode="lr-tb"/>
    </style:style>
    <style:style style:name="T87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7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89" style:family="paragraph" style:parent-style-name="Standard">
      <style:paragraph-properties fo:break-before="auto" fo:line-height="150%" style:writing-mode="lr-tb"/>
    </style:style>
    <style:style style:name="T89_1" style:family="text">
      <style:text-properties style:font-name="Georgia" style:font-name-asian="Georgia" style:font-name-complex="Georgia"/>
    </style:style>
    <style:style style:name="T89_2" style:family="text">
      <style:text-properties style:font-name="Georgia" style:font-name-asian="Georgia" style:font-name-complex="Georgia"/>
    </style:style>
    <style:style style:name="T89_3" style:family="text">
      <style:text-properties style:font-name="Georgia" style:font-name-asian="Georgia" style:font-name-complex="Georgia"/>
    </style:style>
    <style:style style:name="T89_4" style:family="text">
      <style:text-properties style:font-name="Georgia" style:font-name-asian="Georgia" style:font-name-complex="Georgia"/>
    </style:style>
    <style:style style:name="T89_5" style:family="text">
      <style:text-properties style:font-name="Georgia" style:font-name-asian="Georgia" style:font-name-complex="Georgia"/>
    </style:style>
    <style:style style:name="T89_6" style:family="text">
      <style:text-properties style:font-name="Georgia" style:font-name-asian="Georgia" style:font-name-complex="Georgia"/>
    </style:style>
    <style:style style:name="T89_7" style:family="text">
      <style:text-properties style:font-name="Georgia" style:font-name-asian="Georgia" style:font-name-complex="Georgia"/>
    </style:style>
    <style:style style:name="T89_8" style:family="text">
      <style:text-properties style:font-name="Georgia" style:font-name-asian="Georgia" style:font-name-complex="Georgia"/>
    </style:style>
    <style:style style:name="T89_9" style:family="text">
      <style:text-properties style:font-name="Georgia" style:font-name-asian="Georgia" style:font-name-complex="Georgia"/>
    </style:style>
    <style:style style:name="T89_10" style:family="text">
      <style:text-properties style:font-name="Georgia" style:font-name-asian="Georgia" style:font-name-complex="Georgia"/>
    </style:style>
    <style:style style:name="T89_11" style:family="text">
      <style:text-properties style:font-name="Georgia" style:font-name-asian="Georgia" style:font-name-complex="Georgia"/>
    </style:style>
    <style:style style:name="T89_12" style:family="text">
      <style:text-properties style:font-name="Georgia" style:font-name-asian="Georgia" style:font-name-complex="Georgia"/>
    </style:style>
    <style:style style:name="T89_13" style:family="text">
      <style:text-properties style:font-name="Georgia" style:font-name-asian="Georgia" style:font-name-complex="Georgia"/>
    </style:style>
    <style:style style:name="T89_14" style:family="text">
      <style:text-properties style:font-name="Georgia" style:font-name-asian="Georgia" style:font-name-complex="Georgia"/>
    </style:style>
    <style:style style:name="T89_15" style:family="text">
      <style:text-properties style:font-name="Georgia" style:font-name-asian="Georgia" style:font-name-complex="Georgia"/>
    </style:style>
    <style:style style:name="T89_16" style:family="text">
      <style:text-properties style:font-name="Georgia" style:font-name-asian="Georgia" style:font-name-complex="Georgia"/>
    </style:style>
    <style:style style:name="T89_17" style:family="text">
      <style:text-properties style:font-name="Georgia" style:font-name-asian="Georgia" style:font-name-complex="Georgia"/>
    </style:style>
    <style:style style:name="T89_18" style:family="text">
      <style:text-properties style:font-name="Georgia" style:font-name-asian="Georgia" style:font-name-complex="Georgia"/>
    </style:style>
    <style:style style:name="T89_19" style:family="text">
      <style:text-properties style:font-name="Georgia" style:font-name-asian="Georgia" style:font-name-complex="Georgia"/>
    </style:style>
    <style:style style:name="T89_20" style:family="text">
      <style:text-properties style:font-name="Georgia" style:font-name-asian="Georgia" style:font-name-complex="Georgia"/>
    </style:style>
    <style:style style:name="T89_21" style:family="text">
      <style:text-properties style:font-name="Georgia" style:font-name-asian="Georgia" style:font-name-complex="Georgia"/>
    </style:style>
    <style:style style:name="T89_22" style:family="text">
      <style:text-properties style:font-name="Georgia" style:font-name-asian="Georgia" style:font-name-complex="Georgia"/>
    </style:style>
    <style:style style:name="T89_23" style:family="text">
      <style:text-properties style:font-name="Georgia" style:font-name-asian="Georgia" style:font-name-complex="Georgia"/>
    </style:style>
    <style:style style:name="T89_24" style:family="text">
      <style:text-properties style:font-name="Georgia" style:font-name-asian="Georgia" style:font-name-complex="Georgia"/>
    </style:style>
    <style:style style:name="T89_25" style:family="text">
      <style:text-properties style:font-name="Georgia" style:font-name-asian="Georgia" style:font-name-complex="Georgia"/>
    </style:style>
    <style:style style:name="T89_26" style:family="text">
      <style:text-properties style:font-name="Georgia" style:font-name-asian="Georgia" style:font-name-complex="Georgia"/>
    </style:style>
    <style:style style:name="T89_27" style:family="text">
      <style:text-properties style:font-name="Georgia" style:font-name-asian="Georgia" style:font-name-complex="Georgia"/>
    </style:style>
    <style:style style:name="T89_28" style:family="text">
      <style:text-properties style:font-name="Georgia" style:font-name-asian="Georgia" style:font-name-complex="Georgia"/>
    </style:style>
    <style:style style:name="T89_29" style:family="text">
      <style:text-properties style:font-name="Georgia" style:font-name-asian="Georgia" style:font-name-complex="Georgia"/>
    </style:style>
    <style:style style:name="T89_30" style:family="text">
      <style:text-properties style:font-name="Georgia" style:font-name-asian="Georgia" style:font-name-complex="Georgia"/>
    </style:style>
    <style:style style:name="T89_31" style:family="text">
      <style:text-properties style:font-name="Georgia" style:font-name-asian="Georgia" style:font-name-complex="Georgia"/>
    </style:style>
    <style:style style:name="T89_32" style:family="text">
      <style:text-properties style:font-name="Georgia" style:font-name-asian="Georgia" style:font-name-complex="Georgia"/>
    </style:style>
    <style:style style:name="T89_33" style:family="text">
      <style:text-properties style:font-name="Georgia" style:font-name-asian="Georgia" style:font-name-complex="Georgia"/>
    </style:style>
    <style:style style:name="T89_34" style:family="text">
      <style:text-properties style:font-name="Georgia" style:font-name-asian="Georgia" style:font-name-complex="Georgia"/>
    </style:style>
    <style:style style:name="T89_35" style:family="text">
      <style:text-properties style:font-name="Georgia" style:font-name-asian="Georgia" style:font-name-complex="Georgia"/>
    </style:style>
    <style:style style:name="T89_36" style:family="text">
      <style:text-properties style:font-name="Georgia" style:font-name-asian="Georgia" style:font-name-complex="Georgia"/>
    </style:style>
    <style:style style:name="T89_37" style:family="text">
      <style:text-properties style:font-name="Georgia" style:font-name-asian="Georgia" style:font-name-complex="Georgia"/>
    </style:style>
    <style:style style:name="T89_38" style:family="text">
      <style:text-properties style:font-name="Georgia" style:font-name-asian="Georgia" style:font-name-complex="Georgia"/>
    </style:style>
    <style:style style:name="T89_39" style:family="text">
      <style:text-properties style:font-name="Georgia" style:font-name-asian="Georgia" style:font-name-complex="Georgia"/>
    </style:style>
    <style:style style:name="T89_40" style:family="text">
      <style:text-properties style:font-name="Georgia" style:font-name-asian="Georgia" style:font-name-complex="Georgia"/>
    </style:style>
    <style:style style:name="T89_41" style:family="text">
      <style:text-properties style:font-name="Georgia" style:font-name-asian="Georgia" style:font-name-complex="Georgia"/>
    </style:style>
    <style:style style:name="T89_42" style:family="text">
      <style:text-properties style:font-name="Georgia" style:font-name-asian="Georgia" style:font-name-complex="Georgia"/>
    </style:style>
    <style:style style:name="T89_43" style:family="text">
      <style:text-properties style:font-name="Georgia" style:font-name-asian="Georgia" style:font-name-complex="Georgia"/>
    </style:style>
    <style:style style:name="T89_44" style:family="text">
      <style:text-properties style:font-name="Georgia" style:font-name-asian="Georgia" style:font-name-complex="Georgia"/>
    </style:style>
    <style:style style:name="T89_45" style:family="text">
      <style:text-properties style:font-name="Georgia" style:font-name-asian="Georgia" style:font-name-complex="Georgia"/>
    </style:style>
    <style:style style:name="T89_46" style:family="text">
      <style:text-properties style:font-name="Georgia" style:font-name-asian="Georgia" style:font-name-complex="Georgia"/>
    </style:style>
    <style:style style:name="T89_47" style:family="text">
      <style:text-properties style:font-name="Georgia" style:font-name-asian="Georgia" style:font-name-complex="Georgia"/>
    </style:style>
    <style:style style:name="T89_48" style:family="text">
      <style:text-properties style:font-name="Georgia" style:font-name-asian="Georgia" style:font-name-complex="Georgia"/>
    </style:style>
    <style:style style:name="T89_49" style:family="text">
      <style:text-properties style:font-name="Georgia" style:font-name-asian="Georgia" style:font-name-complex="Georgia"/>
    </style:style>
    <style:style style:name="T89_50" style:family="text">
      <style:text-properties style:font-name="Georgia" style:font-name-asian="Georgia" style:font-name-complex="Georgia"/>
    </style:style>
    <style:style style:name="T89_51" style:family="text">
      <style:text-properties style:font-name="Georgia" style:font-name-asian="Georgia" style:font-name-complex="Georgia"/>
    </style:style>
    <style:style style:name="T89_52" style:family="text">
      <style:text-properties style:font-name="Georgia" style:font-name-asian="Georgia" style:font-name-complex="Georgia"/>
    </style:style>
    <style:style style:name="T89_53" style:family="text">
      <style:text-properties style:font-name="Georgia" style:font-name-asian="Georgia" style:font-name-complex="Georgia"/>
    </style:style>
    <style:style style:name="T89_54" style:family="text">
      <style:text-properties style:font-name="Georgia" style:font-name-asian="Georgia" style:font-name-complex="Georgia"/>
    </style:style>
    <style:style style:name="T89_55" style:family="text">
      <style:text-properties style:font-name="Georgia" style:font-name-asian="Georgia" style:font-name-complex="Georgia"/>
    </style:style>
    <style:style style:name="T89_56" style:family="text">
      <style:text-properties style:font-name="Georgia" style:font-name-asian="Georgia" style:font-name-complex="Georgia"/>
    </style:style>
    <style:style style:name="T89_57" style:family="text">
      <style:text-properties style:font-name="Georgia" style:font-name-asian="Georgia" style:font-name-complex="Georgia"/>
    </style:style>
    <style:style style:name="T89_58" style:family="text">
      <style:text-properties style:font-name="Georgia" style:font-name-asian="Georgia" style:font-name-complex="Georgia"/>
    </style:style>
    <style:style style:name="T89_59" style:family="text">
      <style:text-properties style:font-name="Georgia" style:font-name-asian="Georgia" style:font-name-complex="Georgia"/>
    </style:style>
    <style:style style:name="T89_60" style:family="text">
      <style:text-properties style:font-name="Georgia" style:font-name-asian="Georgia" style:font-name-complex="Georgia"/>
    </style:style>
    <style:style style:name="T89_61" style:family="text">
      <style:text-properties style:font-name="Georgia" style:font-name-asian="Georgia" style:font-name-complex="Georgia"/>
    </style:style>
    <style:style style:name="T89_62" style:family="text">
      <style:text-properties style:font-name="Georgia" style:font-name-asian="Georgia" style:font-name-complex="Georgia"/>
    </style:style>
    <style:style style:name="T89_63" style:family="text">
      <style:text-properties style:font-name="Georgia" style:font-name-asian="Georgia" style:font-name-complex="Georgia"/>
    </style:style>
    <style:style style:name="T89_64" style:family="text">
      <style:text-properties style:font-name="Georgia" style:font-name-asian="Georgia" style:font-name-complex="Georgia"/>
    </style:style>
    <style:style style:name="T89_65" style:family="text">
      <style:text-properties style:font-name="Georgia" style:font-name-asian="Georgia" style:font-name-complex="Georgia"/>
    </style:style>
    <style:style style:name="T89_66" style:family="text">
      <style:text-properties style:font-name="Georgia" style:font-name-asian="Georgia" style:font-name-complex="Georgia"/>
    </style:style>
    <style:style style:name="T89_67" style:family="text">
      <style:text-properties style:font-name="Georgia" style:font-name-asian="Georgia" style:font-name-complex="Georgia"/>
    </style:style>
    <style:style style:name="T89_68" style:family="text">
      <style:text-properties style:font-name="Georgia" style:font-name-asian="Georgia" style:font-name-complex="Georgia"/>
    </style:style>
    <style:style style:name="T89_69" style:family="text">
      <style:text-properties style:font-name="Georgia" style:font-name-asian="Georgia" style:font-name-complex="Georgia"/>
    </style:style>
    <style:style style:name="T89_70" style:family="text">
      <style:text-properties style:font-name="Georgia" style:font-name-asian="Georgia" style:font-name-complex="Georgia"/>
    </style:style>
    <style:style style:name="T89_71" style:family="text">
      <style:text-properties style:font-name="Georgia" style:font-name-asian="Georgia" style:font-name-complex="Georgia"/>
    </style:style>
    <style:style style:name="T89_72" style:family="text">
      <style:text-properties style:font-name="Georgia" style:font-name-asian="Georgia" style:font-name-complex="Georgia"/>
    </style:style>
    <style:style style:name="T89_73" style:family="text">
      <style:text-properties style:font-name="Georgia" style:font-name-asian="Georgia" style:font-name-complex="Georgia"/>
    </style:style>
    <style:style style:name="T89_74" style:family="text">
      <style:text-properties style:font-name="Georgia" style:font-name-asian="Georgia" style:font-name-complex="Georgia"/>
    </style:style>
    <style:style style:name="T89_75" style:family="text">
      <style:text-properties style:font-name="Georgia" style:font-name-asian="Georgia" style:font-name-complex="Georgia"/>
    </style:style>
    <style:style style:name="T89_76" style:family="text">
      <style:text-properties style:font-name="Georgia" style:font-name-asian="Georgia" style:font-name-complex="Georgia"/>
    </style:style>
    <style:style style:name="T89_77" style:family="text">
      <style:text-properties style:font-name="Georgia" style:font-name-asian="Georgia" style:font-name-complex="Georgia"/>
    </style:style>
    <style:style style:name="T89_78" style:family="text">
      <style:text-properties style:font-name="Georgia" style:font-name-asian="Georgia" style:font-name-complex="Georgia"/>
    </style:style>
    <style:style style:name="T89_79" style:family="text">
      <style:text-properties style:font-name="Georgia" style:font-name-asian="Georgia" style:font-name-complex="Georgia"/>
    </style:style>
    <style:style style:name="T89_80" style:family="text">
      <style:text-properties style:font-name="Georgia" style:font-name-asian="Georgia" style:font-name-complex="Georgia"/>
    </style:style>
    <style:style style:name="T89_81" style:family="text">
      <style:text-properties style:font-name="Georgia" style:font-name-asian="Georgia" style:font-name-complex="Georgia"/>
    </style:style>
    <style:style style:name="T89_82" style:family="text">
      <style:text-properties style:font-name="Georgia" style:font-name-asian="Georgia" style:font-name-complex="Georgia"/>
    </style:style>
    <style:style style:name="T89_83" style:family="text">
      <style:text-properties style:font-name="Georgia" style:font-name-asian="Georgia" style:font-name-complex="Georgia"/>
    </style:style>
    <style:style style:name="T89_84" style:family="text">
      <style:text-properties style:font-name="Georgia" style:font-name-asian="Georgia" style:font-name-complex="Georgia"/>
    </style:style>
    <style:style style:name="T89_85" style:family="text">
      <style:text-properties style:font-name="Georgia" style:font-name-asian="Georgia" style:font-name-complex="Georgia"/>
    </style:style>
    <style:style style:name="T89_86" style:family="text">
      <style:text-properties style:font-name="Georgia" style:font-name-asian="Georgia" style:font-name-complex="Georgia"/>
    </style:style>
    <style:style style:name="T89_87" style:family="text">
      <style:text-properties style:font-name="Georgia" style:font-name-asian="Georgia" style:font-name-complex="Georgia"/>
    </style:style>
    <style:style style:name="T89_88" style:family="text">
      <style:text-properties style:font-name="Georgia" style:font-name-asian="Georgia" style:font-name-complex="Georgia"/>
    </style:style>
    <style:style style:name="T89_89" style:family="text">
      <style:text-properties style:font-name="Georgia" style:font-name-asian="Georgia" style:font-name-complex="Georgia"/>
    </style:style>
    <style:style style:name="T89_90" style:family="text">
      <style:text-properties style:font-name="Georgia" style:font-name-asian="Georgia" style:font-name-complex="Georgia"/>
    </style:style>
    <style:style style:name="T89_91" style:family="text">
      <style:text-properties style:font-name="Georgia" style:font-name-asian="Georgia" style:font-name-complex="Georgia"/>
    </style:style>
    <style:style style:name="T89_92" style:family="text">
      <style:text-properties style:font-name="Georgia" style:font-name-asian="Georgia" style:font-name-complex="Georgia"/>
    </style:style>
    <style:style style:name="T89_93" style:family="text">
      <style:text-properties style:font-name="Georgia" style:font-name-asian="Georgia" style:font-name-complex="Georgia"/>
    </style:style>
    <style:style style:name="T89_94" style:family="text">
      <style:text-properties style:font-name="Georgia" style:font-name-asian="Georgia" style:font-name-complex="Georgia"/>
    </style:style>
    <style:style style:name="T89_95" style:family="text">
      <style:text-properties style:font-name="Georgia" style:font-name-asian="Georgia" style:font-name-complex="Georgia"/>
    </style:style>
    <style:style style:name="T89_96" style:family="text">
      <style:text-properties style:font-name="Georgia" style:font-name-asian="Georgia" style:font-name-complex="Georgia"/>
    </style:style>
    <style:style style:name="T89_97" style:family="text">
      <style:text-properties style:font-name="Georgia" style:font-name-asian="Georgia" style:font-name-complex="Georgia"/>
    </style:style>
    <style:style style:name="T89_98" style:family="text">
      <style:text-properties style:font-name="Georgia" style:font-name-asian="Georgia" style:font-name-complex="Georgia"/>
    </style:style>
    <style:style style:name="T89_99" style:family="text">
      <style:text-properties style:font-name="Georgia" style:font-name-asian="Georgia" style:font-name-complex="Georgia"/>
    </style:style>
    <style:style style:name="T89_100" style:family="text">
      <style:text-properties style:font-name="Georgia" style:font-name-asian="Georgia" style:font-name-complex="Georgia"/>
    </style:style>
    <style:style style:name="T89_101" style:family="text">
      <style:text-properties style:font-name="Georgia" style:font-name-asian="Georgia" style:font-name-complex="Georgia"/>
    </style:style>
    <style:style style:name="T89_102" style:family="text">
      <style:text-properties style:font-name="Georgia" style:font-name-asian="Georgia" style:font-name-complex="Georgia"/>
    </style:style>
    <style:style style:name="T89_103" style:family="text">
      <style:text-properties style:font-name="Georgia" style:font-name-asian="Georgia" style:font-name-complex="Georgia"/>
    </style:style>
    <style:style style:name="T89_104" style:family="text">
      <style:text-properties style:font-name="Georgia" style:font-name-asian="Georgia" style:font-name-complex="Georgia"/>
    </style:style>
    <style:style style:name="T89_105" style:family="text">
      <style:text-properties style:font-name="Georgia" style:font-name-asian="Georgia" style:font-name-complex="Georgia"/>
    </style:style>
    <style:style style:name="T89_106" style:family="text">
      <style:text-properties style:font-name="Georgia" style:font-name-asian="Georgia" style:font-name-complex="Georgia"/>
    </style:style>
    <style:style style:name="T89_107" style:family="text">
      <style:text-properties style:font-name="Georgia" style:font-name-asian="Georgia" style:font-name-complex="Georgia"/>
    </style:style>
    <style:style style:name="T89_108" style:family="text">
      <style:text-properties style:font-name="Georgia" style:font-name-asian="Georgia" style:font-name-complex="Georgia"/>
    </style:style>
    <style:style style:name="T89_109" style:family="text">
      <style:text-properties style:font-name="Georgia" style:font-name-asian="Georgia" style:font-name-complex="Georgia"/>
    </style:style>
    <style:style style:name="T89_110" style:family="text">
      <style:text-properties style:font-name="Georgia" style:font-name-asian="Georgia" style:font-name-complex="Georgia"/>
    </style:style>
    <style:style style:name="T89_111" style:family="text">
      <style:text-properties style:font-name="Georgia" style:font-name-asian="Georgia" style:font-name-complex="Georgia"/>
    </style:style>
    <style:style style:name="T89_112" style:family="text">
      <style:text-properties style:font-name="Georgia" style:font-name-asian="Georgia" style:font-name-complex="Georgia"/>
    </style:style>
    <style:style style:name="T89_113" style:family="text">
      <style:text-properties style:font-name="Georgia" style:font-name-asian="Georgia" style:font-name-complex="Georgia"/>
    </style:style>
    <style:style style:name="T89_114" style:family="text">
      <style:text-properties style:font-name="Georgia" style:font-name-asian="Georgia" style:font-name-complex="Georgia"/>
    </style:style>
    <style:style style:name="T89_115" style:family="text">
      <style:text-properties style:font-name="Georgia" style:font-name-asian="Georgia" style:font-name-complex="Georgia"/>
    </style:style>
    <style:style style:name="T89_116" style:family="text">
      <style:text-properties style:font-name="Georgia" style:font-name-asian="Georgia" style:font-name-complex="Georgia"/>
    </style:style>
    <style:style style:name="T89_117" style:family="text">
      <style:text-properties style:font-name="Georgia" style:font-name-asian="Georgia" style:font-name-complex="Georgia"/>
    </style:style>
    <style:style style:name="T89_118" style:family="text">
      <style:text-properties style:font-name="Georgia" style:font-name-asian="Georgia" style:font-name-complex="Georgia"/>
    </style:style>
    <style:style style:name="T89_119" style:family="text">
      <style:text-properties style:font-name="Georgia" style:font-name-asian="Georgia" style:font-name-complex="Georgia"/>
    </style:style>
    <style:style style:name="T89_120" style:family="text">
      <style:text-properties style:font-name="Georgia" style:font-name-asian="Georgia" style:font-name-complex="Georgia"/>
    </style:style>
    <style:style style:name="T89_121" style:family="text">
      <style:text-properties style:font-name="Georgia" style:font-name-asian="Georgia" style:font-name-complex="Georgia"/>
    </style:style>
    <style:style style:name="T89_122" style:family="text">
      <style:text-properties style:font-name="Georgia" style:font-name-asian="Georgia" style:font-name-complex="Georgia"/>
    </style:style>
    <style:style style:name="T89_123" style:family="text">
      <style:text-properties style:font-name="Georgia" style:font-name-asian="Georgia" style:font-name-complex="Georgia"/>
    </style:style>
    <style:style style:name="T89_124" style:family="text">
      <style:text-properties style:font-name="Georgia" style:font-name-asian="Georgia" style:font-name-complex="Georgia"/>
    </style:style>
    <style:style style:name="T89_125" style:family="text">
      <style:text-properties style:font-name="Georgia" style:font-name-asian="Georgia" style:font-name-complex="Georgia"/>
    </style:style>
    <style:style style:name="T89_126" style:family="text">
      <style:text-properties style:font-name="Georgia" style:font-name-asian="Georgia" style:font-name-complex="Georgia"/>
    </style:style>
    <style:style style:name="T89_127" style:family="text">
      <style:text-properties style:font-name="Georgia" style:font-name-asian="Georgia" style:font-name-complex="Georgia"/>
    </style:style>
    <style:style style:name="T89_128" style:family="text">
      <style:text-properties style:font-name="Georgia" style:font-name-asian="Georgia" style:font-name-complex="Georgia"/>
    </style:style>
    <style:style style:name="T89_129" style:family="text">
      <style:text-properties style:font-name="Georgia" style:font-name-asian="Georgia" style:font-name-complex="Georgia"/>
    </style:style>
    <style:style style:name="T89_130" style:family="text">
      <style:text-properties style:font-name="Georgia" style:font-name-asian="Georgia" style:font-name-complex="Georgia"/>
    </style:style>
    <style:style style:name="T89_131" style:family="text">
      <style:text-properties style:font-name="Georgia" style:font-name-asian="Georgia" style:font-name-complex="Georgia"/>
    </style:style>
    <style:style style:name="T89_132" style:family="text">
      <style:text-properties style:font-name="Georgia" style:font-name-asian="Georgia" style:font-name-complex="Georgia"/>
    </style:style>
    <style:style style:name="T89_133" style:family="text">
      <style:text-properties style:font-name="Georgia" style:font-name-asian="Georgia" style:font-name-complex="Georgia"/>
    </style:style>
    <style:style style:name="T89_134" style:family="text">
      <style:text-properties style:font-name="Georgia" style:font-name-asian="Georgia" style:font-name-complex="Georgia"/>
    </style:style>
    <style:style style:name="T89_135" style:family="text">
      <style:text-properties style:font-name="Georgia" style:font-name-asian="Georgia" style:font-name-complex="Georgia"/>
    </style:style>
    <style:style style:name="T89_136" style:family="text">
      <style:text-properties style:font-name="Georgia" style:font-name-asian="Georgia" style:font-name-complex="Georgia"/>
    </style:style>
    <style:style style:name="T89_137" style:family="text">
      <style:text-properties style:font-name="Georgia" style:font-name-asian="Georgia" style:font-name-complex="Georgia"/>
    </style:style>
    <style:style style:name="T89_138" style:family="text">
      <style:text-properties style:font-name="Georgia" style:font-name-asian="Georgia" style:font-name-complex="Georgia"/>
    </style:style>
    <style:style style:name="T89_139" style:family="text">
      <style:text-properties style:font-name="Georgia" style:font-name-asian="Georgia" style:font-name-complex="Georgia"/>
    </style:style>
    <style:style style:name="T89_140" style:family="text">
      <style:text-properties style:font-name="Georgia" style:font-name-asian="Georgia" style:font-name-complex="Georgia"/>
    </style:style>
    <style:style style:name="T89_141" style:family="text">
      <style:text-properties style:font-name="Georgia" style:font-name-asian="Georgia" style:font-name-complex="Georgia"/>
    </style:style>
    <style:style style:name="T89_142" style:family="text">
      <style:text-properties style:font-name="Georgia" style:font-name-asian="Georgia" style:font-name-complex="Georgia"/>
    </style:style>
    <style:style style:name="T89_143" style:family="text">
      <style:text-properties style:font-name="Georgia" style:font-name-asian="Georgia" style:font-name-complex="Georgia"/>
    </style:style>
    <style:style style:name="T89_144" style:family="text">
      <style:text-properties style:font-name="Georgia" style:font-name-asian="Georgia" style:font-name-complex="Georgia"/>
    </style:style>
    <style:style style:name="T89_145" style:family="text">
      <style:text-properties style:font-name="Georgia" style:font-name-asian="Georgia" style:font-name-complex="Georgia"/>
    </style:style>
    <style:style style:name="T89_146" style:family="text">
      <style:text-properties style:font-name="Georgia" style:font-name-asian="Georgia" style:font-name-complex="Georgia"/>
    </style:style>
    <style:style style:name="T89_147" style:family="text">
      <style:text-properties style:font-name="Georgia" style:font-name-asian="Georgia" style:font-name-complex="Georgia"/>
    </style:style>
    <style:style style:name="T89_148" style:family="text">
      <style:text-properties style:font-name="Georgia" style:font-name-asian="Georgia" style:font-name-complex="Georgia"/>
    </style:style>
    <style:style style:name="T89_149" style:family="text">
      <style:text-properties style:font-name="Georgia" style:font-name-asian="Georgia" style:font-name-complex="Georgia"/>
    </style:style>
    <style:style style:name="T89_150" style:family="text">
      <style:text-properties style:font-name="Georgia" style:font-name-asian="Georgia" style:font-name-complex="Georgia"/>
    </style:style>
    <style:style style:name="T89_151" style:family="text">
      <style:text-properties style:font-name="Georgia" style:font-name-asian="Georgia" style:font-name-complex="Georgia"/>
    </style:style>
    <style:style style:name="T89_152" style:family="text">
      <style:text-properties style:font-name="Georgia" style:font-name-asian="Georgia" style:font-name-complex="Georgia"/>
    </style:style>
    <style:style style:name="T89_153" style:family="text">
      <style:text-properties style:font-name="Georgia" style:font-name-asian="Georgia" style:font-name-complex="Georgia"/>
    </style:style>
    <style:style style:name="T89_154" style:family="text">
      <style:text-properties style:font-name="Georgia" style:font-name-asian="Georgia" style:font-name-complex="Georgia"/>
    </style:style>
    <style:style style:name="T89_155" style:family="text">
      <style:text-properties style:font-name="Georgia" style:font-name-asian="Georgia" style:font-name-complex="Georgia"/>
    </style:style>
    <style:style style:name="T89_156" style:family="text">
      <style:text-properties style:font-name="Georgia" style:font-name-asian="Georgia" style:font-name-complex="Georgia"/>
    </style:style>
    <style:style style:name="T89_157" style:family="text">
      <style:text-properties style:font-name="Georgia" style:font-name-asian="Georgia" style:font-name-complex="Georgia"/>
    </style:style>
    <style:style style:name="T89_158" style:family="text">
      <style:text-properties style:font-name="Georgia" style:font-name-asian="Georgia" style:font-name-complex="Georgia"/>
    </style:style>
    <style:style style:name="T89_159" style:family="text">
      <style:text-properties style:font-name="Georgia" style:font-name-asian="Georgia" style:font-name-complex="Georgia"/>
    </style:style>
    <style:style style:name="T89_160" style:family="text">
      <style:text-properties style:font-name="Georgia" style:font-name-asian="Georgia" style:font-name-complex="Georgia"/>
    </style:style>
    <style:style style:name="T89_161" style:family="text">
      <style:text-properties style:font-name="Georgia" style:font-name-asian="Georgia" style:font-name-complex="Georgia"/>
    </style:style>
    <style:style style:name="T89_162" style:family="text">
      <style:text-properties style:font-name="Georgia" style:font-name-asian="Georgia" style:font-name-complex="Georgia"/>
    </style:style>
    <style:style style:name="T89_163" style:family="text">
      <style:text-properties style:font-name="Georgia" style:font-name-asian="Georgia" style:font-name-complex="Georgia"/>
    </style:style>
    <style:style style:name="T89_164" style:family="text">
      <style:text-properties style:font-name="Georgia" style:font-name-asian="Georgia" style:font-name-complex="Georgia"/>
    </style:style>
    <style:style style:name="T89_165" style:family="text">
      <style:text-properties style:font-name="Georgia" style:font-name-asian="Georgia" style:font-name-complex="Georgia"/>
    </style:style>
    <style:style style:name="T89_166" style:family="text">
      <style:text-properties style:font-name="Georgia" style:font-name-asian="Georgia" style:font-name-complex="Georgia"/>
    </style:style>
    <style:style style:name="T89_167" style:family="text">
      <style:text-properties style:font-name="Georgia" style:font-name-asian="Georgia" style:font-name-complex="Georgia"/>
    </style:style>
    <style:style style:name="T89_168" style:family="text">
      <style:text-properties style:font-name="Georgia" style:font-name-asian="Georgia" style:font-name-complex="Georgia"/>
    </style:style>
    <style:style style:name="T89_169" style:family="text">
      <style:text-properties style:font-name="Georgia" style:font-name-asian="Georgia" style:font-name-complex="Georgia"/>
    </style:style>
    <style:style style:name="T89_170" style:family="text">
      <style:text-properties style:font-name="Georgia" style:font-name-asian="Georgia" style:font-name-complex="Georgia"/>
    </style:style>
    <style:style style:name="T89_171" style:family="text">
      <style:text-properties style:font-name="Georgia" style:font-name-asian="Georgia" style:font-name-complex="Georgia"/>
    </style:style>
    <style:style style:name="T89_172" style:family="text">
      <style:text-properties style:font-name="Georgia" style:font-name-asian="Georgia" style:font-name-complex="Georgia"/>
    </style:style>
    <style:style style:name="T89_173" style:family="text">
      <style:text-properties style:font-name="Georgia" style:font-name-asian="Georgia" style:font-name-complex="Georgia"/>
    </style:style>
    <style:style style:name="T89_174" style:family="text">
      <style:text-properties style:font-name="Georgia" style:font-name-asian="Georgia" style:font-name-complex="Georgia"/>
    </style:style>
    <style:style style:name="T89_175" style:family="text">
      <style:text-properties style:font-name="Georgia" style:font-name-asian="Georgia" style:font-name-complex="Georgia"/>
    </style:style>
    <style:style style:name="T89_176" style:family="text">
      <style:text-properties style:font-name="Georgia" style:font-name-asian="Georgia" style:font-name-complex="Georgia"/>
    </style:style>
    <style:style style:name="T89_177" style:family="text">
      <style:text-properties style:font-name="Georgia" style:font-name-asian="Georgia" style:font-name-complex="Georgia"/>
    </style:style>
    <style:style style:name="T89_178" style:family="text">
      <style:text-properties style:font-name="Georgia" style:font-name-asian="Georgia" style:font-name-complex="Georgia"/>
    </style:style>
    <style:style style:name="T89_179" style:family="text">
      <style:text-properties style:font-name="Georgia" style:font-name-asian="Georgia" style:font-name-complex="Georgia"/>
    </style:style>
    <style:style style:name="T89_180" style:family="text">
      <style:text-properties style:font-name="Georgia" style:font-name-asian="Georgia" style:font-name-complex="Georgia"/>
    </style:style>
    <style:style style:name="T89_181" style:family="text">
      <style:text-properties style:font-name="Georgia" style:font-name-asian="Georgia" style:font-name-complex="Georgia"/>
    </style:style>
    <style:style style:name="T89_182" style:family="text">
      <style:text-properties style:font-name="Georgia" style:font-name-asian="Georgia" style:font-name-complex="Georgia"/>
    </style:style>
  </office:automatic-styles>
  <office:body>
    <office:text>
      <text:p text:style-name="P1"><text:span text:style-name="T1_1">LA</text:span><text:span text:style-name="T1_2"><text:s/></text:span><text:span text:style-name="T1_3">DECLARACIÓN</text:span><text:span text:style-name="T1_4"><text:s/></text:span><text:span text:style-name="T1_5">SOBRE</text:span><text:span text:style-name="T1_6"><text:s/></text:span><text:span text:style-name="T1_7">LA</text:span><text:span text:style-name="T1_8"><text:s/></text:span><text:span text:style-name="T1_9">APERTURA</text:span><text:span text:style-name="T1_10"><text:s/></text:span><text:span text:style-name="T1_11">DEL</text:span><text:span text:style-name="T1_12"><text:s/></text:span><text:span text:style-name="T1_13">FINANCIAMIENTO</text:span><text:span text:style-name="T1_14"><text:s/></text:span><text:span text:style-name="T1_15">POLÍTICO</text:span><text:span text:style-name="T1_16"><text:s/></text:span></text:p>
      <text:p text:style-name="P2"/>
      <text:p text:style-name="P3"><text:span text:style-name="T3_1">El</text:span><text:span text:style-name="T3_2"><text:s/></text:span><text:span text:style-name="T3_3">Resumen</text:span><text:span text:style-name="T3_4"><text:s/></text:span><text:span text:style-name="T3_5">Ejecutivo</text:span></text:p>
      <text:p text:style-name="P4"/>
      <text:p text:style-name="P5"><text:span text:style-name="T5_1">El</text:span><text:span text:style-name="T5_2"><text:s/></text:span><text:span text:style-name="T5_3">Objetivo</text:span></text:p>
      <text:p text:style-name="P6"/>
      <text:p text:style-name="P7"><text:span text:style-name="T7_1">El</text:span><text:span text:style-name="T7_2"><text:s/></text:span><text:span text:style-name="T7_3">dinero</text:span><text:span text:style-name="T7_4"><text:s/></text:span><text:span text:style-name="T7_5">en</text:span><text:span text:style-name="T7_6"><text:s/></text:span><text:span text:style-name="T7_7">política</text:span><text:span text:style-name="T7_8"><text:s/></text:span><text:span text:style-name="T7_9">plantea</text:span><text:span text:style-name="T7_10"><text:s/></text:span><text:span text:style-name="T7_11">dificultades</text:span><text:span text:style-name="T7_12"><text:s/></text:span><text:span text:style-name="T7_13">por</text:span><text:span text:style-name="T7_14"><text:s/></text:span><text:span text:style-name="T7_15">los</text:span><text:span text:style-name="T7_16"><text:s/></text:span><text:span text:style-name="T7_17">reguladores</text:span><text:span text:style-name="T7_18">,<text:s/></text:span><text:span text:style-name="T7_19">los</text:span><text:span text:style-name="T7_20"><text:s/></text:span><text:span text:style-name="T7_21">reformadores</text:span><text:span text:style-name="T7_22">,<text:s/></text:span><text:span text:style-name="T7_23">y</text:span><text:span text:style-name="T7_24"><text:s/></text:span><text:span text:style-name="T7_25">los</text:span><text:span text:style-name="T7_26"><text:s/></text:span><text:span text:style-name="T7_27">actores</text:span><text:span text:style-name="T7_28"><text:s/></text:span><text:span text:style-name="T7_29">políticos</text:span><text:span text:style-name="T7_30">.<text:s/></text:span><text:span text:style-name="T7_31">Reformar</text:span><text:span text:style-name="T7_32"><text:s/></text:span><text:span text:style-name="T7_33">las</text:span><text:span text:style-name="T7_34"><text:s/></text:span><text:span text:style-name="T7_35">regulaciones</text:span><text:span text:style-name="T7_36"><text:s/></text:span><text:span text:style-name="T7_37">y</text:span><text:span text:style-name="T7_38"><text:s/></text:span><text:span text:style-name="T7_39">las</text:span><text:span text:style-name="T7_40"><text:s/></text:span><text:span text:style-name="T7_41">prácticas</text:span><text:span text:style-name="T7_42"><text:s/></text:span><text:span text:style-name="T7_43">del</text:span><text:span text:style-name="T7_44"><text:s/></text:span><text:span text:style-name="T7_45">financiamiento</text:span><text:span text:style-name="T7_46"><text:s/></text:span><text:span text:style-name="T7_47">político</text:span><text:span text:style-name="T7_48"><text:s/></text:span><text:span text:style-name="T7_49">es</text:span><text:span text:style-name="T7_50"><text:s/></text:span><text:span text:style-name="T7_51">un</text:span><text:span text:style-name="T7_52"><text:s/></text:span><text:span text:style-name="T7_53">proceso</text:span><text:span text:style-name="T7_54"><text:s/></text:span><text:span text:style-name="T7_55">continuo</text:span><text:span text:style-name="T7_56">,<text:s/></text:span><text:span text:style-name="T7_57">en</text:span><text:span text:style-name="T7_58"><text:s/></text:span><text:span text:style-name="T7_59">cual</text:span><text:span text:style-name="T7_60"><text:s/></text:span><text:span text:style-name="T7_61">siempre</text:span><text:span text:style-name="T7_62"><text:s/></text:span><text:span text:style-name="T7_63">hay</text:span><text:span text:style-name="T7_64"><text:s/></text:span><text:span text:style-name="T7_65">trabajo</text:span><text:span text:style-name="T7_66"><text:s/></text:span><text:span text:style-name="T7_67">de</text:span><text:span text:style-name="T7_68"><text:s/></text:span><text:span text:style-name="T7_69">hacer</text:span><text:span text:style-name="T7_70">.<text:s/></text:span><text:span text:style-name="T7_71">Tener</text:span><text:span text:style-name="T7_72"><text:s/></text:span><text:span text:style-name="T7_73">una</text:span><text:span text:style-name="T7_74"><text:s/></text:span><text:span text:style-name="T7_75">comunidad</text:span><text:span text:style-name="T7_76"><text:s/></text:span><text:span text:style-name="T7_77">fuerte</text:span><text:span text:style-name="T7_78">,<text:s/></text:span><text:span text:style-name="T7_79">diversa</text:span><text:span text:style-name="T7_80">,<text:s/></text:span><text:span text:style-name="T7_81">global</text:span><text:span text:style-name="T7_82"><text:s/></text:span><text:span text:style-name="T7_83">y</text:span><text:span text:style-name="T7_84"><text:s/></text:span><text:span text:style-name="T7_85">dedicada</text:span><text:span text:style-name="T7_86"><text:s/></text:span><text:span text:style-name="T7_87">a</text:span><text:span text:style-name="T7_88"><text:s/></text:span><text:span text:style-name="T7_89">navegar</text:span><text:span text:style-name="T7_90"><text:s/></text:span><text:span text:style-name="T7_91">los</text:span><text:span text:style-name="T7_92"><text:s/></text:span><text:span text:style-name="T7_93">desafíos</text:span><text:span text:style-name="T7_94"><text:s/></text:span><text:span text:style-name="T7_95">planteados</text:span><text:span text:style-name="T7_96"><text:s/></text:span><text:span text:style-name="T7_97">acerca</text:span><text:span text:style-name="T7_98"><text:s/></text:span><text:span text:style-name="T7_99">este</text:span><text:span text:style-name="T7_100"><text:s/></text:span><text:span text:style-name="T7_101">tema</text:span><text:span text:style-name="T7_102"><text:s/></text:span><text:span text:style-name="T7_103">es</text:span><text:span text:style-name="T7_104"><text:s/></text:span><text:span text:style-name="T7_105">esencial</text:span><text:span text:style-name="T7_106"><text:s/></text:span><text:span text:style-name="T7_107">para</text:span><text:span text:style-name="T7_108"><text:s/></text:span><text:span text:style-name="T7_109">lograr</text:span><text:span text:style-name="T7_110"><text:s/></text:span><text:span text:style-name="T7_111">cambios</text:span><text:span text:style-name="T7_112">.<text:s/></text:span><text:span text:style-name="T7_113">Hasta</text:span><text:span text:style-name="T7_114"><text:s/></text:span><text:span text:style-name="T7_115">la</text:span><text:span text:style-name="T7_116"><text:s/></text:span><text:span text:style-name="T7_117">fecha</text:span><text:span text:style-name="T7_118">,<text:s/></text:span><text:span text:style-name="T7_119">ha</text:span><text:span text:style-name="T7_120"><text:s/></text:span><text:span text:style-name="T7_121">habido</text:span><text:span text:style-name="T7_122"><text:s/></text:span><text:span text:style-name="T7_123">pocos</text:span><text:span text:style-name="T7_124"><text:s/></text:span><text:span text:style-name="T7_125">ejemplos</text:span><text:span text:style-name="T7_126"><text:s/></text:span><text:span text:style-name="T7_127">de</text:span><text:span text:style-name="T7_128"><text:s/></text:span><text:span text:style-name="T7_129">unir</text:span><text:span text:style-name="T7_130"><text:s/></text:span><text:span text:style-name="T7_131">esas</text:span><text:span text:style-name="T7_132"><text:s/></text:span><text:span text:style-name="T7_133">comunidades</text:span><text:span text:style-name="T7_134"><text:s/></text:span><text:span text:style-name="T7_135">bajo</text:span><text:span text:style-name="T7_136"><text:s/></text:span><text:span text:style-name="T7_137">principios</text:span><text:span text:style-name="T7_138"><text:s/></text:span><text:span text:style-name="T7_139">comunes</text:span><text:span text:style-name="T7_140"><text:s/></text:span><text:span text:style-name="T7_141">de</text:span><text:span text:style-name="T7_142"><text:s/></text:span><text:span text:style-name="T7_143">transparencia</text:span><text:span text:style-name="T7_144"><text:s/></text:span><text:span text:style-name="T7_145">y</text:span><text:span text:style-name="T7_146"><text:s/></text:span><text:span text:style-name="T7_147">responsabilidad</text:span><text:span text:style-name="T7_148"><text:s/></text:span><text:span text:style-name="T7_149">en</text:span><text:span text:style-name="T7_150"><text:s/></text:span><text:span text:style-name="T7_151">la</text:span><text:span text:style-name="T7_152"><text:s/></text:span><text:span text:style-name="T7_153">financiación</text:span><text:span text:style-name="T7_154"><text:s/></text:span><text:span text:style-name="T7_155">de</text:span><text:span text:style-name="T7_156"><text:s/></text:span><text:span text:style-name="T7_157">actores</text:span><text:span text:style-name="T7_158"><text:s/></text:span><text:span text:style-name="T7_159">políticos</text:span><text:span text:style-name="T7_160">.<text:s/></text:span></text:p>
      <text:p text:style-name="P8"/>
      <text:p text:style-name="P9"><text:span text:style-name="T9_1">La</text:span><text:span text:style-name="T9_2"><text:s/></text:span><text:span text:style-name="T9_3">Declaración</text:span><text:span text:style-name="T9_4"><text:s/></text:span><text:span text:style-name="T9_5">Sobre</text:span><text:span text:style-name="T9_6"><text:s/></text:span><text:span text:style-name="T9_7">La</text:span><text:span text:style-name="T9_8"><text:s/></text:span><text:span text:style-name="T9_9">Apertura</text:span><text:span text:style-name="T9_10"><text:s/></text:span><text:span text:style-name="T9_11">Del</text:span><text:span text:style-name="T9_12"><text:s/></text:span><text:span text:style-name="T9_13">Financiamiento</text:span><text:span text:style-name="T9_14"><text:s/></text:span><text:span text:style-name="T9_15">Político</text:span><text:span text:style-name="T9_16"><text:s/></text:span><text:span text:style-name="T9_17">está</text:span><text:span text:style-name="T9_18"><text:s/></text:span><text:span text:style-name="T9_19">dirigida</text:span><text:span text:style-name="T9_20"><text:s/></text:span><text:span text:style-name="T9_21">a</text:span><text:span text:style-name="T9_22"><text:s/></text:span><text:span text:style-name="T9_23">unir</text:span><text:span text:style-name="T9_24"><text:s/></text:span><text:span text:style-name="T9_25">las</text:span><text:span text:style-name="T9_26"><text:s/></text:span><text:span text:style-name="T9_27">partes</text:span><text:span text:style-name="T9_28"><text:s/></text:span><text:span text:style-name="T9_29">interesadas</text:span><text:span text:style-name="T9_30"><text:s/></text:span><text:span text:style-name="T9_31">atrás</text:span><text:span text:style-name="T9_32"><text:s/></text:span><text:span text:style-name="T9_33">una</text:span><text:span text:style-name="T9_34"><text:s/></text:span><text:span text:style-name="T9_35">visión</text:span><text:span text:style-name="T9_36"><text:s/></text:span><text:span text:style-name="T9_37">positiva</text:span><text:span text:style-name="T9_38"><text:s/></text:span><text:span text:style-name="T9_39">de</text:span><text:span text:style-name="T9_40"><text:s/></text:span><text:span text:style-name="T9_41">lo</text:span><text:span text:style-name="T9_42"><text:s/></text:span><text:span text:style-name="T9_43">que</text:span><text:span text:style-name="T9_44"><text:s/></text:span><text:span text:style-name="T9_45">pueden</text:span><text:span text:style-name="T9_46"><text:s/></text:span><text:span text:style-name="T9_47">ser</text:span><text:span text:style-name="T9_48"><text:s/></text:span><text:span text:style-name="T9_49">las</text:span><text:span text:style-name="T9_50"><text:s/></text:span><text:span text:style-name="T9_51">características</text:span><text:span text:style-name="T9_52"><text:s/></text:span><text:span text:style-name="T9_53">generales</text:span><text:span text:style-name="T9_54"><text:s/></text:span><text:span text:style-name="T9_55">para</text:span><text:span text:style-name="T9_56"><text:s/></text:span><text:span text:style-name="T9_57">un</text:span><text:span text:style-name="T9_58"><text:s/></text:span><text:span text:style-name="T9_59">sistema</text:span><text:span text:style-name="T9_60"><text:s/></text:span><text:span text:style-name="T9_61">abierta</text:span><text:span text:style-name="T9_62"><text:s/></text:span><text:span text:style-name="T9_63">y</text:span><text:span text:style-name="T9_64"><text:s/></text:span><text:span text:style-name="T9_65">responsable</text:span><text:span text:style-name="T9_66"><text:s/></text:span><text:span text:style-name="T9_67">de</text:span><text:span text:style-name="T9_68"><text:s/></text:span><text:span text:style-name="T9_69">finanzas</text:span><text:span text:style-name="T9_70"><text:s/></text:span><text:span text:style-name="T9_71">en</text:span><text:span text:style-name="T9_72"><text:s/></text:span><text:span text:style-name="T9_73">la</text:span><text:span text:style-name="T9_74"><text:s/></text:span><text:span text:style-name="T9_75">política</text:span><text:span text:style-name="T9_76">.<text:s/></text:span><text:span text:style-name="T9_77">Esperamos</text:span><text:span text:style-name="T9_78"><text:s/></text:span><text:span text:style-name="T9_79">que</text:span><text:span text:style-name="T9_80"><text:s/></text:span><text:span text:style-name="T9_81">la</text:span><text:span text:style-name="T9_82"><text:s/></text:span><text:span text:style-name="T9_83">Declaración</text:span><text:span text:style-name="T9_84"><text:s/></text:span><text:span text:style-name="T9_85">servirá</text:span><text:span text:style-name="T9_86"><text:s/></text:span><text:span text:style-name="T9_87">como</text:span><text:span text:style-name="T9_88"><text:s/></text:span><text:span text:style-name="T9_89">una</text:span><text:span text:style-name="T9_90"><text:s/></text:span><text:span text:style-name="T9_91">plataforma</text:span><text:span text:style-name="T9_92"><text:s/></text:span><text:span text:style-name="T9_93">para</text:span><text:span text:style-name="T9_94"><text:s/></text:span><text:span text:style-name="T9_95">el</text:span><text:span text:style-name="T9_96"><text:s/></text:span><text:span text:style-name="T9_97">diálogo</text:span><text:span text:style-name="T9_98"><text:s/></text:span><text:span text:style-name="T9_99">sobre</text:span><text:span text:style-name="T9_100"><text:s/></text:span><text:span text:style-name="T9_101">los</text:span><text:span text:style-name="T9_102"><text:s/></text:span><text:span text:style-name="T9_103">desafíos</text:span><text:span text:style-name="T9_104"><text:s/></text:span><text:span text:style-name="T9_105">de</text:span><text:span text:style-name="T9_106"><text:s/></text:span><text:span text:style-name="T9_107">la</text:span><text:span text:style-name="T9_108"><text:s/></text:span><text:span text:style-name="T9_109">regulación</text:span><text:span text:style-name="T9_110"><text:s/></text:span><text:span text:style-name="T9_111">del</text:span><text:span text:style-name="T9_112"><text:s/></text:span><text:span text:style-name="T9_113">financiamiento</text:span><text:span text:style-name="T9_114"><text:s/></text:span><text:span text:style-name="T9_115">político</text:span><text:span text:style-name="T9_116"><text:s/></text:span><text:span text:style-name="T9_117">entre</text:span><text:span text:style-name="T9_118"><text:s/></text:span><text:span text:style-name="T9_119">los</text:span><text:span text:style-name="T9_120"><text:s/></text:span><text:span text:style-name="T9_121">reformistas</text:span><text:span text:style-name="T9_122"><text:s/></text:span><text:span text:style-name="T9_123">y</text:span><text:span text:style-name="T9_124"><text:s/></text:span><text:span text:style-name="T9_125">los</text:span><text:span text:style-name="T9_126"><text:s/></text:span><text:span text:style-name="T9_127">distintos</text:span><text:span text:style-name="T9_128"><text:s/></text:span><text:span text:style-name="T9_129">actores</text:span><text:span text:style-name="T9_130"><text:s/></text:span><text:span text:style-name="T9_131">políticos</text:span><text:span text:style-name="T9_132">,<text:s/></text:span><text:span text:style-name="T9_133">incluyendo</text:span><text:span text:style-name="T9_134"><text:s/></text:span><text:span text:style-name="T9_135">los</text:span><text:span text:style-name="T9_136"><text:s/></text:span><text:span text:style-name="T9_137">funcionarios</text:span><text:span text:style-name="T9_138"><text:s/></text:span><text:span text:style-name="T9_139">gubernamentales</text:span><text:span text:style-name="T9_140">,<text:s/></text:span><text:span text:style-name="T9_141">los</text:span><text:span text:style-name="T9_142"><text:s/></text:span><text:span text:style-name="T9_143">partidos</text:span><text:span text:style-name="T9_144"><text:s/></text:span><text:span text:style-name="T9_145">políticos</text:span><text:span text:style-name="T9_146"><text:s/></text:span><text:span text:style-name="T9_147">y</text:span><text:span text:style-name="T9_148"><text:s/></text:span><text:span text:style-name="T9_149">los</text:span><text:span text:style-name="T9_150"><text:s/></text:span><text:span text:style-name="T9_151">candidatos</text:span><text:span text:style-name="T9_152">.</text:span></text:p>
      <text:p text:style-name="P10"/>
      <text:p text:style-name="P11"><text:span text:style-name="T11_1">El</text:span><text:span text:style-name="T11_2"><text:s/></text:span><text:span text:style-name="T11_3">Origen</text:span></text:p>
      <text:p text:style-name="P12"/>
      <text:p text:style-name="P13"><text:span text:style-name="T13_1">Esta</text:span><text:span text:style-name="T13_2"><text:s/></text:span><text:span text:style-name="T13_3">iniciativa</text:span><text:span text:style-name="T13_4"><text:s/></text:span><text:span text:style-name="T13_5">fue</text:span><text:span text:style-name="T13_6"><text:s/></text:span><text:span text:style-name="T13_7">encabezada</text:span><text:span text:style-name="T13_8"><text:s/></text:span><text:span text:style-name="T13_9">por</text:span><text:span text:style-name="T13_10"><text:s/></text:span><text:span text:style-name="T13_11">los</text:span><text:span text:style-name="T13_12"><text:s/></text:span><text:span text:style-name="T13_13">socios</text:span><text:span text:style-name="T13_14"><text:s/></text:span><text:span text:style-name="T13_15">del</text:span><text:span text:style-name="T13_16"><text:s/></text:span><text:span text:style-name="T13_17">proyecto</text:span><text:span text:style-name="T13_18"><text:s/>“</text:span><text:span text:style-name="T13_19">Money</text:span><text:span text:style-name="T13_20">,<text:s/></text:span><text:span text:style-name="T13_21">Politics</text:span><text:span text:style-name="T13_22"><text:s/></text:span><text:span text:style-name="T13_23">and</text:span><text:span text:style-name="T13_24"><text:s/></text:span><text:span text:style-name="T13_25">Transparency</text:span><text:span text:style-name="T13_26">,”<text:s/></text:span><text:span text:style-name="T13_27">incluyendo</text:span><text:span text:style-name="T13_28"><text:s/></text:span><text:span text:style-name="T13_29">Sunlight</text:span><text:span text:style-name="T13_30"><text:s/></text:span><text:span text:style-name="T13_31">Foundation</text:span><text:span text:style-name="T13_32">,<text:s/></text:span><text:span text:style-name="T13_33">Global</text:span><text:span text:style-name="T13_34"><text:s/></text:span><text:span text:style-name="T13_35">Integrity</text:span><text:span text:style-name="T13_36"><text:s/></text:span><text:span text:style-name="T13_37">y</text:span><text:span text:style-name="T13_38"><text:s/></text:span><text:span text:style-name="T13_39">Global</text:span><text:span text:style-name="T13_40"><text:s/></text:span><text:span text:style-name="T13_41">Integrity</text:span><text:span text:style-name="T13_42"><text:s/></text:span><text:span text:style-name="T13_43">Project</text:span><text:span text:style-name="T13_44">.<text:s/></text:span><text:span text:style-name="T13_45">El</text:span><text:span text:style-name="T13_46"><text:s/></text:span><text:span text:style-name="T13_47">documento</text:span><text:span text:style-name="T13_48"><text:s/></text:span><text:span text:style-name="T13_49">fue</text:span><text:span text:style-name="T13_50"><text:s/></text:span><text:span text:style-name="T13_51">creado</text:span><text:span text:style-name="T13_52"><text:s/></text:span><text:span text:style-name="T13_53">en</text:span><text:span text:style-name="T13_54"><text:s/></text:span><text:span text:style-name="T13_55">consulta</text:span><text:span text:style-name="T13_56"><text:s/></text:span><text:span text:style-name="T13_57">con</text:span><text:span text:style-name="T13_58"><text:s/></text:span><text:span text:style-name="T13_59">las</text:span><text:span text:style-name="T13_60"><text:s/></text:span><text:span text:style-name="T13_61">investigaciones</text:span><text:span text:style-name="T13_62"><text:s/></text:span><text:span text:style-name="T13_63">existentes</text:span><text:span text:style-name="T13_64"><text:s/></text:span><text:span text:style-name="T13_65">sobre</text:span><text:span text:style-name="T13_66"><text:s/></text:span><text:span text:style-name="T13_67">las</text:span><text:span text:style-name="T13_68"><text:s/></text:span><text:span text:style-name="T13_69">prácticas</text:span><text:span text:style-name="T13_70"><text:s/></text:span><text:span text:style-name="T13_71">del</text:span><text:span text:style-name="T13_72"><text:s/></text:span><text:span text:style-name="T13_73">financiamiento</text:span><text:span text:style-name="T13_74"><text:s/></text:span><text:span text:style-name="T13_75">político</text:span><text:span text:style-name="T13_76"><text:s/></text:span><text:span text:style-name="T13_77">así</text:span><text:span text:style-name="T13_78"><text:s/></text:span><text:span text:style-name="T13_79">como</text:span><text:span text:style-name="T13_80"><text:s/></text:span><text:span text:style-name="T13_81">las</text:span><text:span text:style-name="T13_82"><text:s/></text:span><text:span text:style-name="T13_83">organizaciones</text:span><text:span text:style-name="T13_84"><text:s/></text:span><text:span text:style-name="T13_85">principales</text:span><text:span text:style-name="T13_86"><text:s/></text:span><text:span text:style-name="T13_87">de</text:span><text:span text:style-name="T13_88"><text:s/></text:span><text:span text:style-name="T13_89">la</text:span><text:span text:style-name="T13_90"><text:s/></text:span><text:span text:style-name="T13_91">supervisión</text:span><text:span text:style-name="T13_92"><text:s/></text:span><text:span text:style-name="T13_93">de</text:span><text:span text:style-name="T13_94"><text:s/></text:span><text:span text:style-name="T13_95">las</text:span><text:span text:style-name="T13_96"><text:s/></text:span><text:span text:style-name="T13_97">políticas</text:span><text:span text:style-name="T13_98"><text:s/></text:span><text:span text:style-name="T13_99">internacionales</text:span><text:span text:style-name="T13_100">.<text:s/></text:span><text:span text:style-name="T13_101">El</text:span><text:span text:style-name="T13_102"><text:s/></text:span><text:span text:style-name="T13_103">proyecto</text:span><text:span text:style-name="T13_104"><text:s/></text:span><text:span text:style-name="T13_105">era</text:span><text:span text:style-name="T13_106"><text:s/></text:span><text:span text:style-name="T13_107">disponible</text:span><text:span text:style-name="T13_108"><text:s/></text:span><text:span text:style-name="T13_109">para</text:span><text:span text:style-name="T13_110"><text:s/></text:span><text:span text:style-name="T13_111">el</text:span><text:span text:style-name="T13_112"><text:s/></text:span><text:span text:style-name="T13_113">comentario</text:span><text:span text:style-name="T13_114"><text:s/></text:span><text:span text:style-name="T13_115">público</text:span><text:span text:style-name="T13_116"><text:s/></text:span><text:span text:style-name="T13_117">desde</text:span><text:span text:style-name="T13_118"><text:s/></text:span><text:span text:style-name="T13_119">el</text:span><text:span text:style-name="T13_120"><text:s/>1<text:s/></text:span><text:span text:style-name="T13_121">de</text:span><text:span text:style-name="T13_122"><text:s/></text:span><text:span text:style-name="T13_123">noviembre</text:span><text:span text:style-name="T13_124"><text:s/></text:span><text:span text:style-name="T13_125">hasta</text:span><text:span text:style-name="T13_126"><text:s/></text:span><text:span text:style-name="T13_127">el</text:span><text:span text:style-name="T13_128"><text:s/>4<text:s/></text:span><text:span text:style-name="T13_129">de</text:span><text:span text:style-name="T13_130"><text:s/></text:span><text:span text:style-name="T13_131">diciembre</text:span><text:span text:style-name="T13_132"><text:s/></text:span><text:span text:style-name="T13_133">de</text:span><text:span text:style-name="T13_134"><text:s/>2015.</text:span><text:span text:style-name="T13_135"><text:s/></text:span><text:span text:style-name="T13_136">Después</text:span><text:span text:style-name="T13_137"><text:s/></text:span><text:span text:style-name="T13_138">de</text:span><text:span text:style-name="T13_139"><text:s/></text:span><text:span text:style-name="T13_140">incluir</text:span><text:span text:style-name="T13_141"><text:s/></text:span><text:span text:style-name="T13_142">la</text:span><text:span text:style-name="T13_143"><text:s/></text:span><text:span text:style-name="T13_144">reacción</text:span><text:span text:style-name="T13_145"><text:s/></text:span><text:span text:style-name="T13_146">siguiente</text:span><text:span text:style-name="T13_147"><text:s/></text:span><text:span text:style-name="T13_148">el</text:span><text:span text:style-name="T13_149"><text:s/></text:span><text:span text:style-name="T13_150">período</text:span><text:span text:style-name="T13_151"><text:s/></text:span><text:span text:style-name="T13_152">del</text:span><text:span text:style-name="T13_153"><text:s/></text:span><text:span text:style-name="T13_154">comentario</text:span><text:span text:style-name="T13_155"><text:s/></text:span><text:span text:style-name="T13_156">público</text:span><text:span text:style-name="T13_157">,<text:s/></text:span><text:span text:style-name="T13_158">el</text:span><text:span text:style-name="T13_159"><text:s/></text:span><text:span text:style-name="T13_160">proyecto</text:span><text:span text:style-name="T13_161"><text:s/>“</text:span><text:span text:style-name="T13_162">Money</text:span><text:span text:style-name="T13_163">,<text:s/></text:span><text:span text:style-name="T13_164">Politics</text:span><text:span text:style-name="T13_165"><text:s/></text:span><text:span text:style-name="T13_166">and</text:span><text:span text:style-name="T13_167"><text:s/></text:span><text:span text:style-name="T13_168">Transparency</text:span><text:span text:style-name="T13_169">”<text:s/></text:span><text:span text:style-name="T13_170">lanzó</text:span><text:span text:style-name="T13_171"><text:s/></text:span><text:span text:style-name="T13_172">la</text:span><text:span text:style-name="T13_173"><text:s/></text:span><text:span text:style-name="T13_174">declaración</text:span><text:span text:style-name="T13_175"><text:s/></text:span><text:span text:style-name="T13_176">final</text:span><text:span text:style-name="T13_177"><text:s/></text:span><text:span text:style-name="T13_178">al</text:span><text:span text:style-name="T13_179"><text:s/></text:span><text:span text:style-name="T13_180">principio</text:span><text:span text:style-name="T13_181"><text:s/></text:span><text:span text:style-name="T13_182">del</text:span><text:span text:style-name="T13_183"><text:s/></text:span><text:span text:style-name="T13_184">año</text:span><text:span text:style-name="T13_185"><text:s/>2016<text:s/></text:span><text:span text:style-name="T13_186">con</text:span><text:span text:style-name="T13_187"><text:s/></text:span><text:span text:style-name="T13_188">las</text:span><text:span text:style-name="T13_189"><text:s/></text:span><text:span text:style-name="T13_190">organizaciones</text:span><text:span text:style-name="T13_191"><text:s/></text:span><text:span text:style-name="T13_192">de</text:span><text:span text:style-name="T13_193"><text:s/></text:span><text:span text:style-name="T13_194">apoyo</text:span><text:span text:style-name="T13_195"><text:s/></text:span><text:span text:style-name="T13_196">originales</text:span><text:span text:style-name="T13_197">.</text:span></text:p>
      <text:p text:style-name="P14"/>
      <text:p text:style-name="P15"><text:span text:style-name="T15_1">La</text:span><text:span text:style-name="T15_2"><text:s/></text:span><text:span text:style-name="T15_3">Declaración</text:span><text:span text:style-name="T15_4"><text:s/></text:span><text:span text:style-name="T15_5">se</text:span><text:span text:style-name="T15_6"><text:s/></text:span><text:span text:style-name="T15_7">basa</text:span><text:span text:style-name="T15_8"><text:s/></text:span><text:span text:style-name="T15_9">en</text:span><text:span text:style-name="T15_10"><text:s/></text:span><text:span text:style-name="T15_11">normas</text:span><text:span text:style-name="T15_12"><text:s/></text:span><text:span text:style-name="T15_13">regionales</text:span><text:span text:style-name="T15_14"><text:s/></text:span><text:span text:style-name="T15_15">e</text:span><text:span text:style-name="T15_16"><text:s/></text:span><text:span text:style-name="T15_17">internacionales</text:span><text:span text:style-name="T15_18"><text:s/></text:span><text:span text:style-name="T15_19">existentes</text:span><text:span text:style-name="T15_20"><text:s/></text:span><text:span text:style-name="T15_21">para</text:span><text:span text:style-name="T15_22"><text:s/></text:span><text:span text:style-name="T15_23">luchar</text:span><text:span text:style-name="T15_24"><text:s/></text:span><text:span text:style-name="T15_25">contra</text:span><text:span text:style-name="T15_26"><text:s/></text:span><text:span text:style-name="T15_27">la</text:span><text:span text:style-name="T15_28"><text:s/></text:span><text:span text:style-name="T15_29">corrupción</text:span><text:span text:style-name="T15_30"><text:s/></text:span><text:span text:style-name="T15_31">y</text:span><text:span text:style-name="T15_32"><text:s/></text:span><text:span text:style-name="T15_33">promover</text:span><text:span text:style-name="T15_34"><text:s/></text:span><text:span text:style-name="T15_35">la</text:span><text:span text:style-name="T15_36"><text:s/></text:span><text:span text:style-name="T15_37">integridad</text:span><text:span text:style-name="T15_38"><text:s/></text:span><text:span text:style-name="T15_39">en</text:span><text:span text:style-name="T15_40"><text:s/></text:span><text:span text:style-name="T15_41">los</text:span><text:span text:style-name="T15_42"><text:s/></text:span><text:span text:style-name="T15_43">parlamentos</text:span><text:span text:style-name="T15_44"><text:s/></text:span><text:span text:style-name="T15_45">y</text:span><text:span text:style-name="T15_46"><text:s/></text:span><text:span text:style-name="T15_47">los</text:span><text:span text:style-name="T15_48"><text:s/></text:span><text:span text:style-name="T15_49">partidos</text:span><text:span text:style-name="T15_50"><text:s/></text:span><text:span text:style-name="T15_51">políticos</text:span><text:span text:style-name="T15_52">,<text:s/></text:span><text:span text:style-name="T15_53">incluyendo</text:span><text:span text:style-name="T15_54"><text:s/></text:span><text:span text:style-name="T15_55">la</text:span><text:span text:style-name="T15_56"><text:s/></text:span><text:span text:style-name="T15_57">Convención</text:span><text:span text:style-name="T15_58"><text:s/></text:span><text:span text:style-name="T15_59">de</text:span><text:span text:style-name="T15_60"><text:s/></text:span><text:span text:style-name="T15_61">las</text:span><text:span text:style-name="T15_62"><text:s/></text:span><text:span text:style-name="T15_63">Naciones</text:span><text:span text:style-name="T15_64"><text:s/></text:span><text:span text:style-name="T15_65">Unidas</text:span><text:span text:style-name="T15_66"><text:s/></text:span><text:span text:style-name="T15_67">contra</text:span><text:span text:style-name="T15_68"><text:s/></text:span><text:span text:style-name="T15_69">la</text:span><text:span text:style-name="T15_70"><text:s/></text:span><text:span text:style-name="T15_71">Corrupción</text:span><text:span text:style-name="T15_72"><text:s/></text:span><text:span text:style-name="T15_73">y</text:span><text:span text:style-name="T15_74"><text:s/></text:span><text:span text:style-name="T15_75">las</text:span><text:span text:style-name="T15_76"><text:s/></text:span><text:span text:style-name="T15_77">recomendaciones</text:span><text:span text:style-name="T15_78"><text:s/></text:span><text:span text:style-name="T15_79">del</text:span><text:span text:style-name="T15_80"><text:s/></text:span><text:span text:style-name="T15_81">Consejo</text:span><text:span text:style-name="T15_82"><text:s/></text:span><text:span text:style-name="T15_83">de</text:span><text:span text:style-name="T15_84"><text:s/></text:span><text:span text:style-name="T15_85">Europa</text:span><text:span text:style-name="T15_86">.<text:s/></text:span><text:span text:style-name="T15_87">Las</text:span><text:span text:style-name="T15_88"><text:s/></text:span><text:span text:style-name="T15_89">directrices</text:span><text:span text:style-name="T15_90"><text:s/></text:span><text:span text:style-name="T15_91">sobre</text:span><text:span text:style-name="T15_92"><text:s/></text:span><text:span text:style-name="T15_93">la</text:span><text:span text:style-name="T15_94"><text:s/></text:span><text:span text:style-name="T15_95">divulgación</text:span><text:span text:style-name="T15_96"><text:s/></text:span><text:span text:style-name="T15_97">técnica</text:span><text:span text:style-name="T15_98"><text:s/></text:span><text:span text:style-name="T15_99">de</text:span><text:span text:style-name="T15_100"><text:s/></text:span><text:span text:style-name="T15_101">la</text:span><text:span text:style-name="T15_102"><text:s/></text:span><text:span text:style-name="T15_103">información</text:span><text:span text:style-name="T15_104"><text:s/></text:span><text:span text:style-name="T15_105">también</text:span><text:span text:style-name="T15_106"><text:s/></text:span><text:span text:style-name="T15_107">fueron</text:span><text:span text:style-name="T15_108"><text:s/></text:span><text:span text:style-name="T15_109">claves</text:span><text:span text:style-name="T15_110"><text:s/></text:span><text:span text:style-name="T15_111">en</text:span><text:span text:style-name="T15_112"><text:s/></text:span><text:span text:style-name="T15_113">la</text:span><text:span text:style-name="T15_114"><text:s/></text:span><text:span text:style-name="T15_115">conformación</text:span><text:span text:style-name="T15_116"><text:s/></text:span><text:span text:style-name="T15_117">de</text:span><text:span text:style-name="T15_118"><text:s/></text:span><text:span text:style-name="T15_119">este</text:span><text:span text:style-name="T15_120"><text:s/></text:span><text:span text:style-name="T15_121">documento</text:span><text:span text:style-name="T15_122">,<text:s/></text:span><text:span text:style-name="T15_123">incluyendo</text:span><text:span text:style-name="T15_124"><text:s/></text:span><text:span text:style-name="T15_125">los</text:span><text:span text:style-name="T15_126"><text:s/>8<text:s/></text:span><text:span text:style-name="T15_127">Principios</text:span><text:span text:style-name="T15_128"><text:s/></text:span><text:span text:style-name="T15_129">de</text:span><text:span text:style-name="T15_130"><text:s/></text:span><text:span text:style-name="T15_131">Datos</text:span><text:span text:style-name="T15_132"><text:s/></text:span><text:span text:style-name="T15_133">Abiertos</text:span><text:span text:style-name="T15_134"><text:s/></text:span><text:span text:style-name="T15_135">Gubernamentales</text:span><text:span text:style-name="T15_136"><text:s/>(</text:span><text:span text:style-name="T15_137">Open</text:span><text:span text:style-name="T15_138"><text:s/></text:span><text:span text:style-name="T15_139">Government</text:span><text:span text:style-name="T15_140"><text:s/></text:span><text:span text:style-name="T15_141">Data</text:span><text:span text:style-name="T15_142">).<text:s/></text:span><text:span text:style-name="T15_143">El</text:span><text:span text:style-name="T15_144"><text:s/></text:span><text:span text:style-name="T15_145">comentario</text:span><text:span text:style-name="T15_146"><text:s/></text:span><text:span text:style-name="T15_147">acompañante</text:span><text:span text:style-name="T15_148"><text:s/></text:span><text:span text:style-name="T15_149">sobre</text:span><text:span text:style-name="T15_150"><text:s/></text:span><text:span text:style-name="T15_151">la</text:span><text:span text:style-name="T15_152"><text:s/></text:span><text:span text:style-name="T15_153">Declaración</text:span><text:span text:style-name="T15_154"><text:s/></text:span><text:span text:style-name="T15_155">hará</text:span><text:span text:style-name="T15_156"><text:s/></text:span><text:span text:style-name="T15_157">referencia</text:span><text:span text:style-name="T15_158"><text:s/></text:span><text:span text:style-name="T15_159">a</text:span><text:span text:style-name="T15_160"><text:s/></text:span><text:span text:style-name="T15_161">estos</text:span><text:span text:style-name="T15_162"><text:s/></text:span><text:span text:style-name="T15_163">documentos</text:span><text:span text:style-name="T15_164"><text:s/></text:span><text:span text:style-name="T15_165">y</text:span><text:span text:style-name="T15_166"><text:s/></text:span><text:span text:style-name="T15_167">formulará</text:span><text:span text:style-name="T15_168"><text:s/></text:span><text:span text:style-name="T15_169">conclusiones</text:span><text:span text:style-name="T15_170"><text:s/></text:span><text:span text:style-name="T15_171">con</text:span><text:span text:style-name="T15_172"><text:s/></text:span><text:span text:style-name="T15_173">ejemplos</text:span><text:span text:style-name="T15_174"><text:s/></text:span><text:span text:style-name="T15_175">específicos</text:span><text:span text:style-name="T15_176"><text:s/></text:span><text:span text:style-name="T15_177">a</text:span><text:span text:style-name="T15_178"><text:s/></text:span><text:span text:style-name="T15_179">nivel</text:span><text:span text:style-name="T15_180"><text:s/></text:span><text:span text:style-name="T15_181">nacional</text:span><text:span text:style-name="T15_182">.</text:span></text:p>
      <text:p text:style-name="P16"/>
      <text:p text:style-name="P17"/>
      <text:p text:style-name="P18"><text:span text:style-name="T18_1">El</text:span><text:span text:style-name="T18_2"><text:s/></text:span><text:span text:style-name="T18_3">Preámbulo</text:span></text:p>
      <text:p text:style-name="P19"/>
      <text:p text:style-name="P20"><text:span text:style-name="T20_1">Reconociendo</text:span><text:span text:style-name="T20_2"><text:s/></text:span><text:span text:style-name="T20_3">que</text:span><text:span text:style-name="T20_4"><text:s/></text:span><text:span text:style-name="T20_5">los</text:span><text:span text:style-name="T20_6"><text:s/></text:span><text:span text:style-name="T20_7">sistemas</text:span><text:span text:style-name="T20_8"><text:s/></text:span><text:span text:style-name="T20_9">políticos</text:span><text:span text:style-name="T20_10">,<text:s/></text:span><text:span text:style-name="T20_11">equitativos</text:span><text:span text:style-name="T20_12">,<text:s/></text:span><text:span text:style-name="T20_13">equitativos</text:span><text:span text:style-name="T20_14">,<text:s/></text:span><text:span text:style-name="T20_15">y</text:span><text:span text:style-name="T20_16"><text:s/></text:span><text:span text:style-name="T20_17">responsables</text:span><text:span text:style-name="T20_18"><text:s/></text:span><text:span text:style-name="T20_19">y</text:span><text:span text:style-name="T20_20"><text:s/></text:span><text:span text:style-name="T20_21">los</text:span><text:span text:style-name="T20_22"><text:s/></text:span><text:span text:style-name="T20_23">procesos</text:span><text:span text:style-name="T20_24"><text:s/></text:span><text:span text:style-name="T20_25">electorales</text:span><text:span text:style-name="T20_26"><text:s/></text:span><text:span text:style-name="T20_27">son</text:span><text:span text:style-name="T20_28"><text:s/></text:span><text:span text:style-name="T20_29">esenciales</text:span><text:span text:style-name="T20_30"><text:s/></text:span><text:span text:style-name="T20_31">para</text:span><text:span text:style-name="T20_32"><text:s/></text:span><text:span text:style-name="T20_33">una</text:span><text:span text:style-name="T20_34"><text:s/></text:span><text:span text:style-name="T20_35">democracia</text:span><text:span text:style-name="T20_36"><text:s/></text:span><text:span text:style-name="T20_37">floreciente</text:span><text:span text:style-name="T20_38">;</text:span></text:p>
      <text:p text:style-name="P21"/>
      <text:p text:style-name="P22"><text:span text:style-name="T22_1">Reconociendo</text:span><text:span text:style-name="T22_2"><text:s/></text:span><text:span text:style-name="T22_3">el</text:span><text:span text:style-name="T22_4"><text:s/></text:span><text:span text:style-name="T22_5">papel</text:span><text:span text:style-name="T22_6"><text:s/></text:span><text:span text:style-name="T22_7">fundamental</text:span><text:span text:style-name="T22_8"><text:s/></text:span><text:span text:style-name="T22_9">que</text:span><text:span text:style-name="T22_10"><text:s/></text:span><text:span text:style-name="T22_11">los</text:span><text:span text:style-name="T22_12"><text:s/></text:span><text:span text:style-name="T22_13">partidos</text:span><text:span text:style-name="T22_14"><text:s/></text:span><text:span text:style-name="T22_15">políticos</text:span><text:span text:style-name="T22_16"><text:s/></text:span><text:span text:style-name="T22_17">y</text:span><text:span text:style-name="T22_18"><text:s/></text:span><text:span text:style-name="T22_19">los</text:span><text:span text:style-name="T22_20"><text:s/></text:span><text:span text:style-name="T22_21">candidatos</text:span><text:span text:style-name="T22_22"><text:s/></text:span><text:span text:style-name="T22_23">electorales</text:span><text:span text:style-name="T22_24"><text:s/></text:span><text:span text:style-name="T22_25">tienen</text:span><text:span text:style-name="T22_26"><text:s/></text:span><text:span text:style-name="T22_27">en</text:span><text:span text:style-name="T22_28"><text:s/></text:span><text:span text:style-name="T22_29">una</text:span><text:span text:style-name="T22_30"><text:s/></text:span><text:span text:style-name="T22_31">democracia</text:span><text:span text:style-name="T22_32"><text:s/></text:span><text:span text:style-name="T22_33">como</text:span><text:span text:style-name="T22_34"><text:s/></text:span><text:span text:style-name="T22_35">representantes</text:span><text:span text:style-name="T22_36"><text:s/></text:span><text:span text:style-name="T22_37">del</text:span><text:span text:style-name="T22_38"><text:s/></text:span><text:span text:style-name="T22_39">interés</text:span><text:span text:style-name="T22_40"><text:s/></text:span><text:span text:style-name="T22_41">público</text:span><text:span text:style-name="T22_42">;</text:span></text:p>
      <text:p text:style-name="P23"/>
      <text:p text:style-name="P24"><text:span text:style-name="T24_1">Reconociendo</text:span><text:span text:style-name="T24_2"><text:s/></text:span><text:span text:style-name="T24_3">el</text:span><text:span text:style-name="T24_4"><text:s/></text:span><text:span text:style-name="T24_5">papel</text:span><text:span text:style-name="T24_6"><text:s/></text:span><text:span text:style-name="T24_7">fundamental</text:span><text:span text:style-name="T24_8"><text:s/></text:span><text:span text:style-name="T24_9">que</text:span><text:span text:style-name="T24_10"><text:s/></text:span><text:span text:style-name="T24_11">el</text:span><text:span text:style-name="T24_12"><text:s/></text:span><text:span text:style-name="T24_13">acceso</text:span><text:span text:style-name="T24_14"><text:s/></text:span><text:span text:style-name="T24_15">a</text:span><text:span text:style-name="T24_16"><text:s/></text:span><text:span text:style-name="T24_17">recursos</text:span><text:span text:style-name="T24_18"><text:s/></text:span><text:span text:style-name="T24_19">financieros</text:span><text:span text:style-name="T24_20"><text:s/></text:span><text:span text:style-name="T24_21">tiene</text:span><text:span text:style-name="T24_22"><text:s/></text:span><text:span text:style-name="T24_23">en</text:span><text:span text:style-name="T24_24"><text:s/></text:span><text:span text:style-name="T24_25">las</text:span><text:span text:style-name="T24_26"><text:s/></text:span><text:span text:style-name="T24_27">democracias</text:span><text:span text:style-name="T24_28"><text:s/></text:span><text:span text:style-name="T24_29">modernas</text:span><text:span text:style-name="T24_30"><text:s/></text:span><text:span text:style-name="T24_31">y</text:span><text:span text:style-name="T24_32"><text:s/></text:span><text:span text:style-name="T24_33">en</text:span><text:span text:style-name="T24_34"><text:s/></text:span><text:span text:style-name="T24_35">la</text:span><text:span text:style-name="T24_36"><text:s/></text:span><text:span text:style-name="T24_37">realización</text:span><text:span text:style-name="T24_38"><text:s/></text:span><text:span text:style-name="T24_39">de</text:span><text:span text:style-name="T24_40"><text:s/></text:span><text:span text:style-name="T24_41">las</text:span><text:span text:style-name="T24_42"><text:s/></text:span><text:span text:style-name="T24_43">actividades</text:span><text:span text:style-name="T24_44"><text:s/></text:span><text:span text:style-name="T24_45">políticas</text:span><text:span text:style-name="T24_46">;</text:span></text:p>
      <text:p text:style-name="P25"/>
      <text:p text:style-name="P26"><text:span text:style-name="T26_1">Reconociendo</text:span><text:span text:style-name="T26_2"><text:s/></text:span><text:span text:style-name="T26_3">los</text:span><text:span text:style-name="T26_4"><text:s/></text:span><text:span text:style-name="T26_5">riesgos</text:span><text:span text:style-name="T26_6"><text:s/></text:span><text:span text:style-name="T26_7">que</text:span><text:span text:style-name="T26_8"><text:s/></text:span><text:span text:style-name="T26_9">el</text:span><text:span text:style-name="T26_10"><text:s/></text:span><text:span text:style-name="T26_11">dinero</text:span><text:span text:style-name="T26_12"><text:s/></text:span><text:span text:style-name="T26_13">puede</text:span><text:span text:style-name="T26_14"><text:s/></text:span><text:span text:style-name="T26_15">plantear</text:span><text:span text:style-name="T26_16"><text:s/></text:span><text:span text:style-name="T26_17">en</text:span><text:span text:style-name="T26_18"><text:s/></text:span><text:span text:style-name="T26_19">el</text:span><text:span text:style-name="T26_20"><text:s/></text:span><text:span text:style-name="T26_21">fortalecimiento</text:span><text:span text:style-name="T26_22"><text:s/></text:span><text:span text:style-name="T26_23">de</text:span><text:span text:style-name="T26_24"><text:s/></text:span><text:span text:style-name="T26_25">las</text:span><text:span text:style-name="T26_26"><text:s/></text:span><text:span text:style-name="T26_27">estructuras</text:span><text:span text:style-name="T26_28"><text:s/></text:span><text:span text:style-name="T26_29">de</text:span><text:span text:style-name="T26_30"><text:s/></text:span><text:span text:style-name="T26_31">poder</text:span><text:span text:style-name="T26_32"><text:s/></text:span><text:span text:style-name="T26_33">desiguales</text:span><text:span text:style-name="T26_34">,<text:s/></text:span><text:span text:style-name="T26_35">la</text:span><text:span text:style-name="T26_36"><text:s/></text:span><text:span text:style-name="T26_37">introducción</text:span><text:span text:style-name="T26_38"><text:s/></text:span><text:span text:style-name="T26_39">de</text:span><text:span text:style-name="T26_40"><text:s/></text:span><text:span text:style-name="T26_41">la</text:span><text:span text:style-name="T26_42"><text:s/></text:span><text:span text:style-name="T26_43">corrupción</text:span><text:span text:style-name="T26_44"><text:s/></text:span><text:span text:style-name="T26_45">quid</text:span><text:span text:style-name="T26_46"><text:s/></text:span><text:span text:style-name="T26_47">pro</text:span><text:span text:style-name="T26_48"><text:s/></text:span><text:span text:style-name="T26_49">quo</text:span><text:span text:style-name="T26_50">,<text:s/></text:span><text:span text:style-name="T26_51">la</text:span><text:span text:style-name="T26_52"><text:s/></text:span><text:span text:style-name="T26_53">influencia</text:span><text:span text:style-name="T26_54"><text:s/></text:span><text:span text:style-name="T26_55">indebida</text:span><text:span text:style-name="T26_56">,<text:s/></text:span><text:span text:style-name="T26_57">y</text:span><text:span text:style-name="T26_58"><text:s/></text:span><text:span text:style-name="T26_59">el</text:span><text:span text:style-name="T26_60"><text:s/></text:span><text:span text:style-name="T26_61">compromiso</text:span><text:span text:style-name="T26_62"><text:s/></text:span><text:span text:style-name="T26_63">en</text:span><text:span text:style-name="T26_64"><text:s/></text:span><text:span text:style-name="T26_65">la</text:span><text:span text:style-name="T26_66"><text:s/></text:span><text:span text:style-name="T26_67">capacidad</text:span><text:span text:style-name="T26_68"><text:s/></text:span><text:span text:style-name="T26_69">de</text:span><text:span text:style-name="T26_70"><text:s/></text:span><text:span text:style-name="T26_71">los</text:span><text:span text:style-name="T26_72"><text:s/></text:span><text:span text:style-name="T26_73">actores</text:span><text:span text:style-name="T26_74"><text:s/></text:span><text:span text:style-name="T26_75">políticos</text:span><text:span text:style-name="T26_76"><text:s/></text:span><text:span text:style-name="T26_77">para</text:span><text:span text:style-name="T26_78"><text:s/></text:span><text:span text:style-name="T26_79">servir</text:span><text:span text:style-name="T26_80"><text:s/></text:span><text:span text:style-name="T26_81">a</text:span><text:span text:style-name="T26_82"><text:s/></text:span><text:span text:style-name="T26_83">sus</text:span><text:span text:style-name="T26_84"><text:s/></text:span><text:span text:style-name="T26_85">ciudadanos</text:span><text:span text:style-name="T26_86">;</text:span></text:p>
      <text:p text:style-name="P27"/>
      <text:p text:style-name="P28"><text:span text:style-name="T28_1">Reconociendo</text:span><text:span text:style-name="T28_2"><text:s/></text:span><text:span text:style-name="T28_3">que</text:span><text:span text:style-name="T28_4"><text:s/></text:span><text:span text:style-name="T28_5">la</text:span><text:span text:style-name="T28_6"><text:s/></text:span><text:span text:style-name="T28_7">transparencia</text:span><text:span text:style-name="T28_8"><text:s/></text:span><text:span text:style-name="T28_9">de</text:span><text:span text:style-name="T28_10"><text:s/></text:span><text:span text:style-name="T28_11">la</text:span><text:span text:style-name="T28_12"><text:s/></text:span><text:span text:style-name="T28_13">influencia</text:span><text:span text:style-name="T28_14"><text:s/></text:span><text:span text:style-name="T28_15">del</text:span><text:span text:style-name="T28_16"><text:s/></text:span><text:span text:style-name="T28_17">dinero</text:span><text:span text:style-name="T28_18"><text:s/></text:span><text:span text:style-name="T28_19">en</text:span><text:span text:style-name="T28_20"><text:s/></text:span><text:span text:style-name="T28_21">el</text:span><text:span text:style-name="T28_22"><text:s/></text:span><text:span text:style-name="T28_23">proceso</text:span><text:span text:style-name="T28_24"><text:s/></text:span><text:span text:style-name="T28_25">político</text:span><text:span text:style-name="T28_26"><text:s/></text:span><text:span text:style-name="T28_27">puede</text:span><text:span text:style-name="T28_28"><text:s/></text:span><text:span text:style-name="T28_29">mitigar</text:span><text:span text:style-name="T28_30"><text:s/></text:span><text:span text:style-name="T28_31">los</text:span><text:span text:style-name="T28_32"><text:s/></text:span><text:span text:style-name="T28_33">riesgos</text:span><text:span text:style-name="T28_34"><text:s/></text:span><text:span text:style-name="T28_35">de</text:span><text:span text:style-name="T28_36"><text:s/></text:span><text:span text:style-name="T28_37">corrupción</text:span><text:span text:style-name="T28_38">,<text:s/></text:span><text:span text:style-name="T28_39">ayudar</text:span><text:span text:style-name="T28_40"><text:s/></text:span><text:span text:style-name="T28_41">a</text:span><text:span text:style-name="T28_42"><text:s/></text:span><text:span text:style-name="T28_43">tratar</text:span><text:span text:style-name="T28_44"><text:s/></text:span><text:span text:style-name="T28_45">conflictos</text:span><text:span text:style-name="T28_46"><text:s/></text:span><text:span text:style-name="T28_47">reales</text:span><text:span text:style-name="T28_48"><text:s/></text:span><text:span text:style-name="T28_49">o</text:span><text:span text:style-name="T28_50"><text:s/></text:span><text:span text:style-name="T28_51">potenciales</text:span><text:span text:style-name="T28_52"><text:s/></text:span><text:span text:style-name="T28_53">de</text:span><text:span text:style-name="T28_54"><text:s/></text:span><text:span text:style-name="T28_55">interés</text:span><text:span text:style-name="T28_56">,<text:s/></text:span><text:span text:style-name="T28_57">e</text:span><text:span text:style-name="T28_58"><text:s/></text:span><text:span text:style-name="T28_59">informar</text:span><text:span text:style-name="T28_60"><text:s/></text:span><text:span text:style-name="T28_61">a</text:span><text:span text:style-name="T28_62"><text:s/></text:span><text:span text:style-name="T28_63">los</text:span><text:span text:style-name="T28_64"><text:s/></text:span><text:span text:style-name="T28_65">votantes</text:span><text:span text:style-name="T28_66"><text:s/></text:span><text:span text:style-name="T28_67">sobre</text:span><text:span text:style-name="T28_68"><text:s/></text:span><text:span text:style-name="T28_69">el</text:span><text:span text:style-name="T28_70"><text:s/></text:span><text:span text:style-name="T28_71">proceso</text:span><text:span text:style-name="T28_72"><text:s/></text:span><text:span text:style-name="T28_73">político</text:span><text:span text:style-name="T28_74">;</text:span></text:p>
      <text:p text:style-name="P29"/>
      <text:p text:style-name="P30"><text:span text:style-name="T30_1">Reconociendo</text:span><text:span text:style-name="T30_2"><text:s/></text:span><text:span text:style-name="T30_3">que</text:span><text:span text:style-name="T30_4"><text:s/></text:span><text:span text:style-name="T30_5">los</text:span><text:span text:style-name="T30_6"><text:s/></text:span><text:span text:style-name="T30_7">mecanismos</text:span><text:span text:style-name="T30_8"><text:s/></text:span><text:span text:style-name="T30_9">para</text:span><text:span text:style-name="T30_10"><text:s/></text:span><text:span text:style-name="T30_11">promover</text:span><text:span text:style-name="T30_12"><text:s/></text:span><text:span text:style-name="T30_13">la</text:span><text:span text:style-name="T30_14"><text:s/></text:span><text:span text:style-name="T30_15">igualdad</text:span><text:span text:style-name="T30_16"><text:s/></text:span><text:span text:style-name="T30_17">en</text:span><text:span text:style-name="T30_18"><text:s/></text:span><text:span text:style-name="T30_19">el</text:span><text:span text:style-name="T30_20"><text:s/></text:span><text:span text:style-name="T30_21">financiamiento</text:span><text:span text:style-name="T30_22"><text:s/></text:span><text:span text:style-name="T30_23">político</text:span><text:span text:style-name="T30_24"><text:s/></text:span><text:span text:style-name="T30_25">pueden</text:span><text:span text:style-name="T30_26"><text:s/></text:span><text:span text:style-name="T30_27">aumentar</text:span><text:span text:style-name="T30_28"><text:s/></text:span><text:span text:style-name="T30_29">la</text:span><text:span text:style-name="T30_30"><text:s/></text:span><text:span text:style-name="T30_31">competencia</text:span><text:span text:style-name="T30_32"><text:s/></text:span><text:span text:style-name="T30_33">en</text:span><text:span text:style-name="T30_34"><text:s/></text:span><text:span text:style-name="T30_35">el</text:span><text:span text:style-name="T30_36"><text:s/></text:span><text:span text:style-name="T30_37">proceso</text:span><text:span text:style-name="T30_38"><text:s/></text:span><text:span text:style-name="T30_39">político</text:span><text:span text:style-name="T30_40">,<text:s/></text:span><text:span text:style-name="T30_41">así</text:span><text:span text:style-name="T30_42"><text:s/></text:span><text:span text:style-name="T30_43">como</text:span><text:span text:style-name="T30_44"><text:s/></text:span><text:span text:style-name="T30_45">avanzar</text:span><text:span text:style-name="T30_46"><text:s/></text:span><text:span text:style-name="T30_47">el</text:span><text:span text:style-name="T30_48"><text:s/></text:span><text:span text:style-name="T30_49">interés</text:span><text:span text:style-name="T30_50"><text:s/></text:span><text:span text:style-name="T30_51">público</text:span><text:span text:style-name="T30_52">;</text:span></text:p>
      <text:p text:style-name="P31"/>
      <text:p text:style-name="P32"><text:span text:style-name="T32_1">Reconociendo</text:span><text:span text:style-name="T32_2"><text:s/></text:span><text:span text:style-name="T32_3">el</text:span><text:span text:style-name="T32_4"><text:s/></text:span><text:span text:style-name="T32_5">papel</text:span><text:span text:style-name="T32_6"><text:s/></text:span><text:span text:style-name="T32_7">de</text:span><text:span text:style-name="T32_8"><text:s/></text:span><text:span text:style-name="T32_9">la</text:span><text:span text:style-name="T32_10"><text:s/></text:span><text:span text:style-name="T32_11">supervisión</text:span><text:span text:style-name="T32_12"><text:s/></text:span><text:span text:style-name="T32_13">y</text:span><text:span text:style-name="T32_14"><text:s/></text:span><text:span text:style-name="T32_15">la</text:span><text:span text:style-name="T32_16"><text:s/></text:span><text:span text:style-name="T32_17">ejecución</text:span><text:span text:style-name="T32_18"><text:s/></text:span><text:span text:style-name="T32_19">en</text:span><text:span text:style-name="T32_20"><text:s/></text:span><text:span text:style-name="T32_21">mitigar</text:span><text:span text:style-name="T32_22"><text:s/></text:span><text:span text:style-name="T32_23">el</text:span><text:span text:style-name="T32_24"><text:s/></text:span><text:span text:style-name="T32_25">riesgo</text:span><text:span text:style-name="T32_26"><text:s/></text:span><text:span text:style-name="T32_27">de</text:span><text:span text:style-name="T32_28"><text:s/></text:span><text:span text:style-name="T32_29">dinero</text:span><text:span text:style-name="T32_30"><text:s/></text:span><text:span text:style-name="T32_31">en</text:span><text:span text:style-name="T32_32"><text:s/></text:span><text:span text:style-name="T32_33">la</text:span><text:span text:style-name="T32_34"><text:s/></text:span><text:span text:style-name="T32_35">política</text:span><text:span text:style-name="T32_36"><text:s/></text:span><text:span text:style-name="T32_37">y</text:span><text:span text:style-name="T32_38"><text:s/></text:span><text:span text:style-name="T32_39">en</text:span><text:span text:style-name="T32_40"><text:s/></text:span><text:span text:style-name="T32_41">mejorar</text:span><text:span text:style-name="T32_42"><text:s/></text:span><text:span text:style-name="T32_43">la</text:span><text:span text:style-name="T32_44"><text:s/></text:span><text:span text:style-name="T32_45">responsabilidad</text:span><text:span text:style-name="T32_46"><text:s/></text:span><text:span text:style-name="T32_47">de</text:span><text:span text:style-name="T32_48"><text:s/></text:span><text:span text:style-name="T32_49">los</text:span><text:span text:style-name="T32_50"><text:s/></text:span><text:span text:style-name="T32_51">actores</text:span><text:span text:style-name="T32_52"><text:s/></text:span><text:span text:style-name="T32_53">políticos</text:span><text:span text:style-name="T32_54"><text:s/></text:span><text:span text:style-name="T32_55">e</text:span><text:span text:style-name="T32_56"><text:s/></text:span><text:span text:style-name="T32_57">instituciones</text:span><text:span text:style-name="T32_58">;</text:span></text:p>
      <text:p text:style-name="P33"/>
      <text:p text:style-name="P34"><text:span text:style-name="T34_1">Reconociendo</text:span><text:span text:style-name="T34_2"><text:s/></text:span><text:span text:style-name="T34_3">el</text:span><text:span text:style-name="T34_4"><text:s/></text:span><text:span text:style-name="T34_5">papel</text:span><text:span text:style-name="T34_6"><text:s/></text:span><text:span text:style-name="T34_7">creciente</text:span><text:span text:style-name="T34_8"><text:s/></text:span><text:span text:style-name="T34_9">que</text:span><text:span text:style-name="T34_10"><text:s/></text:span><text:span text:style-name="T34_11">el</text:span><text:span text:style-name="T34_12"><text:s/></text:span><text:span text:style-name="T34_13">acceso</text:span><text:span text:style-name="T34_14"><text:s/></text:span><text:span text:style-name="T34_15">a</text:span><text:span text:style-name="T34_16"><text:s/></text:span><text:span text:style-name="T34_17">información</text:span><text:span text:style-name="T34_18">,<text:s/></text:span><text:span text:style-name="T34_19">datos</text:span><text:span text:style-name="T34_20">,<text:s/></text:span><text:span text:style-name="T34_21">tecnología</text:span><text:span text:style-name="T34_22"><text:s/></text:span><text:span text:style-name="T34_23">y</text:span><text:span text:style-name="T34_24"><text:s/></text:span><text:span text:style-name="T34_25">el</text:span><text:span text:style-name="T34_26"><text:s/></text:span><text:span text:style-name="T34_27">Internet</text:span><text:span text:style-name="T34_28"><text:s/></text:span><text:span text:style-name="T34_29">puede</text:span><text:span text:style-name="T34_30"><text:s/></text:span><text:span text:style-name="T34_31">tener</text:span><text:span text:style-name="T34_32"><text:s/></text:span><text:span text:style-name="T34_33">en</text:span><text:span text:style-name="T34_34"><text:s/></text:span><text:span text:style-name="T34_35">mejorar</text:span><text:span text:style-name="T34_36"><text:s/></text:span><text:span text:style-name="T34_37">la</text:span><text:span text:style-name="T34_38"><text:s/></text:span><text:span text:style-name="T34_39">transparencia</text:span><text:span text:style-name="T34_40"><text:s/></text:span><text:span text:style-name="T34_41">del</text:span><text:span text:style-name="T34_42"><text:s/></text:span><text:span text:style-name="T34_43">financiamiento</text:span><text:span text:style-name="T34_44"><text:s/></text:span><text:span text:style-name="T34_45">político</text:span><text:span text:style-name="T34_46">;</text:span></text:p>
      <text:p text:style-name="P35"/>
      <text:p text:style-name="P36"><text:span text:style-name="T36_1">Reconociendo</text:span><text:span text:style-name="T36_2"><text:s/></text:span><text:span text:style-name="T36_3">que</text:span><text:span text:style-name="T36_4"><text:s/>"</text:span><text:span text:style-name="T36_5">la</text:span><text:span text:style-name="T36_6"><text:s/></text:span><text:span text:style-name="T36_7">apertura</text:span><text:span text:style-name="T36_8">"<text:s/></text:span><text:span text:style-name="T36_9">abarca</text:span><text:span text:style-name="T36_10"><text:s/></text:span><text:span text:style-name="T36_11">más</text:span><text:span text:style-name="T36_12"><text:s/></text:span><text:span text:style-name="T36_13">que</text:span><text:span text:style-name="T36_14"><text:s/></text:span><text:span text:style-name="T36_15">la</text:span><text:span text:style-name="T36_16"><text:s/></text:span><text:span text:style-name="T36_17">divulgación</text:span><text:span text:style-name="T36_18">,<text:s/></text:span><text:span text:style-name="T36_19">pero</text:span><text:span text:style-name="T36_20"><text:s/></text:span><text:span text:style-name="T36_21">también</text:span><text:span text:style-name="T36_22"><text:s/></text:span><text:span text:style-name="T36_23">se</text:span><text:span text:style-name="T36_24"><text:s/></text:span><text:span text:style-name="T36_25">refiere</text:span><text:span text:style-name="T36_26"><text:s/></text:span><text:span text:style-name="T36_27">a</text:span><text:span text:style-name="T36_28"><text:s/></text:span><text:span text:style-name="T36_29">la</text:span><text:span text:style-name="T36_30"><text:s/></text:span><text:span text:style-name="T36_31">inclusión</text:span><text:span text:style-name="T36_32">,<text:s/></text:span><text:span text:style-name="T36_33">la</text:span><text:span text:style-name="T36_34"><text:s/></text:span><text:span text:style-name="T36_35">responsabilidad</text:span><text:span text:style-name="T36_36"><text:s/></text:span><text:span text:style-name="T36_37">y</text:span><text:span text:style-name="T36_38"><text:s/></text:span><text:span text:style-name="T36_39">la</text:span><text:span text:style-name="T36_40"><text:s/></text:span><text:span text:style-name="T36_41">capacidad</text:span><text:span text:style-name="T36_42"><text:s/></text:span><text:span text:style-name="T36_43">de</text:span><text:span text:style-name="T36_44"><text:s/></text:span><text:span text:style-name="T36_45">respuesta</text:span><text:span text:style-name="T36_46"><text:s/></text:span><text:span text:style-name="T36_47">dentro</text:span><text:span text:style-name="T36_48"><text:s/></text:span><text:span text:style-name="T36_49">los</text:span><text:span text:style-name="T36_50"><text:s/></text:span><text:span text:style-name="T36_51">sistemas</text:span><text:span text:style-name="T36_52"><text:s/></text:span><text:span text:style-name="T36_53">políticos</text:span><text:span text:style-name="T36_54">;</text:span></text:p>
      <text:p text:style-name="P37"/>
      <text:p text:style-name="P38"><text:span text:style-name="T38_1">entre</text:span><text:span text:style-name="T38_2"><text:s/></text:span><text:span text:style-name="T38_3">los</text:span><text:span text:style-name="T38_4"><text:s/></text:span><text:span text:style-name="T38_5">países</text:span><text:span text:style-name="T38_6"><text:s/></text:span><text:span text:style-name="T38_7">democráticos</text:span><text:span text:style-name="T38_8"><text:s/></text:span><text:span text:style-name="T38_9">pueden</text:span><text:span text:style-name="T38_10"><text:s/></text:span><text:span text:style-name="T38_11">Reconociendo</text:span><text:span text:style-name="T38_12"><text:s/></text:span><text:span text:style-name="T38_13">que</text:span><text:span text:style-name="T38_14"><text:s/></text:span><text:span text:style-name="T38_15">los</text:span><text:span text:style-name="T38_16"><text:s/></text:span><text:span text:style-name="T38_17">contextos</text:span><text:span text:style-name="T38_18">,<text:s/></text:span><text:span text:style-name="T38_19">las</text:span><text:span text:style-name="T38_20"><text:s/></text:span><text:span text:style-name="T38_21">circunstancias</text:span><text:span text:style-name="T38_22"><text:s/></text:span><text:span text:style-name="T38_23">y</text:span><text:span text:style-name="T38_24"><text:s/></text:span><text:span text:style-name="T38_25">las</text:span><text:span text:style-name="T38_26"><text:s/></text:span><text:span text:style-name="T38_27">tradiciones</text:span><text:span text:style-name="T38_28"><text:s/></text:span><text:span text:style-name="T38_29">del</text:span><text:span text:style-name="T38_30"><text:s/></text:span><text:span text:style-name="T38_31">financiamiento</text:span><text:span text:style-name="T38_32"><text:s/></text:span><text:span text:style-name="T38_33">político</text:span><text:span text:style-name="T38_34"><text:s/></text:span><text:span text:style-name="T38_35">variar</text:span><text:span text:style-name="T38_36">,<text:s/></text:span><text:span text:style-name="T38_37">el</text:span><text:span text:style-name="T38_38"><text:s/></text:span><text:span text:style-name="T38_39">espíritu</text:span><text:span text:style-name="T38_40"><text:s/></text:span><text:span text:style-name="T38_41">de</text:span><text:span text:style-name="T38_42"><text:s/></text:span><text:span text:style-name="T38_43">este</text:span><text:span text:style-name="T38_44"><text:s/></text:span><text:span text:style-name="T38_45">documento</text:span><text:span text:style-name="T38_46"><text:s/></text:span><text:span text:style-name="T38_47">se</text:span><text:span text:style-name="T38_48"><text:s/></text:span><text:span text:style-name="T38_49">aplicará</text:span><text:span text:style-name="T38_50">,<text:s/></text:span><text:span text:style-name="T38_51">y</text:span><text:span text:style-name="T38_52"><text:s/></text:span><text:span text:style-name="T38_53">cualquier</text:span><text:span text:style-name="T38_54"><text:s/></text:span><text:span text:style-name="T38_55">excepción</text:span><text:span text:style-name="T38_56"><text:s/></text:span><text:span text:style-name="T38_57">a</text:span><text:span text:style-name="T38_58"><text:s/></text:span><text:span text:style-name="T38_59">sus</text:span><text:span text:style-name="T38_60"><text:s/></text:span><text:span text:style-name="T38_61">principios</text:span><text:span text:style-name="T38_62"><text:s/></text:span><text:span text:style-name="T38_63">debe</text:span><text:span text:style-name="T38_64"><text:s/></text:span><text:span text:style-name="T38_65">ser</text:span><text:span text:style-name="T38_66"><text:s/></text:span><text:span text:style-name="T38_67">limitada</text:span><text:span text:style-name="T38_68"><text:s/></text:span><text:span text:style-name="T38_69">y</text:span><text:span text:style-name="T38_70"><text:s/></text:span><text:span text:style-name="T38_71">estrictamente</text:span><text:span text:style-name="T38_72"><text:s/></text:span><text:span text:style-name="T38_73">definida</text:span><text:span text:style-name="T38_74"><text:s/></text:span><text:span text:style-name="T38_75">en</text:span><text:span text:style-name="T38_76"><text:s/></text:span><text:span text:style-name="T38_77">su</text:span><text:span text:style-name="T38_78"><text:s/></text:span><text:span text:style-name="T38_79">alcance</text:span><text:span text:style-name="T38_80">;</text:span></text:p>
      <text:p text:style-name="P39"/>
      <text:p text:style-name="P40"><text:span text:style-name="T40_1">POR</text:span><text:span text:style-name="T40_2"><text:s/></text:span><text:span text:style-name="T40_3">LO</text:span><text:span text:style-name="T40_4"><text:s/></text:span><text:span text:style-name="T40_5">TANTO</text:span><text:span text:style-name="T40_6">,<text:s/></text:span><text:span text:style-name="T40_7">nosotros</text:span><text:span text:style-name="T40_8">,<text:s/></text:span><text:span text:style-name="T40_9">los</text:span><text:span text:style-name="T40_10"><text:s/></text:span><text:span text:style-name="T40_11">abajo</text:span><text:span text:style-name="T40_12"><text:s/></text:span><text:span text:style-name="T40_13">firmantes</text:span><text:span text:style-name="T40_14">,<text:s/></text:span><text:span text:style-name="T40_15">como</text:span><text:span text:style-name="T40_16"><text:s/></text:span><text:span text:style-name="T40_17">representantes</text:span><text:span text:style-name="T40_18"><text:s/></text:span><text:span text:style-name="T40_19">de</text:span><text:span text:style-name="T40_20"><text:s/></text:span><text:span text:style-name="T40_21">una</text:span><text:span text:style-name="T40_22"><text:s/></text:span><text:span text:style-name="T40_23">comunidad</text:span><text:span text:style-name="T40_24"><text:s/></text:span><text:span text:style-name="T40_25">global</text:span><text:span text:style-name="T40_26">,<text:s/></text:span><text:span text:style-name="T40_27">hemos</text:span><text:span text:style-name="T40_28"><text:s/></text:span><text:span text:style-name="T40_29">acordado</text:span><text:span text:style-name="T40_30"><text:s/></text:span><text:span text:style-name="T40_31">avanzar</text:span><text:span text:style-name="T40_32"><text:s/></text:span><text:span text:style-name="T40_33">los</text:span><text:span text:style-name="T40_34"><text:s/></text:span><text:span text:style-name="T40_35">siguientes</text:span><text:span text:style-name="T40_36"><text:s/></text:span><text:span text:style-name="T40_37">principios</text:span><text:span text:style-name="T40_38"><text:s/></text:span><text:span text:style-name="T40_39">y</text:span><text:span text:style-name="T40_40"><text:s/></text:span><text:span text:style-name="T40_41">exhortar</text:span><text:span text:style-name="T40_42"><text:s/></text:span><text:span text:style-name="T40_43">a</text:span><text:span text:style-name="T40_44"><text:s/></text:span><text:span text:style-name="T40_45">los</text:span><text:span text:style-name="T40_46"><text:s/></text:span><text:span text:style-name="T40_47">actores</text:span><text:span text:style-name="T40_48"><text:s/></text:span><text:span text:style-name="T40_49">políticos</text:span><text:span text:style-name="T40_50"><text:s/></text:span><text:span text:style-name="T40_51">con</text:span><text:span text:style-name="T40_52"><text:s/></text:span><text:span text:style-name="T40_53">los</text:span><text:span text:style-name="T40_54"><text:s/></text:span><text:span text:style-name="T40_55">poderes</text:span><text:span text:style-name="T40_56"><text:s/></text:span><text:span text:style-name="T40_57">de</text:span><text:span text:style-name="T40_58"><text:s/></text:span><text:span text:style-name="T40_59">influir</text:span><text:span text:style-name="T40_60"><text:s/></text:span><text:span text:style-name="T40_61">el</text:span><text:span text:style-name="T40_62"><text:s/></text:span><text:span text:style-name="T40_63">proceso</text:span><text:span text:style-name="T40_64"><text:s/></text:span><text:span text:style-name="T40_65">político</text:span><text:span text:style-name="T40_66"><text:s/></text:span><text:span text:style-name="T40_67">para</text:span><text:span text:style-name="T40_68"><text:s/></text:span><text:span text:style-name="T40_69">apoyar</text:span><text:span text:style-name="T40_70"><text:s/></text:span><text:span text:style-name="T40_71">y</text:span><text:span text:style-name="T40_72"><text:s/></text:span><text:span text:style-name="T40_73">avanzar</text:span><text:span text:style-name="T40_74"><text:s/></text:span><text:span text:style-name="T40_75">esta</text:span><text:span text:style-name="T40_76"><text:s/></text:span><text:span text:style-name="T40_77">declaración</text:span><text:span text:style-name="T40_78">.</text:span></text:p>
      <text:p text:style-name="P41"/>
      <text:p text:style-name="P42"/>
      <text:p text:style-name="P43"/>
      <text:p text:style-name="P44"/>
      <text:list text:style-name="LS1" xml:id="list0">
        <text:list-item>
          <text:p text:style-name="P45"><text:span text:style-name="T45_1">Fomentar</text:span><text:span text:style-name="T45_2"><text:s/></text:span><text:span text:style-name="T45_3">la</text:span><text:span text:style-name="T45_4"><text:s/></text:span><text:span text:style-name="T45_5">representación</text:span><text:span text:style-name="T45_6"><text:s/></text:span><text:span text:style-name="T45_7">igualitaria</text:span><text:span text:style-name="T45_8"><text:s/></text:span><text:span text:style-name="T45_9">y</text:span><text:span text:style-name="T45_10"><text:s/></text:span><text:span text:style-name="T45_11">la</text:span><text:span text:style-name="T45_12"><text:s/></text:span><text:span text:style-name="T45_13">inclusividad</text:span><text:span text:style-name="T45_14">.<text:s/></text:span></text:p>
        </text:list-item>
      </text:list>
      <text:p text:style-name="P46"/>
      <text:p text:style-name="P47"><text:span text:style-name="T47_1">Ciudadanos</text:span><text:span text:style-name="T47_2"><text:s/></text:span><text:span text:style-name="T47_3">tienen</text:span><text:span text:style-name="T47_4"><text:s/></text:span><text:span text:style-name="T47_5">el</text:span><text:span text:style-name="T47_6"><text:s/></text:span><text:span text:style-name="T47_7">mismo</text:span><text:span text:style-name="T47_8"><text:s/></text:span><text:span text:style-name="T47_9">derecho</text:span><text:span text:style-name="T47_10"><text:s/></text:span><text:span text:style-name="T47_11">a</text:span><text:span text:style-name="T47_12"><text:s/></text:span><text:span text:style-name="T47_13">participar</text:span><text:span text:style-name="T47_14"><text:s/></text:span><text:span text:style-name="T47_15">en</text:span><text:span text:style-name="T47_16"><text:s/></text:span><text:span text:style-name="T47_17">el</text:span><text:span text:style-name="T47_18"><text:s/></text:span><text:span text:style-name="T47_19">proceso</text:span><text:span text:style-name="T47_20"><text:s/></text:span><text:span text:style-name="T47_21">político</text:span><text:span text:style-name="T47_22">.<text:s/></text:span><text:span text:style-name="T47_23">Por</text:span><text:span text:style-name="T47_24"><text:s/></text:span><text:span text:style-name="T47_25">lo</text:span><text:span text:style-name="T47_26"><text:s/></text:span><text:span text:style-name="T47_27">tanto</text:span><text:span text:style-name="T47_28">,<text:s/></text:span><text:span text:style-name="T47_29">los</text:span><text:span text:style-name="T47_30"><text:s/></text:span><text:span text:style-name="T47_31">actores</text:span><text:span text:style-name="T47_32"><text:s/></text:span><text:span text:style-name="T47_33">políticos</text:span><text:span text:style-name="T47_34"><text:s/></text:span><text:span text:style-name="T47_35">tienen</text:span><text:span text:style-name="T47_36"><text:s/></text:span><text:span text:style-name="T47_37">la</text:span><text:span text:style-name="T47_38"><text:s/></text:span><text:span text:style-name="T47_39">obligación</text:span><text:span text:style-name="T47_40"><text:s/></text:span><text:span text:style-name="T47_41">de</text:span><text:span text:style-name="T47_42"><text:s/></text:span><text:span text:style-name="T47_43">apoyar</text:span><text:span text:style-name="T47_44"><text:s/></text:span><text:span text:style-name="T47_45">y</text:span><text:span text:style-name="T47_46"><text:s/></text:span><text:span text:style-name="T47_47">defender</text:span><text:span text:style-name="T47_48"><text:s/></text:span><text:span text:style-name="T47_49">las</text:span><text:span text:style-name="T47_50"><text:s/></text:span><text:span text:style-name="T47_51">políticas</text:span><text:span text:style-name="T47_52"><text:s/></text:span><text:span text:style-name="T47_53">que</text:span><text:span text:style-name="T47_54"><text:s/></text:span><text:span text:style-name="T47_55">promueven</text:span><text:span text:style-name="T47_56"><text:s/></text:span><text:span text:style-name="T47_57">la</text:span><text:span text:style-name="T47_58"><text:s/></text:span><text:span text:style-name="T47_59">representación</text:span><text:span text:style-name="T47_60"><text:s/></text:span><text:span text:style-name="T47_61">igualitaria</text:span><text:span text:style-name="T47_62"><text:s/></text:span><text:span text:style-name="T47_63">para</text:span><text:span text:style-name="T47_64"><text:s/></text:span><text:span text:style-name="T47_65">todos</text:span><text:span text:style-name="T47_66"><text:s/></text:span><text:span text:style-name="T47_67">los</text:span><text:span text:style-name="T47_68"><text:s/></text:span><text:span text:style-name="T47_69">ciudadanos</text:span><text:span text:style-name="T47_70">,<text:s/></text:span><text:span text:style-name="T47_71">con</text:span><text:span text:style-name="T47_72"><text:s/></text:span><text:span text:style-name="T47_73">especial</text:span><text:span text:style-name="T47_74"><text:s/></text:span><text:span text:style-name="T47_75">atención</text:span><text:span text:style-name="T47_76"><text:s/></text:span><text:span text:style-name="T47_77">a</text:span><text:span text:style-name="T47_78"><text:s/></text:span><text:span text:style-name="T47_79">los</text:span><text:span text:style-name="T47_80"><text:s/></text:span><text:span text:style-name="T47_81">grupos</text:span><text:span text:style-name="T47_82"><text:s/></text:span><text:span text:style-name="T47_83">tradicionalmente</text:span><text:span text:style-name="T47_84"><text:s/></text:span><text:span text:style-name="T47_85">dejados</text:span><text:span text:style-name="T47_86"><text:s/></text:span><text:span text:style-name="T47_87">afuera</text:span><text:span text:style-name="T47_88"><text:s/></text:span><text:span text:style-name="T47_89">del</text:span><text:span text:style-name="T47_90"><text:s/></text:span><text:span text:style-name="T47_91">proceso</text:span><text:span text:style-name="T47_92"><text:s/></text:span><text:span text:style-name="T47_93">político</text:span><text:span text:style-name="T47_94"><text:s/></text:span><text:span text:style-name="T47_95">debido</text:span><text:span text:style-name="T47_96"><text:s/></text:span><text:span text:style-name="T47_97">a</text:span><text:span text:style-name="T47_98"><text:s/></text:span><text:span text:style-name="T47_99">la</text:span><text:span text:style-name="T47_100"><text:s/></text:span><text:span text:style-name="T47_101">falta</text:span><text:span text:style-name="T47_102"><text:s/></text:span><text:span text:style-name="T47_103">de</text:span><text:span text:style-name="T47_104"><text:s/></text:span><text:span text:style-name="T47_105">activos</text:span><text:span text:style-name="T47_106"><text:s/></text:span><text:span text:style-name="T47_107">financieros</text:span><text:span text:style-name="T47_108">.<text:s/></text:span><text:span text:style-name="T47_109">Además</text:span><text:span text:style-name="T47_110">,<text:s/></text:span><text:span text:style-name="T47_111">el</text:span><text:span text:style-name="T47_112"><text:s/></text:span><text:span text:style-name="T47_113">acceso</text:span><text:span text:style-name="T47_114"><text:s/></text:span><text:span text:style-name="T47_115">desigual</text:span><text:span text:style-name="T47_116"><text:s/></text:span><text:span text:style-name="T47_117">y</text:span><text:span text:style-name="T47_118"><text:s/></text:span><text:span text:style-name="T47_119">el</text:span><text:span text:style-name="T47_120"><text:s/></text:span><text:span text:style-name="T47_121">mal</text:span><text:span text:style-name="T47_122"><text:s/></text:span><text:span text:style-name="T47_123">uso</text:span><text:span text:style-name="T47_124"><text:s/></text:span><text:span text:style-name="T47_125">de</text:span><text:span text:style-name="T47_126"><text:s/></text:span><text:span text:style-name="T47_127">los</text:span><text:span text:style-name="T47_128"><text:s/></text:span><text:span text:style-name="T47_129">recursos</text:span><text:span text:style-name="T47_130"><text:s/></text:span><text:span text:style-name="T47_131">públicos</text:span><text:span text:style-name="T47_132"><text:s/></text:span><text:span text:style-name="T47_133">pueden</text:span><text:span text:style-name="T47_134"><text:s/></text:span><text:span text:style-name="T47_135">impedir</text:span><text:span text:style-name="T47_136"><text:s/></text:span><text:span text:style-name="T47_137">la</text:span><text:span text:style-name="T47_138"><text:s/></text:span><text:span text:style-name="T47_139">competencia</text:span><text:span text:style-name="T47_140"><text:s/></text:span><text:span text:style-name="T47_141">política</text:span><text:span text:style-name="T47_142"><text:s/></text:span><text:span text:style-name="T47_143">y</text:span><text:span text:style-name="T47_144"><text:s/></text:span><text:span text:style-name="T47_145">debilitar</text:span><text:span text:style-name="T47_146"><text:s/></text:span><text:span text:style-name="T47_147">los</text:span><text:span text:style-name="T47_148"><text:s/></text:span><text:span text:style-name="T47_149">lazos</text:span><text:span text:style-name="T47_150"><text:s/></text:span><text:span text:style-name="T47_151">entre</text:span><text:span text:style-name="T47_152"><text:s/></text:span><text:span text:style-name="T47_153">los</text:span><text:span text:style-name="T47_154"><text:s/></text:span><text:span text:style-name="T47_155">actores</text:span><text:span text:style-name="T47_156"><text:s/></text:span><text:span text:style-name="T47_157">políticos</text:span><text:span text:style-name="T47_158"><text:s/></text:span><text:span text:style-name="T47_159">y</text:span><text:span text:style-name="T47_160"><text:s/></text:span><text:span text:style-name="T47_161">sus</text:span><text:span text:style-name="T47_162"><text:s/></text:span><text:span text:style-name="T47_163">electores</text:span><text:span text:style-name="T47_164">.<text:s/></text:span><text:span text:style-name="T47_165">Los</text:span><text:span text:style-name="T47_166"><text:s/></text:span><text:span text:style-name="T47_167">actores</text:span><text:span text:style-name="T47_168"><text:s/></text:span><text:span text:style-name="T47_169">políticos</text:span><text:span text:style-name="T47_170"><text:s/></text:span><text:span text:style-name="T47_171">también</text:span><text:span text:style-name="T47_172"><text:s/></text:span><text:span text:style-name="T47_173">tienen</text:span><text:span text:style-name="T47_174"><text:s/></text:span><text:span text:style-name="T47_175">la</text:span><text:span text:style-name="T47_176"><text:s/></text:span><text:span text:style-name="T47_177">obligación</text:span><text:span text:style-name="T47_178"><text:s/></text:span><text:span text:style-name="T47_179">de</text:span><text:span text:style-name="T47_180"><text:s/></text:span><text:span text:style-name="T47_181">apoyar</text:span><text:span text:style-name="T47_182"><text:s/></text:span><text:span text:style-name="T47_183">las</text:span><text:span text:style-name="T47_184"><text:s/></text:span><text:span text:style-name="T47_185">políticas</text:span><text:span text:style-name="T47_186"><text:s/></text:span><text:span text:style-name="T47_187">y</text:span><text:span text:style-name="T47_188"><text:s/></text:span><text:span text:style-name="T47_189">las</text:span><text:span text:style-name="T47_190"><text:s/></text:span><text:span text:style-name="T47_191">prácticas</text:span><text:span text:style-name="T47_192"><text:s/></text:span><text:span text:style-name="T47_193">que</text:span><text:span text:style-name="T47_194"><text:s/></text:span><text:span text:style-name="T47_195">promueven</text:span><text:span text:style-name="T47_196"><text:s/></text:span><text:span text:style-name="T47_197">el</text:span><text:span text:style-name="T47_198"><text:s/></text:span><text:span text:style-name="T47_199">acceso</text:span><text:span text:style-name="T47_200"><text:s/></text:span><text:span text:style-name="T47_201">equitativo</text:span><text:span text:style-name="T47_202"><text:s/></text:span><text:span text:style-name="T47_203">a</text:span><text:span text:style-name="T47_204"><text:s/></text:span><text:span text:style-name="T47_205">los</text:span><text:span text:style-name="T47_206"><text:s/></text:span><text:span text:style-name="T47_207">recursos</text:span><text:span text:style-name="T47_208"><text:s/></text:span><text:span text:style-name="T47_209">públicos</text:span><text:span text:style-name="T47_210"><text:s/></text:span><text:span text:style-name="T47_211">y</text:span><text:span text:style-name="T47_212"><text:s/></text:span><text:span text:style-name="T47_213">privados</text:span><text:span text:style-name="T47_214"><text:s/></text:span><text:span text:style-name="T47_215">por</text:span><text:span text:style-name="T47_216"><text:s/></text:span><text:span text:style-name="T47_217">las</text:span><text:span text:style-name="T47_218"><text:s/></text:span><text:span text:style-name="T47_219">facciones</text:span><text:span text:style-name="T47_220"><text:s/></text:span><text:span text:style-name="T47_221">políticas</text:span><text:span text:style-name="T47_222"><text:s/></text:span><text:span text:style-name="T47_223">nuevas</text:span><text:span text:style-name="T47_224"><text:s/></text:span><text:span text:style-name="T47_225">y</text:span><text:span text:style-name="T47_226"><text:s/></text:span><text:span text:style-name="T47_227">pequeñas</text:span><text:span text:style-name="T47_228">.</text:span></text:p>
      <text:p text:style-name="P48"/>
      <text:list text:style-name="LS2" xml:id="list1">
        <text:list-item>
          <text:p text:style-name="P49"><text:span text:style-name="T49_1">Intentar</text:span><text:span text:style-name="T49_2"><text:s/></text:span><text:span text:style-name="T49_3">mitigar</text:span><text:span text:style-name="T49_4"><text:s/></text:span><text:span text:style-name="T49_5">el</text:span><text:span text:style-name="T49_6"><text:s/></text:span><text:span text:style-name="T49_7">papel</text:span><text:span text:style-name="T49_8"><text:s/></text:span><text:span text:style-name="T49_9">de</text:span><text:span text:style-name="T49_10"><text:s/></text:span><text:span text:style-name="T49_11">influencia</text:span><text:span text:style-name="T49_12"><text:s/></text:span><text:span text:style-name="T49_13">para</text:span><text:span text:style-name="T49_14"><text:s/></text:span><text:span text:style-name="T49_15">la</text:span><text:span text:style-name="T49_16"><text:s/></text:span><text:span text:style-name="T49_17">financiación</text:span><text:span text:style-name="T49_18"><text:s/></text:span><text:span text:style-name="T49_19">privada</text:span><text:span text:style-name="T49_20"><text:s/></text:span><text:span text:style-name="T49_21">en</text:span><text:span text:style-name="T49_22"><text:s/></text:span><text:span text:style-name="T49_23">política</text:span><text:span text:style-name="T49_24">.<text:s text:c="2"/></text:span></text:p>
        </text:list-item>
      </text:list>
      <text:p text:style-name="P50"/>
      <text:p text:style-name="P51"><text:span text:style-name="T51_1">El</text:span><text:span text:style-name="T51_2"><text:s/></text:span><text:span text:style-name="T51_3">financiamiento</text:span><text:span text:style-name="T51_4"><text:s/></text:span><text:span text:style-name="T51_5">privado</text:span><text:span text:style-name="T51_6"><text:s/></text:span><text:span text:style-name="T51_7">excesivo</text:span><text:span text:style-name="T51_8"><text:s/></text:span><text:span text:style-name="T51_9">de</text:span><text:span text:style-name="T51_10"><text:s/></text:span><text:span text:style-name="T51_11">las</text:span><text:span text:style-name="T51_12"><text:s/></text:span><text:span text:style-name="T51_13">campañas</text:span><text:span text:style-name="T51_14"><text:s/></text:span><text:span text:style-name="T51_15">y</text:span><text:span text:style-name="T51_16"><text:s/></text:span><text:span text:style-name="T51_17">los</text:span><text:span text:style-name="T51_18"><text:s/></text:span><text:span text:style-name="T51_19">partidos</text:span><text:span text:style-name="T51_20"><text:s/></text:span><text:span text:style-name="T51_21">políticos</text:span><text:span text:style-name="T51_22"><text:s/></text:span><text:span text:style-name="T51_23">pueden</text:span><text:span text:style-name="T51_24"><text:s/></text:span><text:span text:style-name="T51_25">influir</text:span><text:span text:style-name="T51_26"><text:s/></text:span><text:span text:style-name="T51_27">el</text:span><text:span text:style-name="T51_28"><text:s/></text:span><text:span text:style-name="T51_29">resultado</text:span><text:span text:style-name="T51_30"><text:s/></text:span><text:span text:style-name="T51_31">de</text:span><text:span text:style-name="T51_32"><text:s/></text:span><text:span text:style-name="T51_33">las</text:span><text:span text:style-name="T51_34"><text:s/></text:span><text:span text:style-name="T51_35">elecciones</text:span><text:span text:style-name="T51_36">,<text:s/></text:span><text:span text:style-name="T51_37">el</text:span><text:span text:style-name="T51_38"><text:s/></text:span><text:span text:style-name="T51_39">proceso</text:span><text:span text:style-name="T51_40"><text:s/></text:span><text:span text:style-name="T51_41">de</text:span><text:span text:style-name="T51_42"><text:s/></text:span><text:span text:style-name="T51_43">tomar</text:span><text:span text:style-name="T51_44"><text:s/></text:span><text:span text:style-name="T51_45">decisiones</text:span><text:span text:style-name="T51_46">,<text:s/></text:span><text:span text:style-name="T51_47">y</text:span><text:span text:style-name="T51_48"><text:s/></text:span><text:span text:style-name="T51_49">el</text:span><text:span text:style-name="T51_50"><text:s/></text:span><text:span text:style-name="T51_51">equilibrio</text:span><text:span text:style-name="T51_52"><text:s/></text:span><text:span text:style-name="T51_53">dentro</text:span><text:span text:style-name="T51_54"><text:s/></text:span><text:span text:style-name="T51_55">del</text:span><text:span text:style-name="T51_56"><text:s/></text:span><text:span text:style-name="T51_57">terreno</text:span><text:span text:style-name="T51_58"><text:s/></text:span><text:span text:style-name="T51_59">político</text:span><text:span text:style-name="T51_60">.<text:s/></text:span><text:span text:style-name="T51_61">Los</text:span><text:span text:style-name="T51_62"><text:s/></text:span><text:span text:style-name="T51_63">actores</text:span><text:span text:style-name="T51_64"><text:s/></text:span><text:span text:style-name="T51_65">políticos</text:span><text:span text:style-name="T51_66"><text:s/></text:span><text:span text:style-name="T51_67">deben</text:span><text:span text:style-name="T51_68"><text:s/></text:span><text:span text:style-name="T51_69">apoyar</text:span><text:span text:style-name="T51_70"><text:s/></text:span><text:span text:style-name="T51_71">y</text:span><text:span text:style-name="T51_72"><text:s/></text:span><text:span text:style-name="T51_73">defender</text:span><text:span text:style-name="T51_74"><text:s/></text:span><text:span text:style-name="T51_75">las</text:span><text:span text:style-name="T51_76"><text:s/></text:span><text:span text:style-name="T51_77">prácticas</text:span><text:span text:style-name="T51_78"><text:s/></text:span><text:span text:style-name="T51_79">del</text:span><text:span text:style-name="T51_80"><text:s/></text:span><text:span text:style-name="T51_81">financiamiento</text:span><text:span text:style-name="T51_82"><text:s/></text:span><text:span text:style-name="T51_83">político</text:span><text:span text:style-name="T51_84"><text:s/></text:span><text:span text:style-name="T51_85">que</text:span><text:span text:style-name="T51_86"><text:s/></text:span><text:span text:style-name="T51_87">intentan</text:span><text:span text:style-name="T51_88"><text:s/></text:span><text:span text:style-name="T51_89">representar</text:span><text:span text:style-name="T51_90"><text:s/></text:span><text:span text:style-name="T51_91">los</text:span><text:span text:style-name="T51_92"><text:s/></text:span><text:span text:style-name="T51_93">intereses</text:span><text:span text:style-name="T51_94"><text:s/></text:span><text:span text:style-name="T51_95">de</text:span><text:span text:style-name="T51_96"><text:s/></text:span><text:span text:style-name="T51_97">todos</text:span><text:span text:style-name="T51_98"><text:s/></text:span><text:span text:style-name="T51_99">los</text:span><text:span text:style-name="T51_100"><text:s/></text:span><text:span text:style-name="T51_101">ciudadanos</text:span><text:span text:style-name="T51_102"><text:s/></text:span><text:span text:style-name="T51_103">en</text:span><text:span text:style-name="T51_104"><text:s/></text:span><text:span text:style-name="T51_105">el</text:span><text:span text:style-name="T51_106"><text:s/></text:span><text:span text:style-name="T51_107">proceso</text:span><text:span text:style-name="T51_108"><text:s/></text:span><text:span text:style-name="T51_109">político</text:span><text:span text:style-name="T51_110">,<text:s/></text:span><text:span text:style-name="T51_111">y</text:span><text:span text:style-name="T51_112"><text:s/></text:span><text:span text:style-name="T51_113">mantener</text:span><text:span text:style-name="T51_114"><text:s/></text:span><text:span text:style-name="T51_115">un</text:span><text:span text:style-name="T51_116"><text:s/></text:span><text:span text:style-name="T51_117">equilibrio</text:span><text:span text:style-name="T51_118"><text:s/></text:span><text:span text:style-name="T51_119">entre</text:span><text:span text:style-name="T51_120"><text:s/></text:span><text:span text:style-name="T51_121">la</text:span><text:span text:style-name="T51_122"><text:s/></text:span><text:span text:style-name="T51_123">influencia</text:span><text:span text:style-name="T51_124"><text:s/></text:span><text:span text:style-name="T51_125">de</text:span><text:span text:style-name="T51_126"><text:s/></text:span><text:span text:style-name="T51_127">los</text:span><text:span text:style-name="T51_128"><text:s/></text:span><text:span text:style-name="T51_129">diferentes</text:span><text:span text:style-name="T51_130"><text:s/></text:span><text:span text:style-name="T51_131">sectores</text:span><text:span text:style-name="T51_132"><text:s/></text:span><text:span text:style-name="T51_133">y</text:span><text:span text:style-name="T51_134"><text:s/></text:span><text:span text:style-name="T51_135">las</text:span><text:span text:style-name="T51_136"><text:s/></text:span><text:span text:style-name="T51_137">industrias</text:span><text:span text:style-name="T51_138"><text:s/></text:span><text:span text:style-name="T51_139">para</text:span><text:span text:style-name="T51_140"><text:s/></text:span><text:span text:style-name="T51_141">reducir</text:span><text:span text:style-name="T51_142"><text:s/></text:span><text:span text:style-name="T51_143">el</text:span><text:span text:style-name="T51_144"><text:s/></text:span><text:span text:style-name="T51_145">riesgo</text:span><text:span text:style-name="T51_146"><text:s/></text:span><text:span text:style-name="T51_147">de</text:span><text:span text:style-name="T51_148"><text:s/></text:span><text:span text:style-name="T51_149">la</text:span><text:span text:style-name="T51_150"><text:s/></text:span><text:span text:style-name="T51_151">captura</text:span><text:span text:style-name="T51_152"><text:s/></text:span><text:span text:style-name="T51_153">política</text:span><text:span text:style-name="T51_154">.</text:span></text:p>
      <text:p text:style-name="P52"/>
      <text:list text:style-name="LS3" xml:id="list2">
        <text:list-item>
          <text:p text:style-name="P53"><text:span text:style-name="T53_1">Intentar</text:span><text:span text:style-name="T53_2"><text:s/></text:span><text:span text:style-name="T53_3">la</text:span><text:span text:style-name="T53_4"><text:s/></text:span><text:span text:style-name="T53_5">prevención</text:span><text:span text:style-name="T53_6"><text:s/></text:span><text:span text:style-name="T53_7">de</text:span><text:span text:style-name="T53_8"><text:s/></text:span><text:span text:style-name="T53_9">la</text:span><text:span text:style-name="T53_10"><text:s/></text:span><text:span text:style-name="T53_11">corrupción</text:span><text:span text:style-name="T53_12"><text:s/></text:span><text:span text:style-name="T53_13">y</text:span><text:span text:style-name="T53_14"><text:s/></text:span><text:span text:style-name="T53_15">los</text:span><text:span text:style-name="T53_16"><text:s/></text:span><text:span text:style-name="T53_17">riesgos</text:span><text:span text:style-name="T53_18"><text:s/></text:span><text:span text:style-name="T53_19">potenciales</text:span><text:span text:style-name="T53_20"><text:s/></text:span><text:span text:style-name="T53_21">del</text:span><text:span text:style-name="T53_22"><text:s/></text:span><text:span text:style-name="T53_23">dinero</text:span><text:span text:style-name="T53_24"><text:s/></text:span><text:span text:style-name="T53_25">en</text:span><text:span text:style-name="T53_26"><text:s/></text:span><text:span text:style-name="T53_27">la</text:span><text:span text:style-name="T53_28"><text:s/></text:span><text:span text:style-name="T53_29">política</text:span><text:span text:style-name="T53_30">.<text:s/></text:span></text:p>
        </text:list-item>
      </text:list>
      <text:p text:style-name="P54"/>
      <text:p text:style-name="P55"><text:span text:style-name="T55_1">Dados</text:span><text:span text:style-name="T55_2"><text:s/></text:span><text:span text:style-name="T55_3">los</text:span><text:span text:style-name="T55_4"><text:s/></text:span><text:span text:style-name="T55_5">riesgos</text:span><text:span text:style-name="T55_6"><text:s/></text:span><text:span text:style-name="T55_7">potenciales</text:span><text:span text:style-name="T55_8"><text:s/></text:span><text:span text:style-name="T55_9">que</text:span><text:span text:style-name="T55_10"><text:s/></text:span><text:span text:style-name="T55_11">el</text:span><text:span text:style-name="T55_12"><text:s/></text:span><text:span text:style-name="T55_13">dinero</text:span><text:span text:style-name="T55_14"><text:s/></text:span><text:span text:style-name="T55_15">en</text:span><text:span text:style-name="T55_16"><text:s/></text:span><text:span text:style-name="T55_17">un</text:span><text:span text:style-name="T55_18"><text:s/></text:span><text:span text:style-name="T55_19">sistema</text:span><text:span text:style-name="T55_20"><text:s/></text:span><text:span text:style-name="T55_21">político</text:span><text:span text:style-name="T55_22"><text:s/></text:span><text:span text:style-name="T55_23">plantea</text:span><text:span text:style-name="T55_24">,<text:s/></text:span><text:span text:style-name="T55_25">sea</text:span><text:span text:style-name="T55_26"><text:s/></text:span><text:span text:style-name="T55_27">la</text:span><text:span text:style-name="T55_28"><text:s/></text:span><text:span text:style-name="T55_29">corrupción</text:span><text:span text:style-name="T55_30"><text:s/></text:span><text:span text:style-name="T55_31">quid</text:span><text:span text:style-name="T55_32"><text:s/></text:span><text:span text:style-name="T55_33">pro</text:span><text:span text:style-name="T55_34"><text:s/></text:span><text:span text:style-name="T55_35">quo</text:span><text:span text:style-name="T55_36">,<text:s/></text:span><text:span text:style-name="T55_37">el</text:span><text:span text:style-name="T55_38"><text:s/></text:span><text:span text:style-name="T55_39">clientelismo</text:span><text:span text:style-name="T55_40">,<text:s/></text:span><text:span text:style-name="T55_41">o</text:span><text:span text:style-name="T55_42"><text:s/></text:span><text:span text:style-name="T55_43">la</text:span><text:span text:style-name="T55_44"><text:s/></text:span><text:span text:style-name="T55_45">compra</text:span><text:span text:style-name="T55_46"><text:s/></text:span><text:span text:style-name="T55_47">de</text:span><text:span text:style-name="T55_48"><text:s/></text:span><text:span text:style-name="T55_49">votos</text:span><text:span text:style-name="T55_50">,<text:s/></text:span><text:span text:style-name="T55_51">todos</text:span><text:span text:style-name="T55_52"><text:s/></text:span><text:span text:style-name="T55_53">los</text:span><text:span text:style-name="T55_54"><text:s/></text:span><text:span text:style-name="T55_55">actores</text:span><text:span text:style-name="T55_56"><text:s/></text:span><text:span text:style-name="T55_57">dentro</text:span><text:span text:style-name="T55_58"><text:s/></text:span><text:span text:style-name="T55_59">un</text:span><text:span text:style-name="T55_60"><text:s/></text:span><text:span text:style-name="T55_61">sistema</text:span><text:span text:style-name="T55_62"><text:s/></text:span><text:span text:style-name="T55_63">de</text:span><text:span text:style-name="T55_64"><text:s/></text:span><text:span text:style-name="T55_65">financiamiento</text:span><text:span text:style-name="T55_66"><text:s/></text:span><text:span text:style-name="T55_67">político</text:span><text:span text:style-name="T55_68"><text:s/></text:span><text:span text:style-name="T55_69">deben</text:span><text:span text:style-name="T55_70"><text:s/></text:span><text:span text:style-name="T55_71">esforzarse</text:span><text:span text:style-name="T55_72"><text:s/></text:span><text:span text:style-name="T55_73">a</text:span><text:span text:style-name="T55_74"><text:s/></text:span><text:span text:style-name="T55_75">ser</text:span><text:span text:style-name="T55_76"><text:s/></text:span><text:span text:style-name="T55_77">agentes</text:span><text:span text:style-name="T55_78"><text:s/></text:span><text:span text:style-name="T55_79">de</text:span><text:span text:style-name="T55_80"><text:s/></text:span><text:span text:style-name="T55_81">integridad</text:span><text:span text:style-name="T55_82">.<text:s/></text:span><text:span text:style-name="T55_83">Los</text:span><text:span text:style-name="T55_84"><text:s/></text:span><text:span text:style-name="T55_85">partidos</text:span><text:span text:style-name="T55_86"><text:s/></text:span><text:span text:style-name="T55_87">políticos</text:span><text:span text:style-name="T55_88">,<text:s/></text:span><text:span text:style-name="T55_89">los</text:span><text:span text:style-name="T55_90"><text:s/></text:span><text:span text:style-name="T55_91">candidatos</text:span><text:span text:style-name="T55_92"><text:s/></text:span><text:span text:style-name="T55_93">y</text:span><text:span text:style-name="T55_94"><text:s/></text:span><text:span text:style-name="T55_95">los</text:span><text:span text:style-name="T55_96"><text:s/></text:span><text:span text:style-name="T55_97">funcionarios</text:span><text:span text:style-name="T55_98"><text:s/></text:span><text:span text:style-name="T55_99">elegidos</text:span><text:span text:style-name="T55_100"><text:s/></text:span><text:span text:style-name="T55_101">deberían</text:span><text:span text:style-name="T55_102"><text:s/></text:span><text:span text:style-name="T55_103">mantener</text:span><text:span text:style-name="T55_104"><text:s/></text:span><text:span text:style-name="T55_105">un</text:span><text:span text:style-name="T55_106"><text:s/></text:span><text:span text:style-name="T55_107">marco</text:span><text:span text:style-name="T55_108"><text:s/></text:span><text:span text:style-name="T55_109">jurídico</text:span><text:span text:style-name="T55_110"><text:s/></text:span><text:span text:style-name="T55_111">destinado</text:span><text:span text:style-name="T55_112"><text:s/></text:span><text:span text:style-name="T55_113">a</text:span><text:span text:style-name="T55_114"><text:s/></text:span><text:span text:style-name="T55_115">atender</text:span><text:span text:style-name="T55_116"><text:s/></text:span><text:span text:style-name="T55_117">estos</text:span><text:span text:style-name="T55_118"><text:s/></text:span><text:span text:style-name="T55_119">riesgos</text:span><text:span text:style-name="T55_120">,<text:s/></text:span><text:span text:style-name="T55_121">y</text:span><text:span text:style-name="T55_122"><text:s/></text:span><text:span text:style-name="T55_123">también</text:span><text:span text:style-name="T55_124"><text:s/></text:span><text:span text:style-name="T55_125">deben</text:span><text:span text:style-name="T55_126"><text:s/></text:span><text:span text:style-name="T55_127">perseguir</text:span><text:span text:style-name="T55_128"><text:s/></text:span><text:span text:style-name="T55_129">la</text:span><text:span text:style-name="T55_130"><text:s/></text:span><text:span text:style-name="T55_131">financiación</text:span><text:span text:style-name="T55_132"><text:s/></text:span><text:span text:style-name="T55_133">y</text:span><text:span text:style-name="T55_134"><text:s/></text:span><text:span text:style-name="T55_135">la</text:span><text:span text:style-name="T55_136"><text:s/></text:span><text:span text:style-name="T55_137">ejecución</text:span><text:span text:style-name="T55_138"><text:s/></text:span><text:span text:style-name="T55_139">de</text:span><text:span text:style-name="T55_140"><text:s/></text:span><text:span text:style-name="T55_141">las</text:span><text:span text:style-name="T55_142"><text:s/></text:span><text:span text:style-name="T55_143">operaciones</text:span><text:span text:style-name="T55_144"><text:s/></text:span><text:span text:style-name="T55_145">a</text:span><text:span text:style-name="T55_146"><text:s/></text:span><text:span text:style-name="T55_147">través</text:span><text:span text:style-name="T55_148"><text:s/></text:span><text:span text:style-name="T55_149">de</text:span><text:span text:style-name="T55_150"><text:s/></text:span><text:span text:style-name="T55_151">las</text:span><text:span text:style-name="T55_152"><text:s/></text:span><text:span text:style-name="T55_153">prácticas</text:span><text:span text:style-name="T55_154"><text:s/></text:span><text:span text:style-name="T55_155">que</text:span><text:span text:style-name="T55_156"><text:s/></text:span><text:span text:style-name="T55_157">se</text:span><text:span text:style-name="T55_158"><text:s/></text:span><text:span text:style-name="T55_159">alinean</text:span><text:span text:style-name="T55_160"><text:s/></text:span><text:span text:style-name="T55_161">con</text:span><text:span text:style-name="T55_162"><text:s/></text:span><text:span text:style-name="T55_163">su</text:span><text:span text:style-name="T55_164"><text:s/></text:span><text:span text:style-name="T55_165">obligación</text:span><text:span text:style-name="T55_166"><text:s/></text:span><text:span text:style-name="T55_167">de</text:span><text:span text:style-name="T55_168"><text:s/></text:span><text:span text:style-name="T55_169">servir</text:span><text:span text:style-name="T55_170"><text:s/></text:span><text:span text:style-name="T55_171">el</text:span><text:span text:style-name="T55_172"><text:s/></text:span><text:span text:style-name="T55_173">interés</text:span><text:span text:style-name="T55_174"><text:s/></text:span><text:span text:style-name="T55_175">público</text:span><text:span text:style-name="T55_176">.</text:span></text:p>
      <text:p text:style-name="P56"/>
      <text:p text:style-name="P57"/>
      <text:list text:style-name="LS4" xml:id="list3">
        <text:list-item>
          <text:p text:style-name="P58"><text:span text:style-name="T58_1">Defender</text:span><text:span text:style-name="T58_2"><text:s/></text:span><text:span text:style-name="T58_3">el</text:span><text:span text:style-name="T58_4"><text:s/></text:span><text:span text:style-name="T58_5">derecho</text:span><text:span text:style-name="T58_6"><text:s/></text:span><text:span text:style-name="T58_7">de</text:span><text:span text:style-name="T58_8"><text:s/></text:span><text:span text:style-name="T58_9">acceso</text:span><text:span text:style-name="T58_10"><text:s/></text:span><text:span text:style-name="T58_11">a</text:span><text:span text:style-name="T58_12"><text:s/></text:span><text:span text:style-name="T58_13">la</text:span><text:span text:style-name="T58_14"><text:s/></text:span><text:span text:style-name="T58_15">información</text:span><text:span text:style-name="T58_16"><text:s/></text:span><text:span text:style-name="T58_17">sobre</text:span><text:span text:style-name="T58_18"><text:s/></text:span><text:span text:style-name="T58_19">el</text:span><text:span text:style-name="T58_20"><text:s/></text:span><text:span text:style-name="T58_21">financiamiento</text:span><text:span text:style-name="T58_22"><text:s/></text:span><text:span text:style-name="T58_23">político</text:span><text:span text:style-name="T58_24">.<text:s/></text:span></text:p>
        </text:list-item>
      </text:list>
      <text:p text:style-name="P59"/>
      <text:p text:style-name="P60"><text:span text:style-name="T60_1">El</text:span><text:span text:style-name="T60_2"><text:s/></text:span><text:span text:style-name="T60_3">acceso</text:span><text:span text:style-name="T60_4"><text:s/></text:span><text:span text:style-name="T60_5">a</text:span><text:span text:style-name="T60_6"><text:s/></text:span><text:span text:style-name="T60_7">los</text:span><text:span text:style-name="T60_8"><text:s/></text:span><text:span text:style-name="T60_9">detalles</text:span><text:span text:style-name="T60_10"><text:s/></text:span><text:span text:style-name="T60_11">financieros</text:span><text:span text:style-name="T60_12"><text:s/></text:span><text:span text:style-name="T60_13">de</text:span><text:span text:style-name="T60_14"><text:s/></text:span><text:span text:style-name="T60_15">los</text:span><text:span text:style-name="T60_16"><text:s/></text:span><text:span text:style-name="T60_17">partidos</text:span><text:span text:style-name="T60_18"><text:s/></text:span><text:span text:style-name="T60_19">políticos</text:span><text:span text:style-name="T60_20"><text:s/></text:span><text:span text:style-name="T60_21">y</text:span><text:span text:style-name="T60_22"><text:s/></text:span><text:span text:style-name="T60_23">los</text:span><text:span text:style-name="T60_24"><text:s/></text:span><text:span text:style-name="T60_25">candidatos</text:span><text:span text:style-name="T60_26"><text:s/></text:span><text:span text:style-name="T60_27">debe</text:span><text:span text:style-name="T60_28"><text:s/></text:span><text:span text:style-name="T60_29">ser</text:span><text:span text:style-name="T60_30"><text:s/></text:span><text:span text:style-name="T60_31">claramente</text:span><text:span text:style-name="T60_32"><text:s/></text:span><text:span text:style-name="T60_33">reconocido</text:span><text:span text:style-name="T60_34"><text:s/></text:span><text:span text:style-name="T60_35">como</text:span><text:span text:style-name="T60_36"><text:s/></text:span><text:span text:style-name="T60_37">un</text:span><text:span text:style-name="T60_38"><text:s/></text:span><text:span text:style-name="T60_39">derecho</text:span><text:span text:style-name="T60_40"><text:s/></text:span><text:span text:style-name="T60_41">de</text:span><text:span text:style-name="T60_42"><text:s/></text:span><text:span text:style-name="T60_43">todos</text:span><text:span text:style-name="T60_44"><text:s/></text:span><text:span text:style-name="T60_45">los</text:span><text:span text:style-name="T60_46"><text:s/></text:span><text:span text:style-name="T60_47">ciudadanos</text:span><text:span text:style-name="T60_48">.<text:s/></text:span><text:span text:style-name="T60_49">Los</text:span><text:span text:style-name="T60_50"><text:s/></text:span><text:span text:style-name="T60_51">partidos</text:span><text:span text:style-name="T60_52"><text:s/></text:span><text:span text:style-name="T60_53">políticos</text:span><text:span text:style-name="T60_54"><text:s/></text:span><text:span text:style-name="T60_55">tienen</text:span><text:span text:style-name="T60_56"><text:s/></text:span><text:span text:style-name="T60_57">un</text:span><text:span text:style-name="T60_58"><text:s/></text:span><text:span text:style-name="T60_59">impacto</text:span><text:span text:style-name="T60_60"><text:s/></text:span><text:span text:style-name="T60_61">significativo</text:span><text:span text:style-name="T60_62"><text:s/></text:span><text:span text:style-name="T60_63">y</text:span><text:span text:style-name="T60_64"><text:s/></text:span><text:span text:style-name="T60_65">una</text:span><text:span text:style-name="T60_66"><text:s/></text:span><text:span text:style-name="T60_67">influencia</text:span><text:span text:style-name="T60_68"><text:s/></text:span><text:span text:style-name="T60_69">en</text:span><text:span text:style-name="T60_70"><text:s/></text:span><text:span text:style-name="T60_71">las</text:span><text:span text:style-name="T60_72"><text:s/></text:span><text:span text:style-name="T60_73">instituciones</text:span><text:span text:style-name="T60_74"><text:s/></text:span><text:span text:style-name="T60_75">gubernamentales</text:span><text:span text:style-name="T60_76">,<text:s/></text:span><text:span text:style-name="T60_77">las</text:span><text:span text:style-name="T60_78"><text:s/></text:span><text:span text:style-name="T60_79">políticas</text:span><text:span text:style-name="T60_80"><text:s/></text:span><text:span text:style-name="T60_81">y</text:span><text:span text:style-name="T60_82"><text:s/></text:span><text:span text:style-name="T60_83">los</text:span><text:span text:style-name="T60_84"><text:s/></text:span><text:span text:style-name="T60_85">procesos</text:span><text:span text:style-name="T60_86"><text:s/></text:span><text:span text:style-name="T60_87">democráticos</text:span><text:span text:style-name="T60_88">,<text:s/></text:span><text:span text:style-name="T60_89">mientras</text:span><text:span text:style-name="T60_90"><text:s/></text:span><text:span text:style-name="T60_91">que</text:span><text:span text:style-name="T60_92"><text:s/></text:span><text:span text:style-name="T60_93">la</text:span><text:span text:style-name="T60_94"><text:s/></text:span><text:span text:style-name="T60_95">información</text:span><text:span text:style-name="T60_96"><text:s/></text:span><text:span text:style-name="T60_97">sobre</text:span><text:span text:style-name="T60_98"><text:s/></text:span><text:span text:style-name="T60_99">los</text:span><text:span text:style-name="T60_100"><text:s/></text:span><text:span text:style-name="T60_101">ingresos</text:span><text:span text:style-name="T60_102"><text:s/></text:span><text:span text:style-name="T60_103">y</text:span><text:span text:style-name="T60_104"><text:s/></text:span><text:span text:style-name="T60_105">los</text:span><text:span text:style-name="T60_106"><text:s/></text:span><text:span text:style-name="T60_107">gastos</text:span><text:span text:style-name="T60_108"><text:s/></text:span><text:span text:style-name="T60_109">de</text:span><text:span text:style-name="T60_110"><text:s/></text:span><text:span text:style-name="T60_111">las</text:span><text:span text:style-name="T60_112"><text:s/></text:span><text:span text:style-name="T60_113">campañas</text:span><text:span text:style-name="T60_114"><text:s/></text:span><text:span text:style-name="T60_115">electorales</text:span><text:span text:style-name="T60_116"><text:s/></text:span><text:span text:style-name="T60_117">pueden</text:span><text:span text:style-name="T60_118"><text:s/></text:span><text:span text:style-name="T60_119">informar</text:span><text:span text:style-name="T60_120"><text:s/></text:span><text:span text:style-name="T60_121">el</text:span><text:span text:style-name="T60_122"><text:s/></text:span><text:span text:style-name="T60_123">futuro</text:span><text:span text:style-name="T60_124"><text:s/></text:span><text:span text:style-name="T60_125">de</text:span><text:span text:style-name="T60_126"><text:s/></text:span><text:span text:style-name="T60_127">los</text:span><text:span text:style-name="T60_128"><text:s/></text:span><text:span text:style-name="T60_129">procesos</text:span><text:span text:style-name="T60_130"><text:s/></text:span><text:span text:style-name="T60_131">políticos</text:span><text:span text:style-name="T60_132">.<text:s/></text:span><text:span text:style-name="T60_133">Los</text:span><text:span text:style-name="T60_134"><text:s/></text:span><text:span text:style-name="T60_135">actores</text:span><text:span text:style-name="T60_136"><text:s/></text:span><text:span text:style-name="T60_137">políticos</text:span><text:span text:style-name="T60_138"><text:s/></text:span><text:span text:style-name="T60_139">tienen</text:span><text:span text:style-name="T60_140"><text:s/></text:span><text:span text:style-name="T60_141">la</text:span><text:span text:style-name="T60_142"><text:s/></text:span><text:span text:style-name="T60_143">obligación</text:span><text:span text:style-name="T60_144"><text:s/></text:span><text:span text:style-name="T60_145">de</text:span><text:span text:style-name="T60_146"><text:s/></text:span><text:span text:style-name="T60_147">apoyar</text:span><text:span text:style-name="T60_148"><text:s/></text:span><text:span text:style-name="T60_149">este</text:span><text:span text:style-name="T60_150"><text:s/></text:span><text:span text:style-name="T60_151">derecho</text:span><text:span text:style-name="T60_152"><text:s/></text:span><text:span text:style-name="T60_153">a</text:span><text:span text:style-name="T60_154"><text:s/></text:span><text:span text:style-name="T60_155">través</text:span><text:span text:style-name="T60_156"><text:s/></text:span><text:span text:style-name="T60_157">del</text:span><text:span text:style-name="T60_158"><text:s/></text:span><text:span text:style-name="T60_159">derecho</text:span><text:span text:style-name="T60_160"><text:s/></text:span><text:span text:style-name="T60_161">tradicional</text:span><text:span text:style-name="T60_162"><text:s/></text:span><text:span text:style-name="T60_163">a</text:span><text:span text:style-name="T60_164"><text:s/></text:span><text:span text:style-name="T60_165">las</text:span><text:span text:style-name="T60_166"><text:s/></text:span><text:span text:style-name="T60_167">leyes</text:span><text:span text:style-name="T60_168"><text:s/></text:span><text:span text:style-name="T60_169">de</text:span><text:span text:style-name="T60_170"><text:s/></text:span><text:span text:style-name="T60_171">información</text:span><text:span text:style-name="T60_172"><text:s/></text:span><text:span text:style-name="T60_173">y</text:span><text:span text:style-name="T60_174"><text:s/></text:span><text:span text:style-name="T60_175">las</text:span><text:span text:style-name="T60_176"><text:s/></text:span><text:span text:style-name="T60_177">políticas</text:span><text:span text:style-name="T60_178"><text:s/></text:span><text:span text:style-name="T60_179">de</text:span><text:span text:style-name="T60_180"><text:s/></text:span><text:span text:style-name="T60_181">divulgación</text:span><text:span text:style-name="T60_182"><text:s/></text:span><text:span text:style-name="T60_183">proactivos</text:span><text:span text:style-name="T60_184">.</text:span></text:p>
      <text:p text:style-name="P61"/>
      <text:list text:style-name="LS5" xml:id="list4">
        <text:list-item>
          <text:p text:style-name="P62"><text:span text:style-name="T62_1">Asegurar</text:span><text:span text:style-name="T62_2"><text:s/></text:span><text:span text:style-name="T62_3">los</text:span><text:span text:style-name="T62_4"><text:s/></text:span><text:span text:style-name="T62_5">informes</text:span><text:span text:style-name="T62_6"><text:s/></text:span><text:span text:style-name="T62_7">periódicos</text:span><text:span text:style-name="T62_8"><text:s/></text:span><text:span text:style-name="T62_9">de</text:span><text:span text:style-name="T62_10"><text:s/></text:span><text:span text:style-name="T62_11">la</text:span><text:span text:style-name="T62_12"><text:s/></text:span><text:span text:style-name="T62_13">información</text:span><text:span text:style-name="T62_14"><text:s/></text:span><text:span text:style-name="T62_15">estandarizada</text:span><text:span text:style-name="T62_16"><text:s/></text:span><text:span text:style-name="T62_17">y</text:span><text:span text:style-name="T62_18"><text:s/></text:span><text:span text:style-name="T62_19">detallada</text:span><text:span text:style-name="T62_20"><text:s/></text:span><text:span text:style-name="T62_21">sobre</text:span><text:span text:style-name="T62_22"><text:s/></text:span><text:span text:style-name="T62_23">el</text:span><text:span text:style-name="T62_24"><text:s/></text:span><text:span text:style-name="T62_25">financiamiento</text:span><text:span text:style-name="T62_26"><text:s/></text:span><text:span text:style-name="T62_27">político</text:span><text:span text:style-name="T62_28">.</text:span></text:p>
        </text:list-item>
      </text:list>
      <text:p text:style-name="P63"/>
      <text:p text:style-name="P64"><text:span text:style-name="T64_1">Informar</text:span><text:span text:style-name="T64_2"><text:s/></text:span><text:span text:style-name="T64_3">es</text:span><text:span text:style-name="T64_4"><text:s/></text:span><text:span text:style-name="T64_5">esencial</text:span><text:span text:style-name="T64_6"><text:s/></text:span><text:span text:style-name="T64_7">para</text:span><text:span text:style-name="T64_8"><text:s/></text:span><text:span text:style-name="T64_9">vigilar</text:span><text:span text:style-name="T64_10"><text:s/></text:span><text:span text:style-name="T64_11">el</text:span><text:span text:style-name="T64_12"><text:s/></text:span><text:span text:style-name="T64_13">cumplimiento</text:span><text:span text:style-name="T64_14"><text:s/></text:span><text:span text:style-name="T64_15">con</text:span><text:span text:style-name="T64_16"><text:s/></text:span><text:span text:style-name="T64_17">las</text:span><text:span text:style-name="T64_18"><text:s/></text:span><text:span text:style-name="T64_19">leyes</text:span><text:span text:style-name="T64_20"><text:s/></text:span><text:span text:style-name="T64_21">de</text:span><text:span text:style-name="T64_22"><text:s/></text:span><text:span text:style-name="T64_23">financiamiento</text:span><text:span text:style-name="T64_24"><text:s/></text:span><text:span text:style-name="T64_25">político</text:span><text:span text:style-name="T64_26"><text:s/></text:span><text:span text:style-name="T64_27">y</text:span><text:span text:style-name="T64_28"><text:s/></text:span><text:span text:style-name="T64_29">las</text:span><text:span text:style-name="T64_30"><text:s/></text:span><text:span text:style-name="T64_31">regulaciones</text:span><text:span text:style-name="T64_32">,<text:s/></text:span><text:span text:style-name="T64_33">así</text:span><text:span text:style-name="T64_34"><text:s/></text:span><text:span text:style-name="T64_35">como</text:span><text:span text:style-name="T64_36"><text:s/></text:span><text:span text:style-name="T64_37">evaluar</text:span><text:span text:style-name="T64_38"><text:s/></text:span><text:span text:style-name="T64_39">la</text:span><text:span text:style-name="T64_40"><text:s/></text:span><text:span text:style-name="T64_41">ética</text:span><text:span text:style-name="T64_42"><text:s/></text:span><text:span text:style-name="T64_43">general</text:span><text:span text:style-name="T64_44"><text:s/></text:span><text:span text:style-name="T64_45">del</text:span><text:span text:style-name="T64_46"><text:s/></text:span><text:span text:style-name="T64_47">sistema</text:span><text:span text:style-name="T64_48">.<text:s/></text:span><text:span text:style-name="T64_49">Los</text:span><text:span text:style-name="T64_50"><text:s/></text:span><text:span text:style-name="T64_51">actores</text:span><text:span text:style-name="T64_52"><text:s/></text:span><text:span text:style-name="T64_53">políticos</text:span><text:span text:style-name="T64_54"><text:s/></text:span><text:span text:style-name="T64_55">deben</text:span><text:span text:style-name="T64_56"><text:s/></text:span><text:span text:style-name="T64_57">tener</text:span><text:span text:style-name="T64_58"><text:s/></text:span><text:span text:style-name="T64_59">una</text:span><text:span text:style-name="T64_60"><text:s/></text:span><text:span text:style-name="T64_61">obligación</text:span><text:span text:style-name="T64_62"><text:s/></text:span><text:span text:style-name="T64_63">de</text:span><text:span text:style-name="T64_64"><text:s/></text:span><text:span text:style-name="T64_65">informar</text:span><text:span text:style-name="T64_66"><text:s/></text:span><text:span text:style-name="T64_67">periódicamente</text:span><text:span text:style-name="T64_68"><text:s/></text:span><text:span text:style-name="T64_69">sobre</text:span><text:span text:style-name="T64_70"><text:s/></text:span><text:span text:style-name="T64_71">todas</text:span><text:span text:style-name="T64_72"><text:s/></text:span><text:span text:style-name="T64_73">las</text:span><text:span text:style-name="T64_74"><text:s/></text:span><text:span text:style-name="T64_75">fuentes</text:span><text:span text:style-name="T64_76"><text:s/></text:span><text:span text:style-name="T64_77">de</text:span><text:span text:style-name="T64_78"><text:s/></text:span><text:span text:style-name="T64_79">ingresos</text:span><text:span text:style-name="T64_80">,<text:s/></text:span><text:span text:style-name="T64_81">gastos</text:span><text:span text:style-name="T64_82">,<text:s/></text:span><text:span text:style-name="T64_83">recursos</text:span><text:span text:style-name="T64_84"><text:s/></text:span><text:span text:style-name="T64_85">y</text:span><text:span text:style-name="T64_86"><text:s/></text:span><text:span text:style-name="T64_87">responsabilidades</text:span><text:span text:style-name="T64_88"><text:s/></text:span><text:span text:style-name="T64_89">de</text:span><text:span text:style-name="T64_90"><text:s/></text:span><text:span text:style-name="T64_91">una</text:span><text:span text:style-name="T64_92"><text:s/></text:span><text:span text:style-name="T64_93">manera</text:span><text:span text:style-name="T64_94"><text:s/></text:span><text:span text:style-name="T64_95">detallada</text:span><text:span text:style-name="T64_96"><text:s/></text:span><text:span text:style-name="T64_97">y</text:span><text:span text:style-name="T64_98"><text:s/></text:span><text:span text:style-name="T64_99">estandarizada</text:span><text:span text:style-name="T64_100">.</text:span></text:p>
      <text:p text:style-name="P65"/>
      <text:list text:style-name="LS6" xml:id="list5">
        <text:list-item>
          <text:p text:style-name="P66"><text:span text:style-name="T66_1">Asegurar</text:span><text:span text:style-name="T66_2"><text:s/></text:span><text:span text:style-name="T66_3">que</text:span><text:span text:style-name="T66_4"><text:s/></text:span><text:span text:style-name="T66_5">la</text:span><text:span text:style-name="T66_6"><text:s/></text:span><text:span text:style-name="T66_7">información</text:span><text:span text:style-name="T66_8"><text:s/></text:span><text:span text:style-name="T66_9">del</text:span><text:span text:style-name="T66_10"><text:s/></text:span><text:span text:style-name="T66_11">financiamiento</text:span><text:span text:style-name="T66_12"><text:s/></text:span><text:span text:style-name="T66_13">político</text:span><text:span text:style-name="T66_14"><text:s/></text:span><text:span text:style-name="T66_15">es</text:span><text:span text:style-name="T66_16"><text:s/></text:span><text:span text:style-name="T66_17">preciso</text:span><text:span text:style-name="T66_18">,<text:s/></text:span><text:span text:style-name="T66_19">completo</text:span><text:span text:style-name="T66_20">,<text:s/></text:span><text:span text:style-name="T66_21">y</text:span><text:span text:style-name="T66_22"><text:s/></text:span><text:span text:style-name="T66_23">revelado</text:span><text:span text:style-name="T66_24"><text:s/></text:span><text:span text:style-name="T66_25">de</text:span><text:span text:style-name="T66_26"><text:s/></text:span><text:span text:style-name="T66_27">manera</text:span><text:span text:style-name="T66_28"><text:s/></text:span><text:span text:style-name="T66_29">oportuna</text:span><text:span text:style-name="T66_30">.<text:s/></text:span></text:p>
        </text:list-item>
      </text:list>
      <text:p text:style-name="P67"/>
      <text:p text:style-name="P68"><text:span text:style-name="T68_1">La</text:span><text:span text:style-name="T68_2"><text:s/></text:span><text:span text:style-name="T68_3">información</text:span><text:span text:style-name="T68_4"><text:s/></text:span><text:span text:style-name="T68_5">del</text:span><text:span text:style-name="T68_6"><text:s/></text:span><text:span text:style-name="T68_7">financiamiento</text:span><text:span text:style-name="T68_8"><text:s/></text:span><text:span text:style-name="T68_9">político</text:span><text:span text:style-name="T68_10"><text:s/></text:span><text:span text:style-name="T68_11">debe</text:span><text:span text:style-name="T68_12"><text:s/></text:span><text:span text:style-name="T68_13">ser</text:span><text:span text:style-name="T68_14"><text:s/></text:span><text:span text:style-name="T68_15">revelada</text:span><text:span text:style-name="T68_16"><text:s/></text:span><text:span text:style-name="T68_17">de</text:span><text:span text:style-name="T68_18"><text:s/></text:span><text:span text:style-name="T68_19">forma</text:span><text:span text:style-name="T68_20"><text:s/></text:span><text:span text:style-name="T68_21">que</text:span><text:span text:style-name="T68_22"><text:s/></text:span><text:span text:style-name="T68_23">el</text:span><text:span text:style-name="T68_24"><text:s/></text:span><text:span text:style-name="T68_25">público</text:span><text:span text:style-name="T68_26"><text:s/></text:span><text:span text:style-name="T68_27">puede</text:span><text:span text:style-name="T68_28"><text:s/></text:span><text:span text:style-name="T68_29">utilizarlo</text:span><text:span text:style-name="T68_30"><text:s/></text:span><text:span text:style-name="T68_31">para</text:span><text:span text:style-name="T68_32"><text:s/></text:span><text:span text:style-name="T68_33">comprender</text:span><text:span text:style-name="T68_34">,<text:s/></text:span><text:span text:style-name="T68_35">supervisar</text:span><text:span text:style-name="T68_36"><text:s/></text:span><text:span text:style-name="T68_37">y</text:span><text:span text:style-name="T68_38"><text:s/></text:span><text:span text:style-name="T68_39">participar</text:span><text:span text:style-name="T68_40"><text:s/></text:span><text:span text:style-name="T68_41">en</text:span><text:span text:style-name="T68_42"><text:s/></text:span><text:span text:style-name="T68_43">el</text:span><text:span text:style-name="T68_44"><text:s/></text:span><text:span text:style-name="T68_45">sistema</text:span><text:span text:style-name="T68_46"><text:s/></text:span><text:span text:style-name="T68_47">político</text:span><text:span text:style-name="T68_48">.<text:s/></text:span><text:span text:style-name="T68_49">Los</text:span><text:span text:style-name="T68_50"><text:s/></text:span><text:span text:style-name="T68_51">actores</text:span><text:span text:style-name="T68_52"><text:s/></text:span><text:span text:style-name="T68_53">políticos</text:span><text:span text:style-name="T68_54"><text:s/></text:span><text:span text:style-name="T68_55">tienen</text:span><text:span text:style-name="T68_56"><text:s/></text:span><text:span text:style-name="T68_57">una</text:span><text:span text:style-name="T68_58"><text:s/></text:span><text:span text:style-name="T68_59">obligación</text:span><text:span text:style-name="T68_60"><text:s/></text:span><text:span text:style-name="T68_61">de</text:span><text:span text:style-name="T68_62"><text:s/></text:span><text:span text:style-name="T68_63">garantizar</text:span><text:span text:style-name="T68_64"><text:s/></text:span><text:span text:style-name="T68_65">que</text:span><text:span text:style-name="T68_66"><text:s/></text:span><text:span text:style-name="T68_67">sus</text:span><text:span text:style-name="T68_68"><text:s/></text:span><text:span text:style-name="T68_69">fuentes</text:span><text:span text:style-name="T68_70"><text:s/></text:span><text:span text:style-name="T68_71">completas</text:span><text:span text:style-name="T68_72"><text:s/></text:span><text:span text:style-name="T68_73">de</text:span><text:span text:style-name="T68_74"><text:s/></text:span><text:span text:style-name="T68_75">ingresos</text:span><text:span text:style-name="T68_76">,<text:s/></text:span><text:span text:style-name="T68_77">gastos</text:span><text:span text:style-name="T68_78">,<text:s/></text:span><text:span text:style-name="T68_79">recursos</text:span><text:span text:style-name="T68_80"><text:s/></text:span><text:span text:style-name="T68_81">y</text:span><text:span text:style-name="T68_82"><text:s/></text:span><text:span text:style-name="T68_83">responsabilidades</text:span><text:span text:style-name="T68_84"><text:s/></text:span><text:span text:style-name="T68_85">se</text:span><text:span text:style-name="T68_86"><text:s/></text:span><text:span text:style-name="T68_87">publican</text:span><text:span text:style-name="T68_88"><text:s/></text:span><text:span text:style-name="T68_89">regularmente</text:span><text:span text:style-name="T68_90">.<text:s/></text:span><text:span text:style-name="T68_91">Durante</text:span><text:span text:style-name="T68_92"><text:s/></text:span><text:span text:style-name="T68_93">los</text:span><text:span text:style-name="T68_94"><text:s/></text:span><text:span text:style-name="T68_95">períodos</text:span><text:span text:style-name="T68_96"><text:s/></text:span><text:span text:style-name="T68_97">de</text:span><text:span text:style-name="T68_98"><text:s/></text:span><text:span text:style-name="T68_99">campaña</text:span><text:span text:style-name="T68_100">,<text:s/></text:span><text:span text:style-name="T68_101">las</text:span><text:span text:style-name="T68_102"><text:s/></text:span><text:span text:style-name="T68_103">finanzas</text:span><text:span text:style-name="T68_104"><text:s/></text:span><text:span text:style-name="T68_105">de</text:span><text:span text:style-name="T68_106"><text:s/></text:span><text:span text:style-name="T68_107">todos</text:span><text:span text:style-name="T68_108"><text:s/></text:span><text:span text:style-name="T68_109">los</text:span><text:span text:style-name="T68_110"><text:s/></text:span><text:span text:style-name="T68_111">actores</text:span><text:span text:style-name="T68_112"><text:s/></text:span><text:span text:style-name="T68_113">políticos</text:span><text:span text:style-name="T68_114"><text:s/></text:span><text:span text:style-name="T68_115">relevantes</text:span><text:span text:style-name="T68_116"><text:s/></text:span><text:span text:style-name="T68_117">deben</text:span><text:span text:style-name="T68_118"><text:s/></text:span><text:span text:style-name="T68_119">ser</text:span><text:span text:style-name="T68_120"><text:s/></text:span><text:span text:style-name="T68_121">disponibles</text:span><text:span text:style-name="T68_122"><text:s/></text:span><text:span text:style-name="T68_123">al</text:span><text:span text:style-name="T68_124"><text:s/></text:span><text:span text:style-name="T68_125">público</text:span><text:span text:style-name="T68_126"><text:s/></text:span><text:span text:style-name="T68_127">con</text:span><text:span text:style-name="T68_128"><text:s/></text:span><text:span text:style-name="T68_129">el</text:span><text:span text:style-name="T68_130"><text:s/></text:span><text:span text:style-name="T68_131">tiempo</text:span><text:span text:style-name="T68_132"><text:s/></text:span><text:span text:style-name="T68_133">suficiente</text:span><text:span text:style-name="T68_134"><text:s/></text:span><text:span text:style-name="T68_135">para</text:span><text:span text:style-name="T68_136"><text:s/></text:span><text:span text:style-name="T68_137">permitir</text:span><text:span text:style-name="T68_138"><text:s/></text:span><text:span text:style-name="T68_139">la</text:span><text:span text:style-name="T68_140"><text:s/></text:span><text:span text:style-name="T68_141">supervisión</text:span><text:span text:style-name="T68_142"><text:s/></text:span><text:span text:style-name="T68_143">ciudadana</text:span><text:span text:style-name="T68_144"><text:s/></text:span><text:span text:style-name="T68_145">antes</text:span><text:span text:style-name="T68_146"><text:s/></text:span><text:span text:style-name="T68_147">de</text:span><text:span text:style-name="T68_148"><text:s/></text:span><text:span text:style-name="T68_149">las</text:span><text:span text:style-name="T68_150"><text:s/></text:span><text:span text:style-name="T68_151">elecciones</text:span><text:span text:style-name="T68_152"><text:s/></text:span><text:span text:style-name="T68_153">y</text:span><text:span text:style-name="T68_154"><text:s/></text:span><text:span text:style-name="T68_155">la</text:span><text:span text:style-name="T68_156"><text:s/></text:span><text:span text:style-name="T68_157">última</text:span><text:span text:style-name="T68_158"><text:s/></text:span><text:span text:style-name="T68_159">aspiración</text:span><text:span text:style-name="T68_160"><text:s/></text:span><text:span text:style-name="T68_161">de</text:span><text:span text:style-name="T68_162"><text:s/></text:span><text:span text:style-name="T68_163">la</text:span><text:span text:style-name="T68_164"><text:s/></text:span><text:span text:style-name="T68_165">divulgación</text:span><text:span text:style-name="T68_166"><text:s/></text:span><text:span text:style-name="T68_167">en</text:span><text:span text:style-name="T68_168"><text:s/></text:span><text:span text:style-name="T68_169">tiempo</text:span><text:span text:style-name="T68_170"><text:s/></text:span><text:span text:style-name="T68_171">real</text:span><text:span text:style-name="T68_172">.<text:s/></text:span><text:span text:style-name="T68_173">Los</text:span><text:span text:style-name="T68_174"><text:s/></text:span><text:span text:style-name="T68_175">organismos</text:span><text:span text:style-name="T68_176"><text:s/></text:span><text:span text:style-name="T68_177">gubernamentales</text:span><text:span text:style-name="T68_178"><text:s/></text:span><text:span text:style-name="T68_179">tienen</text:span><text:span text:style-name="T68_180"><text:s/></text:span><text:span text:style-name="T68_181">una</text:span><text:span text:style-name="T68_182"><text:s/></text:span><text:span text:style-name="T68_183">obligación</text:span><text:span text:style-name="T68_184"><text:s/></text:span><text:span text:style-name="T68_185">correspondiente</text:span><text:span text:style-name="T68_186"><text:s/></text:span><text:span text:style-name="T68_187">a</text:span><text:span text:style-name="T68_188"><text:s/></text:span><text:span text:style-name="T68_189">revelar</text:span><text:span text:style-name="T68_190"><text:s/></text:span><text:span text:style-name="T68_191">cualquier</text:span><text:span text:style-name="T68_192"><text:s/></text:span><text:span text:style-name="T68_193">donación</text:span><text:span text:style-name="T68_194">,<text:s/></text:span><text:span text:style-name="T68_195">préstamo</text:span><text:span text:style-name="T68_196"><text:s/></text:span><text:span text:style-name="T68_197">o</text:span><text:span text:style-name="T68_198"><text:s/></text:span><text:span text:style-name="T68_199">subvención</text:span><text:span text:style-name="T68_200"><text:s/></text:span><text:span text:style-name="T68_201">proporcionados</text:span><text:span text:style-name="T68_202"><text:s/></text:span><text:span text:style-name="T68_203">a</text:span><text:span text:style-name="T68_204"><text:s/></text:span><text:span text:style-name="T68_205">los</text:span><text:span text:style-name="T68_206"><text:s/></text:span><text:span text:style-name="T68_207">actores</text:span><text:span text:style-name="T68_208"><text:s/></text:span><text:span text:style-name="T68_209">políticos</text:span><text:span text:style-name="T68_210"><text:s/></text:span><text:span text:style-name="T68_211">para</text:span><text:span text:style-name="T68_212"><text:s/></text:span><text:span text:style-name="T68_213">estos</text:span><text:span text:style-name="T68_214"><text:s/></text:span><text:span text:style-name="T68_215">mismos</text:span><text:span text:style-name="T68_216"><text:s/></text:span><text:span text:style-name="T68_217">objetivos</text:span><text:span text:style-name="T68_218">.<text:s/></text:span><text:span text:style-name="T68_219">Además</text:span><text:span text:style-name="T68_220">,<text:s/></text:span><text:span text:style-name="T68_221">es</text:span><text:span text:style-name="T68_222"><text:s/></text:span><text:span text:style-name="T68_223">necesario</text:span><text:span text:style-name="T68_224"><text:s/></text:span><text:span text:style-name="T68_225">que</text:span><text:span text:style-name="T68_226"><text:s/></text:span><text:span text:style-name="T68_227">esta</text:span><text:span text:style-name="T68_228"><text:s/></text:span><text:span text:style-name="T68_229">información</text:span><text:span text:style-name="T68_230"><text:s/></text:span><text:span text:style-name="T68_231">sea</text:span><text:span text:style-name="T68_232"><text:s/></text:span><text:span text:style-name="T68_233">exacta</text:span><text:span text:style-name="T68_234"><text:s/></text:span><text:span text:style-name="T68_235">y</text:span><text:span text:style-name="T68_236"><text:s/></text:span><text:span text:style-name="T68_237">completa</text:span><text:span text:style-name="T68_238"><text:s/></text:span><text:span text:style-name="T68_239">y</text:span><text:span text:style-name="T68_240"><text:s/></text:span><text:span text:style-name="T68_241">que</text:span><text:span text:style-name="T68_242"><text:s/></text:span><text:span text:style-name="T68_243">los</text:span><text:span text:style-name="T68_244"><text:s/></text:span><text:span text:style-name="T68_245">datos</text:span><text:span text:style-name="T68_246"><text:s/></text:span><text:span text:style-name="T68_247">históricos</text:span><text:span text:style-name="T68_248"><text:s/></text:span><text:span text:style-name="T68_249">sean</text:span><text:span text:style-name="T68_250"><text:s/></text:span><text:span text:style-name="T68_251">mantenidos</text:span><text:span text:style-name="T68_252">.<text:s/></text:span></text:p>
      <text:p text:style-name="P69"/>
      <text:p text:style-name="P70"/>
      <text:list text:style-name="LS7" xml:id="list6">
        <text:list-item>
          <text:p text:style-name="P71"><text:span text:style-name="T71_1">Asegurar</text:span><text:span text:style-name="T71_2"><text:s/></text:span><text:span text:style-name="T71_3">la</text:span><text:span text:style-name="T71_4"><text:s/></text:span><text:span text:style-name="T71_5">máxima</text:span><text:span text:style-name="T71_6"><text:s/></text:span><text:span text:style-name="T71_7">accesibilidad</text:span><text:span text:style-name="T71_8"><text:s/></text:span><text:span text:style-name="T71_9">a</text:span><text:span text:style-name="T71_10"><text:s/></text:span><text:span text:style-name="T71_11">la</text:span><text:span text:style-name="T71_12"><text:s/></text:span><text:span text:style-name="T71_13">información</text:span><text:span text:style-name="T71_14"><text:s/></text:span><text:span text:style-name="T71_15">del</text:span><text:span text:style-name="T71_16"><text:s/></text:span><text:span text:style-name="T71_17">financiamiento</text:span><text:span text:style-name="T71_18"><text:s/></text:span><text:span text:style-name="T71_19">político</text:span><text:span text:style-name="T71_20">.<text:s/></text:span></text:p>
        </text:list-item>
      </text:list>
      <text:p text:style-name="P72"/>
      <text:p text:style-name="P73"><text:span text:style-name="T73_1">La</text:span><text:span text:style-name="T73_2"><text:s/></text:span><text:span text:style-name="T73_3">información</text:span><text:span text:style-name="T73_4"><text:s/></text:span><text:span text:style-name="T73_5">del</text:span><text:span text:style-name="T73_6"><text:s/></text:span><text:span text:style-name="T73_7">financiamiento</text:span><text:span text:style-name="T73_8"><text:s/></text:span><text:span text:style-name="T73_9">político</text:span><text:span text:style-name="T73_10"><text:s/></text:span><text:span text:style-name="T73_11">debe</text:span><text:span text:style-name="T73_12"><text:s/></text:span><text:span text:style-name="T73_13">ser</text:span><text:span text:style-name="T73_14"><text:s/></text:span><text:span text:style-name="T73_15">divulgada</text:span><text:span text:style-name="T73_16"><text:s/></text:span><text:span text:style-name="T73_17">de</text:span><text:span text:style-name="T73_18"><text:s/></text:span><text:span text:style-name="T73_19">manera</text:span><text:span text:style-name="T73_20"><text:s/></text:span><text:span text:style-name="T73_21">que</text:span><text:span text:style-name="T73_22"><text:s/></text:span><text:span text:style-name="T73_23">cualquier</text:span><text:span text:style-name="T73_24"><text:s/></text:span><text:span text:style-name="T73_25">persona</text:span><text:span text:style-name="T73_26"><text:s/></text:span><text:span text:style-name="T73_27">tiene</text:span><text:span text:style-name="T73_28"><text:s/></text:span><text:span text:style-name="T73_29">la</text:span><text:span text:style-name="T73_30"><text:s/></text:span><text:span text:style-name="T73_31">capacidad</text:span><text:span text:style-name="T73_32"><text:s/></text:span><text:span text:style-name="T73_33">de</text:span><text:span text:style-name="T73_34"><text:s/></text:span><text:span text:style-name="T73_35">utilizar</text:span><text:span text:style-name="T73_36">,<text:s/></text:span><text:span text:style-name="T73_37">reutilizar</text:span><text:span text:style-name="T73_38"><text:s/></text:span><text:span text:style-name="T73_39">y</text:span><text:span text:style-name="T73_40"><text:s/></text:span><text:span text:style-name="T73_41">combinarlo</text:span><text:span text:style-name="T73_42"><text:s/></text:span><text:span text:style-name="T73_43">con</text:span><text:span text:style-name="T73_44"><text:s/></text:span><text:span text:style-name="T73_45">datos</text:span><text:span text:style-name="T73_46"><text:s/></text:span><text:span text:style-name="T73_47">relevantes</text:span><text:span text:style-name="T73_48"><text:s/></text:span><text:span text:style-name="T73_49">para</text:span><text:span text:style-name="T73_50"><text:s/></text:span><text:span text:style-name="T73_51">informar</text:span><text:span text:style-name="T73_52"><text:s/></text:span><text:span text:style-name="T73_53">mejor</text:span><text:span text:style-name="T73_54"><text:s/></text:span><text:span text:style-name="T73_55">al</text:span><text:span text:style-name="T73_56"><text:s/></text:span><text:span text:style-name="T73_57">público</text:span><text:span text:style-name="T73_58"><text:s/></text:span><text:span text:style-name="T73_59">sobre</text:span><text:span text:style-name="T73_60"><text:s/></text:span><text:span text:style-name="T73_61">el</text:span><text:span text:style-name="T73_62"><text:s/></text:span><text:span text:style-name="T73_63">panorama</text:span><text:span text:style-name="T73_64"><text:s/></text:span><text:span text:style-name="T73_65">político</text:span><text:span text:style-name="T73_66">.<text:s/></text:span><text:span text:style-name="T73_67">Todos</text:span><text:span text:style-name="T73_68"><text:s/></text:span><text:span text:style-name="T73_69">los</text:span><text:span text:style-name="T73_70"><text:s/></text:span><text:span text:style-name="T73_71">actores</text:span><text:span text:style-name="T73_72"><text:s/></text:span><text:span text:style-name="T73_73">políticos</text:span><text:span text:style-name="T73_74"><text:s/></text:span><text:span text:style-name="T73_75">tienen</text:span><text:span text:style-name="T73_76"><text:s/></text:span><text:span text:style-name="T73_77">la</text:span><text:span text:style-name="T73_78"><text:s/></text:span><text:span text:style-name="T73_79">obligación</text:span><text:span text:style-name="T73_80"><text:s/></text:span><text:span text:style-name="T73_81">de</text:span><text:span text:style-name="T73_82"><text:s/></text:span><text:span text:style-name="T73_83">garantizar</text:span><text:span text:style-name="T73_84"><text:s/></text:span><text:span text:style-name="T73_85">que</text:span><text:span text:style-name="T73_86"><text:s/></text:span><text:span text:style-name="T73_87">la</text:span><text:span text:style-name="T73_88"><text:s/></text:span><text:span text:style-name="T73_89">información</text:span><text:span text:style-name="T73_90"><text:s/></text:span><text:span text:style-name="T73_91">es</text:span><text:span text:style-name="T73_92"><text:s/></text:span><text:span text:style-name="T73_93">disponible</text:span><text:span text:style-name="T73_94"><text:s/></text:span><text:span text:style-name="T73_95">gratuitamente</text:span><text:span text:style-name="T73_96">,<text:s/></text:span><text:span text:style-name="T73_97">de</text:span><text:span text:style-name="T73_98"><text:s/></text:span><text:span text:style-name="T73_99">acuerdo</text:span><text:span text:style-name="T73_100"><text:s/></text:span><text:span text:style-name="T73_101">con</text:span><text:span text:style-name="T73_102"><text:s/></text:span><text:span text:style-name="T73_103">las</text:span><text:span text:style-name="T73_104"><text:s/></text:span><text:span text:style-name="T73_105">normas</text:span><text:span text:style-name="T73_106"><text:s/></text:span><text:span text:style-name="T73_107">vigentes</text:span><text:span text:style-name="T73_108"><text:s/></text:span><text:span text:style-name="T73_109">de</text:span><text:span text:style-name="T73_110"><text:s/></text:span><text:span text:style-name="T73_111">los</text:span><text:span text:style-name="T73_112"><text:s/></text:span><text:span text:style-name="T73_113">datos</text:span><text:span text:style-name="T73_114"><text:s/></text:span><text:span text:style-name="T73_115">abiertos</text:span><text:span text:style-name="T73_116">,<text:s/></text:span><text:span text:style-name="T73_117">y</text:span><text:span text:style-name="T73_118"><text:s/></text:span><text:span text:style-name="T73_119">en</text:span><text:span text:style-name="T73_120"><text:s/></text:span><text:span text:style-name="T73_121">todas</text:span><text:span text:style-name="T73_122"><text:s/></text:span><text:span text:style-name="T73_123">las</text:span><text:span text:style-name="T73_124"><text:s/></text:span><text:span text:style-name="T73_125">lenguas</text:span><text:span text:style-name="T73_126"><text:s/></text:span><text:span text:style-name="T73_127">nacionales</text:span><text:span text:style-name="T73_128"><text:s/></text:span><text:span text:style-name="T73_129">o</text:span><text:span text:style-name="T73_130"><text:s/></text:span><text:span text:style-name="T73_131">de</text:span><text:span text:style-name="T73_132"><text:s/></text:span><text:span text:style-name="T73_133">trabajo</text:span><text:span text:style-name="T73_134"><text:s/></text:span><text:span text:style-name="T73_135">para</text:span><text:span text:style-name="T73_136"><text:s/></text:span><text:span text:style-name="T73_137">asegurar</text:span><text:span text:style-name="T73_138"><text:s/></text:span><text:span text:style-name="T73_139">la</text:span><text:span text:style-name="T73_140"><text:s/></text:span><text:span text:style-name="T73_141">comprensión</text:span><text:span text:style-name="T73_142"><text:s/></text:span><text:span text:style-name="T73_143">óptima</text:span><text:span text:style-name="T73_144"><text:s/></text:span><text:span text:style-name="T73_145">del</text:span><text:span text:style-name="T73_146"><text:s/></text:span><text:span text:style-name="T73_147">sistema</text:span><text:span text:style-name="T73_148"><text:s/></text:span><text:span text:style-name="T73_149">del</text:span><text:span text:style-name="T73_150"><text:s/></text:span><text:span text:style-name="T73_151">financiamiento</text:span><text:span text:style-name="T73_152"><text:s/></text:span><text:span text:style-name="T73_153">político</text:span><text:span text:style-name="T73_154">.<text:s/></text:span><text:span text:style-name="T73_155">Para</text:span><text:span text:style-name="T73_156"><text:s/></text:span><text:span text:style-name="T73_157">garantizar</text:span><text:span text:style-name="T73_158"><text:s/></text:span><text:span text:style-name="T73_159">que</text:span><text:span text:style-name="T73_160"><text:s/></text:span><text:span text:style-name="T73_161">el</text:span><text:span text:style-name="T73_162"><text:s/></text:span><text:span text:style-name="T73_163">acceso</text:span><text:span text:style-name="T73_164"><text:s/></text:span><text:span text:style-name="T73_165">no</text:span><text:span text:style-name="T73_166"><text:s/></text:span><text:span text:style-name="T73_167">sea</text:span><text:span text:style-name="T73_168"><text:s/></text:span><text:span text:style-name="T73_169">limitado</text:span><text:span text:style-name="T73_170"><text:s/></text:span><text:span text:style-name="T73_171">por</text:span><text:span text:style-name="T73_172"><text:s/></text:span><text:span text:style-name="T73_173">la</text:span><text:span text:style-name="T73_174"><text:s/></text:span><text:span text:style-name="T73_175">ubicación</text:span><text:span text:style-name="T73_176"><text:s/></text:span><text:span text:style-name="T73_177">geográfica</text:span><text:span text:style-name="T73_178"><text:s/></text:span><text:span text:style-name="T73_179">o</text:span><text:span text:style-name="T73_180"><text:s/></text:span><text:span text:style-name="T73_181">la</text:span><text:span text:style-name="T73_182"><text:s/></text:span><text:span text:style-name="T73_183">conexión</text:span><text:span text:style-name="T73_184"><text:s/></text:span><text:span text:style-name="T73_185">de</text:span><text:span text:style-name="T73_186"><text:s/></text:span><text:span text:style-name="T73_187">Internet</text:span><text:span text:style-name="T73_188">,<text:s/></text:span><text:span text:style-name="T73_189">varios</text:span><text:span text:style-name="T73_190"><text:s/></text:span><text:span text:style-name="T73_191">canales</text:span><text:span text:style-name="T73_192"><text:s/></text:span><text:span text:style-name="T73_193">de</text:span><text:span text:style-name="T73_194"><text:s/></text:span><text:span text:style-name="T73_195">difusión</text:span><text:span text:style-name="T73_196"><text:s/></text:span><text:span text:style-name="T73_197">deben</text:span><text:span text:style-name="T73_198"><text:s/></text:span><text:span text:style-name="T73_199">ser</text:span><text:span text:style-name="T73_200"><text:s/></text:span><text:span text:style-name="T73_201">empleados</text:span><text:span text:style-name="T73_202"><text:s/></text:span><text:span text:style-name="T73_203">en</text:span><text:span text:style-name="T73_204"><text:s/></text:span><text:span text:style-name="T73_205">línea</text:span><text:span text:style-name="T73_206"><text:s/></text:span><text:span text:style-name="T73_207">y</text:span><text:span text:style-name="T73_208"><text:s/></text:span><text:span text:style-name="T73_209">fuera</text:span><text:span text:style-name="T73_210"><text:s/></text:span><text:span text:style-name="T73_211">de</text:span><text:span text:style-name="T73_212"><text:s/></text:span><text:span text:style-name="T73_213">línea</text:span><text:span text:style-name="T73_214"><text:s/></text:span><text:span text:style-name="T73_215">cuando</text:span><text:span text:style-name="T73_216"><text:s/></text:span><text:span text:style-name="T73_217">sea</text:span><text:span text:style-name="T73_218"><text:s/></text:span><text:span text:style-name="T73_219">pertinente</text:span><text:span text:style-name="T73_220">.</text:span></text:p>
      <text:p text:style-name="P74"/>
      <text:list text:style-name="LS8" xml:id="list7">
        <text:list-item>
          <text:p text:style-name="P75"><text:span text:style-name="T75_1">Garantizar</text:span><text:span text:style-name="T75_2"><text:s/></text:span><text:span text:style-name="T75_3">y</text:span><text:span text:style-name="T75_4"><text:s/></text:span><text:span text:style-name="T75_5">defender</text:span><text:span text:style-name="T75_6"><text:s/></text:span><text:span text:style-name="T75_7">los</text:span><text:span text:style-name="T75_8"><text:s/></text:span><text:span text:style-name="T75_9">poderes</text:span><text:span text:style-name="T75_10"><text:s/></text:span><text:span text:style-name="T75_11">legales</text:span><text:span text:style-name="T75_12"><text:s/></text:span><text:span text:style-name="T75_13">de</text:span><text:span text:style-name="T75_14"><text:s/></text:span><text:span text:style-name="T75_15">ejecución</text:span><text:span text:style-name="T75_16">.<text:s/></text:span></text:p>
        </text:list-item>
      </text:list>
      <text:p text:style-name="P76"/>
      <text:p text:style-name="P77"><text:span text:style-name="T77_1">Para</text:span><text:span text:style-name="T77_2"><text:s/></text:span><text:span text:style-name="T77_3">garantizar</text:span><text:span text:style-name="T77_4"><text:s/></text:span><text:span text:style-name="T77_5">que</text:span><text:span text:style-name="T77_6"><text:s/></text:span><text:span text:style-name="T77_7">estos</text:span><text:span text:style-name="T77_8"><text:s/></text:span><text:span text:style-name="T77_9">principios</text:span><text:span text:style-name="T77_10"><text:s/></text:span><text:span text:style-name="T77_11">tienen</text:span><text:span text:style-name="T77_12"><text:s/></text:span><text:span text:style-name="T77_13">el</text:span><text:span text:style-name="T77_14"><text:s/></text:span><text:span text:style-name="T77_15">peso</text:span><text:span text:style-name="T77_16"><text:s/></text:span><text:span text:style-name="T77_17">suficiente</text:span><text:span text:style-name="T77_18">,<text:s/></text:span><text:span text:style-name="T77_19">los</text:span><text:span text:style-name="T77_20"><text:s/></text:span><text:span text:style-name="T77_21">actores</text:span><text:span text:style-name="T77_22"><text:s/></text:span><text:span text:style-name="T77_23">políticos</text:span><text:span text:style-name="T77_24"><text:s/></text:span><text:span text:style-name="T77_25">deben</text:span><text:span text:style-name="T77_26"><text:s/></text:span><text:span text:style-name="T77_27">apoyar</text:span><text:span text:style-name="T77_28"><text:s/></text:span><text:span text:style-name="T77_29">la</text:span><text:span text:style-name="T77_30"><text:s/></text:span><text:span text:style-name="T77_31">supervisión</text:span><text:span text:style-name="T77_32"><text:s/></text:span><text:span text:style-name="T77_33">del</text:span><text:span text:style-name="T77_34"><text:s/></text:span><text:span text:style-name="T77_35">financiamiento</text:span><text:span text:style-name="T77_36"><text:s/></text:span><text:span text:style-name="T77_37">político</text:span><text:span text:style-name="T77_38"><text:s/></text:span><text:span text:style-name="T77_39">y</text:span><text:span text:style-name="T77_40"><text:s/></text:span><text:span text:style-name="T77_41">electoral</text:span><text:span text:style-name="T77_42">.<text:s/></text:span><text:span text:style-name="T77_43">Sanciones</text:span><text:span text:style-name="T77_44"><text:s/></text:span><text:span text:style-name="T77_45">adecuadas</text:span><text:span text:style-name="T77_46">,<text:s/></text:span><text:span text:style-name="T77_47">imparciales</text:span><text:span text:style-name="T77_48"><text:s/></text:span><text:span text:style-name="T77_49">y</text:span><text:span text:style-name="T77_50"><text:s/></text:span><text:span text:style-name="T77_51">basadas</text:span><text:span text:style-name="T77_52"><text:s/></text:span><text:span text:style-name="T77_53">en</text:span><text:span text:style-name="T77_54"><text:s/></text:span><text:span text:style-name="T77_55">contexto</text:span><text:span text:style-name="T77_56"><text:s/></text:span><text:span text:style-name="T77_57">deberían</text:span><text:span text:style-name="T77_58"><text:s/></text:span><text:span text:style-name="T77_59">promulgarse</text:span><text:span text:style-name="T77_60"><text:s/></text:span><text:span text:style-name="T77_61">para</text:span><text:span text:style-name="T77_62"><text:s/></text:span><text:span text:style-name="T77_63">disuadir</text:span><text:span text:style-name="T77_64"><text:s/></text:span><text:span text:style-name="T77_65">a</text:span><text:span text:style-name="T77_66"><text:s/></text:span><text:span text:style-name="T77_67">los</text:span><text:span text:style-name="T77_68"><text:s/></text:span><text:span text:style-name="T77_69">actores</text:span><text:span text:style-name="T77_70"><text:s/></text:span><text:span text:style-name="T77_71">de</text:span><text:span text:style-name="T77_72"><text:s/></text:span><text:span text:style-name="T77_73">ejercer</text:span><text:span text:style-name="T77_74"><text:s/></text:span><text:span text:style-name="T77_75">prácticas</text:span><text:span text:style-name="T77_76"><text:s/></text:span><text:span text:style-name="T77_77">poco</text:span><text:span text:style-name="T77_78"><text:s/></text:span><text:span text:style-name="T77_79">éticas</text:span><text:span text:style-name="T77_80"><text:s/></text:span><text:span text:style-name="T77_81">de</text:span><text:span text:style-name="T77_82"><text:s/></text:span><text:span text:style-name="T77_83">la</text:span><text:span text:style-name="T77_84"><text:s/></text:span><text:span text:style-name="T77_85">recaudación</text:span><text:span text:style-name="T77_86"><text:s/></text:span><text:span text:style-name="T77_87">de</text:span><text:span text:style-name="T77_88"><text:s/></text:span><text:span text:style-name="T77_89">fondos</text:span><text:span text:style-name="T77_90">,<text:s/></text:span><text:span text:style-name="T77_91">evitar</text:span><text:span text:style-name="T77_92"><text:s/></text:span><text:span text:style-name="T77_93">los</text:span><text:span text:style-name="T77_94"><text:s/></text:span><text:span text:style-name="T77_95">requisitos</text:span><text:span text:style-name="T77_96"><text:s/></text:span><text:span text:style-name="T77_97">de</text:span><text:span text:style-name="T77_98"><text:s/></text:span><text:span text:style-name="T77_99">información</text:span><text:span text:style-name="T77_100">,<text:s/></text:span><text:span text:style-name="T77_101">o</text:span><text:span text:style-name="T77_102"><text:s/></text:span><text:span text:style-name="T77_103">de</text:span><text:span text:style-name="T77_104"><text:s/></text:span><text:span text:style-name="T77_105">otra</text:span><text:span text:style-name="T77_106"><text:s/></text:span><text:span text:style-name="T77_107">manera</text:span><text:span text:style-name="T77_108"><text:s/></text:span><text:span text:style-name="T77_109">amenazar</text:span><text:span text:style-name="T77_110"><text:s/></text:span><text:span text:style-name="T77_111">la</text:span><text:span text:style-name="T77_112"><text:s/></text:span><text:span text:style-name="T77_113">responsabilidad</text:span><text:span text:style-name="T77_114"><text:s/></text:span><text:span text:style-name="T77_115">o</text:span><text:span text:style-name="T77_116"><text:s/></text:span><text:span text:style-name="T77_117">la</text:span><text:span text:style-name="T77_118"><text:s/></text:span><text:span text:style-name="T77_119">equidad</text:span><text:span text:style-name="T77_120"><text:s/></text:span><text:span text:style-name="T77_121">del</text:span><text:span text:style-name="T77_122"><text:s/></text:span><text:span text:style-name="T77_123">financiamiento</text:span><text:span text:style-name="T77_124"><text:s/></text:span><text:span text:style-name="T77_125">político</text:span><text:span text:style-name="T77_126">.<text:s text:c="2"/></text:span></text:p>
      <text:p text:style-name="P78"/>
      <text:list text:style-name="LS9" xml:id="list8">
        <text:list-item>
          <text:p text:style-name="P79"><text:span text:style-name="T79_1">Establecer</text:span><text:span text:style-name="T79_2"><text:s/></text:span><text:span text:style-name="T79_3">y</text:span><text:span text:style-name="T79_4"><text:s/></text:span><text:span text:style-name="T79_5">apoyar</text:span><text:span text:style-name="T79_6"><text:s/></text:span><text:span text:style-name="T79_7">agencias</text:span><text:span text:style-name="T79_8"><text:s/></text:span><text:span text:style-name="T79_9">autónomas</text:span><text:span text:style-name="T79_10"><text:s/></text:span><text:span text:style-name="T79_11">de</text:span><text:span text:style-name="T79_12"><text:s/></text:span><text:span text:style-name="T79_13">supervisión</text:span><text:span text:style-name="T79_14">.<text:s/></text:span></text:p>
        </text:list-item>
      </text:list>
      <text:p text:style-name="P80"/>
      <text:p text:style-name="P81"><text:span text:style-name="T81_1">Para</text:span><text:span text:style-name="T81_2"><text:s/></text:span><text:span text:style-name="T81_3">asegurar</text:span><text:span text:style-name="T81_4"><text:s/></text:span><text:span text:style-name="T81_5">el</text:span><text:span text:style-name="T81_6"><text:s/></text:span><text:span text:style-name="T81_7">cumplimiento</text:span><text:span text:style-name="T81_8"><text:s/></text:span><text:span text:style-name="T81_9">por</text:span><text:span text:style-name="T81_10"><text:s/></text:span><text:span text:style-name="T81_11">los</text:span><text:span text:style-name="T81_12"><text:s/></text:span><text:span text:style-name="T81_13">actores</text:span><text:span text:style-name="T81_14"><text:s/></text:span><text:span text:style-name="T81_15">políticos</text:span><text:span text:style-name="T81_16">,<text:s/></text:span><text:span text:style-name="T81_17">una</text:span><text:span text:style-name="T81_18"><text:s/></text:span><text:span text:style-name="T81_19">agencia</text:span><text:span text:style-name="T81_20"><text:s/></text:span><text:span text:style-name="T81_21">independiente</text:span><text:span text:style-name="T81_22"><text:s/></text:span><text:span text:style-name="T81_23">de</text:span><text:span text:style-name="T81_24"><text:s/></text:span><text:span text:style-name="T81_25">aplicación</text:span><text:span text:style-name="T81_26"><text:s/></text:span><text:span text:style-name="T81_27">política</text:span><text:span text:style-name="T81_28"><text:s/></text:span><text:span text:style-name="T81_29">debería</text:span><text:span text:style-name="T81_30"><text:s/></text:span><text:span text:style-name="T81_31">encargarse</text:span><text:span text:style-name="T81_32"><text:s/></text:span><text:span text:style-name="T81_33">con</text:span><text:span text:style-name="T81_34"><text:s/></text:span><text:span text:style-name="T81_35">la</text:span><text:span text:style-name="T81_36"><text:s/></text:span><text:span text:style-name="T81_37">función</text:span><text:span text:style-name="T81_38"><text:s/></text:span><text:span text:style-name="T81_39">de</text:span><text:span text:style-name="T81_40"><text:s/></text:span><text:span text:style-name="T81_41">la</text:span><text:span text:style-name="T81_42"><text:s/></text:span><text:span text:style-name="T81_43">supervisión</text:span><text:span text:style-name="T81_44"><text:s/></text:span><text:span text:style-name="T81_45">del</text:span><text:span text:style-name="T81_46"><text:s/></text:span><text:span text:style-name="T81_47">financiamiento</text:span><text:span text:style-name="T81_48"><text:s/></text:span><text:span text:style-name="T81_49">político</text:span><text:span text:style-name="T81_50">.<text:s/></text:span><text:span text:style-name="T81_51">Según</text:span><text:span text:style-name="T81_52"><text:s/></text:span><text:span text:style-name="T81_53">proceda</text:span><text:span text:style-name="T81_54">,<text:s/></text:span><text:span text:style-name="T81_55">todos</text:span><text:span text:style-name="T81_56"><text:s/></text:span><text:span text:style-name="T81_57">los</text:span><text:span text:style-name="T81_58"><text:s/></text:span><text:span text:style-name="T81_59">actores</text:span><text:span text:style-name="T81_60"><text:s/></text:span><text:span text:style-name="T81_61">políticos</text:span><text:span text:style-name="T81_62"><text:s/></text:span><text:span text:style-name="T81_63">deben</text:span><text:span text:style-name="T81_64"><text:s/></text:span><text:span text:style-name="T81_65">apoyar</text:span><text:span text:style-name="T81_66"><text:s/></text:span><text:span text:style-name="T81_67">el</text:span><text:span text:style-name="T81_68"><text:s/></text:span><text:span text:style-name="T81_69">establecimiento</text:span><text:span text:style-name="T81_70"><text:s/></text:span><text:span text:style-name="T81_71">de</text:span><text:span text:style-name="T81_72"><text:s/></text:span><text:span text:style-name="T81_73">las</text:span><text:span text:style-name="T81_74"><text:s/></text:span><text:span text:style-name="T81_75">agencias</text:span><text:span text:style-name="T81_76"><text:s/></text:span><text:span text:style-name="T81_77">de</text:span><text:span text:style-name="T81_78"><text:s/></text:span><text:span text:style-name="T81_79">supervisión</text:span><text:span text:style-name="T81_80"><text:s/></text:span><text:span text:style-name="T81_81">con</text:span><text:span text:style-name="T81_82"><text:s/></text:span><text:span text:style-name="T81_83">poderes</text:span><text:span text:style-name="T81_84"><text:s/></text:span><text:span text:style-name="T81_85">jurídicos</text:span><text:span text:style-name="T81_86"><text:s/></text:span><text:span text:style-name="T81_87">y</text:span><text:span text:style-name="T81_88"><text:s/></text:span><text:span text:style-name="T81_89">los</text:span><text:span text:style-name="T81_90"><text:s/></text:span><text:span text:style-name="T81_91">recursos</text:span><text:span text:style-name="T81_92"><text:s/></text:span><text:span text:style-name="T81_93">financieros</text:span><text:span text:style-name="T81_94"><text:s/></text:span><text:span text:style-name="T81_95">para</text:span><text:span text:style-name="T81_96"><text:s/></text:span><text:span text:style-name="T81_97">realizar</text:span><text:span text:style-name="T81_98"><text:s/></text:span><text:span text:style-name="T81_99">auditorías</text:span><text:span text:style-name="T81_100"><text:s/></text:span><text:span text:style-name="T81_101">e</text:span><text:span text:style-name="T81_102"><text:s/></text:span><text:span text:style-name="T81_103">investigaciones</text:span><text:span text:style-name="T81_104">,<text:s/></text:span><text:span text:style-name="T81_105">y</text:span><text:span text:style-name="T81_106"><text:s/></text:span><text:span text:style-name="T81_107">obligar</text:span><text:span text:style-name="T81_108"><text:s/></text:span><text:span text:style-name="T81_109">las</text:span><text:span text:style-name="T81_110"><text:s/></text:span><text:span text:style-name="T81_111">sanciones</text:span><text:span text:style-name="T81_112"><text:s/></text:span><text:span text:style-name="T81_113">por</text:span><text:span text:style-name="T81_114"><text:s/></text:span><text:span text:style-name="T81_115">violaciones</text:span><text:span text:style-name="T81_116"><text:s/></text:span><text:span text:style-name="T81_117">del</text:span><text:span text:style-name="T81_118"><text:s/></text:span><text:span text:style-name="T81_119">financiamiento</text:span><text:span text:style-name="T81_120"><text:s/></text:span><text:span text:style-name="T81_121">político</text:span><text:span text:style-name="T81_122">.<text:s/></text:span><text:span text:style-name="T81_123">Las</text:span><text:span text:style-name="T81_124"><text:s/></text:span><text:span text:style-name="T81_125">agencias</text:span><text:span text:style-name="T81_126"><text:s/></text:span><text:span text:style-name="T81_127">de</text:span><text:span text:style-name="T81_128"><text:s/></text:span><text:span text:style-name="T81_129">supervisión</text:span><text:span text:style-name="T81_130"><text:s/></text:span><text:span text:style-name="T81_131">también</text:span><text:span text:style-name="T81_132"><text:s/></text:span><text:span text:style-name="T81_133">deben</text:span><text:span text:style-name="T81_134"><text:s/></text:span><text:span text:style-name="T81_135">adherirse</text:span><text:span text:style-name="T81_136"><text:s/></text:span><text:span text:style-name="T81_137">a</text:span><text:span text:style-name="T81_138"><text:s/></text:span><text:span text:style-name="T81_139">estos</text:span><text:span text:style-name="T81_140"><text:s/></text:span><text:span text:style-name="T81_141">principios</text:span><text:span text:style-name="T81_142"><text:s/></text:span><text:span text:style-name="T81_143">de</text:span><text:span text:style-name="T81_144"><text:s/></text:span><text:span text:style-name="T81_145">la</text:span><text:span text:style-name="T81_146"><text:s/></text:span><text:span text:style-name="T81_147">apertura</text:span><text:span text:style-name="T81_148"><text:s/></text:span><text:span text:style-name="T81_149">por</text:span><text:span text:style-name="T81_150"><text:s/></text:span><text:span text:style-name="T81_151">divulgar</text:span><text:span text:style-name="T81_152"><text:s/></text:span><text:span text:style-name="T81_153">la</text:span><text:span text:style-name="T81_154"><text:s/></text:span><text:span text:style-name="T81_155">información</text:span><text:span text:style-name="T81_156"><text:s/></text:span><text:span text:style-name="T81_157">proactivamente</text:span><text:span text:style-name="T81_158"><text:s/></text:span><text:span text:style-name="T81_159">en</text:span><text:span text:style-name="T81_160"><text:s/></text:span><text:span text:style-name="T81_161">línea</text:span><text:span text:style-name="T81_162"><text:s/></text:span><text:span text:style-name="T81_163">acerca</text:span><text:span text:style-name="T81_164"><text:s/></text:span><text:span text:style-name="T81_165">de</text:span><text:span text:style-name="T81_166"><text:s/></text:span><text:span text:style-name="T81_167">sus</text:span><text:span text:style-name="T81_168"><text:s/></text:span><text:span text:style-name="T81_169">actividades</text:span><text:span text:style-name="T81_170">.</text:span></text:p>
      <text:p text:style-name="P82"/>
      <text:list text:style-name="LS10" xml:id="list9">
        <text:list-item>
          <text:p text:style-name="P83"><text:span text:style-name="T83_1">Garantizar</text:span><text:span text:style-name="T83_2"><text:s/></text:span><text:span text:style-name="T83_3">los</text:span><text:span text:style-name="T83_4"><text:s/></text:span><text:span text:style-name="T83_5">derechos</text:span><text:span text:style-name="T83_6"><text:s/></text:span><text:span text:style-name="T83_7">de</text:span><text:span text:style-name="T83_8"><text:s/></text:span><text:span text:style-name="T83_9">supervisión</text:span><text:span text:style-name="T83_10"><text:s/></text:span><text:span text:style-name="T83_11">independiente</text:span><text:span text:style-name="T83_12"><text:s/></text:span><text:span text:style-name="T83_13">por</text:span><text:span text:style-name="T83_14"><text:s/></text:span><text:span text:style-name="T83_15">la</text:span><text:span text:style-name="T83_16"><text:s/></text:span><text:span text:style-name="T83_17">sociedad</text:span><text:span text:style-name="T83_18"><text:s/></text:span><text:span text:style-name="T83_19">civil</text:span><text:span text:style-name="T83_20"><text:s/></text:span><text:span text:style-name="T83_21">y</text:span><text:span text:style-name="T83_22"><text:s/></text:span><text:span text:style-name="T83_23">la</text:span><text:span text:style-name="T83_24"><text:s/></text:span><text:span text:style-name="T83_25">prensa</text:span><text:span text:style-name="T83_26"><text:s/></text:span><text:span text:style-name="T83_27">libre</text:span><text:span text:style-name="T83_28">.<text:s/></text:span></text:p>
        </text:list-item>
      </text:list>
      <text:p text:style-name="P84"/>
      <text:p text:style-name="P85"><text:span text:style-name="T85_1">Como</text:span><text:span text:style-name="T85_2"><text:s/></text:span><text:span text:style-name="T85_3">la</text:span><text:span text:style-name="T85_4"><text:s/></text:span><text:span text:style-name="T85_5">supervisión</text:span><text:span text:style-name="T85_6"><text:s/></text:span><text:span text:style-name="T85_7">pública</text:span><text:span text:style-name="T85_8"><text:s/></text:span><text:span text:style-name="T85_9">puede</text:span><text:span text:style-name="T85_10"><text:s/></text:span><text:span text:style-name="T85_11">ser</text:span><text:span text:style-name="T85_12"><text:s/></text:span><text:span text:style-name="T85_13">fundamental</text:span><text:span text:style-name="T85_14"><text:s/></text:span><text:span text:style-name="T85_15">en</text:span><text:span text:style-name="T85_16"><text:s/></text:span><text:span text:style-name="T85_17">la</text:span><text:span text:style-name="T85_18"><text:s/></text:span><text:span text:style-name="T85_19">supervisión</text:span><text:span text:style-name="T85_20"><text:s/></text:span><text:span text:style-name="T85_21">del</text:span><text:span text:style-name="T85_22"><text:s/></text:span><text:span text:style-name="T85_23">proceso</text:span><text:span text:style-name="T85_24"><text:s/></text:span><text:span text:style-name="T85_25">político</text:span><text:span text:style-name="T85_26"><text:s/></text:span><text:span text:style-name="T85_27">y</text:span><text:span text:style-name="T85_28"><text:s/></text:span><text:span text:style-name="T85_29">la</text:span><text:span text:style-name="T85_30"><text:s/></text:span><text:span text:style-name="T85_31">sociedad</text:span><text:span text:style-name="T85_32"><text:s/></text:span><text:span text:style-name="T85_33">civil</text:span><text:span text:style-name="T85_34">,<text:s/></text:span><text:span text:style-name="T85_35">los</text:span><text:span text:style-name="T85_36"><text:s/></text:span><text:span text:style-name="T85_37">medios</text:span><text:span text:style-name="T85_38"><text:s/></text:span><text:span text:style-name="T85_39">de</text:span><text:span text:style-name="T85_40"><text:s/></text:span><text:span text:style-name="T85_41">comunicación</text:span><text:span text:style-name="T85_42"><text:s/></text:span><text:span text:style-name="T85_43">deben</text:span><text:span text:style-name="T85_44"><text:s/></text:span><text:span text:style-name="T85_45">ser</text:span><text:span text:style-name="T85_46"><text:s/></text:span><text:span text:style-name="T85_47">capaces</text:span><text:span text:style-name="T85_48"><text:s/></text:span><text:span text:style-name="T85_49">de</text:span><text:span text:style-name="T85_50"><text:s/></text:span><text:span text:style-name="T85_51">operar</text:span><text:span text:style-name="T85_52"><text:s/></text:span><text:span text:style-name="T85_53">libremente</text:span><text:span text:style-name="T85_54"><text:s/></text:span><text:span text:style-name="T85_55">y</text:span><text:span text:style-name="T85_56"><text:s/></text:span><text:span text:style-name="T85_57">sin</text:span><text:span text:style-name="T85_58"><text:s/></text:span><text:span text:style-name="T85_59">restricciones</text:span><text:span text:style-name="T85_60">.<text:s/></text:span><text:span text:style-name="T85_61">Los</text:span><text:span text:style-name="T85_62"><text:s/></text:span><text:span text:style-name="T85_63">actores</text:span><text:span text:style-name="T85_64"><text:s/></text:span><text:span text:style-name="T85_65">políticos</text:span><text:span text:style-name="T85_66"><text:s/></text:span><text:span text:style-name="T85_67">deben</text:span><text:span text:style-name="T85_68"><text:s/></text:span><text:span text:style-name="T85_69">promulgar</text:span><text:span text:style-name="T85_70"><text:s/></text:span><text:span text:style-name="T85_71">y</text:span><text:span text:style-name="T85_72"><text:s/></text:span><text:span text:style-name="T85_73">defender</text:span><text:span text:style-name="T85_74"><text:s/></text:span><text:span text:style-name="T85_75">la</text:span><text:span text:style-name="T85_76"><text:s/></text:span><text:span text:style-name="T85_77">legislación</text:span><text:span text:style-name="T85_78"><text:s/></text:span><text:span text:style-name="T85_79">que</text:span><text:span text:style-name="T85_80"><text:s/></text:span><text:span text:style-name="T85_81">apoya</text:span><text:span text:style-name="T85_82"><text:s/></text:span><text:span text:style-name="T85_83">una</text:span><text:span text:style-name="T85_84"><text:s/></text:span><text:span text:style-name="T85_85">cultura</text:span><text:span text:style-name="T85_86"><text:s/></text:span><text:span text:style-name="T85_87">de</text:span><text:span text:style-name="T85_88"><text:s/></text:span><text:span text:style-name="T85_89">supervisión</text:span><text:span text:style-name="T85_90"><text:s/></text:span><text:span text:style-name="T85_91">externa</text:span><text:span text:style-name="T85_92">,<text:s/></text:span><text:span text:style-name="T85_93">incluyendo</text:span><text:span text:style-name="T85_94"><text:s/></text:span><text:span text:style-name="T85_95">pero</text:span><text:span text:style-name="T85_96"><text:s/></text:span><text:span text:style-name="T85_97">no</text:span><text:span text:style-name="T85_98"><text:s/></text:span><text:span text:style-name="T85_99">limitada</text:span><text:span text:style-name="T85_100"><text:s/></text:span><text:span text:style-name="T85_101">a</text:span><text:span text:style-name="T85_102"><text:s/></text:span><text:span text:style-name="T85_103">leyes</text:span><text:span text:style-name="T85_104"><text:s/></text:span><text:span text:style-name="T85_105">por</text:span><text:span text:style-name="T85_106"><text:s/></text:span><text:span text:style-name="T85_107">la</text:span><text:span text:style-name="T85_108"><text:s/></text:span><text:span text:style-name="T85_109">libertad</text:span><text:span text:style-name="T85_110"><text:s/></text:span><text:span text:style-name="T85_111">de</text:span><text:span text:style-name="T85_112"><text:s/></text:span><text:span text:style-name="T85_113">la</text:span><text:span text:style-name="T85_114"><text:s/></text:span><text:span text:style-name="T85_115">información</text:span><text:span text:style-name="T85_116"><text:s/></text:span><text:span text:style-name="T85_117">o</text:span><text:span text:style-name="T85_118"><text:s/></text:span><text:span text:style-name="T85_119">la</text:span><text:span text:style-name="T85_120"><text:s/></text:span><text:span text:style-name="T85_121">protección</text:span><text:span text:style-name="T85_122"><text:s/></text:span><text:span text:style-name="T85_123">jurídica</text:span><text:span text:style-name="T85_124"><text:s/></text:span><text:span text:style-name="T85_125">de</text:span><text:span text:style-name="T85_126"><text:s/></text:span><text:span text:style-name="T85_127">la</text:span><text:span text:style-name="T85_128"><text:s/></text:span><text:span text:style-name="T85_129">persecución</text:span><text:span text:style-name="T85_130">.</text:span></text:p>
      <text:p text:style-name="P86"/>
      <text:list text:style-name="LS11" xml:id="list10">
        <text:list-item>
          <text:p text:style-name="P87"><text:span text:style-name="T87_1">Adaptarse</text:span><text:span text:style-name="T87_2"><text:s/></text:span><text:span text:style-name="T87_3">a</text:span><text:span text:style-name="T87_4"><text:s/></text:span><text:span text:style-name="T87_5">los</text:span><text:span text:style-name="T87_6"><text:s/></text:span><text:span text:style-name="T87_7">espacios</text:span><text:span text:style-name="T87_8"><text:s/></text:span><text:span text:style-name="T87_9">políticos</text:span><text:span text:style-name="T87_10"><text:s/></text:span><text:span text:style-name="T87_11">y</text:span><text:span text:style-name="T87_12"><text:s/></text:span><text:span text:style-name="T87_13">tecnológicos</text:span><text:span text:style-name="T87_14">.<text:s/></text:span><text:span text:style-name="T87_15">en</text:span><text:span text:style-name="T87_16"><text:s/></text:span><text:span text:style-name="T87_17">transformación</text:span><text:span text:style-name="T87_18">.<text:s/></text:span></text:p>
        </text:list-item>
      </text:list>
      <text:p text:style-name="P88"/>
      <text:p text:style-name="P89"><text:bookmark-start text:name="h.gjdgxs"/><text:bookmark-end text:name="h.gjdgxs"/><text:span text:style-name="T89_1">Como</text:span><text:span text:style-name="T89_2"><text:s/></text:span><text:span text:style-name="T89_3">las</text:span><text:span text:style-name="T89_4"><text:s/></text:span><text:span text:style-name="T89_5">circunstancias</text:span><text:span text:style-name="T89_6"><text:s/></text:span><text:span text:style-name="T89_7">dentro</text:span><text:span text:style-name="T89_8"><text:s/></text:span><text:span text:style-name="T89_9">de</text:span><text:span text:style-name="T89_10"><text:s/></text:span><text:span text:style-name="T89_11">los</text:span><text:span text:style-name="T89_12"><text:s/></text:span><text:span text:style-name="T89_13">marcos</text:span><text:span text:style-name="T89_14"><text:s/></text:span><text:span text:style-name="T89_15">políticos</text:span><text:span text:style-name="T89_16">,<text:s/></text:span><text:span text:style-name="T89_17">económicos</text:span><text:span text:style-name="T89_18"><text:s/></text:span><text:span text:style-name="T89_19">y</text:span><text:span text:style-name="T89_20"><text:s/></text:span><text:span text:style-name="T89_21">legislativos</text:span><text:span text:style-name="T89_22"><text:s/></text:span><text:span text:style-name="T89_23">están</text:span><text:span text:style-name="T89_24"><text:s/></text:span><text:span text:style-name="T89_25">sujetas</text:span><text:span text:style-name="T89_26"><text:s/></text:span><text:span text:style-name="T89_27">a</text:span><text:span text:style-name="T89_28"><text:s/></text:span><text:span text:style-name="T89_29">constantes</text:span><text:span text:style-name="T89_30"><text:s/></text:span><text:span text:style-name="T89_31">cambios</text:span><text:span text:style-name="T89_32">,<text:s/></text:span><text:span text:style-name="T89_33">ajustes</text:span><text:span text:style-name="T89_34"><text:s/></text:span><text:span text:style-name="T89_35">posteriores</text:span><text:span text:style-name="T89_36"><text:s/></text:span><text:span text:style-name="T89_37">a</text:span><text:span text:style-name="T89_38"><text:s/></text:span><text:span text:style-name="T89_39">las</text:span><text:span text:style-name="T89_40"><text:s/></text:span><text:span text:style-name="T89_41">leyes</text:span><text:span text:style-name="T89_42"><text:s/></text:span><text:span text:style-name="T89_43">pertinentes</text:span><text:span text:style-name="T89_44"><text:s/></text:span><text:span text:style-name="T89_45">y</text:span><text:span text:style-name="T89_46"><text:s/></text:span><text:span text:style-name="T89_47">las</text:span><text:span text:style-name="T89_48"><text:s/></text:span><text:span text:style-name="T89_49">prácticas</text:span><text:span text:style-name="T89_50"><text:s/></text:span><text:span text:style-name="T89_51">son</text:span><text:span text:style-name="T89_52"><text:s/></text:span><text:span text:style-name="T89_53">esenciales</text:span><text:span text:style-name="T89_54">.<text:s/></text:span><text:span text:style-name="T89_55">Los</text:span><text:span text:style-name="T89_56"><text:s/></text:span><text:span text:style-name="T89_57">estándares</text:span><text:span text:style-name="T89_58"><text:s/></text:span><text:span text:style-name="T89_59">de</text:span><text:span text:style-name="T89_60"><text:s/></text:span><text:span text:style-name="T89_61">datos</text:span><text:span text:style-name="T89_62"><text:s/></text:span><text:span text:style-name="T89_63">abiertos</text:span><text:span text:style-name="T89_64"><text:s/></text:span><text:span text:style-name="T89_65">pueden</text:span><text:span text:style-name="T89_66"><text:s/></text:span><text:span text:style-name="T89_67">cambiar</text:span><text:span text:style-name="T89_68"><text:s/></text:span><text:span text:style-name="T89_69">así</text:span><text:span text:style-name="T89_70"><text:s/></text:span><text:span text:style-name="T89_71">como</text:span><text:span text:style-name="T89_72"><text:s/></text:span><text:span text:style-name="T89_73">los</text:span><text:span text:style-name="T89_74"><text:s/></text:span><text:span text:style-name="T89_75">mecanismos</text:span><text:span text:style-name="T89_76"><text:s/></text:span><text:span text:style-name="T89_77">que</text:span><text:span text:style-name="T89_78"><text:s/></text:span><text:span text:style-name="T89_79">aseguren</text:span><text:span text:style-name="T89_80"><text:s/></text:span><text:span text:style-name="T89_81">una</text:span><text:span text:style-name="T89_82"><text:s/></text:span><text:span text:style-name="T89_83">amplia</text:span><text:span text:style-name="T89_84"><text:s/></text:span><text:span text:style-name="T89_85">difusión</text:span><text:span text:style-name="T89_86"><text:s/></text:span><text:span text:style-name="T89_87">de</text:span><text:span text:style-name="T89_88"><text:s/></text:span><text:span text:style-name="T89_89">la</text:span><text:span text:style-name="T89_90"><text:s/></text:span><text:span text:style-name="T89_91">información</text:span><text:span text:style-name="T89_92"><text:s/></text:span><text:span text:style-name="T89_93">del</text:span><text:span text:style-name="T89_94"><text:s/></text:span><text:span text:style-name="T89_95">financiamiento</text:span><text:span text:style-name="T89_96"><text:s/></text:span><text:span text:style-name="T89_97">político</text:span><text:span text:style-name="T89_98">.<text:s/></text:span><text:span text:style-name="T89_99">Cuando</text:span><text:span text:style-name="T89_100"><text:s/></text:span><text:span text:style-name="T89_101">la</text:span><text:span text:style-name="T89_102"><text:s/></text:span><text:span text:style-name="T89_103">tecnología</text:span><text:span text:style-name="T89_104"><text:s/></text:span><text:span text:style-name="T89_105">avanza</text:span><text:span text:style-name="T89_106">,<text:s/></text:span><text:span text:style-name="T89_107">los</text:span><text:span text:style-name="T89_108"><text:s/></text:span><text:span text:style-name="T89_109">métodos</text:span><text:span text:style-name="T89_110"><text:s/></text:span><text:span text:style-name="T89_111">por</text:span><text:span text:style-name="T89_112"><text:s/></text:span><text:span text:style-name="T89_113">los</text:span><text:span text:style-name="T89_114"><text:s/></text:span><text:span text:style-name="T89_115">cuales</text:span><text:span text:style-name="T89_116"><text:s/></text:span><text:span text:style-name="T89_117">los</text:span><text:span text:style-name="T89_118"><text:s/></text:span><text:span text:style-name="T89_119">actores</text:span><text:span text:style-name="T89_120"><text:s/></text:span><text:span text:style-name="T89_121">políticos</text:span><text:span text:style-name="T89_122"><text:s/></text:span><text:span text:style-name="T89_123">gastan</text:span><text:span text:style-name="T89_124"><text:s/></text:span><text:span text:style-name="T89_125">y</text:span><text:span text:style-name="T89_126"><text:s/></text:span><text:span text:style-name="T89_127">recaudan</text:span><text:span text:style-name="T89_128"><text:s/></text:span><text:span text:style-name="T89_129">fondos</text:span><text:span text:style-name="T89_130"><text:s/></text:span><text:span text:style-name="T89_131">pueden</text:span><text:span text:style-name="T89_132"><text:s/></text:span><text:span text:style-name="T89_133">cambiar</text:span><text:span text:style-name="T89_134">.<text:s/></text:span><text:span text:style-name="T89_135">Las</text:span><text:span text:style-name="T89_136"><text:s/></text:span><text:span text:style-name="T89_137">evaluaciones</text:span><text:span text:style-name="T89_138"><text:s/></text:span><text:span text:style-name="T89_139">periódicas</text:span><text:span text:style-name="T89_140"><text:s/></text:span><text:span text:style-name="T89_141">de</text:span><text:span text:style-name="T89_142"><text:s/></text:span><text:span text:style-name="T89_143">los</text:span><text:span text:style-name="T89_144"><text:s/></text:span><text:span text:style-name="T89_145">sistemas</text:span><text:span text:style-name="T89_146"><text:s/></text:span><text:span text:style-name="T89_147">actuales</text:span><text:span text:style-name="T89_148"><text:s/></text:span><text:span text:style-name="T89_149">legales</text:span><text:span text:style-name="T89_150">,<text:s/></text:span><text:span text:style-name="T89_151">las</text:span><text:span text:style-name="T89_152"><text:s/></text:span><text:span text:style-name="T89_153">prácticas</text:span><text:span text:style-name="T89_154"><text:s/></text:span><text:span text:style-name="T89_155">de</text:span><text:span text:style-name="T89_156"><text:s/></text:span><text:span text:style-name="T89_157">aplicación</text:span><text:span text:style-name="T89_158">,<text:s/></text:span><text:span text:style-name="T89_159">y</text:span><text:span text:style-name="T89_160"><text:s/></text:span><text:span text:style-name="T89_161">la</text:span><text:span text:style-name="T89_162"><text:s/></text:span><text:span text:style-name="T89_163">reforma</text:span><text:span text:style-name="T89_164"><text:s/></text:span><text:span text:style-name="T89_165">correspondiente</text:span><text:span text:style-name="T89_166"><text:s/></text:span><text:span text:style-name="T89_167">deben</text:span><text:span text:style-name="T89_168"><text:s/></text:span><text:span text:style-name="T89_169">estar</text:span><text:span text:style-name="T89_170"><text:s/></text:span><text:span text:style-name="T89_171">habilitadas</text:span><text:span text:style-name="T89_172"><text:s/></text:span><text:span text:style-name="T89_173">y</text:span><text:span text:style-name="T89_174"><text:s/></text:span><text:span text:style-name="T89_175">alentados</text:span><text:span text:style-name="T89_176"><text:s/></text:span><text:span text:style-name="T89_177">cuando</text:span><text:span text:style-name="T89_178"><text:s/></text:span><text:span text:style-name="T89_179">sea</text:span><text:span text:style-name="T89_180"><text:s/></text:span><text:span text:style-name="T89_181">apropiado</text:span><text:span text:style-name="T89_18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2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3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art-value="4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art-value="5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art-value="6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art-value="7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art-value="8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art-value="9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art-value="10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art-value="1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0pt" style:font-size-asian="10pt" style:font-size-complex="10pt"/>
    </style:style>
    <style:style style:name="P2" style:family="paragraph" style:parent-style-name="Standard">
      <style:paragraph-properties fo:text-align="right" fo:break-before="auto" fo:line-height="100%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_1" style:family="text">
      <style:text-properties fo:font-size="10pt" style:font-size-asian="10pt" style:font-size-complex="10pt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" style:family="paragraph" style:parent-style-name="Standard">
      <style:paragraph-properties fo:text-align="right" fo:break-before="auto" fo:line-height="100%" fo:margin-right="0.635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4" style:family="paragraph" style:parent-style-name="Standard">
      <style:paragraph-properties fo:break-before="auto" fo:line-height="100%" fo:margin-bottom="1.27cm" fo:margin-right="0.635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</office:automatic-styles>
  <office:master-styles>
    <style:master-page style:name="Standard" style:page-layout-name="pm1">
      <style:header>
        <text:p text:style-name="P1"><text:span text:style-name="T1_1"><text:s/></text:span></text:p>
      </style:header>
      <style:footer>
        <text:p text:style-name="P2"><text:span text:style-name="T2_1"><text:page-number text:select-page="current"/></text:span><draw:frame svg:x="-1.058cm" svg:y="-0.185cm" svg:width="9.485cm" svg:height="2.607cm" draw:style-name="FR1" text:anchor-type="char" draw:z-index="0"><draw:image xlink:href="Pictures/image1.png" xlink:type="simple" xlink:show="embed" xlink:actuate="onLoad"/></draw:frame></text:p>
        <text:p text:style-name="P3"/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